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16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edictionTS" table:style-name="ta1">
        <table:shapes>
          <draw:frame draw:z-index="0" draw:style-name="gr1" draw:text-style-name="P1" svg:width="10.2177in" svg:height="7.272in" svg:x="3.1319in" svg:y="167.6862in">
            <draw:object draw:notify-on-update-of-ranges="PredictionTS.A2:PredictionTS.A952 PredictionTS.B2:PredictionTS.B952 PredictionTS.A2:PredictionTS.A952 PredictionTS.E2:PredictionTS.E9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t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862089" calcext:value-type="float">
            <text:p>1.8620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802772" calcext:value-type="float">
            <text:p>2.80E+00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.893151" calcext:value-type="float">
            <text:p>1.893151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.801903" calcext:value-type="float">
            <text:p>2.80E+00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.90433" calcext:value-type="float">
            <text:p>1.90433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2.801034" calcext:value-type="float">
            <text:p>2.80E+00</text:p>
          </table:table-cell>
          <table:table-cell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.914501" calcext:value-type="float">
            <text:p>1.91450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2.798934" calcext:value-type="float">
            <text:p>2.80E+00</text:p>
          </table:table-cell>
          <table:table-cell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.90905" calcext:value-type="float">
            <text:p>1.90905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2.795146" calcext:value-type="float">
            <text:p>2.80E+0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.931988" calcext:value-type="float">
            <text:p>1.93198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2.791359" calcext:value-type="float">
            <text:p>2.79E+00</text:p>
          </table:table-cell>
          <table:table-cell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.953388" calcext:value-type="float">
            <text:p>1.953388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2.788093" calcext:value-type="float">
            <text:p>2.79E+00</text:p>
          </table:table-cell>
          <table:table-cell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.9568" calcext:value-type="float">
            <text:p>1.9568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2.786305" calcext:value-type="float">
            <text:p>2.79E+00</text:p>
          </table:table-cell>
          <table:table-cell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.957664" calcext:value-type="float">
            <text:p>1.957664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2.784516" calcext:value-type="float">
            <text:p>2.78E+00</text:p>
          </table:table-cell>
          <table:table-cell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.959456" calcext:value-type="float">
            <text:p>1.959456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2.78267" calcext:value-type="float">
            <text:p>2.78E+0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969427" calcext:value-type="float">
            <text:p>1.969427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2.780304" calcext:value-type="float">
            <text:p>2.78E+00</text:p>
          </table:table-cell>
          <table:table-cell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.971902" calcext:value-type="float">
            <text:p>1.971902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2.777937" calcext:value-type="float">
            <text:p>2.78E+00</text:p>
          </table:table-cell>
          <table:table-cell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960572" calcext:value-type="float">
            <text:p>1.960572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2.775571" calcext:value-type="float">
            <text:p>2.78E+00</text:p>
          </table:table-cell>
          <table:table-cell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944756" calcext:value-type="float">
            <text:p>1.944756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2.756798" calcext:value-type="float">
            <text:p>2.76E+00</text:p>
          </table:table-cell>
          <table:table-cell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921779" calcext:value-type="float">
            <text:p>1.921779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2.736979" calcext:value-type="float">
            <text:p>2.74E+0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904639" calcext:value-type="float">
            <text:p>1.904639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2.717161" calcext:value-type="float">
            <text:p>2.72E+00</text:p>
          </table:table-cell>
          <table:table-cell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.866176" calcext:value-type="float">
            <text:p>1.866176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2.698583" calcext:value-type="float">
            <text:p>2.70E+00</text:p>
          </table:table-cell>
          <table:table-cell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.756684" calcext:value-type="float">
            <text:p>1.756684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2.680355" calcext:value-type="float">
            <text:p>2.68E+00</text:p>
          </table:table-cell>
          <table:table-cell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.637759" calcext:value-type="float">
            <text:p>1.637759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2.662128" calcext:value-type="float">
            <text:p>2.66E+00</text:p>
          </table:table-cell>
          <table:table-cell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.533537" calcext:value-type="float">
            <text:p>1.533537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2.653336" calcext:value-type="float">
            <text:p>2.65E+0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565483" calcext:value-type="float">
            <text:p>1.565483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2.65035" calcext:value-type="float">
            <text:p>2.65E+00</text:p>
          </table:table-cell>
          <table:table-cell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.696697" calcext:value-type="float">
            <text:p>1.696697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float" office:value="2.647363" calcext:value-type="float">
            <text:p>2.65E+00</text:p>
          </table:table-cell>
          <table:table-cell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.818241" calcext:value-type="float">
            <text:p>1.818241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float" office:value="2.640688" calcext:value-type="float">
            <text:p>2.64E+00</text:p>
          </table:table-cell>
          <table:table-cell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.936929" calcext:value-type="float">
            <text:p>1.936929</text:p>
          </table:table-cell>
          <table:table-cell/>
          <table:table-cell office:value-type="float" office:value="0.23" calcext:value-type="float">
            <text:p>0.23</text:p>
          </table:table-cell>
          <table:table-cell office:value-type="float" office:value="2.62966" calcext:value-type="float">
            <text:p>2.63E+00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.99812" calcext:value-type="float">
            <text:p>1.99812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2.618631" calcext:value-type="float">
            <text:p>2.62E+0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.038516" calcext:value-type="float">
            <text:p>2.038516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2.602115" calcext:value-type="float">
            <text:p>2.60E+00</text:p>
          </table:table-cell>
          <table:table-cell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2.033693" calcext:value-type="float">
            <text:p>2.033693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2.572679" calcext:value-type="float">
            <text:p>2.57E+00</text:p>
          </table:table-cell>
          <table:table-cell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2.003756" calcext:value-type="float">
            <text:p>2.003756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2.543244" calcext:value-type="float">
            <text:p>2.54E+00</text:p>
          </table:table-cell>
          <table:table-cell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.96575" calcext:value-type="float">
            <text:p>1.96575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2.510392" calcext:value-type="float">
            <text:p>2.51E+00</text:p>
          </table:table-cell>
          <table:table-cell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.909728" calcext:value-type="float">
            <text:p>1.909728</text:p>
          </table:table-cell>
          <table:table-cell/>
          <table:table-cell office:value-type="float" office:value="0.29" calcext:value-type="float">
            <text:p>0.29</text:p>
          </table:table-cell>
          <table:table-cell office:value-type="float" office:value="2.45614" calcext:value-type="float">
            <text:p>2.46E+0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852473" calcext:value-type="float">
            <text:p>1.85247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2.401887" calcext:value-type="float">
            <text:p>2.40E+00</text:p>
          </table:table-cell>
          <table:table-cell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.801547" calcext:value-type="float">
            <text:p>1.801547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2.347634" calcext:value-type="float">
            <text:p>2.35E+00</text:p>
          </table:table-cell>
          <table:table-cell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.750476" calcext:value-type="float">
            <text:p>1.750476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2.29244" calcext:value-type="float">
            <text:p>2.29E+00</text:p>
          </table:table-cell>
          <table:table-cell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.677227" calcext:value-type="float">
            <text:p>1.677227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2.237224" calcext:value-type="float">
            <text:p>2.24E+00</text:p>
          </table:table-cell>
          <table:table-cell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.581844" calcext:value-type="float">
            <text:p>1.581844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2.182008" calcext:value-type="float">
            <text:p>2.18E+00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.527866" calcext:value-type="float">
            <text:p>1.527866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2.131352" calcext:value-type="float">
            <text:p>2.13E+00</text:p>
          </table:table-cell>
          <table:table-cell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.534649" calcext:value-type="float">
            <text:p>1.534649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2.08172" calcext:value-type="float">
            <text:p>2.08E+00</text:p>
          </table:table-cell>
          <table:table-cell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1.471386" calcext:value-type="float">
            <text:p>1.471386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float" office:value="2.032087" calcext:value-type="float">
            <text:p>2.03E+00</text:p>
          </table:table-cell>
          <table:table-cell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.405378" calcext:value-type="float">
            <text:p>1.405378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1.984751" calcext:value-type="float">
            <text:p>1.98E+00</text:p>
          </table:table-cell>
          <table:table-cell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.350125" calcext:value-type="float">
            <text:p>1.350125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1.938618" calcext:value-type="float">
            <text:p>1.94E+00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382271" calcext:value-type="float">
            <text:p>1.38227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892485" calcext:value-type="float">
            <text:p>1.89E+00</text:p>
          </table:table-cell>
          <table:table-cell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1.396966" calcext:value-type="float">
            <text:p>1.396966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float" office:value="1.846549" calcext:value-type="float">
            <text:p>1.85E+00</text:p>
          </table:table-cell>
          <table:table-cell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.388306" calcext:value-type="float">
            <text:p>1.388306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1.800816" calcext:value-type="float">
            <text:p>1.80E+00</text:p>
          </table:table-cell>
          <table:table-cell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1.420906" calcext:value-type="float">
            <text:p>1.420906</text:p>
          </table:table-cell>
          <table:table-cell/>
          <table:table-cell office:value-type="float" office:value="0.43" calcext:value-type="float">
            <text:p>0.43</text:p>
          </table:table-cell>
          <table:table-cell office:value-type="float" office:value="1.755082" calcext:value-type="float">
            <text:p>1.76E+00</text:p>
          </table:table-cell>
          <table:table-cell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.455212" calcext:value-type="float">
            <text:p>1.455212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1.709056" calcext:value-type="float">
            <text:p>1.71E+00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.467122" calcext:value-type="float">
            <text:p>1.467122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1.662453" calcext:value-type="float">
            <text:p>1.66E+00</text:p>
          </table:table-cell>
          <table:table-cell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.391082" calcext:value-type="float">
            <text:p>1.391082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1.61585" calcext:value-type="float">
            <text:p>1.62E+00</text:p>
          </table:table-cell>
          <table:table-cell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1.287622" calcext:value-type="float">
            <text:p>1.287622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1.569323" calcext:value-type="float">
            <text:p>1.57E+00</text:p>
          </table:table-cell>
          <table:table-cell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.175603" calcext:value-type="float">
            <text:p>1.175603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1.523154" calcext:value-type="float">
            <text:p>1.52E+00</text:p>
          </table:table-cell>
          <table:table-cell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.060594" calcext:value-type="float">
            <text:p>1.060594</text:p>
          </table:table-cell>
          <table:table-cell/>
          <table:table-cell office:value-type="float" office:value="0.49" calcext:value-type="float">
            <text:p>0.49</text:p>
          </table:table-cell>
          <table:table-cell office:value-type="float" office:value="1.476984" calcext:value-type="float">
            <text:p>1.48E+0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657095" calcext:value-type="float">
            <text:p>0.965709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430882" calcext:value-type="float">
            <text:p>1.43E+00</text:p>
          </table:table-cell>
          <table:table-cell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9065075" calcext:value-type="float">
            <text:p>0.9065075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float" office:value="1.389427" calcext:value-type="float">
            <text:p>1.39E+00</text:p>
          </table:table-cell>
          <table:table-cell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8725302" calcext:value-type="float">
            <text:p>0.8725302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1.347971" calcext:value-type="float">
            <text:p>1.35E+00</text:p>
          </table:table-cell>
          <table:table-cell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8577233" calcext:value-type="float">
            <text:p>0.8577233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1.306516" calcext:value-type="float">
            <text:p>1.31E+00</text:p>
          </table:table-cell>
          <table:table-cell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8546493" calcext:value-type="float">
            <text:p>0.8546493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1.272045" calcext:value-type="float">
            <text:p>1.27E+00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8546216" calcext:value-type="float">
            <text:p>0.8546216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1.238771" calcext:value-type="float">
            <text:p>1.24E+00</text:p>
          </table:table-cell>
          <table:table-cell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8516158" calcext:value-type="float">
            <text:p>0.8516158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1.205497" calcext:value-type="float">
            <text:p>1.21E+00</text:p>
          </table:table-cell>
          <table:table-cell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8451436" calcext:value-type="float">
            <text:p>0.8451436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1.180923" calcext:value-type="float">
            <text:p>1.18E+00</text:p>
          </table:table-cell>
          <table:table-cell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8387941" calcext:value-type="float">
            <text:p>0.8387941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1.160199" calcext:value-type="float">
            <text:p>1.16E+00</text:p>
          </table:table-cell>
          <table:table-cell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8327901" calcext:value-type="float">
            <text:p>0.8327901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1.139476" calcext:value-type="float">
            <text:p>1.14E+0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8308577" calcext:value-type="float">
            <text:p>0.8308577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.12394" calcext:value-type="float">
            <text:p>1.12E+00</text:p>
          </table:table-cell>
          <table:table-cell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828344" calcext:value-type="float">
            <text:p>0.828344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1.112955" calcext:value-type="float">
            <text:p>1.11E+00</text:p>
          </table:table-cell>
          <table:table-cell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8268768" calcext:value-type="float">
            <text:p>0.8268768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1.10197" calcext:value-type="float">
            <text:p>1.10E+00</text:p>
          </table:table-cell>
          <table:table-cell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8306307" calcext:value-type="float">
            <text:p>0.8306307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1.092646" calcext:value-type="float">
            <text:p>1.09E+00</text:p>
          </table:table-cell>
          <table:table-cell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8359406" calcext:value-type="float">
            <text:p>0.8359406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1.086124" calcext:value-type="float">
            <text:p>1.09E+00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8452111" calcext:value-type="float">
            <text:p>0.8452111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1.079602" calcext:value-type="float">
            <text:p>1.08E+00</text:p>
          </table:table-cell>
          <table:table-cell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8451494" calcext:value-type="float">
            <text:p>0.8451494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float" office:value="1.071424" calcext:value-type="float">
            <text:p>1.07E+00</text:p>
          </table:table-cell>
          <table:table-cell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8401497" calcext:value-type="float">
            <text:p>0.8401497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1.057078" calcext:value-type="float">
            <text:p>1.06E+00</text:p>
          </table:table-cell>
          <table:table-cell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8378" calcext:value-type="float">
            <text:p>0.8378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1.042732" calcext:value-type="float">
            <text:p>1.04E+00</text:p>
          </table:table-cell>
          <table:table-cell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8333698" calcext:value-type="float">
            <text:p>0.8333698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1.027979" calcext:value-type="float">
            <text:p>1.03E+0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8248459" calcext:value-type="float">
            <text:p>0.8248459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.005694" calcext:value-type="float">
            <text:p>1.01E+00</text:p>
          </table:table-cell>
          <table:table-cell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8177107" calcext:value-type="float">
            <text:p>0.8177107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0.9834094" calcext:value-type="float">
            <text:p>9.83E-01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8083366" calcext:value-type="float">
            <text:p>0.8083366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9611247" calcext:value-type="float">
            <text:p>9.61E-01</text:p>
          </table:table-cell>
          <table:table-cell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7953961" calcext:value-type="float">
            <text:p>0.7953961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9429808" calcext:value-type="float">
            <text:p>9.43E-01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7785687" calcext:value-type="float">
            <text:p>0.7785687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0.9253448" calcext:value-type="float">
            <text:p>9.25E-01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7645181" calcext:value-type="float">
            <text:p>0.7645181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9077088" calcext:value-type="float">
            <text:p>9.08E-01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7722321" calcext:value-type="float">
            <text:p>0.7722321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0.8936539" calcext:value-type="float">
            <text:p>8.94E-01</text:p>
          </table:table-cell>
          <table:table-cell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7807703" calcext:value-type="float">
            <text:p>0.7807703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809217" calcext:value-type="float">
            <text:p>8.81E-01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7860191" calcext:value-type="float">
            <text:p>0.7860191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0.8681896" calcext:value-type="float">
            <text:p>8.68E-01</text:p>
          </table:table-cell>
          <table:table-cell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7883692" calcext:value-type="float">
            <text:p>0.7883692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0.8575993" calcext:value-type="float">
            <text:p>8.58E-01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833788" calcext:value-type="float">
            <text:p>0.7833788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486263" calcext:value-type="float">
            <text:p>8.49E-01</text:p>
          </table:table-cell>
          <table:table-cell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7719678" calcext:value-type="float">
            <text:p>0.7719678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0.8396534" calcext:value-type="float">
            <text:p>8.40E-01</text:p>
          </table:table-cell>
          <table:table-cell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7531849" calcext:value-type="float">
            <text:p>0.7531849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8334665" calcext:value-type="float">
            <text:p>8.33E-01</text:p>
          </table:table-cell>
          <table:table-cell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7265403" calcext:value-type="float">
            <text:p>0.7265403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8313011" calcext:value-type="float">
            <text:p>8.31E-01</text:p>
          </table:table-cell>
          <table:table-cell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6985225" calcext:value-type="float">
            <text:p>0.6985225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8291356" calcext:value-type="float">
            <text:p>8.29E-01</text:p>
          </table:table-cell>
          <table:table-cell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6681767" calcext:value-type="float">
            <text:p>0.6681767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8273584" calcext:value-type="float">
            <text:p>8.27E-01</text:p>
          </table:table-cell>
          <table:table-cell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6600236" calcext:value-type="float">
            <text:p>0.6600236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8267534" calcext:value-type="float">
            <text:p>8.27E-01</text:p>
          </table:table-cell>
          <table:table-cell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6697147" calcext:value-type="float">
            <text:p>0.6697147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8261484" calcext:value-type="float">
            <text:p>8.26E-01</text:p>
          </table:table-cell>
          <table:table-cell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679544" calcext:value-type="float">
            <text:p>0.679544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8251158" calcext:value-type="float">
            <text:p>8.25E-01</text:p>
          </table:table-cell>
          <table:table-cell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6802532" calcext:value-type="float">
            <text:p>0.6802532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819667" calcext:value-type="float">
            <text:p>8.20E-01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6759295" calcext:value-type="float">
            <text:p>0.6759295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8142183" calcext:value-type="float">
            <text:p>8.14E-01</text:p>
          </table:table-cell>
          <table:table-cell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6757005" calcext:value-type="float">
            <text:p>0.6757005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8087695" calcext:value-type="float">
            <text:p>8.09E-01</text:p>
          </table:table-cell>
          <table:table-cell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6619012" calcext:value-type="float">
            <text:p>0.6619012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805852" calcext:value-type="float">
            <text:p>8.06E-01</text:p>
          </table:table-cell>
          <table:table-cell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643833" calcext:value-type="float">
            <text:p>0.643833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8031316" calcext:value-type="float">
            <text:p>8.03E-01</text:p>
          </table:table-cell>
          <table:table-cell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6293793" calcext:value-type="float">
            <text:p>0.6293793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8004112" calcext:value-type="float">
            <text:p>8.00E-01</text:p>
          </table:table-cell>
          <table:table-cell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6315364" calcext:value-type="float">
            <text:p>0.6315364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8001231" calcext:value-type="float">
            <text:p>8.00E-01</text:p>
          </table:table-cell>
          <table:table-cell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6404487" calcext:value-type="float">
            <text:p>0.6404487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8005726" calcext:value-type="float">
            <text:p>8.01E-01</text:p>
          </table:table-cell>
          <table:table-cell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6392457" calcext:value-type="float">
            <text:p>0.6392457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8010222" calcext:value-type="float">
            <text:p>8.01E-01</text:p>
          </table:table-cell>
          <table:table-cell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6460583" calcext:value-type="float">
            <text:p>0.6460583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8014717" calcext:value-type="float">
            <text:p>8.01E-01</text:p>
          </table:table-cell>
          <table:table-cell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6434614" calcext:value-type="float">
            <text:p>0.6434614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7997176" calcext:value-type="float">
            <text:p>8.00E-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74062" calcext:value-type="float">
            <text:p>0.63740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961844" calcext:value-type="float">
            <text:p>7.96E-01</text:p>
          </table:table-cell>
          <table:table-cell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6433316" calcext:value-type="float">
            <text:p>0.6433316</text:p>
          </table:table-cell>
          <table:table-cell/>
          <table:table-cell office:value-type="float" office:value="1.01" calcext:value-type="float">
            <text:p>1.01</text:p>
          </table:table-cell>
          <table:table-cell office:value-type="float" office:value="0.7926512" calcext:value-type="float">
            <text:p>7.93E-01</text:p>
          </table:table-cell>
          <table:table-cell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0.6399158" calcext:value-type="float">
            <text:p>0.6399158</text:p>
          </table:table-cell>
          <table:table-cell/>
          <table:table-cell office:value-type="float" office:value="1.02" calcext:value-type="float">
            <text:p>1.02</text:p>
          </table:table-cell>
          <table:table-cell office:value-type="float" office:value="0.7891179" calcext:value-type="float">
            <text:p>7.89E-01</text:p>
          </table:table-cell>
          <table:table-cell/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0.6315585" calcext:value-type="float">
            <text:p>0.6315585</text:p>
          </table:table-cell>
          <table:table-cell/>
          <table:table-cell office:value-type="float" office:value="1.03" calcext:value-type="float">
            <text:p>1.03</text:p>
          </table:table-cell>
          <table:table-cell office:value-type="float" office:value="0.7855847" calcext:value-type="float">
            <text:p>7.86E-01</text:p>
          </table:table-cell>
          <table:table-cell/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0.6195799" calcext:value-type="float">
            <text:p>0.6195799</text:p>
          </table:table-cell>
          <table:table-cell/>
          <table:table-cell office:value-type="float" office:value="1.04" calcext:value-type="float">
            <text:p>1.04</text:p>
          </table:table-cell>
          <table:table-cell office:value-type="float" office:value="0.7807623" calcext:value-type="float">
            <text:p>7.81E-01</text:p>
          </table:table-cell>
          <table:table-cell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6153857" calcext:value-type="float">
            <text:p>0.6153857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0.7748992" calcext:value-type="float">
            <text:p>7.75E-01</text:p>
          </table:table-cell>
          <table:table-cell/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0.6236732" calcext:value-type="float">
            <text:p>0.6236732</text:p>
          </table:table-cell>
          <table:table-cell/>
          <table:table-cell office:value-type="float" office:value="1.06" calcext:value-type="float">
            <text:p>1.06</text:p>
          </table:table-cell>
          <table:table-cell office:value-type="float" office:value="0.7690361" calcext:value-type="float">
            <text:p>7.69E-01</text:p>
          </table:table-cell>
          <table:table-cell/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0.6255" calcext:value-type="float">
            <text:p>0.6255</text:p>
          </table:table-cell>
          <table:table-cell/>
          <table:table-cell office:value-type="float" office:value="1.07" calcext:value-type="float">
            <text:p>1.07</text:p>
          </table:table-cell>
          <table:table-cell office:value-type="float" office:value="0.763173" calcext:value-type="float">
            <text:p>7.63E-01</text:p>
          </table:table-cell>
          <table:table-cell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6262817" calcext:value-type="float">
            <text:p>0.6262817</text:p>
          </table:table-cell>
          <table:table-cell/>
          <table:table-cell office:value-type="float" office:value="1.08" calcext:value-type="float">
            <text:p>1.08</text:p>
          </table:table-cell>
          <table:table-cell office:value-type="float" office:value="0.7573098" calcext:value-type="float">
            <text:p>7.57E-01</text:p>
          </table:table-cell>
          <table:table-cell/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0.6248339" calcext:value-type="float">
            <text:p>0.6248339</text:p>
          </table:table-cell>
          <table:table-cell/>
          <table:table-cell office:value-type="float" office:value="1.09" calcext:value-type="float">
            <text:p>1.09</text:p>
          </table:table-cell>
          <table:table-cell office:value-type="float" office:value="0.7476255" calcext:value-type="float">
            <text:p>7.48E-01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6068486" calcext:value-type="float">
            <text:p>0.6068486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7348562" calcext:value-type="float">
            <text:p>7.35E-01</text:p>
          </table:table-cell>
          <table:table-cell/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0.5737954" calcext:value-type="float">
            <text:p>0.5737954</text:p>
          </table:table-cell>
          <table:table-cell/>
          <table:table-cell office:value-type="float" office:value="1.11" calcext:value-type="float">
            <text:p>1.11</text:p>
          </table:table-cell>
          <table:table-cell office:value-type="float" office:value="0.7220869" calcext:value-type="float">
            <text:p>7.22E-01</text:p>
          </table:table-cell>
          <table:table-cell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0.5320333" calcext:value-type="float">
            <text:p>0.5320333</text:p>
          </table:table-cell>
          <table:table-cell/>
          <table:table-cell office:value-type="float" office:value="1.12" calcext:value-type="float">
            <text:p>1.12</text:p>
          </table:table-cell>
          <table:table-cell office:value-type="float" office:value="0.7093175" calcext:value-type="float">
            <text:p>7.09E-01</text:p>
          </table:table-cell>
          <table:table-cell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0.4991166" calcext:value-type="float">
            <text:p>0.4991166</text:p>
          </table:table-cell>
          <table:table-cell/>
          <table:table-cell office:value-type="float" office:value="1.13" calcext:value-type="float">
            <text:p>1.13</text:p>
          </table:table-cell>
          <table:table-cell office:value-type="float" office:value="0.6965482" calcext:value-type="float">
            <text:p>6.97E-01</text:p>
          </table:table-cell>
          <table:table-cell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0.4661587" calcext:value-type="float">
            <text:p>0.4661587</text:p>
          </table:table-cell>
          <table:table-cell/>
          <table:table-cell office:value-type="float" office:value="1.14" calcext:value-type="float">
            <text:p>1.14</text:p>
          </table:table-cell>
          <table:table-cell office:value-type="float" office:value="0.6817228" calcext:value-type="float">
            <text:p>6.82E-01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4252255" calcext:value-type="float">
            <text:p>0.4252255</text:p>
          </table:table-cell>
          <table:table-cell/>
          <table:table-cell office:value-type="float" office:value="1.15" calcext:value-type="float">
            <text:p>1.15</text:p>
          </table:table-cell>
          <table:table-cell office:value-type="float" office:value="0.6652375" calcext:value-type="float">
            <text:p>6.65E-01</text:p>
          </table:table-cell>
          <table:table-cell/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0.3793051" calcext:value-type="float">
            <text:p>0.3793051</text:p>
          </table:table-cell>
          <table:table-cell/>
          <table:table-cell office:value-type="float" office:value="1.16" calcext:value-type="float">
            <text:p>1.16</text:p>
          </table:table-cell>
          <table:table-cell office:value-type="float" office:value="0.6487521" calcext:value-type="float">
            <text:p>6.49E-01</text:p>
          </table:table-cell>
          <table:table-cell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0.3784116" calcext:value-type="float">
            <text:p>0.3784116</text:p>
          </table:table-cell>
          <table:table-cell/>
          <table:table-cell office:value-type="float" office:value="1.17" calcext:value-type="float">
            <text:p>1.17</text:p>
          </table:table-cell>
          <table:table-cell office:value-type="float" office:value="0.6322667" calcext:value-type="float">
            <text:p>6.32E-01</text:p>
          </table:table-cell>
          <table:table-cell/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0.3780022" calcext:value-type="float">
            <text:p>0.3780022</text:p>
          </table:table-cell>
          <table:table-cell/>
          <table:table-cell office:value-type="float" office:value="1.18" calcext:value-type="float">
            <text:p>1.18</text:p>
          </table:table-cell>
          <table:table-cell office:value-type="float" office:value="0.6157813" calcext:value-type="float">
            <text:p>6.16E-01</text:p>
          </table:table-cell>
          <table:table-cell/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0.3897462" calcext:value-type="float">
            <text:p>0.3897462</text:p>
          </table:table-cell>
          <table:table-cell/>
          <table:table-cell office:value-type="float" office:value="1.19" calcext:value-type="float">
            <text:p>1.19</text:p>
          </table:table-cell>
          <table:table-cell office:value-type="float" office:value="0.603165" calcext:value-type="float">
            <text:p>6.03E-01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3974646" calcext:value-type="float">
            <text:p>0.397464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5936725" calcext:value-type="float">
            <text:p>5.94E-01</text:p>
          </table:table-cell>
          <table:table-cell/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0.4053365" calcext:value-type="float">
            <text:p>0.4053365</text:p>
          </table:table-cell>
          <table:table-cell/>
          <table:table-cell office:value-type="float" office:value="1.21" calcext:value-type="float">
            <text:p>1.21</text:p>
          </table:table-cell>
          <table:table-cell office:value-type="float" office:value="0.5841799" calcext:value-type="float">
            <text:p>5.84E-01</text:p>
          </table:table-cell>
          <table:table-cell/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0.4252182" calcext:value-type="float">
            <text:p>0.4252182</text:p>
          </table:table-cell>
          <table:table-cell/>
          <table:table-cell office:value-type="float" office:value="1.22" calcext:value-type="float">
            <text:p>1.22</text:p>
          </table:table-cell>
          <table:table-cell office:value-type="float" office:value="0.5746873" calcext:value-type="float">
            <text:p>5.75E-01</text:p>
          </table:table-cell>
          <table:table-cell/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0.4426142" calcext:value-type="float">
            <text:p>0.4426142</text:p>
          </table:table-cell>
          <table:table-cell/>
          <table:table-cell office:value-type="float" office:value="1.23" calcext:value-type="float">
            <text:p>1.23</text:p>
          </table:table-cell>
          <table:table-cell office:value-type="float" office:value="0.5651948" calcext:value-type="float">
            <text:p>5.65E-01</text:p>
          </table:table-cell>
          <table:table-cell/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0.4634925" calcext:value-type="float">
            <text:p>0.4634925</text:p>
          </table:table-cell>
          <table:table-cell/>
          <table:table-cell office:value-type="float" office:value="1.24" calcext:value-type="float">
            <text:p>1.24</text:p>
          </table:table-cell>
          <table:table-cell office:value-type="float" office:value="0.5565184" calcext:value-type="float">
            <text:p>5.57E-01</text:p>
          </table:table-cell>
          <table:table-cell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4834744" calcext:value-type="float">
            <text:p>0.4834744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0.5485009" calcext:value-type="float">
            <text:p>5.49E-01</text:p>
          </table:table-cell>
          <table:table-cell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0.5116409" calcext:value-type="float">
            <text:p>0.5116409</text:p>
          </table:table-cell>
          <table:table-cell/>
          <table:table-cell office:value-type="float" office:value="1.26" calcext:value-type="float">
            <text:p>1.26</text:p>
          </table:table-cell>
          <table:table-cell office:value-type="float" office:value="0.5404835" calcext:value-type="float">
            <text:p>5.40E-01</text:p>
          </table:table-cell>
          <table:table-cell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0.5416099" calcext:value-type="float">
            <text:p>0.5416099</text:p>
          </table:table-cell>
          <table:table-cell/>
          <table:table-cell office:value-type="float" office:value="1.27" calcext:value-type="float">
            <text:p>1.27</text:p>
          </table:table-cell>
          <table:table-cell office:value-type="float" office:value="0.5324661" calcext:value-type="float">
            <text:p>5.32E-01</text:p>
          </table:table-cell>
          <table:table-cell/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0.5694704" calcext:value-type="float">
            <text:p>0.5694704</text:p>
          </table:table-cell>
          <table:table-cell/>
          <table:table-cell office:value-type="float" office:value="1.28" calcext:value-type="float">
            <text:p>1.28</text:p>
          </table:table-cell>
          <table:table-cell office:value-type="float" office:value="0.5244486" calcext:value-type="float">
            <text:p>5.24E-01</text:p>
          </table:table-cell>
          <table:table-cell/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0.5970351" calcext:value-type="float">
            <text:p>0.5970351</text:p>
          </table:table-cell>
          <table:table-cell/>
          <table:table-cell office:value-type="float" office:value="1.29" calcext:value-type="float">
            <text:p>1.29</text:p>
          </table:table-cell>
          <table:table-cell office:value-type="float" office:value="0.519259" calcext:value-type="float">
            <text:p>5.19E-01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6238743" calcext:value-type="float">
            <text:p>0.6238743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5163524" calcext:value-type="float">
            <text:p>5.16E-01</text:p>
          </table:table-cell>
          <table:table-cell/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0.6478584" calcext:value-type="float">
            <text:p>0.6478584</text:p>
          </table:table-cell>
          <table:table-cell/>
          <table:table-cell office:value-type="float" office:value="1.31" calcext:value-type="float">
            <text:p>1.31</text:p>
          </table:table-cell>
          <table:table-cell office:value-type="float" office:value="0.5134458" calcext:value-type="float">
            <text:p>5.13E-01</text:p>
          </table:table-cell>
          <table:table-cell/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.6644529" calcext:value-type="float">
            <text:p>0.6644529</text:p>
          </table:table-cell>
          <table:table-cell/>
          <table:table-cell office:value-type="float" office:value="1.32" calcext:value-type="float">
            <text:p>1.32</text:p>
          </table:table-cell>
          <table:table-cell office:value-type="float" office:value="0.5105391" calcext:value-type="float">
            <text:p>5.11E-01</text:p>
          </table:table-cell>
          <table:table-cell/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0.6727324" calcext:value-type="float">
            <text:p>0.6727324</text:p>
          </table:table-cell>
          <table:table-cell/>
          <table:table-cell office:value-type="float" office:value="1.33" calcext:value-type="float">
            <text:p>1.33</text:p>
          </table:table-cell>
          <table:table-cell office:value-type="float" office:value="0.5076325" calcext:value-type="float">
            <text:p>5.08E-01</text:p>
          </table:table-cell>
          <table:table-cell/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0.6782073" calcext:value-type="float">
            <text:p>0.6782073</text:p>
          </table:table-cell>
          <table:table-cell/>
          <table:table-cell office:value-type="float" office:value="1.34" calcext:value-type="float">
            <text:p>1.34</text:p>
          </table:table-cell>
          <table:table-cell office:value-type="float" office:value="0.5085412" calcext:value-type="float">
            <text:p>5.09E-01</text:p>
          </table:table-cell>
          <table:table-cell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6830916" calcext:value-type="float">
            <text:p>0.6830916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0.5125301" calcext:value-type="float">
            <text:p>5.13E-01</text:p>
          </table:table-cell>
          <table:table-cell/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0.6920351" calcext:value-type="float">
            <text:p>0.6920351</text:p>
          </table:table-cell>
          <table:table-cell/>
          <table:table-cell office:value-type="float" office:value="1.36" calcext:value-type="float">
            <text:p>1.36</text:p>
          </table:table-cell>
          <table:table-cell office:value-type="float" office:value="0.5165191" calcext:value-type="float">
            <text:p>5.17E-01</text:p>
          </table:table-cell>
          <table:table-cell/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0.688485" calcext:value-type="float">
            <text:p>0.688485</text:p>
          </table:table-cell>
          <table:table-cell/>
          <table:table-cell office:value-type="float" office:value="1.37" calcext:value-type="float">
            <text:p>1.37</text:p>
          </table:table-cell>
          <table:table-cell office:value-type="float" office:value="0.520508" calcext:value-type="float">
            <text:p>5.21E-01</text:p>
          </table:table-cell>
          <table:table-cell/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0.6682284" calcext:value-type="float">
            <text:p>0.6682284</text:p>
          </table:table-cell>
          <table:table-cell/>
          <table:table-cell office:value-type="float" office:value="1.38" calcext:value-type="float">
            <text:p>1.38</text:p>
          </table:table-cell>
          <table:table-cell office:value-type="float" office:value="0.524497" calcext:value-type="float">
            <text:p>5.24E-01</text:p>
          </table:table-cell>
          <table:table-cell/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0.6631121" calcext:value-type="float">
            <text:p>0.6631121</text:p>
          </table:table-cell>
          <table:table-cell/>
          <table:table-cell office:value-type="float" office:value="1.39" calcext:value-type="float">
            <text:p>1.39</text:p>
          </table:table-cell>
          <table:table-cell office:value-type="float" office:value="0.5314768" calcext:value-type="float">
            <text:p>5.31E-01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6821986" calcext:value-type="float">
            <text:p>0.6821986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5408712" calcext:value-type="float">
            <text:p>5.41E-01</text:p>
          </table:table-cell>
          <table:table-cell/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0.6996829" calcext:value-type="float">
            <text:p>0.6996829</text:p>
          </table:table-cell>
          <table:table-cell/>
          <table:table-cell office:value-type="float" office:value="1.41" calcext:value-type="float">
            <text:p>1.41</text:p>
          </table:table-cell>
          <table:table-cell office:value-type="float" office:value="0.5502657" calcext:value-type="float">
            <text:p>5.50E-01</text:p>
          </table:table-cell>
          <table:table-cell/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0.7114131" calcext:value-type="float">
            <text:p>0.7114131</text:p>
          </table:table-cell>
          <table:table-cell/>
          <table:table-cell office:value-type="float" office:value="1.42" calcext:value-type="float">
            <text:p>1.42</text:p>
          </table:table-cell>
          <table:table-cell office:value-type="float" office:value="0.5596601" calcext:value-type="float">
            <text:p>5.60E-01</text:p>
          </table:table-cell>
          <table:table-cell/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0.7216649" calcext:value-type="float">
            <text:p>0.7216649</text:p>
          </table:table-cell>
          <table:table-cell/>
          <table:table-cell office:value-type="float" office:value="1.43" calcext:value-type="float">
            <text:p>1.43</text:p>
          </table:table-cell>
          <table:table-cell office:value-type="float" office:value="0.5690546" calcext:value-type="float">
            <text:p>5.69E-01</text:p>
          </table:table-cell>
          <table:table-cell/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.7257196" calcext:value-type="float">
            <text:p>0.7257196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float" office:value="0.5828743" calcext:value-type="float">
            <text:p>5.83E-01</text:p>
          </table:table-cell>
          <table:table-cell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7262503" calcext:value-type="float">
            <text:p>0.7262503</text:p>
          </table:table-cell>
          <table:table-cell/>
          <table:table-cell office:value-type="float" office:value="1.45" calcext:value-type="float">
            <text:p>1.45</text:p>
          </table:table-cell>
          <table:table-cell office:value-type="float" office:value="0.6002667" calcext:value-type="float">
            <text:p>6.00E-01</text:p>
          </table:table-cell>
          <table:table-cell/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0.7263892" calcext:value-type="float">
            <text:p>0.7263892</text:p>
          </table:table-cell>
          <table:table-cell/>
          <table:table-cell office:value-type="float" office:value="1.46" calcext:value-type="float">
            <text:p>1.46</text:p>
          </table:table-cell>
          <table:table-cell office:value-type="float" office:value="0.6176591" calcext:value-type="float">
            <text:p>6.18E-01</text:p>
          </table:table-cell>
          <table:table-cell/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0.7257238" calcext:value-type="float">
            <text:p>0.7257238</text:p>
          </table:table-cell>
          <table:table-cell/>
          <table:table-cell office:value-type="float" office:value="1.47" calcext:value-type="float">
            <text:p>1.47</text:p>
          </table:table-cell>
          <table:table-cell office:value-type="float" office:value="0.6350515" calcext:value-type="float">
            <text:p>6.35E-01</text:p>
          </table:table-cell>
          <table:table-cell/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0.7242653" calcext:value-type="float">
            <text:p>0.7242653</text:p>
          </table:table-cell>
          <table:table-cell/>
          <table:table-cell office:value-type="float" office:value="1.48" calcext:value-type="float">
            <text:p>1.48</text:p>
          </table:table-cell>
          <table:table-cell office:value-type="float" office:value="0.652444" calcext:value-type="float">
            <text:p>6.52E-01</text:p>
          </table:table-cell>
          <table:table-cell/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0.7339161" calcext:value-type="float">
            <text:p>0.7339161</text:p>
          </table:table-cell>
          <table:table-cell/>
          <table:table-cell office:value-type="float" office:value="1.49" calcext:value-type="float">
            <text:p>1.49</text:p>
          </table:table-cell>
          <table:table-cell office:value-type="float" office:value="0.6716827" calcext:value-type="float">
            <text:p>6.72E-01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75008" calcext:value-type="float">
            <text:p>0.75008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6924121" calcext:value-type="float">
            <text:p>6.92E-01</text:p>
          </table:table-cell>
          <table:table-cell/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0.7630811" calcext:value-type="float">
            <text:p>0.7630811</text:p>
          </table:table-cell>
          <table:table-cell/>
          <table:table-cell office:value-type="float" office:value="1.51" calcext:value-type="float">
            <text:p>1.51</text:p>
          </table:table-cell>
          <table:table-cell office:value-type="float" office:value="0.7131415" calcext:value-type="float">
            <text:p>7.13E-01</text:p>
          </table:table-cell>
          <table:table-cell/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0.7736074" calcext:value-type="float">
            <text:p>0.7736074</text:p>
          </table:table-cell>
          <table:table-cell/>
          <table:table-cell office:value-type="float" office:value="1.52" calcext:value-type="float">
            <text:p>1.52</text:p>
          </table:table-cell>
          <table:table-cell office:value-type="float" office:value="0.733871" calcext:value-type="float">
            <text:p>7.34E-01</text:p>
          </table:table-cell>
          <table:table-cell/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0.7823203" calcext:value-type="float">
            <text:p>0.7823203</text:p>
          </table:table-cell>
          <table:table-cell/>
          <table:table-cell office:value-type="float" office:value="1.53" calcext:value-type="float">
            <text:p>1.53</text:p>
          </table:table-cell>
          <table:table-cell office:value-type="float" office:value="0.7546004" calcext:value-type="float">
            <text:p>7.55E-01</text:p>
          </table:table-cell>
          <table:table-cell/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0.7933891" calcext:value-type="float">
            <text:p>0.7933891</text:p>
          </table:table-cell>
          <table:table-cell/>
          <table:table-cell office:value-type="float" office:value="1.54" calcext:value-type="float">
            <text:p>1.54</text:p>
          </table:table-cell>
          <table:table-cell office:value-type="float" office:value="0.7768508" calcext:value-type="float">
            <text:p>7.77E-01</text:p>
          </table:table-cell>
          <table:table-cell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8074645" calcext:value-type="float">
            <text:p>0.8074645</text:p>
          </table:table-cell>
          <table:table-cell/>
          <table:table-cell office:value-type="float" office:value="1.55" calcext:value-type="float">
            <text:p>1.55</text:p>
          </table:table-cell>
          <table:table-cell office:value-type="float" office:value="0.8003294" calcext:value-type="float">
            <text:p>8.00E-01</text:p>
          </table:table-cell>
          <table:table-cell/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0.8225071" calcext:value-type="float">
            <text:p>0.8225071</text:p>
          </table:table-cell>
          <table:table-cell/>
          <table:table-cell office:value-type="float" office:value="1.56" calcext:value-type="float">
            <text:p>1.56</text:p>
          </table:table-cell>
          <table:table-cell office:value-type="float" office:value="0.8238079" calcext:value-type="float">
            <text:p>8.24E-01</text:p>
          </table:table-cell>
          <table:table-cell/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0.8391799" calcext:value-type="float">
            <text:p>0.8391799</text:p>
          </table:table-cell>
          <table:table-cell/>
          <table:table-cell office:value-type="float" office:value="1.57" calcext:value-type="float">
            <text:p>1.57</text:p>
          </table:table-cell>
          <table:table-cell office:value-type="float" office:value="0.8472865" calcext:value-type="float">
            <text:p>8.47E-01</text:p>
          </table:table-cell>
          <table:table-cell/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0.8582112" calcext:value-type="float">
            <text:p>0.8582112</text:p>
          </table:table-cell>
          <table:table-cell/>
          <table:table-cell office:value-type="float" office:value="1.58" calcext:value-type="float">
            <text:p>1.58</text:p>
          </table:table-cell>
          <table:table-cell office:value-type="float" office:value="0.870765" calcext:value-type="float">
            <text:p>8.71E-01</text:p>
          </table:table-cell>
          <table:table-cell/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0.8746015" calcext:value-type="float">
            <text:p>0.8746015</text:p>
          </table:table-cell>
          <table:table-cell/>
          <table:table-cell office:value-type="float" office:value="1.59" calcext:value-type="float">
            <text:p>1.59</text:p>
          </table:table-cell>
          <table:table-cell office:value-type="float" office:value="0.8920215" calcext:value-type="float">
            <text:p>8.92E-01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8867849" calcext:value-type="float">
            <text:p>0.8867849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911484" calcext:value-type="float">
            <text:p>9.11E-01</text:p>
          </table:table-cell>
          <table:table-cell/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0.8986216" calcext:value-type="float">
            <text:p>0.8986216</text:p>
          </table:table-cell>
          <table:table-cell/>
          <table:table-cell office:value-type="float" office:value="1.61" calcext:value-type="float">
            <text:p>1.61</text:p>
          </table:table-cell>
          <table:table-cell office:value-type="float" office:value="0.9309465" calcext:value-type="float">
            <text:p>9.31E-01</text:p>
          </table:table-cell>
          <table:table-cell/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0.9101871" calcext:value-type="float">
            <text:p>0.9101871</text:p>
          </table:table-cell>
          <table:table-cell/>
          <table:table-cell office:value-type="float" office:value="1.62" calcext:value-type="float">
            <text:p>1.62</text:p>
          </table:table-cell>
          <table:table-cell office:value-type="float" office:value="0.9504091" calcext:value-type="float">
            <text:p>9.50E-01</text:p>
          </table:table-cell>
          <table:table-cell/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0.9215542" calcext:value-type="float">
            <text:p>0.9215542</text:p>
          </table:table-cell>
          <table:table-cell/>
          <table:table-cell office:value-type="float" office:value="1.63" calcext:value-type="float">
            <text:p>1.63</text:p>
          </table:table-cell>
          <table:table-cell office:value-type="float" office:value="0.9698716" calcext:value-type="float">
            <text:p>9.70E-01</text:p>
          </table:table-cell>
          <table:table-cell/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0.9428792" calcext:value-type="float">
            <text:p>0.9428792</text:p>
          </table:table-cell>
          <table:table-cell/>
          <table:table-cell office:value-type="float" office:value="1.64" calcext:value-type="float">
            <text:p>1.64</text:p>
          </table:table-cell>
          <table:table-cell office:value-type="float" office:value="0.9910487" calcext:value-type="float">
            <text:p>9.91E-01</text:p>
          </table:table-cell>
          <table:table-cell/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9774237" calcext:value-type="float">
            <text:p>0.9774237</text:p>
          </table:table-cell>
          <table:table-cell/>
          <table:table-cell office:value-type="float" office:value="1.65" calcext:value-type="float">
            <text:p>1.65</text:p>
          </table:table-cell>
          <table:table-cell office:value-type="float" office:value="1.01361" calcext:value-type="float">
            <text:p>1.01E+00</text:p>
          </table:table-cell>
          <table:table-cell/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1.020218" calcext:value-type="float">
            <text:p>1.020218</text:p>
          </table:table-cell>
          <table:table-cell/>
          <table:table-cell office:value-type="float" office:value="1.66" calcext:value-type="float">
            <text:p>1.66</text:p>
          </table:table-cell>
          <table:table-cell office:value-type="float" office:value="1.036172" calcext:value-type="float">
            <text:p>1.04E+00</text:p>
          </table:table-cell>
          <table:table-cell/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1.072521" calcext:value-type="float">
            <text:p>1.072521</text:p>
          </table:table-cell>
          <table:table-cell/>
          <table:table-cell office:value-type="float" office:value="1.67" calcext:value-type="float">
            <text:p>1.67</text:p>
          </table:table-cell>
          <table:table-cell office:value-type="float" office:value="1.058733" calcext:value-type="float">
            <text:p>1.06E+00</text:p>
          </table:table-cell>
          <table:table-cell/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1.134562" calcext:value-type="float">
            <text:p>1.134562</text:p>
          </table:table-cell>
          <table:table-cell/>
          <table:table-cell office:value-type="float" office:value="1.68" calcext:value-type="float">
            <text:p>1.68</text:p>
          </table:table-cell>
          <table:table-cell office:value-type="float" office:value="1.081294" calcext:value-type="float">
            <text:p>1.08E+00</text:p>
          </table:table-cell>
          <table:table-cell/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1.188833" calcext:value-type="float">
            <text:p>1.188833</text:p>
          </table:table-cell>
          <table:table-cell/>
          <table:table-cell office:value-type="float" office:value="1.69" calcext:value-type="float">
            <text:p>1.69</text:p>
          </table:table-cell>
          <table:table-cell office:value-type="float" office:value="1.105188" calcext:value-type="float">
            <text:p>1.11E+00</text:p>
          </table:table-cell>
          <table:table-cell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.233379" calcext:value-type="float">
            <text:p>1.233379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.130158" calcext:value-type="float">
            <text:p>1.13E+00</text:p>
          </table:table-cell>
          <table:table-cell/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1.279809" calcext:value-type="float">
            <text:p>1.279809</text:p>
          </table:table-cell>
          <table:table-cell/>
          <table:table-cell office:value-type="float" office:value="1.71" calcext:value-type="float">
            <text:p>1.71</text:p>
          </table:table-cell>
          <table:table-cell office:value-type="float" office:value="1.155128" calcext:value-type="float">
            <text:p>1.16E+00</text:p>
          </table:table-cell>
          <table:table-cell/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1.327488" calcext:value-type="float">
            <text:p>1.327488</text:p>
          </table:table-cell>
          <table:table-cell/>
          <table:table-cell office:value-type="float" office:value="1.72" calcext:value-type="float">
            <text:p>1.72</text:p>
          </table:table-cell>
          <table:table-cell office:value-type="float" office:value="1.180098" calcext:value-type="float">
            <text:p>1.18E+00</text:p>
          </table:table-cell>
          <table:table-cell/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1.375721" calcext:value-type="float">
            <text:p>1.375721</text:p>
          </table:table-cell>
          <table:table-cell/>
          <table:table-cell office:value-type="float" office:value="1.73" calcext:value-type="float">
            <text:p>1.73</text:p>
          </table:table-cell>
          <table:table-cell office:value-type="float" office:value="1.205068" calcext:value-type="float">
            <text:p>1.21E+00</text:p>
          </table:table-cell>
          <table:table-cell/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1.38785" calcext:value-type="float">
            <text:p>1.38785</text:p>
          </table:table-cell>
          <table:table-cell/>
          <table:table-cell office:value-type="float" office:value="1.74" calcext:value-type="float">
            <text:p>1.74</text:p>
          </table:table-cell>
          <table:table-cell office:value-type="float" office:value="1.221772" calcext:value-type="float">
            <text:p>1.22E+00</text:p>
          </table:table-cell>
          <table:table-cell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.370845" calcext:value-type="float">
            <text:p>1.370845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float" office:value="1.231802" calcext:value-type="float">
            <text:p>1.23E+00</text:p>
          </table:table-cell>
          <table:table-cell/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1.353844" calcext:value-type="float">
            <text:p>1.353844</text:p>
          </table:table-cell>
          <table:table-cell/>
          <table:table-cell office:value-type="float" office:value="1.76" calcext:value-type="float">
            <text:p>1.76</text:p>
          </table:table-cell>
          <table:table-cell office:value-type="float" office:value="1.241833" calcext:value-type="float">
            <text:p>1.24E+00</text:p>
          </table:table-cell>
          <table:table-cell/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1.336874" calcext:value-type="float">
            <text:p>1.336874</text:p>
          </table:table-cell>
          <table:table-cell/>
          <table:table-cell office:value-type="float" office:value="1.77" calcext:value-type="float">
            <text:p>1.77</text:p>
          </table:table-cell>
          <table:table-cell office:value-type="float" office:value="1.251864" calcext:value-type="float">
            <text:p>1.25E+00</text:p>
          </table:table-cell>
          <table:table-cell/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1.319966" calcext:value-type="float">
            <text:p>1.319966</text:p>
          </table:table-cell>
          <table:table-cell/>
          <table:table-cell office:value-type="float" office:value="1.78" calcext:value-type="float">
            <text:p>1.78</text:p>
          </table:table-cell>
          <table:table-cell office:value-type="float" office:value="1.261894" calcext:value-type="float">
            <text:p>1.26E+00</text:p>
          </table:table-cell>
          <table:table-cell/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1.314705" calcext:value-type="float">
            <text:p>1.314705</text:p>
          </table:table-cell>
          <table:table-cell/>
          <table:table-cell office:value-type="float" office:value="1.79" calcext:value-type="float">
            <text:p>1.79</text:p>
          </table:table-cell>
          <table:table-cell office:value-type="float" office:value="1.267524" calcext:value-type="float">
            <text:p>1.27E+00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.318521" calcext:value-type="float">
            <text:p>1.318521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1.2696" calcext:value-type="float">
            <text:p>1.27E+00</text:p>
          </table:table-cell>
          <table:table-cell/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1.32204" calcext:value-type="float">
            <text:p>1.32204</text:p>
          </table:table-cell>
          <table:table-cell/>
          <table:table-cell office:value-type="float" office:value="1.81" calcext:value-type="float">
            <text:p>1.81</text:p>
          </table:table-cell>
          <table:table-cell office:value-type="float" office:value="1.271677" calcext:value-type="float">
            <text:p>1.27E+00</text:p>
          </table:table-cell>
          <table:table-cell/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1.325375" calcext:value-type="float">
            <text:p>1.325375</text:p>
          </table:table-cell>
          <table:table-cell/>
          <table:table-cell office:value-type="float" office:value="1.82" calcext:value-type="float">
            <text:p>1.82</text:p>
          </table:table-cell>
          <table:table-cell office:value-type="float" office:value="1.273753" calcext:value-type="float">
            <text:p>1.27E+00</text:p>
          </table:table-cell>
          <table:table-cell/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1.328701" calcext:value-type="float">
            <text:p>1.328701</text:p>
          </table:table-cell>
          <table:table-cell/>
          <table:table-cell office:value-type="float" office:value="1.83" calcext:value-type="float">
            <text:p>1.83</text:p>
          </table:table-cell>
          <table:table-cell office:value-type="float" office:value="1.27583" calcext:value-type="float">
            <text:p>1.28E+00</text:p>
          </table:table-cell>
          <table:table-cell/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1.328225" calcext:value-type="float">
            <text:p>1.328225</text:p>
          </table:table-cell>
          <table:table-cell/>
          <table:table-cell office:value-type="float" office:value="1.84" calcext:value-type="float">
            <text:p>1.84</text:p>
          </table:table-cell>
          <table:table-cell office:value-type="float" office:value="1.274172" calcext:value-type="float">
            <text:p>1.27E+00</text:p>
          </table:table-cell>
          <table:table-cell/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1.324415" calcext:value-type="float">
            <text:p>1.324415</text:p>
          </table:table-cell>
          <table:table-cell/>
          <table:table-cell office:value-type="float" office:value="1.85" calcext:value-type="float">
            <text:p>1.85</text:p>
          </table:table-cell>
          <table:table-cell office:value-type="float" office:value="1.269499" calcext:value-type="float">
            <text:p>1.27E+00</text:p>
          </table:table-cell>
          <table:table-cell/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1.32043" calcext:value-type="float">
            <text:p>1.32043</text:p>
          </table:table-cell>
          <table:table-cell/>
          <table:table-cell office:value-type="float" office:value="1.86" calcext:value-type="float">
            <text:p>1.86</text:p>
          </table:table-cell>
          <table:table-cell office:value-type="float" office:value="1.264826" calcext:value-type="float">
            <text:p>1.26E+00</text:p>
          </table:table-cell>
          <table:table-cell/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1.316286" calcext:value-type="float">
            <text:p>1.316286</text:p>
          </table:table-cell>
          <table:table-cell/>
          <table:table-cell office:value-type="float" office:value="1.87" calcext:value-type="float">
            <text:p>1.87</text:p>
          </table:table-cell>
          <table:table-cell office:value-type="float" office:value="1.260153" calcext:value-type="float">
            <text:p>1.26E+00</text:p>
          </table:table-cell>
          <table:table-cell/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1.312008" calcext:value-type="float">
            <text:p>1.312008</text:p>
          </table:table-cell>
          <table:table-cell/>
          <table:table-cell office:value-type="float" office:value="1.88" calcext:value-type="float">
            <text:p>1.88</text:p>
          </table:table-cell>
          <table:table-cell office:value-type="float" office:value="1.255481" calcext:value-type="float">
            <text:p>1.26E+00</text:p>
          </table:table-cell>
          <table:table-cell/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1.289266" calcext:value-type="float">
            <text:p>1.289266</text:p>
          </table:table-cell>
          <table:table-cell/>
          <table:table-cell office:value-type="float" office:value="1.89" calcext:value-type="float">
            <text:p>1.89</text:p>
          </table:table-cell>
          <table:table-cell office:value-type="float" office:value="1.242255" calcext:value-type="float">
            <text:p>1.24E+00</text:p>
          </table:table-cell>
          <table:table-cell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.251378" calcext:value-type="float">
            <text:p>1.251378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1.222124" calcext:value-type="float">
            <text:p>1.22E+00</text:p>
          </table:table-cell>
          <table:table-cell/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1.213219" calcext:value-type="float">
            <text:p>1.213219</text:p>
          </table:table-cell>
          <table:table-cell/>
          <table:table-cell office:value-type="float" office:value="1.91" calcext:value-type="float">
            <text:p>1.91</text:p>
          </table:table-cell>
          <table:table-cell office:value-type="float" office:value="1.201993" calcext:value-type="float">
            <text:p>1.20E+00</text:p>
          </table:table-cell>
          <table:table-cell/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1.174939" calcext:value-type="float">
            <text:p>1.174939</text:p>
          </table:table-cell>
          <table:table-cell/>
          <table:table-cell office:value-type="float" office:value="1.92" calcext:value-type="float">
            <text:p>1.92</text:p>
          </table:table-cell>
          <table:table-cell office:value-type="float" office:value="1.181863" calcext:value-type="float">
            <text:p>1.18E+00</text:p>
          </table:table-cell>
          <table:table-cell/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1.136682" calcext:value-type="float">
            <text:p>1.136682</text:p>
          </table:table-cell>
          <table:table-cell/>
          <table:table-cell office:value-type="float" office:value="1.93" calcext:value-type="float">
            <text:p>1.93</text:p>
          </table:table-cell>
          <table:table-cell office:value-type="float" office:value="1.161732" calcext:value-type="float">
            <text:p>1.16E+00</text:p>
          </table:table-cell>
          <table:table-cell/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1.082148" calcext:value-type="float">
            <text:p>1.082148</text:p>
          </table:table-cell>
          <table:table-cell/>
          <table:table-cell office:value-type="float" office:value="1.94" calcext:value-type="float">
            <text:p>1.94</text:p>
          </table:table-cell>
          <table:table-cell office:value-type="float" office:value="1.139683" calcext:value-type="float">
            <text:p>1.14E+00</text:p>
          </table:table-cell>
          <table:table-cell/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1.019833" calcext:value-type="float">
            <text:p>1.019833</text:p>
          </table:table-cell>
          <table:table-cell/>
          <table:table-cell office:value-type="float" office:value="1.95" calcext:value-type="float">
            <text:p>1.95</text:p>
          </table:table-cell>
          <table:table-cell office:value-type="float" office:value="1.116087" calcext:value-type="float">
            <text:p>1.12E+00</text:p>
          </table:table-cell>
          <table:table-cell/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0.9661006" calcext:value-type="float">
            <text:p>0.9661006</text:p>
          </table:table-cell>
          <table:table-cell/>
          <table:table-cell office:value-type="float" office:value="1.96" calcext:value-type="float">
            <text:p>1.96</text:p>
          </table:table-cell>
          <table:table-cell office:value-type="float" office:value="1.09249" calcext:value-type="float">
            <text:p>1.09E+00</text:p>
          </table:table-cell>
          <table:table-cell/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0.9218135" calcext:value-type="float">
            <text:p>0.9218135</text:p>
          </table:table-cell>
          <table:table-cell/>
          <table:table-cell office:value-type="float" office:value="1.97" calcext:value-type="float">
            <text:p>1.97</text:p>
          </table:table-cell>
          <table:table-cell office:value-type="float" office:value="1.068894" calcext:value-type="float">
            <text:p>1.07E+00</text:p>
          </table:table-cell>
          <table:table-cell/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0.8868551" calcext:value-type="float">
            <text:p>0.8868551</text:p>
          </table:table-cell>
          <table:table-cell/>
          <table:table-cell office:value-type="float" office:value="1.98" calcext:value-type="float">
            <text:p>1.98</text:p>
          </table:table-cell>
          <table:table-cell office:value-type="float" office:value="1.045297" calcext:value-type="float">
            <text:p>1.05E+00</text:p>
          </table:table-cell>
          <table:table-cell/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0.8589942" calcext:value-type="float">
            <text:p>0.8589942</text:p>
          </table:table-cell>
          <table:table-cell/>
          <table:table-cell office:value-type="float" office:value="1.99" calcext:value-type="float">
            <text:p>1.99</text:p>
          </table:table-cell>
          <table:table-cell office:value-type="float" office:value="1.021353" calcext:value-type="float">
            <text:p>1.02E+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360734" calcext:value-type="float">
            <text:p>0.83607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97127" calcext:value-type="float">
            <text:p>9.97E-01</text:p>
          </table:table-cell>
          <table:table-cell/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0.8179746" calcext:value-type="float">
            <text:p>0.8179746</text:p>
          </table:table-cell>
          <table:table-cell/>
          <table:table-cell office:value-type="float" office:value="2.01" calcext:value-type="float">
            <text:p>2.01</text:p>
          </table:table-cell>
          <table:table-cell office:value-type="float" office:value="0.9729015" calcext:value-type="float">
            <text:p>9.73E-01</text:p>
          </table:table-cell>
          <table:table-cell/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0.8039233" calcext:value-type="float">
            <text:p>0.8039233</text:p>
          </table:table-cell>
          <table:table-cell/>
          <table:table-cell office:value-type="float" office:value="2.02" calcext:value-type="float">
            <text:p>2.02</text:p>
          </table:table-cell>
          <table:table-cell office:value-type="float" office:value="0.9486759" calcext:value-type="float">
            <text:p>9.49E-01</text:p>
          </table:table-cell>
          <table:table-cell/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0.7932295" calcext:value-type="float">
            <text:p>0.7932295</text:p>
          </table:table-cell>
          <table:table-cell/>
          <table:table-cell office:value-type="float" office:value="2.03" calcext:value-type="float">
            <text:p>2.03</text:p>
          </table:table-cell>
          <table:table-cell office:value-type="float" office:value="0.9244503" calcext:value-type="float">
            <text:p>9.24E-01</text:p>
          </table:table-cell>
          <table:table-cell/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.7978997" calcext:value-type="float">
            <text:p>0.7978997</text:p>
          </table:table-cell>
          <table:table-cell/>
          <table:table-cell office:value-type="float" office:value="2.04" calcext:value-type="float">
            <text:p>2.04</text:p>
          </table:table-cell>
          <table:table-cell office:value-type="float" office:value="0.9043978" calcext:value-type="float">
            <text:p>9.04E-01</text:p>
          </table:table-cell>
          <table:table-cell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0.8112086" calcext:value-type="float">
            <text:p>0.8112086</text:p>
          </table:table-cell>
          <table:table-cell/>
          <table:table-cell office:value-type="float" office:value="2.05" calcext:value-type="float">
            <text:p>2.05</text:p>
          </table:table-cell>
          <table:table-cell office:value-type="float" office:value="0.8877146" calcext:value-type="float">
            <text:p>8.88E-01</text:p>
          </table:table-cell>
          <table:table-cell/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0.8221578" calcext:value-type="float">
            <text:p>0.8221578</text:p>
          </table:table-cell>
          <table:table-cell/>
          <table:table-cell office:value-type="float" office:value="2.06" calcext:value-type="float">
            <text:p>2.06</text:p>
          </table:table-cell>
          <table:table-cell office:value-type="float" office:value="0.8710314" calcext:value-type="float">
            <text:p>8.71E-01</text:p>
          </table:table-cell>
          <table:table-cell/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0.8311076" calcext:value-type="float">
            <text:p>0.8311076</text:p>
          </table:table-cell>
          <table:table-cell/>
          <table:table-cell office:value-type="float" office:value="2.07" calcext:value-type="float">
            <text:p>2.07</text:p>
          </table:table-cell>
          <table:table-cell office:value-type="float" office:value="0.8543482" calcext:value-type="float">
            <text:p>8.54E-01</text:p>
          </table:table-cell>
          <table:table-cell/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0.8383691" calcext:value-type="float">
            <text:p>0.8383691</text:p>
          </table:table-cell>
          <table:table-cell/>
          <table:table-cell office:value-type="float" office:value="2.08" calcext:value-type="float">
            <text:p>2.08</text:p>
          </table:table-cell>
          <table:table-cell office:value-type="float" office:value="0.837665" calcext:value-type="float">
            <text:p>8.38E-01</text:p>
          </table:table-cell>
          <table:table-cell/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0.8403315" calcext:value-type="float">
            <text:p>0.8403315</text:p>
          </table:table-cell>
          <table:table-cell/>
          <table:table-cell office:value-type="float" office:value="2.09" calcext:value-type="float">
            <text:p>2.09</text:p>
          </table:table-cell>
          <table:table-cell office:value-type="float" office:value="0.8272698" calcext:value-type="float">
            <text:p>8.27E-01</text:p>
          </table:table-cell>
          <table:table-cell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8392695" calcext:value-type="float">
            <text:p>0.8392695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8219514" calcext:value-type="float">
            <text:p>8.22E-01</text:p>
          </table:table-cell>
          <table:table-cell/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0.8386067" calcext:value-type="float">
            <text:p>0.8386067</text:p>
          </table:table-cell>
          <table:table-cell/>
          <table:table-cell office:value-type="float" office:value="2.11" calcext:value-type="float">
            <text:p>2.11</text:p>
          </table:table-cell>
          <table:table-cell office:value-type="float" office:value="0.816633" calcext:value-type="float">
            <text:p>8.17E-01</text:p>
          </table:table-cell>
          <table:table-cell/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0.838209" calcext:value-type="float">
            <text:p>0.838209</text:p>
          </table:table-cell>
          <table:table-cell/>
          <table:table-cell office:value-type="float" office:value="2.12" calcext:value-type="float">
            <text:p>2.12</text:p>
          </table:table-cell>
          <table:table-cell office:value-type="float" office:value="0.8113145" calcext:value-type="float">
            <text:p>8.11E-01</text:p>
          </table:table-cell>
          <table:table-cell/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0.8379218" calcext:value-type="float">
            <text:p>0.8379218</text:p>
          </table:table-cell>
          <table:table-cell/>
          <table:table-cell office:value-type="float" office:value="2.13" calcext:value-type="float">
            <text:p>2.13</text:p>
          </table:table-cell>
          <table:table-cell office:value-type="float" office:value="0.8059961" calcext:value-type="float">
            <text:p>8.06E-01</text:p>
          </table:table-cell>
          <table:table-cell/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0.8417249" calcext:value-type="float">
            <text:p>0.8417249</text:p>
          </table:table-cell>
          <table:table-cell/>
          <table:table-cell office:value-type="float" office:value="2.14" calcext:value-type="float">
            <text:p>2.14</text:p>
          </table:table-cell>
          <table:table-cell office:value-type="float" office:value="0.8103435" calcext:value-type="float">
            <text:p>8.10E-01</text:p>
          </table:table-cell>
          <table:table-cell/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0.8468969" calcext:value-type="float">
            <text:p>0.8468969</text:p>
          </table:table-cell>
          <table:table-cell/>
          <table:table-cell office:value-type="float" office:value="2.15" calcext:value-type="float">
            <text:p>2.15</text:p>
          </table:table-cell>
          <table:table-cell office:value-type="float" office:value="0.8224946" calcext:value-type="float">
            <text:p>8.22E-01</text:p>
          </table:table-cell>
          <table:table-cell/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.8487639" calcext:value-type="float">
            <text:p>0.8487639</text:p>
          </table:table-cell>
          <table:table-cell/>
          <table:table-cell office:value-type="float" office:value="2.16" calcext:value-type="float">
            <text:p>2.16</text:p>
          </table:table-cell>
          <table:table-cell office:value-type="float" office:value="0.8346457" calcext:value-type="float">
            <text:p>8.35E-01</text:p>
          </table:table-cell>
          <table:table-cell/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0.8455095" calcext:value-type="float">
            <text:p>0.8455095</text:p>
          </table:table-cell>
          <table:table-cell/>
          <table:table-cell office:value-type="float" office:value="2.17" calcext:value-type="float">
            <text:p>2.17</text:p>
          </table:table-cell>
          <table:table-cell office:value-type="float" office:value="0.8467969" calcext:value-type="float">
            <text:p>8.47E-01</text:p>
          </table:table-cell>
          <table:table-cell/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0.8336957" calcext:value-type="float">
            <text:p>0.8336957</text:p>
          </table:table-cell>
          <table:table-cell/>
          <table:table-cell office:value-type="float" office:value="2.18" calcext:value-type="float">
            <text:p>2.18</text:p>
          </table:table-cell>
          <table:table-cell office:value-type="float" office:value="0.858948" calcext:value-type="float">
            <text:p>8.59E-01</text:p>
          </table:table-cell>
          <table:table-cell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0.8207963" calcext:value-type="float">
            <text:p>0.8207963</text:p>
          </table:table-cell>
          <table:table-cell/>
          <table:table-cell office:value-type="float" office:value="2.19" calcext:value-type="float">
            <text:p>2.19</text:p>
          </table:table-cell>
          <table:table-cell office:value-type="float" office:value="0.8679021" calcext:value-type="float">
            <text:p>8.68E-01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814681" calcext:value-type="float">
            <text:p>0.814681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8742749" calcext:value-type="float">
            <text:p>8.74E-01</text:p>
          </table:table-cell>
          <table:table-cell/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0.8085658" calcext:value-type="float">
            <text:p>0.8085658</text:p>
          </table:table-cell>
          <table:table-cell/>
          <table:table-cell office:value-type="float" office:value="2.21" calcext:value-type="float">
            <text:p>2.21</text:p>
          </table:table-cell>
          <table:table-cell office:value-type="float" office:value="0.8806478" calcext:value-type="float">
            <text:p>8.81E-01</text:p>
          </table:table-cell>
          <table:table-cell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0.8023636" calcext:value-type="float">
            <text:p>0.8023636</text:p>
          </table:table-cell>
          <table:table-cell/>
          <table:table-cell office:value-type="float" office:value="2.22" calcext:value-type="float">
            <text:p>2.22</text:p>
          </table:table-cell>
          <table:table-cell office:value-type="float" office:value="0.8870207" calcext:value-type="float">
            <text:p>8.87E-01</text:p>
          </table:table-cell>
          <table:table-cell/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0.7959963" calcext:value-type="float">
            <text:p>0.7959963</text:p>
          </table:table-cell>
          <table:table-cell/>
          <table:table-cell office:value-type="float" office:value="2.23" calcext:value-type="float">
            <text:p>2.23</text:p>
          </table:table-cell>
          <table:table-cell office:value-type="float" office:value="0.8933936" calcext:value-type="float">
            <text:p>8.93E-01</text:p>
          </table:table-cell>
          <table:table-cell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0.8068914" calcext:value-type="float">
            <text:p>0.8068914</text:p>
          </table:table-cell>
          <table:table-cell/>
          <table:table-cell office:value-type="float" office:value="2.24" calcext:value-type="float">
            <text:p>2.24</text:p>
          </table:table-cell>
          <table:table-cell office:value-type="float" office:value="0.9101483" calcext:value-type="float">
            <text:p>9.10E-01</text:p>
          </table:table-cell>
          <table:table-cell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8290883" calcext:value-type="float">
            <text:p>0.8290883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0.935285" calcext:value-type="float">
            <text:p>9.35E-01</text:p>
          </table:table-cell>
          <table:table-cell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0.8493432" calcext:value-type="float">
            <text:p>0.8493432</text:p>
          </table:table-cell>
          <table:table-cell/>
          <table:table-cell office:value-type="float" office:value="2.26" calcext:value-type="float">
            <text:p>2.26</text:p>
          </table:table-cell>
          <table:table-cell office:value-type="float" office:value="0.9604216" calcext:value-type="float">
            <text:p>9.60E-01</text:p>
          </table:table-cell>
          <table:table-cell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0.8697039" calcext:value-type="float">
            <text:p>0.8697039</text:p>
          </table:table-cell>
          <table:table-cell/>
          <table:table-cell office:value-type="float" office:value="2.27" calcext:value-type="float">
            <text:p>2.27</text:p>
          </table:table-cell>
          <table:table-cell office:value-type="float" office:value="0.9855583" calcext:value-type="float">
            <text:p>9.86E-01</text:p>
          </table:table-cell>
          <table:table-cell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0.892475" calcext:value-type="float">
            <text:p>0.892475</text:p>
          </table:table-cell>
          <table:table-cell/>
          <table:table-cell office:value-type="float" office:value="2.28" calcext:value-type="float">
            <text:p>2.28</text:p>
          </table:table-cell>
          <table:table-cell office:value-type="float" office:value="1.010695" calcext:value-type="float">
            <text:p>1.01E+00</text:p>
          </table:table-cell>
          <table:table-cell/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0.9112862" calcext:value-type="float">
            <text:p>0.9112862</text:p>
          </table:table-cell>
          <table:table-cell/>
          <table:table-cell office:value-type="float" office:value="2.29" calcext:value-type="float">
            <text:p>2.29</text:p>
          </table:table-cell>
          <table:table-cell office:value-type="float" office:value="1.0355" calcext:value-type="float">
            <text:p>1.04E+00</text:p>
          </table:table-cell>
          <table:table-cell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9266777" calcext:value-type="float">
            <text:p>0.9266777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1.060037" calcext:value-type="float">
            <text:p>1.06E+00</text:p>
          </table:table-cell>
          <table:table-cell/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0.9457932" calcext:value-type="float">
            <text:p>0.9457932</text:p>
          </table:table-cell>
          <table:table-cell/>
          <table:table-cell office:value-type="float" office:value="2.31" calcext:value-type="float">
            <text:p>2.31</text:p>
          </table:table-cell>
          <table:table-cell office:value-type="float" office:value="1.084573" calcext:value-type="float">
            <text:p>1.08E+00</text:p>
          </table:table-cell>
          <table:table-cell/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0.9693747" calcext:value-type="float">
            <text:p>0.9693747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float" office:value="1.10911" calcext:value-type="float">
            <text:p>1.11E+00</text:p>
          </table:table-cell>
          <table:table-cell/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0.9981723" calcext:value-type="float">
            <text:p>0.9981723</text:p>
          </table:table-cell>
          <table:table-cell/>
          <table:table-cell office:value-type="float" office:value="2.33" calcext:value-type="float">
            <text:p>2.33</text:p>
          </table:table-cell>
          <table:table-cell office:value-type="float" office:value="1.133647" calcext:value-type="float">
            <text:p>1.13E+00</text:p>
          </table:table-cell>
          <table:table-cell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1.050224" calcext:value-type="float">
            <text:p>1.050224</text:p>
          </table:table-cell>
          <table:table-cell/>
          <table:table-cell office:value-type="float" office:value="2.34" calcext:value-type="float">
            <text:p>2.34</text:p>
          </table:table-cell>
          <table:table-cell office:value-type="float" office:value="1.15619" calcext:value-type="float">
            <text:p>1.16E+00</text:p>
          </table:table-cell>
          <table:table-cell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1.129882" calcext:value-type="float">
            <text:p>1.129882</text:p>
          </table:table-cell>
          <table:table-cell/>
          <table:table-cell office:value-type="float" office:value="2.35" calcext:value-type="float">
            <text:p>2.35</text:p>
          </table:table-cell>
          <table:table-cell office:value-type="float" office:value="1.177122" calcext:value-type="float">
            <text:p>1.18E+00</text:p>
          </table:table-cell>
          <table:table-cell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1.225293" calcext:value-type="float">
            <text:p>1.225293</text:p>
          </table:table-cell>
          <table:table-cell/>
          <table:table-cell office:value-type="float" office:value="2.36" calcext:value-type="float">
            <text:p>2.36</text:p>
          </table:table-cell>
          <table:table-cell office:value-type="float" office:value="1.198055" calcext:value-type="float">
            <text:p>1.20E+00</text:p>
          </table:table-cell>
          <table:table-cell/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1.333712" calcext:value-type="float">
            <text:p>1.333712</text:p>
          </table:table-cell>
          <table:table-cell/>
          <table:table-cell office:value-type="float" office:value="2.37" calcext:value-type="float">
            <text:p>2.37</text:p>
          </table:table-cell>
          <table:table-cell office:value-type="float" office:value="1.218987" calcext:value-type="float">
            <text:p>1.22E+00</text:p>
          </table:table-cell>
          <table:table-cell/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1.449125" calcext:value-type="float">
            <text:p>1.449125</text:p>
          </table:table-cell>
          <table:table-cell/>
          <table:table-cell office:value-type="float" office:value="2.38" calcext:value-type="float">
            <text:p>2.38</text:p>
          </table:table-cell>
          <table:table-cell office:value-type="float" office:value="1.23992" calcext:value-type="float">
            <text:p>1.24E+00</text:p>
          </table:table-cell>
          <table:table-cell/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1.489435" calcext:value-type="float">
            <text:p>1.489435</text:p>
          </table:table-cell>
          <table:table-cell/>
          <table:table-cell office:value-type="float" office:value="2.39" calcext:value-type="float">
            <text:p>2.39</text:p>
          </table:table-cell>
          <table:table-cell office:value-type="float" office:value="1.258219" calcext:value-type="float">
            <text:p>1.26E+00</text:p>
          </table:table-cell>
          <table:table-cell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.468297" calcext:value-type="float">
            <text:p>1.468297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274392" calcext:value-type="float">
            <text:p>1.27E+00</text:p>
          </table:table-cell>
          <table:table-cell/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1.446566" calcext:value-type="float">
            <text:p>1.446566</text:p>
          </table:table-cell>
          <table:table-cell/>
          <table:table-cell office:value-type="float" office:value="2.41" calcext:value-type="float">
            <text:p>2.41</text:p>
          </table:table-cell>
          <table:table-cell office:value-type="float" office:value="1.290566" calcext:value-type="float">
            <text:p>1.29E+00</text:p>
          </table:table-cell>
          <table:table-cell/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1.424342" calcext:value-type="float">
            <text:p>1.424342</text:p>
          </table:table-cell>
          <table:table-cell/>
          <table:table-cell office:value-type="float" office:value="2.42" calcext:value-type="float">
            <text:p>2.42</text:p>
          </table:table-cell>
          <table:table-cell office:value-type="float" office:value="1.306739" calcext:value-type="float">
            <text:p>1.31E+00</text:p>
          </table:table-cell>
          <table:table-cell/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1.401697" calcext:value-type="float">
            <text:p>1.401697</text:p>
          </table:table-cell>
          <table:table-cell/>
          <table:table-cell office:value-type="float" office:value="2.43" calcext:value-type="float">
            <text:p>2.43</text:p>
          </table:table-cell>
          <table:table-cell office:value-type="float" office:value="1.322912" calcext:value-type="float">
            <text:p>1.32E+00</text:p>
          </table:table-cell>
          <table:table-cell/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1.507782" calcext:value-type="float">
            <text:p>1.507782</text:p>
          </table:table-cell>
          <table:table-cell/>
          <table:table-cell office:value-type="float" office:value="2.44" calcext:value-type="float">
            <text:p>2.44</text:p>
          </table:table-cell>
          <table:table-cell office:value-type="float" office:value="1.354389" calcext:value-type="float">
            <text:p>1.35E+00</text:p>
          </table:table-cell>
          <table:table-cell/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1.697377" calcext:value-type="float">
            <text:p>1.697377</text:p>
          </table:table-cell>
          <table:table-cell/>
          <table:table-cell office:value-type="float" office:value="2.45" calcext:value-type="float">
            <text:p>2.45</text:p>
          </table:table-cell>
          <table:table-cell office:value-type="float" office:value="1.398221" calcext:value-type="float">
            <text:p>1.40E+00</text:p>
          </table:table-cell>
          <table:table-cell/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1.832962" calcext:value-type="float">
            <text:p>1.832962</text:p>
          </table:table-cell>
          <table:table-cell/>
          <table:table-cell office:value-type="float" office:value="2.46" calcext:value-type="float">
            <text:p>2.46</text:p>
          </table:table-cell>
          <table:table-cell office:value-type="float" office:value="1.442053" calcext:value-type="float">
            <text:p>1.44E+00</text:p>
          </table:table-cell>
          <table:table-cell/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1.913206" calcext:value-type="float">
            <text:p>1.913206</text:p>
          </table:table-cell>
          <table:table-cell/>
          <table:table-cell office:value-type="float" office:value="2.47" calcext:value-type="float">
            <text:p>2.47</text:p>
          </table:table-cell>
          <table:table-cell office:value-type="float" office:value="1.485886" calcext:value-type="float">
            <text:p>1.49E+00</text:p>
          </table:table-cell>
          <table:table-cell/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1.954413" calcext:value-type="float">
            <text:p>1.954413</text:p>
          </table:table-cell>
          <table:table-cell/>
          <table:table-cell office:value-type="float" office:value="2.48" calcext:value-type="float">
            <text:p>2.48</text:p>
          </table:table-cell>
          <table:table-cell office:value-type="float" office:value="1.529718" calcext:value-type="float">
            <text:p>1.53E+00</text:p>
          </table:table-cell>
          <table:table-cell/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1.959353" calcext:value-type="float">
            <text:p>1.959353</text:p>
          </table:table-cell>
          <table:table-cell/>
          <table:table-cell office:value-type="float" office:value="2.49" calcext:value-type="float">
            <text:p>2.49</text:p>
          </table:table-cell>
          <table:table-cell office:value-type="float" office:value="1.561227" calcext:value-type="float">
            <text:p>1.56E+00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.948269" calcext:value-type="float">
            <text:p>1.948269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.582786" calcext:value-type="float">
            <text:p>1.58E+00</text:p>
          </table:table-cell>
          <table:table-cell/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1.934947" calcext:value-type="float">
            <text:p>1.934947</text:p>
          </table:table-cell>
          <table:table-cell/>
          <table:table-cell office:value-type="float" office:value="2.51" calcext:value-type="float">
            <text:p>2.51</text:p>
          </table:table-cell>
          <table:table-cell office:value-type="float" office:value="1.604346" calcext:value-type="float">
            <text:p>1.60E+00</text:p>
          </table:table-cell>
          <table:table-cell/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1.918957" calcext:value-type="float">
            <text:p>1.918957</text:p>
          </table:table-cell>
          <table:table-cell/>
          <table:table-cell office:value-type="float" office:value="2.52" calcext:value-type="float">
            <text:p>2.52</text:p>
          </table:table-cell>
          <table:table-cell office:value-type="float" office:value="1.625905" calcext:value-type="float">
            <text:p>1.63E+00</text:p>
          </table:table-cell>
          <table:table-cell/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1.899813" calcext:value-type="float">
            <text:p>1.899813</text:p>
          </table:table-cell>
          <table:table-cell/>
          <table:table-cell office:value-type="float" office:value="2.53" calcext:value-type="float">
            <text:p>2.53</text:p>
          </table:table-cell>
          <table:table-cell office:value-type="float" office:value="1.647464" calcext:value-type="float">
            <text:p>1.65E+00</text:p>
          </table:table-cell>
          <table:table-cell/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1.885493" calcext:value-type="float">
            <text:p>1.885493</text:p>
          </table:table-cell>
          <table:table-cell/>
          <table:table-cell office:value-type="float" office:value="2.54" calcext:value-type="float">
            <text:p>2.54</text:p>
          </table:table-cell>
          <table:table-cell office:value-type="float" office:value="1.656342" calcext:value-type="float">
            <text:p>1.66E+00</text:p>
          </table:table-cell>
          <table:table-cell/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1.870709" calcext:value-type="float">
            <text:p>1.870709</text:p>
          </table:table-cell>
          <table:table-cell/>
          <table:table-cell office:value-type="float" office:value="2.55" calcext:value-type="float">
            <text:p>2.55</text:p>
          </table:table-cell>
          <table:table-cell office:value-type="float" office:value="1.654981" calcext:value-type="float">
            <text:p>1.65E+00</text:p>
          </table:table-cell>
          <table:table-cell/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1.848028" calcext:value-type="float">
            <text:p>1.848028</text:p>
          </table:table-cell>
          <table:table-cell/>
          <table:table-cell office:value-type="float" office:value="2.56" calcext:value-type="float">
            <text:p>2.56</text:p>
          </table:table-cell>
          <table:table-cell office:value-type="float" office:value="1.65362" calcext:value-type="float">
            <text:p>1.65E+00</text:p>
          </table:table-cell>
          <table:table-cell/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1.81784" calcext:value-type="float">
            <text:p>1.81784</text:p>
          </table:table-cell>
          <table:table-cell/>
          <table:table-cell office:value-type="float" office:value="2.57" calcext:value-type="float">
            <text:p>2.57</text:p>
          </table:table-cell>
          <table:table-cell office:value-type="float" office:value="1.652259" calcext:value-type="float">
            <text:p>1.65E+00</text:p>
          </table:table-cell>
          <table:table-cell/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1.780586" calcext:value-type="float">
            <text:p>1.780586</text:p>
          </table:table-cell>
          <table:table-cell/>
          <table:table-cell office:value-type="float" office:value="2.58" calcext:value-type="float">
            <text:p>2.58</text:p>
          </table:table-cell>
          <table:table-cell office:value-type="float" office:value="1.650899" calcext:value-type="float">
            <text:p>1.65E+00</text:p>
          </table:table-cell>
          <table:table-cell/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1.749617" calcext:value-type="float">
            <text:p>1.749617</text:p>
          </table:table-cell>
          <table:table-cell/>
          <table:table-cell office:value-type="float" office:value="2.59" calcext:value-type="float">
            <text:p>2.59</text:p>
          </table:table-cell>
          <table:table-cell office:value-type="float" office:value="1.641966" calcext:value-type="float">
            <text:p>1.64E+00</text:p>
          </table:table-cell>
          <table:table-cell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.727041" calcext:value-type="float">
            <text:p>1.727041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1.62692" calcext:value-type="float">
            <text:p>1.63E+00</text:p>
          </table:table-cell>
          <table:table-cell/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1.703835" calcext:value-type="float">
            <text:p>1.703835</text:p>
          </table:table-cell>
          <table:table-cell/>
          <table:table-cell office:value-type="float" office:value="2.61" calcext:value-type="float">
            <text:p>2.61</text:p>
          </table:table-cell>
          <table:table-cell office:value-type="float" office:value="1.611875" calcext:value-type="float">
            <text:p>1.61E+00</text:p>
          </table:table-cell>
          <table:table-cell/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1.679992" calcext:value-type="float">
            <text:p>1.679992</text:p>
          </table:table-cell>
          <table:table-cell/>
          <table:table-cell office:value-type="float" office:value="2.62" calcext:value-type="float">
            <text:p>2.62</text:p>
          </table:table-cell>
          <table:table-cell office:value-type="float" office:value="1.596829" calcext:value-type="float">
            <text:p>1.60E+00</text:p>
          </table:table-cell>
          <table:table-cell/>
        </table:table-row>
        <table:table-row table:style-name="ro1">
          <table:table-cell office:value-type="float" office:value="2.63" calcext:value-type="float">
            <text:p>2.63</text:p>
          </table:table-cell>
          <table:table-cell office:value-type="float" office:value="1.655517" calcext:value-type="float">
            <text:p>1.655517</text:p>
          </table:table-cell>
          <table:table-cell/>
          <table:table-cell office:value-type="float" office:value="2.63" calcext:value-type="float">
            <text:p>2.63</text:p>
          </table:table-cell>
          <table:table-cell office:value-type="float" office:value="1.581784" calcext:value-type="float">
            <text:p>1.58E+00</text:p>
          </table:table-cell>
          <table:table-cell/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1.727386" calcext:value-type="float">
            <text:p>1.727386</text:p>
          </table:table-cell>
          <table:table-cell/>
          <table:table-cell office:value-type="float" office:value="2.64" calcext:value-type="float">
            <text:p>2.64</text:p>
          </table:table-cell>
          <table:table-cell office:value-type="float" office:value="1.57776" calcext:value-type="float">
            <text:p>1.58E+00</text:p>
          </table:table-cell>
          <table:table-cell/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1.845621" calcext:value-type="float">
            <text:p>1.845621</text:p>
          </table:table-cell>
          <table:table-cell/>
          <table:table-cell office:value-type="float" office:value="2.65" calcext:value-type="float">
            <text:p>2.65</text:p>
          </table:table-cell>
          <table:table-cell office:value-type="float" office:value="1.582634" calcext:value-type="float">
            <text:p>1.58E+00</text:p>
          </table:table-cell>
          <table:table-cell/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1.923874" calcext:value-type="float">
            <text:p>1.923874</text:p>
          </table:table-cell>
          <table:table-cell/>
          <table:table-cell office:value-type="float" office:value="2.66" calcext:value-type="float">
            <text:p>2.66</text:p>
          </table:table-cell>
          <table:table-cell office:value-type="float" office:value="1.587509" calcext:value-type="float">
            <text:p>1.59E+00</text:p>
          </table:table-cell>
          <table:table-cell/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1.971402" calcext:value-type="float">
            <text:p>1.971402</text:p>
          </table:table-cell>
          <table:table-cell/>
          <table:table-cell office:value-type="float" office:value="2.67" calcext:value-type="float">
            <text:p>2.67</text:p>
          </table:table-cell>
          <table:table-cell office:value-type="float" office:value="1.592384" calcext:value-type="float">
            <text:p>1.59E+00</text:p>
          </table:table-cell>
          <table:table-cell/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1.998763" calcext:value-type="float">
            <text:p>1.998763</text:p>
          </table:table-cell>
          <table:table-cell/>
          <table:table-cell office:value-type="float" office:value="2.68" calcext:value-type="float">
            <text:p>2.68</text:p>
          </table:table-cell>
          <table:table-cell office:value-type="float" office:value="1.597258" calcext:value-type="float">
            <text:p>1.60E+00</text:p>
          </table:table-cell>
          <table:table-cell/>
        </table:table-row>
        <table:table-row table:style-name="ro1">
          <table:table-cell office:value-type="float" office:value="2.69" calcext:value-type="float">
            <text:p>2.69</text:p>
          </table:table-cell>
          <table:table-cell office:value-type="float" office:value="2.007798" calcext:value-type="float">
            <text:p>2.007798</text:p>
          </table:table-cell>
          <table:table-cell/>
          <table:table-cell office:value-type="float" office:value="2.69" calcext:value-type="float">
            <text:p>2.69</text:p>
          </table:table-cell>
          <table:table-cell office:value-type="float" office:value="1.618034" calcext:value-type="float">
            <text:p>1.62E+00</text:p>
          </table:table-cell>
          <table:table-cell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2.00957" calcext:value-type="float">
            <text:p>2.00957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1.651648" calcext:value-type="float">
            <text:p>1.65E+00</text:p>
          </table:table-cell>
          <table:table-cell/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2.011092" calcext:value-type="float">
            <text:p>2.011092</text:p>
          </table:table-cell>
          <table:table-cell/>
          <table:table-cell office:value-type="float" office:value="2.71" calcext:value-type="float">
            <text:p>2.71</text:p>
          </table:table-cell>
          <table:table-cell office:value-type="float" office:value="1.685261" calcext:value-type="float">
            <text:p>1.69E+00</text:p>
          </table:table-cell>
          <table:table-cell/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2.012382" calcext:value-type="float">
            <text:p>2.012382</text:p>
          </table:table-cell>
          <table:table-cell/>
          <table:table-cell office:value-type="float" office:value="2.72" calcext:value-type="float">
            <text:p>2.72</text:p>
          </table:table-cell>
          <table:table-cell office:value-type="float" office:value="1.718875" calcext:value-type="float">
            <text:p>1.72E+00</text:p>
          </table:table-cell>
          <table:table-cell/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2.013453" calcext:value-type="float">
            <text:p>2.013453</text:p>
          </table:table-cell>
          <table:table-cell/>
          <table:table-cell office:value-type="float" office:value="2.73" calcext:value-type="float">
            <text:p>2.73</text:p>
          </table:table-cell>
          <table:table-cell office:value-type="float" office:value="1.752489" calcext:value-type="float">
            <text:p>1.75E+00</text:p>
          </table:table-cell>
          <table:table-cell/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2.016892" calcext:value-type="float">
            <text:p>2.016892</text:p>
          </table:table-cell>
          <table:table-cell/>
          <table:table-cell office:value-type="float" office:value="2.74" calcext:value-type="float">
            <text:p>2.74</text:p>
          </table:table-cell>
          <table:table-cell office:value-type="float" office:value="1.794439" calcext:value-type="float">
            <text:p>1.79E+00</text:p>
          </table:table-cell>
          <table:table-cell/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2.022853" calcext:value-type="float">
            <text:p>2.022853</text:p>
          </table:table-cell>
          <table:table-cell/>
          <table:table-cell office:value-type="float" office:value="2.75" calcext:value-type="float">
            <text:p>2.75</text:p>
          </table:table-cell>
          <table:table-cell office:value-type="float" office:value="1.84312" calcext:value-type="float">
            <text:p>1.84E+00</text:p>
          </table:table-cell>
          <table:table-cell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2.02976" calcext:value-type="float">
            <text:p>2.02976</text:p>
          </table:table-cell>
          <table:table-cell/>
          <table:table-cell office:value-type="float" office:value="2.76" calcext:value-type="float">
            <text:p>2.76</text:p>
          </table:table-cell>
          <table:table-cell office:value-type="float" office:value="1.891801" calcext:value-type="float">
            <text:p>1.89E+00</text:p>
          </table:table-cell>
          <table:table-cell/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2.038071" calcext:value-type="float">
            <text:p>2.038071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1.940482" calcext:value-type="float">
            <text:p>1.94E+00</text:p>
          </table:table-cell>
          <table:table-cell/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2.048358" calcext:value-type="float">
            <text:p>2.048358</text:p>
          </table:table-cell>
          <table:table-cell/>
          <table:table-cell office:value-type="float" office:value="2.78" calcext:value-type="float">
            <text:p>2.78</text:p>
          </table:table-cell>
          <table:table-cell office:value-type="float" office:value="1.989163" calcext:value-type="float">
            <text:p>1.99E+00</text:p>
          </table:table-cell>
          <table:table-cell/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2.072711" calcext:value-type="float">
            <text:p>2.072711</text:p>
          </table:table-cell>
          <table:table-cell/>
          <table:table-cell office:value-type="float" office:value="2.79" calcext:value-type="float">
            <text:p>2.79</text:p>
          </table:table-cell>
          <table:table-cell office:value-type="float" office:value="2.019844" calcext:value-type="float">
            <text:p>2.02E+00</text:p>
          </table:table-cell>
          <table:table-cell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.127895" calcext:value-type="float">
            <text:p>2.127895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2.035992" calcext:value-type="float">
            <text:p>2.04E+00</text:p>
          </table:table-cell>
          <table:table-cell/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2.214626" calcext:value-type="float">
            <text:p>2.214626</text:p>
          </table:table-cell>
          <table:table-cell/>
          <table:table-cell office:value-type="float" office:value="2.81" calcext:value-type="float">
            <text:p>2.81</text:p>
          </table:table-cell>
          <table:table-cell office:value-type="float" office:value="2.05214" calcext:value-type="float">
            <text:p>2.05E+00</text:p>
          </table:table-cell>
          <table:table-cell/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2.297351" calcext:value-type="float">
            <text:p>2.297351</text:p>
          </table:table-cell>
          <table:table-cell/>
          <table:table-cell office:value-type="float" office:value="2.82" calcext:value-type="float">
            <text:p>2.82</text:p>
          </table:table-cell>
          <table:table-cell office:value-type="float" office:value="2.068288" calcext:value-type="float">
            <text:p>2.07E+00</text:p>
          </table:table-cell>
          <table:table-cell/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2.285255" calcext:value-type="float">
            <text:p>2.285255</text:p>
          </table:table-cell>
          <table:table-cell/>
          <table:table-cell office:value-type="float" office:value="2.83" calcext:value-type="float">
            <text:p>2.83</text:p>
          </table:table-cell>
          <table:table-cell office:value-type="float" office:value="2.084435" calcext:value-type="float">
            <text:p>2.08E+00</text:p>
          </table:table-cell>
          <table:table-cell/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2.36848" calcext:value-type="float">
            <text:p>2.36848</text:p>
          </table:table-cell>
          <table:table-cell/>
          <table:table-cell office:value-type="float" office:value="2.84" calcext:value-type="float">
            <text:p>2.84</text:p>
          </table:table-cell>
          <table:table-cell office:value-type="float" office:value="2.101156" calcext:value-type="float">
            <text:p>2.10E+00</text:p>
          </table:table-cell>
          <table:table-cell/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2.555017" calcext:value-type="float">
            <text:p>2.555017</text:p>
          </table:table-cell>
          <table:table-cell/>
          <table:table-cell office:value-type="float" office:value="2.85" calcext:value-type="float">
            <text:p>2.85</text:p>
          </table:table-cell>
          <table:table-cell office:value-type="float" office:value="2.118338" calcext:value-type="float">
            <text:p>2.12E+00</text:p>
          </table:table-cell>
          <table:table-cell/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2.733567" calcext:value-type="float">
            <text:p>2.733567</text:p>
          </table:table-cell>
          <table:table-cell/>
          <table:table-cell office:value-type="float" office:value="2.86" calcext:value-type="float">
            <text:p>2.86</text:p>
          </table:table-cell>
          <table:table-cell office:value-type="float" office:value="2.135521" calcext:value-type="float">
            <text:p>2.14E+00</text:p>
          </table:table-cell>
          <table:table-cell/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2.89561" calcext:value-type="float">
            <text:p>2.89561</text:p>
          </table:table-cell>
          <table:table-cell/>
          <table:table-cell office:value-type="float" office:value="2.87" calcext:value-type="float">
            <text:p>2.87</text:p>
          </table:table-cell>
          <table:table-cell office:value-type="float" office:value="2.152703" calcext:value-type="float">
            <text:p>2.15E+00</text:p>
          </table:table-cell>
          <table:table-cell/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3.035573" calcext:value-type="float">
            <text:p>3.035573</text:p>
          </table:table-cell>
          <table:table-cell/>
          <table:table-cell office:value-type="float" office:value="2.88" calcext:value-type="float">
            <text:p>2.88</text:p>
          </table:table-cell>
          <table:table-cell office:value-type="float" office:value="2.169886" calcext:value-type="float">
            <text:p>2.17E+00</text:p>
          </table:table-cell>
          <table:table-cell/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3.020965" calcext:value-type="float">
            <text:p>3.020965</text:p>
          </table:table-cell>
          <table:table-cell/>
          <table:table-cell office:value-type="float" office:value="2.89" calcext:value-type="float">
            <text:p>2.89</text:p>
          </table:table-cell>
          <table:table-cell office:value-type="float" office:value="2.22382" calcext:value-type="float">
            <text:p>2.22E+00</text:p>
          </table:table-cell>
          <table:table-cell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2.784728" calcext:value-type="float">
            <text:p>2.784728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2.307426" calcext:value-type="float">
            <text:p>2.31E+00</text:p>
          </table:table-cell>
          <table:table-cell/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2.690826" calcext:value-type="float">
            <text:p>2.690826</text:p>
          </table:table-cell>
          <table:table-cell/>
          <table:table-cell office:value-type="float" office:value="2.91" calcext:value-type="float">
            <text:p>2.91</text:p>
          </table:table-cell>
          <table:table-cell office:value-type="float" office:value="2.391033" calcext:value-type="float">
            <text:p>2.39E+00</text:p>
          </table:table-cell>
          <table:table-cell/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2.682569" calcext:value-type="float">
            <text:p>2.682569</text:p>
          </table:table-cell>
          <table:table-cell/>
          <table:table-cell office:value-type="float" office:value="2.92" calcext:value-type="float">
            <text:p>2.92</text:p>
          </table:table-cell>
          <table:table-cell office:value-type="float" office:value="2.474639" calcext:value-type="float">
            <text:p>2.47E+00</text:p>
          </table:table-cell>
          <table:table-cell/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2.68768" calcext:value-type="float">
            <text:p>2.68768</text:p>
          </table:table-cell>
          <table:table-cell/>
          <table:table-cell office:value-type="float" office:value="2.93" calcext:value-type="float">
            <text:p>2.93</text:p>
          </table:table-cell>
          <table:table-cell office:value-type="float" office:value="2.558246" calcext:value-type="float">
            <text:p>2.56E+00</text:p>
          </table:table-cell>
          <table:table-cell/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2.689725" calcext:value-type="float">
            <text:p>2.689725</text:p>
          </table:table-cell>
          <table:table-cell/>
          <table:table-cell office:value-type="float" office:value="2.94" calcext:value-type="float">
            <text:p>2.94</text:p>
          </table:table-cell>
          <table:table-cell office:value-type="float" office:value="2.642463" calcext:value-type="float">
            <text:p>2.64E+00</text:p>
          </table:table-cell>
          <table:table-cell/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2.689413" calcext:value-type="float">
            <text:p>2.689413</text:p>
          </table:table-cell>
          <table:table-cell/>
          <table:table-cell office:value-type="float" office:value="2.95" calcext:value-type="float">
            <text:p>2.95</text:p>
          </table:table-cell>
          <table:table-cell office:value-type="float" office:value="2.727175" calcext:value-type="float">
            <text:p>2.73E+00</text:p>
          </table:table-cell>
          <table:table-cell/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2.693012" calcext:value-type="float">
            <text:p>2.693012</text:p>
          </table:table-cell>
          <table:table-cell/>
          <table:table-cell office:value-type="float" office:value="2.96" calcext:value-type="float">
            <text:p>2.96</text:p>
          </table:table-cell>
          <table:table-cell office:value-type="float" office:value="2.811887" calcext:value-type="float">
            <text:p>2.81E+00</text:p>
          </table:table-cell>
          <table:table-cell/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2.711757" calcext:value-type="float">
            <text:p>2.711757</text:p>
          </table:table-cell>
          <table:table-cell/>
          <table:table-cell office:value-type="float" office:value="2.97" calcext:value-type="float">
            <text:p>2.97</text:p>
          </table:table-cell>
          <table:table-cell office:value-type="float" office:value="2.896599" calcext:value-type="float">
            <text:p>2.90E+00</text:p>
          </table:table-cell>
          <table:table-cell/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2.776828" calcext:value-type="float">
            <text:p>2.776828</text:p>
          </table:table-cell>
          <table:table-cell/>
          <table:table-cell office:value-type="float" office:value="2.98" calcext:value-type="float">
            <text:p>2.98</text:p>
          </table:table-cell>
          <table:table-cell office:value-type="float" office:value="2.981311" calcext:value-type="float">
            <text:p>2.98E+00</text:p>
          </table:table-cell>
          <table:table-cell/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3.043" calcext:value-type="float">
            <text:p>3.043</text:p>
          </table:table-cell>
          <table:table-cell/>
          <table:table-cell office:value-type="float" office:value="2.99" calcext:value-type="float">
            <text:p>2.99</text:p>
          </table:table-cell>
          <table:table-cell office:value-type="float" office:value="3.105445" calcext:value-type="float">
            <text:p>3.11E+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98902" calcext:value-type="float">
            <text:p>3.3989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261409" calcext:value-type="float">
            <text:p>3.26E+00</text:p>
          </table:table-cell>
          <table:table-cell/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3.501521" calcext:value-type="float">
            <text:p>3.501521</text:p>
          </table:table-cell>
          <table:table-cell/>
          <table:table-cell office:value-type="float" office:value="3.01" calcext:value-type="float">
            <text:p>3.01</text:p>
          </table:table-cell>
          <table:table-cell office:value-type="float" office:value="3.417373" calcext:value-type="float">
            <text:p>3.42E+00</text:p>
          </table:table-cell>
          <table:table-cell/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3.534973" calcext:value-type="float">
            <text:p>3.534973</text:p>
          </table:table-cell>
          <table:table-cell/>
          <table:table-cell office:value-type="float" office:value="3.02" calcext:value-type="float">
            <text:p>3.02</text:p>
          </table:table-cell>
          <table:table-cell office:value-type="float" office:value="3.573336" calcext:value-type="float">
            <text:p>3.57E+00</text:p>
          </table:table-cell>
          <table:table-cell/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3.58101" calcext:value-type="float">
            <text:p>3.58101</text:p>
          </table:table-cell>
          <table:table-cell/>
          <table:table-cell office:value-type="float" office:value="3.03" calcext:value-type="float">
            <text:p>3.03</text:p>
          </table:table-cell>
          <table:table-cell office:value-type="float" office:value="3.7293" calcext:value-type="float">
            <text:p>3.73E+00</text:p>
          </table:table-cell>
          <table:table-cell/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3.597612" calcext:value-type="float">
            <text:p>3.597612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3.853668" calcext:value-type="float">
            <text:p>3.85E+00</text:p>
          </table:table-cell>
          <table:table-cell/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3.572905" calcext:value-type="float">
            <text:p>3.572905</text:p>
          </table:table-cell>
          <table:table-cell/>
          <table:table-cell office:value-type="float" office:value="3.05" calcext:value-type="float">
            <text:p>3.05</text:p>
          </table:table-cell>
          <table:table-cell office:value-type="float" office:value="3.952529" calcext:value-type="float">
            <text:p>3.95E+00</text:p>
          </table:table-cell>
          <table:table-cell/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3.552416" calcext:value-type="float">
            <text:p>3.552416</text:p>
          </table:table-cell>
          <table:table-cell/>
          <table:table-cell office:value-type="float" office:value="3.06" calcext:value-type="float">
            <text:p>3.06</text:p>
          </table:table-cell>
          <table:table-cell office:value-type="float" office:value="4.051389" calcext:value-type="float">
            <text:p>4.05E+00</text:p>
          </table:table-cell>
          <table:table-cell/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3.535528" calcext:value-type="float">
            <text:p>3.535528</text:p>
          </table:table-cell>
          <table:table-cell/>
          <table:table-cell office:value-type="float" office:value="3.07" calcext:value-type="float">
            <text:p>3.07</text:p>
          </table:table-cell>
          <table:table-cell office:value-type="float" office:value="4.150249" calcext:value-type="float">
            <text:p>4.15E+00</text:p>
          </table:table-cell>
          <table:table-cell/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3.521696" calcext:value-type="float">
            <text:p>3.521696</text:p>
          </table:table-cell>
          <table:table-cell/>
          <table:table-cell office:value-type="float" office:value="3.08" calcext:value-type="float">
            <text:p>3.08</text:p>
          </table:table-cell>
          <table:table-cell office:value-type="float" office:value="4.24911" calcext:value-type="float">
            <text:p>4.25E+00</text:p>
          </table:table-cell>
          <table:table-cell/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3.526965" calcext:value-type="float">
            <text:p>3.526965</text:p>
          </table:table-cell>
          <table:table-cell/>
          <table:table-cell office:value-type="float" office:value="3.09" calcext:value-type="float">
            <text:p>3.09</text:p>
          </table:table-cell>
          <table:table-cell office:value-type="float" office:value="4.285513" calcext:value-type="float">
            <text:p>4.29E+00</text:p>
          </table:table-cell>
          <table:table-cell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3.541276" calcext:value-type="float">
            <text:p>3.54127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4.271492" calcext:value-type="float">
            <text:p>4.27E+00</text:p>
          </table:table-cell>
          <table:table-cell/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3.550755" calcext:value-type="float">
            <text:p>3.550755</text:p>
          </table:table-cell>
          <table:table-cell/>
          <table:table-cell office:value-type="float" office:value="3.11" calcext:value-type="float">
            <text:p>3.11</text:p>
          </table:table-cell>
          <table:table-cell office:value-type="float" office:value="4.25747" calcext:value-type="float">
            <text:p>4.26E+00</text:p>
          </table:table-cell>
          <table:table-cell/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3.556728" calcext:value-type="float">
            <text:p>3.556728</text:p>
          </table:table-cell>
          <table:table-cell/>
          <table:table-cell office:value-type="float" office:value="3.12" calcext:value-type="float">
            <text:p>3.12</text:p>
          </table:table-cell>
          <table:table-cell office:value-type="float" office:value="4.243449" calcext:value-type="float">
            <text:p>4.24E+00</text:p>
          </table:table-cell>
          <table:table-cell/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3.560209" calcext:value-type="float">
            <text:p>3.560209</text:p>
          </table:table-cell>
          <table:table-cell/>
          <table:table-cell office:value-type="float" office:value="3.13" calcext:value-type="float">
            <text:p>3.13</text:p>
          </table:table-cell>
          <table:table-cell office:value-type="float" office:value="4.229428" calcext:value-type="float">
            <text:p>4.23E+00</text:p>
          </table:table-cell>
          <table:table-cell/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3.560208" calcext:value-type="float">
            <text:p>3.560208</text:p>
          </table:table-cell>
          <table:table-cell/>
          <table:table-cell office:value-type="float" office:value="3.14" calcext:value-type="float">
            <text:p>3.14</text:p>
          </table:table-cell>
          <table:table-cell office:value-type="float" office:value="4.205621" calcext:value-type="float">
            <text:p>4.21E+00</text:p>
          </table:table-cell>
          <table:table-cell/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3.557961" calcext:value-type="float">
            <text:p>3.557961</text:p>
          </table:table-cell>
          <table:table-cell/>
          <table:table-cell office:value-type="float" office:value="3.15" calcext:value-type="float">
            <text:p>3.15</text:p>
          </table:table-cell>
          <table:table-cell office:value-type="float" office:value="4.173914" calcext:value-type="float">
            <text:p>4.17E+00</text:p>
          </table:table-cell>
          <table:table-cell/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3.554928" calcext:value-type="float">
            <text:p>3.554928</text:p>
          </table:table-cell>
          <table:table-cell/>
          <table:table-cell office:value-type="float" office:value="3.16" calcext:value-type="float">
            <text:p>3.16</text:p>
          </table:table-cell>
          <table:table-cell office:value-type="float" office:value="4.142207" calcext:value-type="float">
            <text:p>4.14E+00</text:p>
          </table:table-cell>
          <table:table-cell/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3.550935" calcext:value-type="float">
            <text:p>3.550935</text:p>
          </table:table-cell>
          <table:table-cell/>
          <table:table-cell office:value-type="float" office:value="3.17" calcext:value-type="float">
            <text:p>3.17</text:p>
          </table:table-cell>
          <table:table-cell office:value-type="float" office:value="4.1105" calcext:value-type="float">
            <text:p>4.11E+00</text:p>
          </table:table-cell>
          <table:table-cell/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3.545774" calcext:value-type="float">
            <text:p>3.545774</text:p>
          </table:table-cell>
          <table:table-cell/>
          <table:table-cell office:value-type="float" office:value="3.18" calcext:value-type="float">
            <text:p>3.18</text:p>
          </table:table-cell>
          <table:table-cell office:value-type="float" office:value="4.078793" calcext:value-type="float">
            <text:p>4.08E+00</text:p>
          </table:table-cell>
          <table:table-cell/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3.542299" calcext:value-type="float">
            <text:p>3.542299</text:p>
          </table:table-cell>
          <table:table-cell/>
          <table:table-cell office:value-type="float" office:value="3.19" calcext:value-type="float">
            <text:p>3.19</text:p>
          </table:table-cell>
          <table:table-cell office:value-type="float" office:value="4.05883" calcext:value-type="float">
            <text:p>4.06E+00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.545748" calcext:value-type="float">
            <text:p>3.545748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4.048348" calcext:value-type="float">
            <text:p>4.05E+00</text:p>
          </table:table-cell>
          <table:table-cell/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3.580962" calcext:value-type="float">
            <text:p>3.580962</text:p>
          </table:table-cell>
          <table:table-cell/>
          <table:table-cell office:value-type="float" office:value="3.21" calcext:value-type="float">
            <text:p>3.21</text:p>
          </table:table-cell>
          <table:table-cell office:value-type="float" office:value="4.037866" calcext:value-type="float">
            <text:p>4.04E+00</text:p>
          </table:table-cell>
          <table:table-cell/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3.694382" calcext:value-type="float">
            <text:p>3.694382</text:p>
          </table:table-cell>
          <table:table-cell/>
          <table:table-cell office:value-type="float" office:value="3.22" calcext:value-type="float">
            <text:p>3.22</text:p>
          </table:table-cell>
          <table:table-cell office:value-type="float" office:value="4.027385" calcext:value-type="float">
            <text:p>4.03E+00</text:p>
          </table:table-cell>
          <table:table-cell/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3.849689" calcext:value-type="float">
            <text:p>3.849689</text:p>
          </table:table-cell>
          <table:table-cell/>
          <table:table-cell office:value-type="float" office:value="3.23" calcext:value-type="float">
            <text:p>3.23</text:p>
          </table:table-cell>
          <table:table-cell office:value-type="float" office:value="4.016903" calcext:value-type="float">
            <text:p>4.02E+00</text:p>
          </table:table-cell>
          <table:table-cell/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3.88099" calcext:value-type="float">
            <text:p>3.88099</text:p>
          </table:table-cell>
          <table:table-cell/>
          <table:table-cell office:value-type="float" office:value="3.24" calcext:value-type="float">
            <text:p>3.24</text:p>
          </table:table-cell>
          <table:table-cell office:value-type="float" office:value="4.004609" calcext:value-type="float">
            <text:p>4.00E+00</text:p>
          </table:table-cell>
          <table:table-cell/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3.835017" calcext:value-type="float">
            <text:p>3.835017</text:p>
          </table:table-cell>
          <table:table-cell/>
          <table:table-cell office:value-type="float" office:value="3.25" calcext:value-type="float">
            <text:p>3.25</text:p>
          </table:table-cell>
          <table:table-cell office:value-type="float" office:value="3.990851" calcext:value-type="float">
            <text:p>3.99E+00</text:p>
          </table:table-cell>
          <table:table-cell/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3.786461" calcext:value-type="float">
            <text:p>3.786461</text:p>
          </table:table-cell>
          <table:table-cell/>
          <table:table-cell office:value-type="float" office:value="3.26" calcext:value-type="float">
            <text:p>3.26</text:p>
          </table:table-cell>
          <table:table-cell office:value-type="float" office:value="3.977094" calcext:value-type="float">
            <text:p>3.98E+00</text:p>
          </table:table-cell>
          <table:table-cell/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3.735259" calcext:value-type="float">
            <text:p>3.735259</text:p>
          </table:table-cell>
          <table:table-cell/>
          <table:table-cell office:value-type="float" office:value="3.27" calcext:value-type="float">
            <text:p>3.27</text:p>
          </table:table-cell>
          <table:table-cell office:value-type="float" office:value="3.963336" calcext:value-type="float">
            <text:p>3.96E+00</text:p>
          </table:table-cell>
          <table:table-cell/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3.68139" calcext:value-type="float">
            <text:p>3.68139</text:p>
          </table:table-cell>
          <table:table-cell/>
          <table:table-cell office:value-type="float" office:value="3.28" calcext:value-type="float">
            <text:p>3.28</text:p>
          </table:table-cell>
          <table:table-cell office:value-type="float" office:value="3.949579" calcext:value-type="float">
            <text:p>3.95E+00</text:p>
          </table:table-cell>
          <table:table-cell/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3.367675" calcext:value-type="float">
            <text:p>3.367675</text:p>
          </table:table-cell>
          <table:table-cell/>
          <table:table-cell office:value-type="float" office:value="3.29" calcext:value-type="float">
            <text:p>3.29</text:p>
          </table:table-cell>
          <table:table-cell office:value-type="float" office:value="3.909913" calcext:value-type="float">
            <text:p>3.91E+00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2.862498" calcext:value-type="float">
            <text:p>2.862498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3.849329" calcext:value-type="float">
            <text:p>3.85E+00</text:p>
          </table:table-cell>
          <table:table-cell/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2.724518" calcext:value-type="float">
            <text:p>2.724518</text:p>
          </table:table-cell>
          <table:table-cell/>
          <table:table-cell office:value-type="float" office:value="3.31" calcext:value-type="float">
            <text:p>3.31</text:p>
          </table:table-cell>
          <table:table-cell office:value-type="float" office:value="3.788746" calcext:value-type="float">
            <text:p>3.79E+00</text:p>
          </table:table-cell>
          <table:table-cell/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2.862131" calcext:value-type="float">
            <text:p>2.862131</text:p>
          </table:table-cell>
          <table:table-cell/>
          <table:table-cell office:value-type="float" office:value="3.32" calcext:value-type="float">
            <text:p>3.32</text:p>
          </table:table-cell>
          <table:table-cell office:value-type="float" office:value="3.728162" calcext:value-type="float">
            <text:p>3.73E+00</text:p>
          </table:table-cell>
          <table:table-cell/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3.073196" calcext:value-type="float">
            <text:p>3.073196</text:p>
          </table:table-cell>
          <table:table-cell/>
          <table:table-cell office:value-type="float" office:value="3.33" calcext:value-type="float">
            <text:p>3.33</text:p>
          </table:table-cell>
          <table:table-cell office:value-type="float" office:value="3.667579" calcext:value-type="float">
            <text:p>3.67E+00</text:p>
          </table:table-cell>
          <table:table-cell/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3.152042" calcext:value-type="float">
            <text:p>3.152042</text:p>
          </table:table-cell>
          <table:table-cell/>
          <table:table-cell office:value-type="float" office:value="3.34" calcext:value-type="float">
            <text:p>3.34</text:p>
          </table:table-cell>
          <table:table-cell office:value-type="float" office:value="3.597448" calcext:value-type="float">
            <text:p>3.60E+00</text:p>
          </table:table-cell>
          <table:table-cell/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3.135677" calcext:value-type="float">
            <text:p>3.135677</text:p>
          </table:table-cell>
          <table:table-cell/>
          <table:table-cell office:value-type="float" office:value="3.35" calcext:value-type="float">
            <text:p>3.35</text:p>
          </table:table-cell>
          <table:table-cell office:value-type="float" office:value="3.519609" calcext:value-type="float">
            <text:p>3.52E+00</text:p>
          </table:table-cell>
          <table:table-cell/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3.119232" calcext:value-type="float">
            <text:p>3.119232</text:p>
          </table:table-cell>
          <table:table-cell/>
          <table:table-cell office:value-type="float" office:value="3.36" calcext:value-type="float">
            <text:p>3.36</text:p>
          </table:table-cell>
          <table:table-cell office:value-type="float" office:value="3.44177" calcext:value-type="float">
            <text:p>3.44E+00</text:p>
          </table:table-cell>
          <table:table-cell/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3.102623" calcext:value-type="float">
            <text:p>3.102623</text:p>
          </table:table-cell>
          <table:table-cell/>
          <table:table-cell office:value-type="float" office:value="3.37" calcext:value-type="float">
            <text:p>3.37</text:p>
          </table:table-cell>
          <table:table-cell office:value-type="float" office:value="3.363931" calcext:value-type="float">
            <text:p>3.36E+00</text:p>
          </table:table-cell>
          <table:table-cell/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3.085782" calcext:value-type="float">
            <text:p>3.085782</text:p>
          </table:table-cell>
          <table:table-cell/>
          <table:table-cell office:value-type="float" office:value="3.38" calcext:value-type="float">
            <text:p>3.38</text:p>
          </table:table-cell>
          <table:table-cell office:value-type="float" office:value="3.286093" calcext:value-type="float">
            <text:p>3.29E+00</text:p>
          </table:table-cell>
          <table:table-cell/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3.080395" calcext:value-type="float">
            <text:p>3.080395</text:p>
          </table:table-cell>
          <table:table-cell/>
          <table:table-cell office:value-type="float" office:value="3.39" calcext:value-type="float">
            <text:p>3.39</text:p>
          </table:table-cell>
          <table:table-cell office:value-type="float" office:value="3.234438" calcext:value-type="float">
            <text:p>3.23E+00</text:p>
          </table:table-cell>
          <table:table-cell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.084427" calcext:value-type="float">
            <text:p>3.084427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3.203925" calcext:value-type="float">
            <text:p>3.20E+00</text:p>
          </table:table-cell>
          <table:table-cell/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3.088522" calcext:value-type="float">
            <text:p>3.088522</text:p>
          </table:table-cell>
          <table:table-cell/>
          <table:table-cell office:value-type="float" office:value="3.41" calcext:value-type="float">
            <text:p>3.41</text:p>
          </table:table-cell>
          <table:table-cell office:value-type="float" office:value="3.173411" calcext:value-type="float">
            <text:p>3.17E+00</text:p>
          </table:table-cell>
          <table:table-cell/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3.092719" calcext:value-type="float">
            <text:p>3.092719</text:p>
          </table:table-cell>
          <table:table-cell/>
          <table:table-cell office:value-type="float" office:value="3.42" calcext:value-type="float">
            <text:p>3.42</text:p>
          </table:table-cell>
          <table:table-cell office:value-type="float" office:value="3.142897" calcext:value-type="float">
            <text:p>3.14E+00</text:p>
          </table:table-cell>
          <table:table-cell/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3.097079" calcext:value-type="float">
            <text:p>3.097079</text:p>
          </table:table-cell>
          <table:table-cell/>
          <table:table-cell office:value-type="float" office:value="3.43" calcext:value-type="float">
            <text:p>3.43</text:p>
          </table:table-cell>
          <table:table-cell office:value-type="float" office:value="3.112383" calcext:value-type="float">
            <text:p>3.11E+00</text:p>
          </table:table-cell>
          <table:table-cell/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3.074851" calcext:value-type="float">
            <text:p>3.074851</text:p>
          </table:table-cell>
          <table:table-cell/>
          <table:table-cell office:value-type="float" office:value="3.44" calcext:value-type="float">
            <text:p>3.44</text:p>
          </table:table-cell>
          <table:table-cell office:value-type="float" office:value="3.089468" calcext:value-type="float">
            <text:p>3.09E+00</text:p>
          </table:table-cell>
          <table:table-cell/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3.029359" calcext:value-type="float">
            <text:p>3.029359</text:p>
          </table:table-cell>
          <table:table-cell/>
          <table:table-cell office:value-type="float" office:value="3.45" calcext:value-type="float">
            <text:p>3.45</text:p>
          </table:table-cell>
          <table:table-cell office:value-type="float" office:value="3.072688" calcext:value-type="float">
            <text:p>3.07E+00</text:p>
          </table:table-cell>
          <table:table-cell/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2.981949" calcext:value-type="float">
            <text:p>2.981949</text:p>
          </table:table-cell>
          <table:table-cell/>
          <table:table-cell office:value-type="float" office:value="3.46" calcext:value-type="float">
            <text:p>3.46</text:p>
          </table:table-cell>
          <table:table-cell office:value-type="float" office:value="3.055908" calcext:value-type="float">
            <text:p>3.06E+00</text:p>
          </table:table-cell>
          <table:table-cell/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2.932927" calcext:value-type="float">
            <text:p>2.932927</text:p>
          </table:table-cell>
          <table:table-cell/>
          <table:table-cell office:value-type="float" office:value="3.47" calcext:value-type="float">
            <text:p>3.47</text:p>
          </table:table-cell>
          <table:table-cell office:value-type="float" office:value="3.039128" calcext:value-type="float">
            <text:p>3.04E+00</text:p>
          </table:table-cell>
          <table:table-cell/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2.882667" calcext:value-type="float">
            <text:p>2.882667</text:p>
          </table:table-cell>
          <table:table-cell/>
          <table:table-cell office:value-type="float" office:value="3.48" calcext:value-type="float">
            <text:p>3.48</text:p>
          </table:table-cell>
          <table:table-cell office:value-type="float" office:value="3.022347" calcext:value-type="float">
            <text:p>3.02E+00</text:p>
          </table:table-cell>
          <table:table-cell/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2.885617" calcext:value-type="float">
            <text:p>2.885617</text:p>
          </table:table-cell>
          <table:table-cell/>
          <table:table-cell office:value-type="float" office:value="3.49" calcext:value-type="float">
            <text:p>3.49</text:p>
          </table:table-cell>
          <table:table-cell office:value-type="float" office:value="3.014306" calcext:value-type="float">
            <text:p>3.01E+00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.931506" calcext:value-type="float">
            <text:p>2.931506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3.013319" calcext:value-type="float">
            <text:p>3.01E+00</text:p>
          </table:table-cell>
          <table:table-cell/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2.976394" calcext:value-type="float">
            <text:p>2.976394</text:p>
          </table:table-cell>
          <table:table-cell/>
          <table:table-cell office:value-type="float" office:value="3.51" calcext:value-type="float">
            <text:p>3.51</text:p>
          </table:table-cell>
          <table:table-cell office:value-type="float" office:value="3.012333" calcext:value-type="float">
            <text:p>3.01E+00</text:p>
          </table:table-cell>
          <table:table-cell/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3.019964" calcext:value-type="float">
            <text:p>3.019964</text:p>
          </table:table-cell>
          <table:table-cell/>
          <table:table-cell office:value-type="float" office:value="3.52" calcext:value-type="float">
            <text:p>3.52</text:p>
          </table:table-cell>
          <table:table-cell office:value-type="float" office:value="3.011346" calcext:value-type="float">
            <text:p>3.01E+00</text:p>
          </table:table-cell>
          <table:table-cell/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3.061928" calcext:value-type="float">
            <text:p>3.061928</text:p>
          </table:table-cell>
          <table:table-cell/>
          <table:table-cell office:value-type="float" office:value="3.53" calcext:value-type="float">
            <text:p>3.53</text:p>
          </table:table-cell>
          <table:table-cell office:value-type="float" office:value="3.010359" calcext:value-type="float">
            <text:p>3.01E+00</text:p>
          </table:table-cell>
          <table:table-cell/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3.075811" calcext:value-type="float">
            <text:p>3.075811</text:p>
          </table:table-cell>
          <table:table-cell/>
          <table:table-cell office:value-type="float" office:value="3.54" calcext:value-type="float">
            <text:p>3.54</text:p>
          </table:table-cell>
          <table:table-cell office:value-type="float" office:value="3.016714" calcext:value-type="float">
            <text:p>3.02E+00</text:p>
          </table:table-cell>
          <table:table-cell/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3.068002" calcext:value-type="float">
            <text:p>3.068002</text:p>
          </table:table-cell>
          <table:table-cell/>
          <table:table-cell office:value-type="float" office:value="3.55" calcext:value-type="float">
            <text:p>3.55</text:p>
          </table:table-cell>
          <table:table-cell office:value-type="float" office:value="3.028996" calcext:value-type="float">
            <text:p>3.03E+00</text:p>
          </table:table-cell>
          <table:table-cell/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3.060124" calcext:value-type="float">
            <text:p>3.060124</text:p>
          </table:table-cell>
          <table:table-cell/>
          <table:table-cell office:value-type="float" office:value="3.56" calcext:value-type="float">
            <text:p>3.56</text:p>
          </table:table-cell>
          <table:table-cell office:value-type="float" office:value="3.041278" calcext:value-type="float">
            <text:p>3.04E+00</text:p>
          </table:table-cell>
          <table:table-cell/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3.052174" calcext:value-type="float">
            <text:p>3.052174</text:p>
          </table:table-cell>
          <table:table-cell/>
          <table:table-cell office:value-type="float" office:value="3.57" calcext:value-type="float">
            <text:p>3.57</text:p>
          </table:table-cell>
          <table:table-cell office:value-type="float" office:value="3.05356" calcext:value-type="float">
            <text:p>3.05E+00</text:p>
          </table:table-cell>
          <table:table-cell/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3.044148" calcext:value-type="float">
            <text:p>3.044148</text:p>
          </table:table-cell>
          <table:table-cell/>
          <table:table-cell office:value-type="float" office:value="3.58" calcext:value-type="float">
            <text:p>3.58</text:p>
          </table:table-cell>
          <table:table-cell office:value-type="float" office:value="3.065841" calcext:value-type="float">
            <text:p>3.07E+00</text:p>
          </table:table-cell>
          <table:table-cell/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3.019783" calcext:value-type="float">
            <text:p>3.019783</text:p>
          </table:table-cell>
          <table:table-cell/>
          <table:table-cell office:value-type="float" office:value="3.59" calcext:value-type="float">
            <text:p>3.59</text:p>
          </table:table-cell>
          <table:table-cell office:value-type="float" office:value="3.074236" calcext:value-type="float">
            <text:p>3.07E+00</text:p>
          </table:table-cell>
          <table:table-cell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.981395" calcext:value-type="float">
            <text:p>2.981395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3.079491" calcext:value-type="float">
            <text:p>3.08E+00</text:p>
          </table:table-cell>
          <table:table-cell/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2.942129" calcext:value-type="float">
            <text:p>2.942129</text:p>
          </table:table-cell>
          <table:table-cell/>
          <table:table-cell office:value-type="float" office:value="3.61" calcext:value-type="float">
            <text:p>3.61</text:p>
          </table:table-cell>
          <table:table-cell office:value-type="float" office:value="3.084746" calcext:value-type="float">
            <text:p>3.08E+00</text:p>
          </table:table-cell>
          <table:table-cell/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2.90232" calcext:value-type="float">
            <text:p>2.90232</text:p>
          </table:table-cell>
          <table:table-cell/>
          <table:table-cell office:value-type="float" office:value="3.62" calcext:value-type="float">
            <text:p>3.62</text:p>
          </table:table-cell>
          <table:table-cell office:value-type="float" office:value="3.090002" calcext:value-type="float">
            <text:p>3.09E+00</text:p>
          </table:table-cell>
          <table:table-cell/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2.862403" calcext:value-type="float">
            <text:p>2.862403</text:p>
          </table:table-cell>
          <table:table-cell/>
          <table:table-cell office:value-type="float" office:value="3.63" calcext:value-type="float">
            <text:p>3.63</text:p>
          </table:table-cell>
          <table:table-cell office:value-type="float" office:value="3.095257" calcext:value-type="float">
            <text:p>3.10E+00</text:p>
          </table:table-cell>
          <table:table-cell/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2.84925" calcext:value-type="float">
            <text:p>2.84925</text:p>
          </table:table-cell>
          <table:table-cell/>
          <table:table-cell office:value-type="float" office:value="3.64" calcext:value-type="float">
            <text:p>3.64</text:p>
          </table:table-cell>
          <table:table-cell office:value-type="float" office:value="3.088116" calcext:value-type="float">
            <text:p>3.09E+00</text:p>
          </table:table-cell>
          <table:table-cell/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2.857669" calcext:value-type="float">
            <text:p>2.857669</text:p>
          </table:table-cell>
          <table:table-cell/>
          <table:table-cell office:value-type="float" office:value="3.65" calcext:value-type="float">
            <text:p>3.65</text:p>
          </table:table-cell>
          <table:table-cell office:value-type="float" office:value="3.070967" calcext:value-type="float">
            <text:p>3.07E+00</text:p>
          </table:table-cell>
          <table:table-cell/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2.866229" calcext:value-type="float">
            <text:p>2.866229</text:p>
          </table:table-cell>
          <table:table-cell/>
          <table:table-cell office:value-type="float" office:value="3.66" calcext:value-type="float">
            <text:p>3.66</text:p>
          </table:table-cell>
          <table:table-cell office:value-type="float" office:value="3.053817" calcext:value-type="float">
            <text:p>3.05E+00</text:p>
          </table:table-cell>
          <table:table-cell/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2.874895" calcext:value-type="float">
            <text:p>2.874895</text:p>
          </table:table-cell>
          <table:table-cell/>
          <table:table-cell office:value-type="float" office:value="3.67" calcext:value-type="float">
            <text:p>3.67</text:p>
          </table:table-cell>
          <table:table-cell office:value-type="float" office:value="3.036667" calcext:value-type="float">
            <text:p>3.04E+00</text:p>
          </table:table-cell>
          <table:table-cell/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2.883637" calcext:value-type="float">
            <text:p>2.883637</text:p>
          </table:table-cell>
          <table:table-cell/>
          <table:table-cell office:value-type="float" office:value="3.68" calcext:value-type="float">
            <text:p>3.68</text:p>
          </table:table-cell>
          <table:table-cell office:value-type="float" office:value="3.019518" calcext:value-type="float">
            <text:p>3.02E+00</text:p>
          </table:table-cell>
          <table:table-cell/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2.857655" calcext:value-type="float">
            <text:p>2.857655</text:p>
          </table:table-cell>
          <table:table-cell/>
          <table:table-cell office:value-type="float" office:value="3.69" calcext:value-type="float">
            <text:p>3.69</text:p>
          </table:table-cell>
          <table:table-cell office:value-type="float" office:value="2.991327" calcext:value-type="float">
            <text:p>2.99E+00</text:p>
          </table:table-cell>
          <table:table-cell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2.803164" calcext:value-type="float">
            <text:p>2.803164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2.954224" calcext:value-type="float">
            <text:p>2.95E+00</text:p>
          </table:table-cell>
          <table:table-cell/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2.748553" calcext:value-type="float">
            <text:p>2.748553</text:p>
          </table:table-cell>
          <table:table-cell/>
          <table:table-cell office:value-type="float" office:value="3.71" calcext:value-type="float">
            <text:p>3.71</text:p>
          </table:table-cell>
          <table:table-cell office:value-type="float" office:value="2.91712" calcext:value-type="float">
            <text:p>2.92E+00</text:p>
          </table:table-cell>
          <table:table-cell/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2.694365" calcext:value-type="float">
            <text:p>2.694365</text:p>
          </table:table-cell>
          <table:table-cell/>
          <table:table-cell office:value-type="float" office:value="3.72" calcext:value-type="float">
            <text:p>3.72</text:p>
          </table:table-cell>
          <table:table-cell office:value-type="float" office:value="2.880016" calcext:value-type="float">
            <text:p>2.88E+00</text:p>
          </table:table-cell>
          <table:table-cell/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2.641129" calcext:value-type="float">
            <text:p>2.641129</text:p>
          </table:table-cell>
          <table:table-cell/>
          <table:table-cell office:value-type="float" office:value="3.73" calcext:value-type="float">
            <text:p>3.73</text:p>
          </table:table-cell>
          <table:table-cell office:value-type="float" office:value="2.842912" calcext:value-type="float">
            <text:p>2.84E+00</text:p>
          </table:table-cell>
          <table:table-cell/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2.581796" calcext:value-type="float">
            <text:p>2.581796</text:p>
          </table:table-cell>
          <table:table-cell/>
          <table:table-cell office:value-type="float" office:value="3.74" calcext:value-type="float">
            <text:p>3.74</text:p>
          </table:table-cell>
          <table:table-cell office:value-type="float" office:value="2.811687" calcext:value-type="float">
            <text:p>2.81E+00</text:p>
          </table:table-cell>
          <table:table-cell/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2.519264" calcext:value-type="float">
            <text:p>2.519264</text:p>
          </table:table-cell>
          <table:table-cell/>
          <table:table-cell office:value-type="float" office:value="3.75" calcext:value-type="float">
            <text:p>3.75</text:p>
          </table:table-cell>
          <table:table-cell office:value-type="float" office:value="2.785209" calcext:value-type="float">
            <text:p>2.79E+00</text:p>
          </table:table-cell>
          <table:table-cell/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2.460572" calcext:value-type="float">
            <text:p>2.460572</text:p>
          </table:table-cell>
          <table:table-cell/>
          <table:table-cell office:value-type="float" office:value="3.76" calcext:value-type="float">
            <text:p>3.76</text:p>
          </table:table-cell>
          <table:table-cell office:value-type="float" office:value="2.75873" calcext:value-type="float">
            <text:p>2.76E+00</text:p>
          </table:table-cell>
          <table:table-cell/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2.406256" calcext:value-type="float">
            <text:p>2.406256</text:p>
          </table:table-cell>
          <table:table-cell/>
          <table:table-cell office:value-type="float" office:value="3.77" calcext:value-type="float">
            <text:p>3.77</text:p>
          </table:table-cell>
          <table:table-cell office:value-type="float" office:value="2.732252" calcext:value-type="float">
            <text:p>2.73E+00</text:p>
          </table:table-cell>
          <table:table-cell/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2.356652" calcext:value-type="float">
            <text:p>2.356652</text:p>
          </table:table-cell>
          <table:table-cell/>
          <table:table-cell office:value-type="float" office:value="3.78" calcext:value-type="float">
            <text:p>3.78</text:p>
          </table:table-cell>
          <table:table-cell office:value-type="float" office:value="2.705773" calcext:value-type="float">
            <text:p>2.71E+00</text:p>
          </table:table-cell>
          <table:table-cell/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2.322563" calcext:value-type="float">
            <text:p>2.322563</text:p>
          </table:table-cell>
          <table:table-cell/>
          <table:table-cell office:value-type="float" office:value="3.79" calcext:value-type="float">
            <text:p>3.79</text:p>
          </table:table-cell>
          <table:table-cell office:value-type="float" office:value="2.696665" calcext:value-type="float">
            <text:p>2.70E+00</text:p>
          </table:table-cell>
          <table:table-cell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2.299432" calcext:value-type="float">
            <text:p>2.299432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2.701581" calcext:value-type="float">
            <text:p>2.70E+00</text:p>
          </table:table-cell>
          <table:table-cell/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2.277926" calcext:value-type="float">
            <text:p>2.277926</text:p>
          </table:table-cell>
          <table:table-cell/>
          <table:table-cell office:value-type="float" office:value="3.81" calcext:value-type="float">
            <text:p>3.81</text:p>
          </table:table-cell>
          <table:table-cell office:value-type="float" office:value="2.706497" calcext:value-type="float">
            <text:p>2.71E+00</text:p>
          </table:table-cell>
          <table:table-cell/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2.258064" calcext:value-type="float">
            <text:p>2.258064</text:p>
          </table:table-cell>
          <table:table-cell/>
          <table:table-cell office:value-type="float" office:value="3.82" calcext:value-type="float">
            <text:p>3.82</text:p>
          </table:table-cell>
          <table:table-cell office:value-type="float" office:value="2.711413" calcext:value-type="float">
            <text:p>2.71E+00</text:p>
          </table:table-cell>
          <table:table-cell/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2.239858" calcext:value-type="float">
            <text:p>2.239858</text:p>
          </table:table-cell>
          <table:table-cell/>
          <table:table-cell office:value-type="float" office:value="3.83" calcext:value-type="float">
            <text:p>3.83</text:p>
          </table:table-cell>
          <table:table-cell office:value-type="float" office:value="2.716329" calcext:value-type="float">
            <text:p>2.72E+00</text:p>
          </table:table-cell>
          <table:table-cell/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2.233831" calcext:value-type="float">
            <text:p>2.233831</text:p>
          </table:table-cell>
          <table:table-cell/>
          <table:table-cell office:value-type="float" office:value="3.84" calcext:value-type="float">
            <text:p>3.84</text:p>
          </table:table-cell>
          <table:table-cell office:value-type="float" office:value="2.728725" calcext:value-type="float">
            <text:p>2.73E+00</text:p>
          </table:table-cell>
          <table:table-cell/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2.236738" calcext:value-type="float">
            <text:p>2.236738</text:p>
          </table:table-cell>
          <table:table-cell/>
          <table:table-cell office:value-type="float" office:value="3.85" calcext:value-type="float">
            <text:p>3.85</text:p>
          </table:table-cell>
          <table:table-cell office:value-type="float" office:value="2.74716" calcext:value-type="float">
            <text:p>2.75E+00</text:p>
          </table:table-cell>
          <table:table-cell/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2.23975" calcext:value-type="float">
            <text:p>2.23975</text:p>
          </table:table-cell>
          <table:table-cell/>
          <table:table-cell office:value-type="float" office:value="3.86" calcext:value-type="float">
            <text:p>3.86</text:p>
          </table:table-cell>
          <table:table-cell office:value-type="float" office:value="2.765595" calcext:value-type="float">
            <text:p>2.77E+00</text:p>
          </table:table-cell>
          <table:table-cell/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2.24288" calcext:value-type="float">
            <text:p>2.24288</text:p>
          </table:table-cell>
          <table:table-cell/>
          <table:table-cell office:value-type="float" office:value="3.87" calcext:value-type="float">
            <text:p>3.87</text:p>
          </table:table-cell>
          <table:table-cell office:value-type="float" office:value="2.784031" calcext:value-type="float">
            <text:p>2.78E+00</text:p>
          </table:table-cell>
          <table:table-cell/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2.246138" calcext:value-type="float">
            <text:p>2.246138</text:p>
          </table:table-cell>
          <table:table-cell/>
          <table:table-cell office:value-type="float" office:value="3.88" calcext:value-type="float">
            <text:p>3.88</text:p>
          </table:table-cell>
          <table:table-cell office:value-type="float" office:value="2.802466" calcext:value-type="float">
            <text:p>2.80E+00</text:p>
          </table:table-cell>
          <table:table-cell/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2.267047" calcext:value-type="float">
            <text:p>2.267047</text:p>
          </table:table-cell>
          <table:table-cell/>
          <table:table-cell office:value-type="float" office:value="3.89" calcext:value-type="float">
            <text:p>3.89</text:p>
          </table:table-cell>
          <table:table-cell office:value-type="float" office:value="2.806716" calcext:value-type="float">
            <text:p>2.81E+00</text:p>
          </table:table-cell>
          <table:table-cell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.306463" calcext:value-type="float">
            <text:p>2.306463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2.799513" calcext:value-type="float">
            <text:p>2.80E+00</text:p>
          </table:table-cell>
          <table:table-cell/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2.351553" calcext:value-type="float">
            <text:p>2.351553</text:p>
          </table:table-cell>
          <table:table-cell/>
          <table:table-cell office:value-type="float" office:value="3.91" calcext:value-type="float">
            <text:p>3.91</text:p>
          </table:table-cell>
          <table:table-cell office:value-type="float" office:value="2.792311" calcext:value-type="float">
            <text:p>2.79E+00</text:p>
          </table:table-cell>
          <table:table-cell/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2.402243" calcext:value-type="float">
            <text:p>2.402243</text:p>
          </table:table-cell>
          <table:table-cell/>
          <table:table-cell office:value-type="float" office:value="3.92" calcext:value-type="float">
            <text:p>3.92</text:p>
          </table:table-cell>
          <table:table-cell office:value-type="float" office:value="2.785109" calcext:value-type="float">
            <text:p>2.79E+00</text:p>
          </table:table-cell>
          <table:table-cell/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2.45822" calcext:value-type="float">
            <text:p>2.45822</text:p>
          </table:table-cell>
          <table:table-cell/>
          <table:table-cell office:value-type="float" office:value="3.93" calcext:value-type="float">
            <text:p>3.93</text:p>
          </table:table-cell>
          <table:table-cell office:value-type="float" office:value="2.777906" calcext:value-type="float">
            <text:p>2.78E+00</text:p>
          </table:table-cell>
          <table:table-cell/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2.495046" calcext:value-type="float">
            <text:p>2.495046</text:p>
          </table:table-cell>
          <table:table-cell/>
          <table:table-cell office:value-type="float" office:value="3.94" calcext:value-type="float">
            <text:p>3.94</text:p>
          </table:table-cell>
          <table:table-cell office:value-type="float" office:value="2.756076" calcext:value-type="float">
            <text:p>2.76E+00</text:p>
          </table:table-cell>
          <table:table-cell/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2.513792" calcext:value-type="float">
            <text:p>2.513792</text:p>
          </table:table-cell>
          <table:table-cell/>
          <table:table-cell office:value-type="float" office:value="3.95" calcext:value-type="float">
            <text:p>3.95</text:p>
          </table:table-cell>
          <table:table-cell office:value-type="float" office:value="2.722436" calcext:value-type="float">
            <text:p>2.72E+00</text:p>
          </table:table-cell>
          <table:table-cell/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2.532663" calcext:value-type="float">
            <text:p>2.532663</text:p>
          </table:table-cell>
          <table:table-cell/>
          <table:table-cell office:value-type="float" office:value="3.96" calcext:value-type="float">
            <text:p>3.96</text:p>
          </table:table-cell>
          <table:table-cell office:value-type="float" office:value="2.688796" calcext:value-type="float">
            <text:p>2.69E+00</text:p>
          </table:table-cell>
          <table:table-cell/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2.551517" calcext:value-type="float">
            <text:p>2.551517</text:p>
          </table:table-cell>
          <table:table-cell/>
          <table:table-cell office:value-type="float" office:value="3.97" calcext:value-type="float">
            <text:p>3.97</text:p>
          </table:table-cell>
          <table:table-cell office:value-type="float" office:value="2.655157" calcext:value-type="float">
            <text:p>2.66E+00</text:p>
          </table:table-cell>
          <table:table-cell/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2.570121" calcext:value-type="float">
            <text:p>2.570121</text:p>
          </table:table-cell>
          <table:table-cell/>
          <table:table-cell office:value-type="float" office:value="3.98" calcext:value-type="float">
            <text:p>3.98</text:p>
          </table:table-cell>
          <table:table-cell office:value-type="float" office:value="2.621517" calcext:value-type="float">
            <text:p>2.62E+00</text:p>
          </table:table-cell>
          <table:table-cell/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2.530933" calcext:value-type="float">
            <text:p>2.530933</text:p>
          </table:table-cell>
          <table:table-cell/>
          <table:table-cell office:value-type="float" office:value="3.99" calcext:value-type="float">
            <text:p>3.99</text:p>
          </table:table-cell>
          <table:table-cell office:value-type="float" office:value="2.582095" calcext:value-type="float">
            <text:p>2.58E+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451943" calcext:value-type="float">
            <text:p>2.4519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538006" calcext:value-type="float">
            <text:p>2.54E+00</text:p>
          </table:table-cell>
          <table:table-cell/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2.382984" calcext:value-type="float">
            <text:p>2.382984</text:p>
          </table:table-cell>
          <table:table-cell/>
          <table:table-cell office:value-type="float" office:value="4.01" calcext:value-type="float">
            <text:p>4.01</text:p>
          </table:table-cell>
          <table:table-cell office:value-type="float" office:value="2.493916" calcext:value-type="float">
            <text:p>2.49E+00</text:p>
          </table:table-cell>
          <table:table-cell/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2.32531" calcext:value-type="float">
            <text:p>2.32531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2.449827" calcext:value-type="float">
            <text:p>2.45E+00</text:p>
          </table:table-cell>
          <table:table-cell/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2.279702" calcext:value-type="float">
            <text:p>2.279702</text:p>
          </table:table-cell>
          <table:table-cell/>
          <table:table-cell office:value-type="float" office:value="4.03" calcext:value-type="float">
            <text:p>4.03</text:p>
          </table:table-cell>
          <table:table-cell office:value-type="float" office:value="2.405737" calcext:value-type="float">
            <text:p>2.41E+00</text:p>
          </table:table-cell>
          <table:table-cell/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2.245702" calcext:value-type="float">
            <text:p>2.245702</text:p>
          </table:table-cell>
          <table:table-cell/>
          <table:table-cell office:value-type="float" office:value="4.04" calcext:value-type="float">
            <text:p>4.04</text:p>
          </table:table-cell>
          <table:table-cell office:value-type="float" office:value="2.355152" calcext:value-type="float">
            <text:p>2.36E+00</text:p>
          </table:table-cell>
          <table:table-cell/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2.220614" calcext:value-type="float">
            <text:p>2.220614</text:p>
          </table:table-cell>
          <table:table-cell/>
          <table:table-cell office:value-type="float" office:value="4.05" calcext:value-type="float">
            <text:p>4.05</text:p>
          </table:table-cell>
          <table:table-cell office:value-type="float" office:value="2.299322" calcext:value-type="float">
            <text:p>2.30E+00</text:p>
          </table:table-cell>
          <table:table-cell/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2.204137" calcext:value-type="float">
            <text:p>2.204137</text:p>
          </table:table-cell>
          <table:table-cell/>
          <table:table-cell office:value-type="float" office:value="4.06" calcext:value-type="float">
            <text:p>4.06</text:p>
          </table:table-cell>
          <table:table-cell office:value-type="float" office:value="2.243493" calcext:value-type="float">
            <text:p>2.24E+00</text:p>
          </table:table-cell>
          <table:table-cell/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2.196085" calcext:value-type="float">
            <text:p>2.196085</text:p>
          </table:table-cell>
          <table:table-cell/>
          <table:table-cell office:value-type="float" office:value="4.07" calcext:value-type="float">
            <text:p>4.07</text:p>
          </table:table-cell>
          <table:table-cell office:value-type="float" office:value="2.187663" calcext:value-type="float">
            <text:p>2.19E+00</text:p>
          </table:table-cell>
          <table:table-cell/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2.196343" calcext:value-type="float">
            <text:p>2.196343</text:p>
          </table:table-cell>
          <table:table-cell/>
          <table:table-cell office:value-type="float" office:value="4.08" calcext:value-type="float">
            <text:p>4.08</text:p>
          </table:table-cell>
          <table:table-cell office:value-type="float" office:value="2.131833" calcext:value-type="float">
            <text:p>2.13E+00</text:p>
          </table:table-cell>
          <table:table-cell/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2.162058" calcext:value-type="float">
            <text:p>2.162058</text:p>
          </table:table-cell>
          <table:table-cell/>
          <table:table-cell office:value-type="float" office:value="4.09" calcext:value-type="float">
            <text:p>4.09</text:p>
          </table:table-cell>
          <table:table-cell office:value-type="float" office:value="2.075282" calcext:value-type="float">
            <text:p>2.08E+00</text:p>
          </table:table-cell>
          <table:table-cell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2.107399" calcext:value-type="float">
            <text:p>2.107399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2.018148" calcext:value-type="float">
            <text:p>2.02E+00</text:p>
          </table:table-cell>
          <table:table-cell/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2.063109" calcext:value-type="float">
            <text:p>2.063109</text:p>
          </table:table-cell>
          <table:table-cell/>
          <table:table-cell office:value-type="float" office:value="4.11" calcext:value-type="float">
            <text:p>4.11</text:p>
          </table:table-cell>
          <table:table-cell office:value-type="float" office:value="1.961013" calcext:value-type="float">
            <text:p>1.96E+00</text:p>
          </table:table-cell>
          <table:table-cell/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2.023507" calcext:value-type="float">
            <text:p>2.023507</text:p>
          </table:table-cell>
          <table:table-cell/>
          <table:table-cell office:value-type="float" office:value="4.12" calcext:value-type="float">
            <text:p>4.12</text:p>
          </table:table-cell>
          <table:table-cell office:value-type="float" office:value="1.903879" calcext:value-type="float">
            <text:p>1.90E+00</text:p>
          </table:table-cell>
          <table:table-cell/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1.983567" calcext:value-type="float">
            <text:p>1.983567</text:p>
          </table:table-cell>
          <table:table-cell/>
          <table:table-cell office:value-type="float" office:value="4.13" calcext:value-type="float">
            <text:p>4.13</text:p>
          </table:table-cell>
          <table:table-cell office:value-type="float" office:value="1.846745" calcext:value-type="float">
            <text:p>1.85E+00</text:p>
          </table:table-cell>
          <table:table-cell/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1.943406" calcext:value-type="float">
            <text:p>1.943406</text:p>
          </table:table-cell>
          <table:table-cell/>
          <table:table-cell office:value-type="float" office:value="4.14" calcext:value-type="float">
            <text:p>4.14</text:p>
          </table:table-cell>
          <table:table-cell office:value-type="float" office:value="1.790351" calcext:value-type="float">
            <text:p>1.79E+00</text:p>
          </table:table-cell>
          <table:table-cell/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1.894134" calcext:value-type="float">
            <text:p>1.894134</text:p>
          </table:table-cell>
          <table:table-cell/>
          <table:table-cell office:value-type="float" office:value="4.15" calcext:value-type="float">
            <text:p>4.15</text:p>
          </table:table-cell>
          <table:table-cell office:value-type="float" office:value="1.734556" calcext:value-type="float">
            <text:p>1.73E+00</text:p>
          </table:table-cell>
          <table:table-cell/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1.827286" calcext:value-type="float">
            <text:p>1.827286</text:p>
          </table:table-cell>
          <table:table-cell/>
          <table:table-cell office:value-type="float" office:value="4.16" calcext:value-type="float">
            <text:p>4.16</text:p>
          </table:table-cell>
          <table:table-cell office:value-type="float" office:value="1.67876" calcext:value-type="float">
            <text:p>1.68E+00</text:p>
          </table:table-cell>
          <table:table-cell/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1.740651" calcext:value-type="float">
            <text:p>1.740651</text:p>
          </table:table-cell>
          <table:table-cell/>
          <table:table-cell office:value-type="float" office:value="4.17" calcext:value-type="float">
            <text:p>4.17</text:p>
          </table:table-cell>
          <table:table-cell office:value-type="float" office:value="1.622964" calcext:value-type="float">
            <text:p>1.62E+00</text:p>
          </table:table-cell>
          <table:table-cell/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1.634981" calcext:value-type="float">
            <text:p>1.634981</text:p>
          </table:table-cell>
          <table:table-cell/>
          <table:table-cell office:value-type="float" office:value="4.18" calcext:value-type="float">
            <text:p>4.18</text:p>
          </table:table-cell>
          <table:table-cell office:value-type="float" office:value="1.567168" calcext:value-type="float">
            <text:p>1.57E+00</text:p>
          </table:table-cell>
          <table:table-cell/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1.566718" calcext:value-type="float">
            <text:p>1.566718</text:p>
          </table:table-cell>
          <table:table-cell/>
          <table:table-cell office:value-type="float" office:value="4.19" calcext:value-type="float">
            <text:p>4.19</text:p>
          </table:table-cell>
          <table:table-cell office:value-type="float" office:value="1.520893" calcext:value-type="float">
            <text:p>1.52E+00</text:p>
          </table:table-cell>
          <table:table-cell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.538206" calcext:value-type="float">
            <text:p>1.538206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1.482304" calcext:value-type="float">
            <text:p>1.48E+00</text:p>
          </table:table-cell>
          <table:table-cell/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1.510929" calcext:value-type="float">
            <text:p>1.510929</text:p>
          </table:table-cell>
          <table:table-cell/>
          <table:table-cell office:value-type="float" office:value="4.21" calcext:value-type="float">
            <text:p>4.21</text:p>
          </table:table-cell>
          <table:table-cell office:value-type="float" office:value="1.443715" calcext:value-type="float">
            <text:p>1.44E+00</text:p>
          </table:table-cell>
          <table:table-cell/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1.485571" calcext:value-type="float">
            <text:p>1.485571</text:p>
          </table:table-cell>
          <table:table-cell/>
          <table:table-cell office:value-type="float" office:value="4.22" calcext:value-type="float">
            <text:p>4.22</text:p>
          </table:table-cell>
          <table:table-cell office:value-type="float" office:value="1.405126" calcext:value-type="float">
            <text:p>1.41E+00</text:p>
          </table:table-cell>
          <table:table-cell/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1.462861" calcext:value-type="float">
            <text:p>1.462861</text:p>
          </table:table-cell>
          <table:table-cell/>
          <table:table-cell office:value-type="float" office:value="4.23" calcext:value-type="float">
            <text:p>4.23</text:p>
          </table:table-cell>
          <table:table-cell office:value-type="float" office:value="1.366538" calcext:value-type="float">
            <text:p>1.37E+00</text:p>
          </table:table-cell>
          <table:table-cell/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1.375694" calcext:value-type="float">
            <text:p>1.375694</text:p>
          </table:table-cell>
          <table:table-cell/>
          <table:table-cell office:value-type="float" office:value="4.24" calcext:value-type="float">
            <text:p>4.24</text:p>
          </table:table-cell>
          <table:table-cell office:value-type="float" office:value="1.328644" calcext:value-type="float">
            <text:p>1.33E+00</text:p>
          </table:table-cell>
          <table:table-cell/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1.25042" calcext:value-type="float">
            <text:p>1.25042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.291311" calcext:value-type="float">
            <text:p>1.29E+00</text:p>
          </table:table-cell>
          <table:table-cell/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1.151288" calcext:value-type="float">
            <text:p>1.151288</text:p>
          </table:table-cell>
          <table:table-cell/>
          <table:table-cell office:value-type="float" office:value="4.26" calcext:value-type="float">
            <text:p>4.26</text:p>
          </table:table-cell>
          <table:table-cell office:value-type="float" office:value="1.253978" calcext:value-type="float">
            <text:p>1.25E+00</text:p>
          </table:table-cell>
          <table:table-cell/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1.078824" calcext:value-type="float">
            <text:p>1.078824</text:p>
          </table:table-cell>
          <table:table-cell/>
          <table:table-cell office:value-type="float" office:value="4.27" calcext:value-type="float">
            <text:p>4.27</text:p>
          </table:table-cell>
          <table:table-cell office:value-type="float" office:value="1.216646" calcext:value-type="float">
            <text:p>1.22E+00</text:p>
          </table:table-cell>
          <table:table-cell/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1.029006" calcext:value-type="float">
            <text:p>1.029006</text:p>
          </table:table-cell>
          <table:table-cell/>
          <table:table-cell office:value-type="float" office:value="4.28" calcext:value-type="float">
            <text:p>4.28</text:p>
          </table:table-cell>
          <table:table-cell office:value-type="float" office:value="1.179313" calcext:value-type="float">
            <text:p>1.18E+00</text:p>
          </table:table-cell>
          <table:table-cell/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0.9913713" calcext:value-type="float">
            <text:p>0.9913713</text:p>
          </table:table-cell>
          <table:table-cell/>
          <table:table-cell office:value-type="float" office:value="4.29" calcext:value-type="float">
            <text:p>4.29</text:p>
          </table:table-cell>
          <table:table-cell office:value-type="float" office:value="1.141597" calcext:value-type="float">
            <text:p>1.14E+00</text:p>
          </table:table-cell>
          <table:table-cell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9609947" calcext:value-type="float">
            <text:p>0.9609947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1.103572" calcext:value-type="float">
            <text:p>1.10E+00</text:p>
          </table:table-cell>
          <table:table-cell/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0.9384456" calcext:value-type="float">
            <text:p>0.9384456</text:p>
          </table:table-cell>
          <table:table-cell/>
          <table:table-cell office:value-type="float" office:value="4.31" calcext:value-type="float">
            <text:p>4.31</text:p>
          </table:table-cell>
          <table:table-cell office:value-type="float" office:value="1.065548" calcext:value-type="float">
            <text:p>1.07E+00</text:p>
          </table:table-cell>
          <table:table-cell/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0.9215758" calcext:value-type="float">
            <text:p>0.9215758</text:p>
          </table:table-cell>
          <table:table-cell/>
          <table:table-cell office:value-type="float" office:value="4.32" calcext:value-type="float">
            <text:p>4.32</text:p>
          </table:table-cell>
          <table:table-cell office:value-type="float" office:value="1.027523" calcext:value-type="float">
            <text:p>1.03E+00</text:p>
          </table:table-cell>
          <table:table-cell/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0.9088579" calcext:value-type="float">
            <text:p>0.9088579</text:p>
          </table:table-cell>
          <table:table-cell/>
          <table:table-cell office:value-type="float" office:value="4.33" calcext:value-type="float">
            <text:p>4.33</text:p>
          </table:table-cell>
          <table:table-cell office:value-type="float" office:value="0.9894982" calcext:value-type="float">
            <text:p>9.89E-01</text:p>
          </table:table-cell>
          <table:table-cell/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0.8998455" calcext:value-type="float">
            <text:p>0.8998455</text:p>
          </table:table-cell>
          <table:table-cell/>
          <table:table-cell office:value-type="float" office:value="4.34" calcext:value-type="float">
            <text:p>4.34</text:p>
          </table:table-cell>
          <table:table-cell office:value-type="float" office:value="0.9557112" calcext:value-type="float">
            <text:p>9.56E-01</text:p>
          </table:table-cell>
          <table:table-cell/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0.8923326" calcext:value-type="float">
            <text:p>0.8923326</text:p>
          </table:table-cell>
          <table:table-cell/>
          <table:table-cell office:value-type="float" office:value="4.35" calcext:value-type="float">
            <text:p>4.35</text:p>
          </table:table-cell>
          <table:table-cell office:value-type="float" office:value="0.9253455" calcext:value-type="float">
            <text:p>9.25E-01</text:p>
          </table:table-cell>
          <table:table-cell/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0.8852263" calcext:value-type="float">
            <text:p>0.8852263</text:p>
          </table:table-cell>
          <table:table-cell/>
          <table:table-cell office:value-type="float" office:value="4.36" calcext:value-type="float">
            <text:p>4.36</text:p>
          </table:table-cell>
          <table:table-cell office:value-type="float" office:value="0.8949799" calcext:value-type="float">
            <text:p>8.95E-01</text:p>
          </table:table-cell>
          <table:table-cell/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0.8784201" calcext:value-type="float">
            <text:p>0.8784201</text:p>
          </table:table-cell>
          <table:table-cell/>
          <table:table-cell office:value-type="float" office:value="4.37" calcext:value-type="float">
            <text:p>4.37</text:p>
          </table:table-cell>
          <table:table-cell office:value-type="float" office:value="0.8646143" calcext:value-type="float">
            <text:p>8.65E-01</text:p>
          </table:table-cell>
          <table:table-cell/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0.8718106" calcext:value-type="float">
            <text:p>0.8718106</text:p>
          </table:table-cell>
          <table:table-cell/>
          <table:table-cell office:value-type="float" office:value="4.38" calcext:value-type="float">
            <text:p>4.38</text:p>
          </table:table-cell>
          <table:table-cell office:value-type="float" office:value="0.8342487" calcext:value-type="float">
            <text:p>8.34E-01</text:p>
          </table:table-cell>
          <table:table-cell/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0.8664681" calcext:value-type="float">
            <text:p>0.8664681</text:p>
          </table:table-cell>
          <table:table-cell/>
          <table:table-cell office:value-type="float" office:value="4.39" calcext:value-type="float">
            <text:p>4.39</text:p>
          </table:table-cell>
          <table:table-cell office:value-type="float" office:value="0.8152207" calcext:value-type="float">
            <text:p>8.15E-01</text:p>
          </table:table-cell>
          <table:table-cell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8627407" calcext:value-type="float">
            <text:p>0.8627407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.8053464" calcext:value-type="float">
            <text:p>8.05E-01</text:p>
          </table:table-cell>
          <table:table-cell/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0.8599722" calcext:value-type="float">
            <text:p>0.8599722</text:p>
          </table:table-cell>
          <table:table-cell/>
          <table:table-cell office:value-type="float" office:value="4.41" calcext:value-type="float">
            <text:p>4.41</text:p>
          </table:table-cell>
          <table:table-cell office:value-type="float" office:value="0.795472" calcext:value-type="float">
            <text:p>7.95E-01</text:p>
          </table:table-cell>
          <table:table-cell/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0.8583742" calcext:value-type="float">
            <text:p>0.8583742</text:p>
          </table:table-cell>
          <table:table-cell/>
          <table:table-cell office:value-type="float" office:value="4.42" calcext:value-type="float">
            <text:p>4.42</text:p>
          </table:table-cell>
          <table:table-cell office:value-type="float" office:value="0.7855977" calcext:value-type="float">
            <text:p>7.86E-01</text:p>
          </table:table-cell>
          <table:table-cell/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0.8582703" calcext:value-type="float">
            <text:p>0.8582703</text:p>
          </table:table-cell>
          <table:table-cell/>
          <table:table-cell office:value-type="float" office:value="4.43" calcext:value-type="float">
            <text:p>4.43</text:p>
          </table:table-cell>
          <table:table-cell office:value-type="float" office:value="0.7757233" calcext:value-type="float">
            <text:p>7.76E-01</text:p>
          </table:table-cell>
          <table:table-cell/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0.8556974" calcext:value-type="float">
            <text:p>0.8556974</text:p>
          </table:table-cell>
          <table:table-cell/>
          <table:table-cell office:value-type="float" office:value="4.44" calcext:value-type="float">
            <text:p>4.44</text:p>
          </table:table-cell>
          <table:table-cell office:value-type="float" office:value="0.767286" calcext:value-type="float">
            <text:p>7.67E-01</text:p>
          </table:table-cell>
          <table:table-cell/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0.8509244" calcext:value-type="float">
            <text:p>0.8509244</text:p>
          </table:table-cell>
          <table:table-cell/>
          <table:table-cell office:value-type="float" office:value="4.45" calcext:value-type="float">
            <text:p>4.45</text:p>
          </table:table-cell>
          <table:table-cell office:value-type="float" office:value="0.7600089" calcext:value-type="float">
            <text:p>7.60E-01</text:p>
          </table:table-cell>
          <table:table-cell/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0.8470753" calcext:value-type="float">
            <text:p>0.8470753</text:p>
          </table:table-cell>
          <table:table-cell/>
          <table:table-cell office:value-type="float" office:value="4.46" calcext:value-type="float">
            <text:p>4.46</text:p>
          </table:table-cell>
          <table:table-cell office:value-type="float" office:value="0.7527318" calcext:value-type="float">
            <text:p>7.53E-01</text:p>
          </table:table-cell>
          <table:table-cell/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0.8439184" calcext:value-type="float">
            <text:p>0.8439184</text:p>
          </table:table-cell>
          <table:table-cell/>
          <table:table-cell office:value-type="float" office:value="4.47" calcext:value-type="float">
            <text:p>4.47</text:p>
          </table:table-cell>
          <table:table-cell office:value-type="float" office:value="0.7454547" calcext:value-type="float">
            <text:p>7.45E-01</text:p>
          </table:table-cell>
          <table:table-cell/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0.8412023" calcext:value-type="float">
            <text:p>0.8412023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0.7381776" calcext:value-type="float">
            <text:p>7.38E-01</text:p>
          </table:table-cell>
          <table:table-cell/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0.8398" calcext:value-type="float">
            <text:p>0.8398</text:p>
          </table:table-cell>
          <table:table-cell/>
          <table:table-cell office:value-type="float" office:value="4.49" calcext:value-type="float">
            <text:p>4.49</text:p>
          </table:table-cell>
          <table:table-cell office:value-type="float" office:value="0.7315237" calcext:value-type="float">
            <text:p>7.32E-01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8395297" calcext:value-type="float">
            <text:p>0.8395297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725373" calcext:value-type="float">
            <text:p>7.25E-01</text:p>
          </table:table-cell>
          <table:table-cell/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0.8395006" calcext:value-type="float">
            <text:p>0.8395006</text:p>
          </table:table-cell>
          <table:table-cell/>
          <table:table-cell office:value-type="float" office:value="4.51" calcext:value-type="float">
            <text:p>4.51</text:p>
          </table:table-cell>
          <table:table-cell office:value-type="float" office:value="0.7192223" calcext:value-type="float">
            <text:p>7.19E-01</text:p>
          </table:table-cell>
          <table:table-cell/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0.8397221" calcext:value-type="float">
            <text:p>0.8397221</text:p>
          </table:table-cell>
          <table:table-cell/>
          <table:table-cell office:value-type="float" office:value="4.52" calcext:value-type="float">
            <text:p>4.52</text:p>
          </table:table-cell>
          <table:table-cell office:value-type="float" office:value="0.7130716" calcext:value-type="float">
            <text:p>7.13E-01</text:p>
          </table:table-cell>
          <table:table-cell/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0.8402088" calcext:value-type="float">
            <text:p>0.8402088</text:p>
          </table:table-cell>
          <table:table-cell/>
          <table:table-cell office:value-type="float" office:value="4.53" calcext:value-type="float">
            <text:p>4.53</text:p>
          </table:table-cell>
          <table:table-cell office:value-type="float" office:value="0.7069208" calcext:value-type="float">
            <text:p>7.07E-01</text:p>
          </table:table-cell>
          <table:table-cell/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0.8381456" calcext:value-type="float">
            <text:p>0.8381456</text:p>
          </table:table-cell>
          <table:table-cell/>
          <table:table-cell office:value-type="float" office:value="4.54" calcext:value-type="float">
            <text:p>4.54</text:p>
          </table:table-cell>
          <table:table-cell office:value-type="float" office:value="0.7068834" calcext:value-type="float">
            <text:p>7.07E-01</text:p>
          </table:table-cell>
          <table:table-cell/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0.8334644" calcext:value-type="float">
            <text:p>0.8334644</text:p>
          </table:table-cell>
          <table:table-cell/>
          <table:table-cell office:value-type="float" office:value="4.55" calcext:value-type="float">
            <text:p>4.55</text:p>
          </table:table-cell>
          <table:table-cell office:value-type="float" office:value="0.7117815" calcext:value-type="float">
            <text:p>7.12E-01</text:p>
          </table:table-cell>
          <table:table-cell/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0.8282603" calcext:value-type="float">
            <text:p>0.8282603</text:p>
          </table:table-cell>
          <table:table-cell/>
          <table:table-cell office:value-type="float" office:value="4.56" calcext:value-type="float">
            <text:p>4.56</text:p>
          </table:table-cell>
          <table:table-cell office:value-type="float" office:value="0.7166796" calcext:value-type="float">
            <text:p>7.17E-01</text:p>
          </table:table-cell>
          <table:table-cell/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0.8225281" calcext:value-type="float">
            <text:p>0.8225281</text:p>
          </table:table-cell>
          <table:table-cell/>
          <table:table-cell office:value-type="float" office:value="4.57" calcext:value-type="float">
            <text:p>4.57</text:p>
          </table:table-cell>
          <table:table-cell office:value-type="float" office:value="0.7215777" calcext:value-type="float">
            <text:p>7.22E-01</text:p>
          </table:table-cell>
          <table:table-cell/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0.8162798" calcext:value-type="float">
            <text:p>0.8162798</text:p>
          </table:table-cell>
          <table:table-cell/>
          <table:table-cell office:value-type="float" office:value="4.58" calcext:value-type="float">
            <text:p>4.58</text:p>
          </table:table-cell>
          <table:table-cell office:value-type="float" office:value="0.7264758" calcext:value-type="float">
            <text:p>7.26E-01</text:p>
          </table:table-cell>
          <table:table-cell/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0.8110892" calcext:value-type="float">
            <text:p>0.8110892</text:p>
          </table:table-cell>
          <table:table-cell/>
          <table:table-cell office:value-type="float" office:value="4.59" calcext:value-type="float">
            <text:p>4.59</text:p>
          </table:table-cell>
          <table:table-cell office:value-type="float" office:value="0.730728" calcext:value-type="float">
            <text:p>7.31E-01</text:p>
          </table:table-cell>
          <table:table-cell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8075026" calcext:value-type="float">
            <text:p>0.8075026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0.7344588" calcext:value-type="float">
            <text:p>7.34E-01</text:p>
          </table:table-cell>
          <table:table-cell/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0.8053114" calcext:value-type="float">
            <text:p>0.8053114</text:p>
          </table:table-cell>
          <table:table-cell/>
          <table:table-cell office:value-type="float" office:value="4.61" calcext:value-type="float">
            <text:p>4.61</text:p>
          </table:table-cell>
          <table:table-cell office:value-type="float" office:value="0.7381896" calcext:value-type="float">
            <text:p>7.38E-01</text:p>
          </table:table-cell>
          <table:table-cell/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0.8056255" calcext:value-type="float">
            <text:p>0.8056255</text:p>
          </table:table-cell>
          <table:table-cell/>
          <table:table-cell office:value-type="float" office:value="4.62" calcext:value-type="float">
            <text:p>4.62</text:p>
          </table:table-cell>
          <table:table-cell office:value-type="float" office:value="0.7419204" calcext:value-type="float">
            <text:p>7.42E-01</text:p>
          </table:table-cell>
          <table:table-cell/>
        </table:table-row>
        <table:table-row table:style-name="ro1">
          <table:table-cell office:value-type="float" office:value="4.63" calcext:value-type="float">
            <text:p>4.63</text:p>
          </table:table-cell>
          <table:table-cell office:value-type="float" office:value="0.8098541" calcext:value-type="float">
            <text:p>0.8098541</text:p>
          </table:table-cell>
          <table:table-cell/>
          <table:table-cell office:value-type="float" office:value="4.63" calcext:value-type="float">
            <text:p>4.63</text:p>
          </table:table-cell>
          <table:table-cell office:value-type="float" office:value="0.7456511" calcext:value-type="float">
            <text:p>7.46E-01</text:p>
          </table:table-cell>
          <table:table-cell/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0.8062032" calcext:value-type="float">
            <text:p>0.8062032</text:p>
          </table:table-cell>
          <table:table-cell/>
          <table:table-cell office:value-type="float" office:value="4.64" calcext:value-type="float">
            <text:p>4.64</text:p>
          </table:table-cell>
          <table:table-cell office:value-type="float" office:value="0.7450264" calcext:value-type="float">
            <text:p>7.45E-01</text:p>
          </table:table-cell>
          <table:table-cell/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0.7936813" calcext:value-type="float">
            <text:p>0.7936813</text:p>
          </table:table-cell>
          <table:table-cell/>
          <table:table-cell office:value-type="float" office:value="4.65" calcext:value-type="float">
            <text:p>4.65</text:p>
          </table:table-cell>
          <table:table-cell office:value-type="float" office:value="0.7408852" calcext:value-type="float">
            <text:p>7.41E-01</text:p>
          </table:table-cell>
          <table:table-cell/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0.7818814" calcext:value-type="float">
            <text:p>0.7818814</text:p>
          </table:table-cell>
          <table:table-cell/>
          <table:table-cell office:value-type="float" office:value="4.66" calcext:value-type="float">
            <text:p>4.66</text:p>
          </table:table-cell>
          <table:table-cell office:value-type="float" office:value="0.736744" calcext:value-type="float">
            <text:p>7.37E-01</text:p>
          </table:table-cell>
          <table:table-cell/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0.7707471" calcext:value-type="float">
            <text:p>0.7707471</text:p>
          </table:table-cell>
          <table:table-cell/>
          <table:table-cell office:value-type="float" office:value="4.67" calcext:value-type="float">
            <text:p>4.67</text:p>
          </table:table-cell>
          <table:table-cell office:value-type="float" office:value="0.7326028" calcext:value-type="float">
            <text:p>7.33E-01</text:p>
          </table:table-cell>
          <table:table-cell/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0.7602245" calcext:value-type="float">
            <text:p>0.7602245</text:p>
          </table:table-cell>
          <table:table-cell/>
          <table:table-cell office:value-type="float" office:value="4.68" calcext:value-type="float">
            <text:p>4.68</text:p>
          </table:table-cell>
          <table:table-cell office:value-type="float" office:value="0.7284616" calcext:value-type="float">
            <text:p>7.28E-01</text:p>
          </table:table-cell>
          <table:table-cell/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0.7412815" calcext:value-type="float">
            <text:p>0.7412815</text:p>
          </table:table-cell>
          <table:table-cell/>
          <table:table-cell office:value-type="float" office:value="4.69" calcext:value-type="float">
            <text:p>4.69</text:p>
          </table:table-cell>
          <table:table-cell office:value-type="float" office:value="0.7183784" calcext:value-type="float">
            <text:p>7.18E-01</text:p>
          </table:table-cell>
          <table:table-cell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7143482" calcext:value-type="float">
            <text:p>0.7143482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0.7034979" calcext:value-type="float">
            <text:p>7.03E-01</text:p>
          </table:table-cell>
          <table:table-cell/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0.6861844" calcext:value-type="float">
            <text:p>0.6861844</text:p>
          </table:table-cell>
          <table:table-cell/>
          <table:table-cell office:value-type="float" office:value="4.71" calcext:value-type="float">
            <text:p>4.71</text:p>
          </table:table-cell>
          <table:table-cell office:value-type="float" office:value="0.6886174" calcext:value-type="float">
            <text:p>6.89E-01</text:p>
          </table:table-cell>
          <table:table-cell/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0.6566495" calcext:value-type="float">
            <text:p>0.6566495</text:p>
          </table:table-cell>
          <table:table-cell/>
          <table:table-cell office:value-type="float" office:value="4.72" calcext:value-type="float">
            <text:p>4.72</text:p>
          </table:table-cell>
          <table:table-cell office:value-type="float" office:value="0.6737369" calcext:value-type="float">
            <text:p>6.74E-01</text:p>
          </table:table-cell>
          <table:table-cell/>
        </table:table-row>
        <table:table-row table:style-name="ro1">
          <table:table-cell office:value-type="float" office:value="4.73" calcext:value-type="float">
            <text:p>4.73</text:p>
          </table:table-cell>
          <table:table-cell office:value-type="float" office:value="0.6256079" calcext:value-type="float">
            <text:p>0.6256079</text:p>
          </table:table-cell>
          <table:table-cell/>
          <table:table-cell office:value-type="float" office:value="4.73" calcext:value-type="float">
            <text:p>4.73</text:p>
          </table:table-cell>
          <table:table-cell office:value-type="float" office:value="0.6588564" calcext:value-type="float">
            <text:p>6.59E-01</text:p>
          </table:table-cell>
          <table:table-cell/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0.594758" calcext:value-type="float">
            <text:p>0.594758</text:p>
          </table:table-cell>
          <table:table-cell/>
          <table:table-cell office:value-type="float" office:value="4.74" calcext:value-type="float">
            <text:p>4.74</text:p>
          </table:table-cell>
          <table:table-cell office:value-type="float" office:value="0.6461093" calcext:value-type="float">
            <text:p>6.46E-01</text:p>
          </table:table-cell>
          <table:table-cell/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0.5656672" calcext:value-type="float">
            <text:p>0.5656672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0.6350846" calcext:value-type="float">
            <text:p>6.35E-01</text:p>
          </table:table-cell>
          <table:table-cell/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0.539311" calcext:value-type="float">
            <text:p>0.539311</text:p>
          </table:table-cell>
          <table:table-cell/>
          <table:table-cell office:value-type="float" office:value="4.76" calcext:value-type="float">
            <text:p>4.76</text:p>
          </table:table-cell>
          <table:table-cell office:value-type="float" office:value="0.62406" calcext:value-type="float">
            <text:p>6.24E-01</text:p>
          </table:table-cell>
          <table:table-cell/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0.5186606" calcext:value-type="float">
            <text:p>0.5186606</text:p>
          </table:table-cell>
          <table:table-cell/>
          <table:table-cell office:value-type="float" office:value="4.77" calcext:value-type="float">
            <text:p>4.77</text:p>
          </table:table-cell>
          <table:table-cell office:value-type="float" office:value="0.6130353" calcext:value-type="float">
            <text:p>6.13E-01</text:p>
          </table:table-cell>
          <table:table-cell/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0.5076808" calcext:value-type="float">
            <text:p>0.5076808</text:p>
          </table:table-cell>
          <table:table-cell/>
          <table:table-cell office:value-type="float" office:value="4.78" calcext:value-type="float">
            <text:p>4.78</text:p>
          </table:table-cell>
          <table:table-cell office:value-type="float" office:value="0.6020106" calcext:value-type="float">
            <text:p>6.02E-01</text:p>
          </table:table-cell>
          <table:table-cell/>
        </table:table-row>
        <table:table-row table:style-name="ro1">
          <table:table-cell office:value-type="float" office:value="4.79" calcext:value-type="float">
            <text:p>4.79</text:p>
          </table:table-cell>
          <table:table-cell office:value-type="float" office:value="0.5054768" calcext:value-type="float">
            <text:p>0.5054768</text:p>
          </table:table-cell>
          <table:table-cell/>
          <table:table-cell office:value-type="float" office:value="4.79" calcext:value-type="float">
            <text:p>4.79</text:p>
          </table:table-cell>
          <table:table-cell office:value-type="float" office:value="0.5919058" calcext:value-type="float">
            <text:p>5.92E-01</text:p>
          </table:table-cell>
          <table:table-cell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5035065" calcext:value-type="float">
            <text:p>0.5035065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0.5825437" calcext:value-type="float">
            <text:p>5.83E-01</text:p>
          </table:table-cell>
          <table:table-cell/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0.5029628" calcext:value-type="float">
            <text:p>0.5029628</text:p>
          </table:table-cell>
          <table:table-cell/>
          <table:table-cell office:value-type="float" office:value="4.81" calcext:value-type="float">
            <text:p>4.81</text:p>
          </table:table-cell>
          <table:table-cell office:value-type="float" office:value="0.5731816" calcext:value-type="float">
            <text:p>5.73E-01</text:p>
          </table:table-cell>
          <table:table-cell/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0.5037587" calcext:value-type="float">
            <text:p>0.5037587</text:p>
          </table:table-cell>
          <table:table-cell/>
          <table:table-cell office:value-type="float" office:value="4.82" calcext:value-type="float">
            <text:p>4.82</text:p>
          </table:table-cell>
          <table:table-cell office:value-type="float" office:value="0.5638194" calcext:value-type="float">
            <text:p>5.64E-01</text:p>
          </table:table-cell>
          <table:table-cell/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0.5057937" calcext:value-type="float">
            <text:p>0.5057937</text:p>
          </table:table-cell>
          <table:table-cell/>
          <table:table-cell office:value-type="float" office:value="4.83" calcext:value-type="float">
            <text:p>4.83</text:p>
          </table:table-cell>
          <table:table-cell office:value-type="float" office:value="0.5544573" calcext:value-type="float">
            <text:p>5.54E-01</text:p>
          </table:table-cell>
          <table:table-cell/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0.496824" calcext:value-type="float">
            <text:p>0.496824</text:p>
          </table:table-cell>
          <table:table-cell/>
          <table:table-cell office:value-type="float" office:value="4.84" calcext:value-type="float">
            <text:p>4.84</text:p>
          </table:table-cell>
          <table:table-cell office:value-type="float" office:value="0.5419766" calcext:value-type="float">
            <text:p>5.42E-01</text:p>
          </table:table-cell>
          <table:table-cell/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0.4841909" calcext:value-type="float">
            <text:p>0.4841909</text:p>
          </table:table-cell>
          <table:table-cell/>
          <table:table-cell office:value-type="float" office:value="4.85" calcext:value-type="float">
            <text:p>4.85</text:p>
          </table:table-cell>
          <table:table-cell office:value-type="float" office:value="0.5269781" calcext:value-type="float">
            <text:p>5.27E-01</text:p>
          </table:table-cell>
          <table:table-cell/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0.4778106" calcext:value-type="float">
            <text:p>0.4778106</text:p>
          </table:table-cell>
          <table:table-cell/>
          <table:table-cell office:value-type="float" office:value="4.86" calcext:value-type="float">
            <text:p>4.86</text:p>
          </table:table-cell>
          <table:table-cell office:value-type="float" office:value="0.5119796" calcext:value-type="float">
            <text:p>5.12E-01</text:p>
          </table:table-cell>
          <table:table-cell/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0.4763061" calcext:value-type="float">
            <text:p>0.4763061</text:p>
          </table:table-cell>
          <table:table-cell/>
          <table:table-cell office:value-type="float" office:value="4.87" calcext:value-type="float">
            <text:p>4.87</text:p>
          </table:table-cell>
          <table:table-cell office:value-type="float" office:value="0.4969811" calcext:value-type="float">
            <text:p>4.97E-01</text:p>
          </table:table-cell>
          <table:table-cell/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0.4785272" calcext:value-type="float">
            <text:p>0.4785272</text:p>
          </table:table-cell>
          <table:table-cell/>
          <table:table-cell office:value-type="float" office:value="4.88" calcext:value-type="float">
            <text:p>4.88</text:p>
          </table:table-cell>
          <table:table-cell office:value-type="float" office:value="0.4819827" calcext:value-type="float">
            <text:p>4.82E-01</text:p>
          </table:table-cell>
          <table:table-cell/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0.4940632" calcext:value-type="float">
            <text:p>0.4940632</text:p>
          </table:table-cell>
          <table:table-cell/>
          <table:table-cell office:value-type="float" office:value="4.89" calcext:value-type="float">
            <text:p>4.89</text:p>
          </table:table-cell>
          <table:table-cell office:value-type="float" office:value="0.4678089" calcext:value-type="float">
            <text:p>4.68E-01</text:p>
          </table:table-cell>
          <table:table-cell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5195121" calcext:value-type="float">
            <text:p>0.5195121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0.4543009" calcext:value-type="float">
            <text:p>4.54E-01</text:p>
          </table:table-cell>
          <table:table-cell/>
        </table:table-row>
        <table:table-row table:style-name="ro1">
          <table:table-cell office:value-type="float" office:value="4.91" calcext:value-type="float">
            <text:p>4.91</text:p>
          </table:table-cell>
          <table:table-cell office:value-type="float" office:value="0.5452191" calcext:value-type="float">
            <text:p>0.5452191</text:p>
          </table:table-cell>
          <table:table-cell/>
          <table:table-cell office:value-type="float" office:value="4.91" calcext:value-type="float">
            <text:p>4.91</text:p>
          </table:table-cell>
          <table:table-cell office:value-type="float" office:value="0.440793" calcext:value-type="float">
            <text:p>4.41E-01</text:p>
          </table:table-cell>
          <table:table-cell/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0.5704434" calcext:value-type="float">
            <text:p>0.5704434</text:p>
          </table:table-cell>
          <table:table-cell/>
          <table:table-cell office:value-type="float" office:value="4.92" calcext:value-type="float">
            <text:p>4.92</text:p>
          </table:table-cell>
          <table:table-cell office:value-type="float" office:value="0.427285" calcext:value-type="float">
            <text:p>4.27E-01</text:p>
          </table:table-cell>
          <table:table-cell/>
        </table:table-row>
        <table:table-row table:style-name="ro1">
          <table:table-cell office:value-type="float" office:value="4.93" calcext:value-type="float">
            <text:p>4.93</text:p>
          </table:table-cell>
          <table:table-cell office:value-type="float" office:value="0.5946742" calcext:value-type="float">
            <text:p>0.5946742</text:p>
          </table:table-cell>
          <table:table-cell/>
          <table:table-cell office:value-type="float" office:value="4.93" calcext:value-type="float">
            <text:p>4.93</text:p>
          </table:table-cell>
          <table:table-cell office:value-type="float" office:value="0.4137771" calcext:value-type="float">
            <text:p>4.14E-01</text:p>
          </table:table-cell>
          <table:table-cell/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0.6113604" calcext:value-type="float">
            <text:p>0.6113604</text:p>
          </table:table-cell>
          <table:table-cell/>
          <table:table-cell office:value-type="float" office:value="4.94" calcext:value-type="float">
            <text:p>4.94</text:p>
          </table:table-cell>
          <table:table-cell office:value-type="float" office:value="0.4032992" calcext:value-type="float">
            <text:p>4.03E-01</text:p>
          </table:table-cell>
          <table:table-cell/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0.6224333" calcext:value-type="float">
            <text:p>0.6224333</text:p>
          </table:table-cell>
          <table:table-cell/>
          <table:table-cell office:value-type="float" office:value="4.95" calcext:value-type="float">
            <text:p>4.95</text:p>
          </table:table-cell>
          <table:table-cell office:value-type="float" office:value="0.3952676" calcext:value-type="float">
            <text:p>3.95E-01</text:p>
          </table:table-cell>
          <table:table-cell/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0.6331173" calcext:value-type="float">
            <text:p>0.6331173</text:p>
          </table:table-cell>
          <table:table-cell/>
          <table:table-cell office:value-type="float" office:value="4.96" calcext:value-type="float">
            <text:p>4.96</text:p>
          </table:table-cell>
          <table:table-cell office:value-type="float" office:value="0.387236" calcext:value-type="float">
            <text:p>3.87E-01</text:p>
          </table:table-cell>
          <table:table-cell/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float" office:value="0.6433853" calcext:value-type="float">
            <text:p>0.6433853</text:p>
          </table:table-cell>
          <table:table-cell/>
          <table:table-cell office:value-type="float" office:value="4.97" calcext:value-type="float">
            <text:p>4.97</text:p>
          </table:table-cell>
          <table:table-cell office:value-type="float" office:value="0.3792043" calcext:value-type="float">
            <text:p>3.79E-01</text:p>
          </table:table-cell>
          <table:table-cell/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0.6532099" calcext:value-type="float">
            <text:p>0.6532099</text:p>
          </table:table-cell>
          <table:table-cell/>
          <table:table-cell office:value-type="float" office:value="4.98" calcext:value-type="float">
            <text:p>4.98</text:p>
          </table:table-cell>
          <table:table-cell office:value-type="float" office:value="0.3711727" calcext:value-type="float">
            <text:p>3.71E-01</text:p>
          </table:table-cell>
          <table:table-cell/>
        </table:table-row>
        <table:table-row table:style-name="ro1">
          <table:table-cell office:value-type="float" office:value="4.99" calcext:value-type="float">
            <text:p>4.99</text:p>
          </table:table-cell>
          <table:table-cell office:value-type="float" office:value="0.6746536" calcext:value-type="float">
            <text:p>0.6746536</text:p>
          </table:table-cell>
          <table:table-cell/>
          <table:table-cell office:value-type="float" office:value="4.99" calcext:value-type="float">
            <text:p>4.99</text:p>
          </table:table-cell>
          <table:table-cell office:value-type="float" office:value="0.3674126" calcext:value-type="float">
            <text:p>3.67E-0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015398" calcext:value-type="float">
            <text:p>0.701539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67101" calcext:value-type="float">
            <text:p>3.67E-01</text:p>
          </table:table-cell>
          <table:table-cell/>
        </table:table-row>
        <table:table-row table:style-name="ro1">
          <table:table-cell office:value-type="float" office:value="5.01" calcext:value-type="float">
            <text:p>5.01</text:p>
          </table:table-cell>
          <table:table-cell office:value-type="float" office:value="0.722776" calcext:value-type="float">
            <text:p>0.722776</text:p>
          </table:table-cell>
          <table:table-cell/>
          <table:table-cell office:value-type="float" office:value="5.01" calcext:value-type="float">
            <text:p>5.01</text:p>
          </table:table-cell>
          <table:table-cell office:value-type="float" office:value="0.3667894" calcext:value-type="float">
            <text:p>3.67E-01</text:p>
          </table:table-cell>
          <table:table-cell/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0.7376078" calcext:value-type="float">
            <text:p>0.7376078</text:p>
          </table:table-cell>
          <table:table-cell/>
          <table:table-cell office:value-type="float" office:value="5.02" calcext:value-type="float">
            <text:p>5.02</text:p>
          </table:table-cell>
          <table:table-cell office:value-type="float" office:value="0.3664778" calcext:value-type="float">
            <text:p>3.66E-01</text:p>
          </table:table-cell>
          <table:table-cell/>
        </table:table-row>
        <table:table-row table:style-name="ro1">
          <table:table-cell office:value-type="float" office:value="5.03" calcext:value-type="float">
            <text:p>5.03</text:p>
          </table:table-cell>
          <table:table-cell office:value-type="float" office:value="0.7444021" calcext:value-type="float">
            <text:p>0.7444021</text:p>
          </table:table-cell>
          <table:table-cell/>
          <table:table-cell office:value-type="float" office:value="5.03" calcext:value-type="float">
            <text:p>5.03</text:p>
          </table:table-cell>
          <table:table-cell office:value-type="float" office:value="0.3661663" calcext:value-type="float">
            <text:p>3.66E-01</text:p>
          </table:table-cell>
          <table:table-cell/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0.7386057" calcext:value-type="float">
            <text:p>0.7386057</text:p>
          </table:table-cell>
          <table:table-cell/>
          <table:table-cell office:value-type="float" office:value="5.04" calcext:value-type="float">
            <text:p>5.04</text:p>
          </table:table-cell>
          <table:table-cell office:value-type="float" office:value="0.3682372" calcext:value-type="float">
            <text:p>3.68E-01</text:p>
          </table:table-cell>
          <table:table-cell/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0.7256992" calcext:value-type="float">
            <text:p>0.7256992</text:p>
          </table:table-cell>
          <table:table-cell/>
          <table:table-cell office:value-type="float" office:value="5.05" calcext:value-type="float">
            <text:p>5.05</text:p>
          </table:table-cell>
          <table:table-cell office:value-type="float" office:value="0.3722317" calcext:value-type="float">
            <text:p>3.72E-01</text:p>
          </table:table-cell>
          <table:table-cell/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0.7081003" calcext:value-type="float">
            <text:p>0.7081003</text:p>
          </table:table-cell>
          <table:table-cell/>
          <table:table-cell office:value-type="float" office:value="5.06" calcext:value-type="float">
            <text:p>5.06</text:p>
          </table:table-cell>
          <table:table-cell office:value-type="float" office:value="0.3762262" calcext:value-type="float">
            <text:p>3.76E-01</text:p>
          </table:table-cell>
          <table:table-cell/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0.6846377" calcext:value-type="float">
            <text:p>0.6846377</text:p>
          </table:table-cell>
          <table:table-cell/>
          <table:table-cell office:value-type="float" office:value="5.07" calcext:value-type="float">
            <text:p>5.07</text:p>
          </table:table-cell>
          <table:table-cell office:value-type="float" office:value="0.3802206" calcext:value-type="float">
            <text:p>3.80E-01</text:p>
          </table:table-cell>
          <table:table-cell/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0.6541239" calcext:value-type="float">
            <text:p>0.6541239</text:p>
          </table:table-cell>
          <table:table-cell/>
          <table:table-cell office:value-type="float" office:value="5.08" calcext:value-type="float">
            <text:p>5.08</text:p>
          </table:table-cell>
          <table:table-cell office:value-type="float" office:value="0.3842151" calcext:value-type="float">
            <text:p>3.84E-01</text:p>
          </table:table-cell>
          <table:table-cell/>
        </table:table-row>
        <table:table-row table:style-name="ro1">
          <table:table-cell office:value-type="float" office:value="5.09" calcext:value-type="float">
            <text:p>5.09</text:p>
          </table:table-cell>
          <table:table-cell office:value-type="float" office:value="0.6389626" calcext:value-type="float">
            <text:p>0.6389626</text:p>
          </table:table-cell>
          <table:table-cell/>
          <table:table-cell office:value-type="float" office:value="5.09" calcext:value-type="float">
            <text:p>5.09</text:p>
          </table:table-cell>
          <table:table-cell office:value-type="float" office:value="0.3975183" calcext:value-type="float">
            <text:p>3.98E-01</text:p>
          </table:table-cell>
          <table:table-cell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6408779" calcext:value-type="float">
            <text:p>0.6408779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0.418337" calcext:value-type="float">
            <text:p>4.18E-01</text:p>
          </table:table-cell>
          <table:table-cell/>
        </table:table-row>
        <table:table-row table:style-name="ro1">
          <table:table-cell office:value-type="float" office:value="5.11" calcext:value-type="float">
            <text:p>5.11</text:p>
          </table:table-cell>
          <table:table-cell office:value-type="float" office:value="0.6429229" calcext:value-type="float">
            <text:p>0.6429229</text:p>
          </table:table-cell>
          <table:table-cell/>
          <table:table-cell office:value-type="float" office:value="5.11" calcext:value-type="float">
            <text:p>5.11</text:p>
          </table:table-cell>
          <table:table-cell office:value-type="float" office:value="0.4391557" calcext:value-type="float">
            <text:p>4.39E-01</text:p>
          </table:table-cell>
          <table:table-cell/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0.6451773" calcext:value-type="float">
            <text:p>0.6451773</text:p>
          </table:table-cell>
          <table:table-cell/>
          <table:table-cell office:value-type="float" office:value="5.12" calcext:value-type="float">
            <text:p>5.12</text:p>
          </table:table-cell>
          <table:table-cell office:value-type="float" office:value="0.4599744" calcext:value-type="float">
            <text:p>4.60E-01</text:p>
          </table:table-cell>
          <table:table-cell/>
        </table:table-row>
        <table:table-row table:style-name="ro1">
          <table:table-cell office:value-type="float" office:value="5.13" calcext:value-type="float">
            <text:p>5.13</text:p>
          </table:table-cell>
          <table:table-cell office:value-type="float" office:value="0.6477481" calcext:value-type="float">
            <text:p>0.6477481</text:p>
          </table:table-cell>
          <table:table-cell/>
          <table:table-cell office:value-type="float" office:value="5.13" calcext:value-type="float">
            <text:p>5.13</text:p>
          </table:table-cell>
          <table:table-cell office:value-type="float" office:value="0.480793" calcext:value-type="float">
            <text:p>4.81E-01</text:p>
          </table:table-cell>
          <table:table-cell/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0.6510233" calcext:value-type="float">
            <text:p>0.6510233</text:p>
          </table:table-cell>
          <table:table-cell/>
          <table:table-cell office:value-type="float" office:value="5.14" calcext:value-type="float">
            <text:p>5.14</text:p>
          </table:table-cell>
          <table:table-cell office:value-type="float" office:value="0.5001553" calcext:value-type="float">
            <text:p>5.00E-01</text:p>
          </table:table-cell>
          <table:table-cell/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0.6536713" calcext:value-type="float">
            <text:p>0.6536713</text:p>
          </table:table-cell>
          <table:table-cell/>
          <table:table-cell office:value-type="float" office:value="5.15" calcext:value-type="float">
            <text:p>5.15</text:p>
          </table:table-cell>
          <table:table-cell office:value-type="float" office:value="0.5183418" calcext:value-type="float">
            <text:p>5.18E-01</text:p>
          </table:table-cell>
          <table:table-cell/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0.655174" calcext:value-type="float">
            <text:p>0.655174</text:p>
          </table:table-cell>
          <table:table-cell/>
          <table:table-cell office:value-type="float" office:value="5.16" calcext:value-type="float">
            <text:p>5.16</text:p>
          </table:table-cell>
          <table:table-cell office:value-type="float" office:value="0.5365282" calcext:value-type="float">
            <text:p>5.37E-01</text:p>
          </table:table-cell>
          <table:table-cell/>
        </table:table-row>
        <table:table-row table:style-name="ro1">
          <table:table-cell office:value-type="float" office:value="5.17" calcext:value-type="float">
            <text:p>5.17</text:p>
          </table:table-cell>
          <table:table-cell office:value-type="float" office:value="0.65561" calcext:value-type="float">
            <text:p>0.65561</text:p>
          </table:table-cell>
          <table:table-cell/>
          <table:table-cell office:value-type="float" office:value="5.17" calcext:value-type="float">
            <text:p>5.17</text:p>
          </table:table-cell>
          <table:table-cell office:value-type="float" office:value="0.5547147" calcext:value-type="float">
            <text:p>5.55E-01</text:p>
          </table:table-cell>
          <table:table-cell/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0.6550519" calcext:value-type="float">
            <text:p>0.6550519</text:p>
          </table:table-cell>
          <table:table-cell/>
          <table:table-cell office:value-type="float" office:value="5.18" calcext:value-type="float">
            <text:p>5.18</text:p>
          </table:table-cell>
          <table:table-cell office:value-type="float" office:value="0.5729011" calcext:value-type="float">
            <text:p>5.73E-01</text:p>
          </table:table-cell>
          <table:table-cell/>
        </table:table-row>
        <table:table-row table:style-name="ro1">
          <table:table-cell office:value-type="float" office:value="5.19" calcext:value-type="float">
            <text:p>5.19</text:p>
          </table:table-cell>
          <table:table-cell office:value-type="float" office:value="0.6449656" calcext:value-type="float">
            <text:p>0.6449656</text:p>
          </table:table-cell>
          <table:table-cell/>
          <table:table-cell office:value-type="float" office:value="5.19" calcext:value-type="float">
            <text:p>5.19</text:p>
          </table:table-cell>
          <table:table-cell office:value-type="float" office:value="0.5897025" calcext:value-type="float">
            <text:p>5.90E-01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6199191" calcext:value-type="float">
            <text:p>0.6199191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6053858" calcext:value-type="float">
            <text:p>6.05E-01</text:p>
          </table:table-cell>
          <table:table-cell/>
        </table:table-row>
        <table:table-row table:style-name="ro1">
          <table:table-cell office:value-type="float" office:value="5.21" calcext:value-type="float">
            <text:p>5.21</text:p>
          </table:table-cell>
          <table:table-cell office:value-type="float" office:value="0.5863124" calcext:value-type="float">
            <text:p>0.5863124</text:p>
          </table:table-cell>
          <table:table-cell/>
          <table:table-cell office:value-type="float" office:value="5.21" calcext:value-type="float">
            <text:p>5.21</text:p>
          </table:table-cell>
          <table:table-cell office:value-type="float" office:value="0.621069" calcext:value-type="float">
            <text:p>6.21E-01</text:p>
          </table:table-cell>
          <table:table-cell/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0.5460113" calcext:value-type="float">
            <text:p>0.5460113</text:p>
          </table:table-cell>
          <table:table-cell/>
          <table:table-cell office:value-type="float" office:value="5.22" calcext:value-type="float">
            <text:p>5.22</text:p>
          </table:table-cell>
          <table:table-cell office:value-type="float" office:value="0.6367522" calcext:value-type="float">
            <text:p>6.37E-01</text:p>
          </table:table-cell>
          <table:table-cell/>
        </table:table-row>
        <table:table-row table:style-name="ro1">
          <table:table-cell office:value-type="float" office:value="5.23" calcext:value-type="float">
            <text:p>5.23</text:p>
          </table:table-cell>
          <table:table-cell office:value-type="float" office:value="0.5010754" calcext:value-type="float">
            <text:p>0.5010754</text:p>
          </table:table-cell>
          <table:table-cell/>
          <table:table-cell office:value-type="float" office:value="5.23" calcext:value-type="float">
            <text:p>5.23</text:p>
          </table:table-cell>
          <table:table-cell office:value-type="float" office:value="0.6524355" calcext:value-type="float">
            <text:p>6.52E-01</text:p>
          </table:table-cell>
          <table:table-cell/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0.5126925" calcext:value-type="float">
            <text:p>0.5126925</text:p>
          </table:table-cell>
          <table:table-cell/>
          <table:table-cell office:value-type="float" office:value="5.24" calcext:value-type="float">
            <text:p>5.24</text:p>
          </table:table-cell>
          <table:table-cell office:value-type="float" office:value="0.6710931" calcext:value-type="float">
            <text:p>6.71E-01</text:p>
          </table:table-cell>
          <table:table-cell/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0.5709694" calcext:value-type="float">
            <text:p>0.5709694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0.6921522" calcext:value-type="float">
            <text:p>6.92E-01</text:p>
          </table:table-cell>
          <table:table-cell/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0.6274115" calcext:value-type="float">
            <text:p>0.6274115</text:p>
          </table:table-cell>
          <table:table-cell/>
          <table:table-cell office:value-type="float" office:value="5.26" calcext:value-type="float">
            <text:p>5.26</text:p>
          </table:table-cell>
          <table:table-cell office:value-type="float" office:value="0.7132113" calcext:value-type="float">
            <text:p>7.13E-01</text:p>
          </table:table-cell>
          <table:table-cell/>
        </table:table-row>
        <table:table-row table:style-name="ro1">
          <table:table-cell office:value-type="float" office:value="5.27" calcext:value-type="float">
            <text:p>5.27</text:p>
          </table:table-cell>
          <table:table-cell office:value-type="float" office:value="0.681303" calcext:value-type="float">
            <text:p>0.681303</text:p>
          </table:table-cell>
          <table:table-cell/>
          <table:table-cell office:value-type="float" office:value="5.27" calcext:value-type="float">
            <text:p>5.27</text:p>
          </table:table-cell>
          <table:table-cell office:value-type="float" office:value="0.7342704" calcext:value-type="float">
            <text:p>7.34E-01</text:p>
          </table:table-cell>
          <table:table-cell/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0.7325334" calcext:value-type="float">
            <text:p>0.7325334</text:p>
          </table:table-cell>
          <table:table-cell/>
          <table:table-cell office:value-type="float" office:value="5.28" calcext:value-type="float">
            <text:p>5.28</text:p>
          </table:table-cell>
          <table:table-cell office:value-type="float" office:value="0.7553294" calcext:value-type="float">
            <text:p>7.55E-01</text:p>
          </table:table-cell>
          <table:table-cell/>
        </table:table-row>
        <table:table-row table:style-name="ro1">
          <table:table-cell office:value-type="float" office:value="5.29" calcext:value-type="float">
            <text:p>5.29</text:p>
          </table:table-cell>
          <table:table-cell office:value-type="float" office:value="0.8095499" calcext:value-type="float">
            <text:p>0.8095499</text:p>
          </table:table-cell>
          <table:table-cell/>
          <table:table-cell office:value-type="float" office:value="5.29" calcext:value-type="float">
            <text:p>5.29</text:p>
          </table:table-cell>
          <table:table-cell office:value-type="float" office:value="0.792453" calcext:value-type="float">
            <text:p>7.92E-01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9554446" calcext:value-type="float">
            <text:p>0.9554446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0.8425466" calcext:value-type="float">
            <text:p>8.43E-01</text:p>
          </table:table-cell>
          <table:table-cell/>
        </table:table-row>
        <table:table-row table:style-name="ro1">
          <table:table-cell office:value-type="float" office:value="5.31" calcext:value-type="float">
            <text:p>5.31</text:p>
          </table:table-cell>
          <table:table-cell office:value-type="float" office:value="1.176666" calcext:value-type="float">
            <text:p>1.176666</text:p>
          </table:table-cell>
          <table:table-cell/>
          <table:table-cell office:value-type="float" office:value="5.31" calcext:value-type="float">
            <text:p>5.31</text:p>
          </table:table-cell>
          <table:table-cell office:value-type="float" office:value="0.8926401" calcext:value-type="float">
            <text:p>8.93E-01</text:p>
          </table:table-cell>
          <table:table-cell/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1.44267" calcext:value-type="float">
            <text:p>1.44267</text:p>
          </table:table-cell>
          <table:table-cell/>
          <table:table-cell office:value-type="float" office:value="5.32" calcext:value-type="float">
            <text:p>5.32</text:p>
          </table:table-cell>
          <table:table-cell office:value-type="float" office:value="0.9427336" calcext:value-type="float">
            <text:p>9.43E-01</text:p>
          </table:table-cell>
          <table:table-cell/>
        </table:table-row>
        <table:table-row table:style-name="ro1">
          <table:table-cell office:value-type="float" office:value="5.33" calcext:value-type="float">
            <text:p>5.33</text:p>
          </table:table-cell>
          <table:table-cell office:value-type="float" office:value="1.674901" calcext:value-type="float">
            <text:p>1.674901</text:p>
          </table:table-cell>
          <table:table-cell/>
          <table:table-cell office:value-type="float" office:value="5.33" calcext:value-type="float">
            <text:p>5.33</text:p>
          </table:table-cell>
          <table:table-cell office:value-type="float" office:value="0.9928271" calcext:value-type="float">
            <text:p>9.93E-01</text:p>
          </table:table-cell>
          <table:table-cell/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1.737867" calcext:value-type="float">
            <text:p>1.737867</text:p>
          </table:table-cell>
          <table:table-cell/>
          <table:table-cell office:value-type="float" office:value="5.34" calcext:value-type="float">
            <text:p>5.34</text:p>
          </table:table-cell>
          <table:table-cell office:value-type="float" office:value="1.03613" calcext:value-type="float">
            <text:p>1.04E+00</text:p>
          </table:table-cell>
          <table:table-cell/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1.69382" calcext:value-type="float">
            <text:p>1.69382</text:p>
          </table:table-cell>
          <table:table-cell/>
          <table:table-cell office:value-type="float" office:value="5.35" calcext:value-type="float">
            <text:p>5.35</text:p>
          </table:table-cell>
          <table:table-cell office:value-type="float" office:value="1.073951" calcext:value-type="float">
            <text:p>1.07E+00</text:p>
          </table:table-cell>
          <table:table-cell/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1.62412" calcext:value-type="float">
            <text:p>1.62412</text:p>
          </table:table-cell>
          <table:table-cell/>
          <table:table-cell office:value-type="float" office:value="5.36" calcext:value-type="float">
            <text:p>5.36</text:p>
          </table:table-cell>
          <table:table-cell office:value-type="float" office:value="1.111772" calcext:value-type="float">
            <text:p>1.11E+00</text:p>
          </table:table-cell>
          <table:table-cell/>
        </table:table-row>
        <table:table-row table:style-name="ro1">
          <table:table-cell office:value-type="float" office:value="5.37" calcext:value-type="float">
            <text:p>5.37</text:p>
          </table:table-cell>
          <table:table-cell office:value-type="float" office:value="1.529005" calcext:value-type="float">
            <text:p>1.529005</text:p>
          </table:table-cell>
          <table:table-cell/>
          <table:table-cell office:value-type="float" office:value="5.37" calcext:value-type="float">
            <text:p>5.37</text:p>
          </table:table-cell>
          <table:table-cell office:value-type="float" office:value="1.149592" calcext:value-type="float">
            <text:p>1.15E+00</text:p>
          </table:table-cell>
          <table:table-cell/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1.418074" calcext:value-type="float">
            <text:p>1.418074</text:p>
          </table:table-cell>
          <table:table-cell/>
          <table:table-cell office:value-type="float" office:value="5.38" calcext:value-type="float">
            <text:p>5.38</text:p>
          </table:table-cell>
          <table:table-cell office:value-type="float" office:value="1.187413" calcext:value-type="float">
            <text:p>1.19E+00</text:p>
          </table:table-cell>
          <table:table-cell/>
        </table:table-row>
        <table:table-row table:style-name="ro1">
          <table:table-cell office:value-type="float" office:value="5.39" calcext:value-type="float">
            <text:p>5.39</text:p>
          </table:table-cell>
          <table:table-cell office:value-type="float" office:value="1.418388" calcext:value-type="float">
            <text:p>1.418388</text:p>
          </table:table-cell>
          <table:table-cell/>
          <table:table-cell office:value-type="float" office:value="5.39" calcext:value-type="float">
            <text:p>5.39</text:p>
          </table:table-cell>
          <table:table-cell office:value-type="float" office:value="1.227996" calcext:value-type="float">
            <text:p>1.23E+00</text:p>
          </table:table-cell>
          <table:table-cell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.503418" calcext:value-type="float">
            <text:p>1.50341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1.27081" calcext:value-type="float">
            <text:p>1.27E+00</text:p>
          </table:table-cell>
          <table:table-cell/>
        </table:table-row>
        <table:table-row table:style-name="ro1">
          <table:table-cell office:value-type="float" office:value="5.41" calcext:value-type="float">
            <text:p>5.41</text:p>
          </table:table-cell>
          <table:table-cell office:value-type="float" office:value="1.581884" calcext:value-type="float">
            <text:p>1.581884</text:p>
          </table:table-cell>
          <table:table-cell/>
          <table:table-cell office:value-type="float" office:value="5.41" calcext:value-type="float">
            <text:p>5.41</text:p>
          </table:table-cell>
          <table:table-cell office:value-type="float" office:value="1.313624" calcext:value-type="float">
            <text:p>1.31E+00</text:p>
          </table:table-cell>
          <table:table-cell/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1.655789" calcext:value-type="float">
            <text:p>1.655789</text:p>
          </table:table-cell>
          <table:table-cell/>
          <table:table-cell office:value-type="float" office:value="5.42" calcext:value-type="float">
            <text:p>5.42</text:p>
          </table:table-cell>
          <table:table-cell office:value-type="float" office:value="1.356438" calcext:value-type="float">
            <text:p>1.36E+00</text:p>
          </table:table-cell>
          <table:table-cell/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1.727587" calcext:value-type="float">
            <text:p>1.727587</text:p>
          </table:table-cell>
          <table:table-cell/>
          <table:table-cell office:value-type="float" office:value="5.43" calcext:value-type="float">
            <text:p>5.43</text:p>
          </table:table-cell>
          <table:table-cell office:value-type="float" office:value="1.399252" calcext:value-type="float">
            <text:p>1.40E+00</text:p>
          </table:table-cell>
          <table:table-cell/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1.773288" calcext:value-type="float">
            <text:p>1.773288</text:p>
          </table:table-cell>
          <table:table-cell/>
          <table:table-cell office:value-type="float" office:value="5.44" calcext:value-type="float">
            <text:p>5.44</text:p>
          </table:table-cell>
          <table:table-cell office:value-type="float" office:value="1.453708" calcext:value-type="float">
            <text:p>1.45E+00</text:p>
          </table:table-cell>
          <table:table-cell/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1.790979" calcext:value-type="float">
            <text:p>1.790979</text:p>
          </table:table-cell>
          <table:table-cell/>
          <table:table-cell office:value-type="float" office:value="5.45" calcext:value-type="float">
            <text:p>5.45</text:p>
          </table:table-cell>
          <table:table-cell office:value-type="float" office:value="1.517563" calcext:value-type="float">
            <text:p>1.52E+00</text:p>
          </table:table-cell>
          <table:table-cell/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1.803396" calcext:value-type="float">
            <text:p>1.803396</text:p>
          </table:table-cell>
          <table:table-cell/>
          <table:table-cell office:value-type="float" office:value="5.46" calcext:value-type="float">
            <text:p>5.46</text:p>
          </table:table-cell>
          <table:table-cell office:value-type="float" office:value="1.581419" calcext:value-type="float">
            <text:p>1.58E+00</text:p>
          </table:table-cell>
          <table:table-cell/>
        </table:table-row>
        <table:table-row table:style-name="ro1">
          <table:table-cell office:value-type="float" office:value="5.47" calcext:value-type="float">
            <text:p>5.47</text:p>
          </table:table-cell>
          <table:table-cell office:value-type="float" office:value="1.813014" calcext:value-type="float">
            <text:p>1.813014</text:p>
          </table:table-cell>
          <table:table-cell/>
          <table:table-cell office:value-type="float" office:value="5.47" calcext:value-type="float">
            <text:p>5.47</text:p>
          </table:table-cell>
          <table:table-cell office:value-type="float" office:value="1.645275" calcext:value-type="float">
            <text:p>1.65E+00</text:p>
          </table:table-cell>
          <table:table-cell/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1.821204" calcext:value-type="float">
            <text:p>1.821204</text:p>
          </table:table-cell>
          <table:table-cell/>
          <table:table-cell office:value-type="float" office:value="5.48" calcext:value-type="float">
            <text:p>5.48</text:p>
          </table:table-cell>
          <table:table-cell office:value-type="float" office:value="1.70913" calcext:value-type="float">
            <text:p>1.71E+00</text:p>
          </table:table-cell>
          <table:table-cell/>
        </table:table-row>
        <table:table-row table:style-name="ro1">
          <table:table-cell office:value-type="float" office:value="5.49" calcext:value-type="float">
            <text:p>5.49</text:p>
          </table:table-cell>
          <table:table-cell office:value-type="float" office:value="1.8051" calcext:value-type="float">
            <text:p>1.8051</text:p>
          </table:table-cell>
          <table:table-cell/>
          <table:table-cell office:value-type="float" office:value="5.49" calcext:value-type="float">
            <text:p>5.49</text:p>
          </table:table-cell>
          <table:table-cell office:value-type="float" office:value="1.773946" calcext:value-type="float">
            <text:p>1.77E+00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.800183" calcext:value-type="float">
            <text:p>1.80018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1.839537" calcext:value-type="float">
            <text:p>1.84E+00</text:p>
          </table:table-cell>
          <table:table-cell/>
        </table:table-row>
        <table:table-row table:style-name="ro1">
          <table:table-cell office:value-type="float" office:value="5.51" calcext:value-type="float">
            <text:p>5.51</text:p>
          </table:table-cell>
          <table:table-cell office:value-type="float" office:value="1.86622" calcext:value-type="float">
            <text:p>1.86622</text:p>
          </table:table-cell>
          <table:table-cell/>
          <table:table-cell office:value-type="float" office:value="5.51" calcext:value-type="float">
            <text:p>5.51</text:p>
          </table:table-cell>
          <table:table-cell office:value-type="float" office:value="1.905128" calcext:value-type="float">
            <text:p>1.91E+00</text:p>
          </table:table-cell>
          <table:table-cell/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2.020554" calcext:value-type="float">
            <text:p>2.020554</text:p>
          </table:table-cell>
          <table:table-cell/>
          <table:table-cell office:value-type="float" office:value="5.52" calcext:value-type="float">
            <text:p>5.52</text:p>
          </table:table-cell>
          <table:table-cell office:value-type="float" office:value="1.970719" calcext:value-type="float">
            <text:p>1.97E+00</text:p>
          </table:table-cell>
          <table:table-cell/>
        </table:table-row>
        <table:table-row table:style-name="ro1">
          <table:table-cell office:value-type="float" office:value="5.53" calcext:value-type="float">
            <text:p>5.53</text:p>
          </table:table-cell>
          <table:table-cell office:value-type="float" office:value="2.228603" calcext:value-type="float">
            <text:p>2.228603</text:p>
          </table:table-cell>
          <table:table-cell/>
          <table:table-cell office:value-type="float" office:value="5.53" calcext:value-type="float">
            <text:p>5.53</text:p>
          </table:table-cell>
          <table:table-cell office:value-type="float" office:value="2.03631" calcext:value-type="float">
            <text:p>2.04E+00</text:p>
          </table:table-cell>
          <table:table-cell/>
        </table:table-row>
        <table:table-row table:style-name="ro1">
          <table:table-cell office:value-type="float" office:value="5.54" calcext:value-type="float">
            <text:p>5.54</text:p>
          </table:table-cell>
          <table:table-cell office:value-type="float" office:value="2.455499" calcext:value-type="float">
            <text:p>2.455499</text:p>
          </table:table-cell>
          <table:table-cell/>
          <table:table-cell office:value-type="float" office:value="5.54" calcext:value-type="float">
            <text:p>5.54</text:p>
          </table:table-cell>
          <table:table-cell office:value-type="float" office:value="2.097272" calcext:value-type="float">
            <text:p>2.10E+00</text:p>
          </table:table-cell>
          <table:table-cell/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2.611923" calcext:value-type="float">
            <text:p>2.611923</text:p>
          </table:table-cell>
          <table:table-cell/>
          <table:table-cell office:value-type="float" office:value="5.55" calcext:value-type="float">
            <text:p>5.55</text:p>
          </table:table-cell>
          <table:table-cell office:value-type="float" office:value="2.154496" calcext:value-type="float">
            <text:p>2.15E+00</text:p>
          </table:table-cell>
          <table:table-cell/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2.668944" calcext:value-type="float">
            <text:p>2.668944</text:p>
          </table:table-cell>
          <table:table-cell/>
          <table:table-cell office:value-type="float" office:value="5.56" calcext:value-type="float">
            <text:p>5.56</text:p>
          </table:table-cell>
          <table:table-cell office:value-type="float" office:value="2.21172" calcext:value-type="float">
            <text:p>2.21E+00</text:p>
          </table:table-cell>
          <table:table-cell/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2.686006" calcext:value-type="float">
            <text:p>2.686006</text:p>
          </table:table-cell>
          <table:table-cell/>
          <table:table-cell office:value-type="float" office:value="5.57" calcext:value-type="float">
            <text:p>5.57</text:p>
          </table:table-cell>
          <table:table-cell office:value-type="float" office:value="2.268943" calcext:value-type="float">
            <text:p>2.27E+00</text:p>
          </table:table-cell>
          <table:table-cell/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2.690828" calcext:value-type="float">
            <text:p>2.690828</text:p>
          </table:table-cell>
          <table:table-cell/>
          <table:table-cell office:value-type="float" office:value="5.58" calcext:value-type="float">
            <text:p>5.58</text:p>
          </table:table-cell>
          <table:table-cell office:value-type="float" office:value="2.326167" calcext:value-type="float">
            <text:p>2.33E+00</text:p>
          </table:table-cell>
          <table:table-cell/>
        </table:table-row>
        <table:table-row table:style-name="ro1">
          <table:table-cell office:value-type="float" office:value="5.59" calcext:value-type="float">
            <text:p>5.59</text:p>
          </table:table-cell>
          <table:table-cell office:value-type="float" office:value="2.691993" calcext:value-type="float">
            <text:p>2.691993</text:p>
          </table:table-cell>
          <table:table-cell/>
          <table:table-cell office:value-type="float" office:value="5.59" calcext:value-type="float">
            <text:p>5.59</text:p>
          </table:table-cell>
          <table:table-cell office:value-type="float" office:value="2.411298" calcext:value-type="float">
            <text:p>2.41E+00</text:p>
          </table:table-cell>
          <table:table-cell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692837" calcext:value-type="float">
            <text:p>2.692837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2.51896" calcext:value-type="float">
            <text:p>2.52E+00</text:p>
          </table:table-cell>
          <table:table-cell/>
        </table:table-row>
        <table:table-row table:style-name="ro1">
          <table:table-cell office:value-type="float" office:value="5.61" calcext:value-type="float">
            <text:p>5.61</text:p>
          </table:table-cell>
          <table:table-cell office:value-type="float" office:value="2.694355" calcext:value-type="float">
            <text:p>2.694355</text:p>
          </table:table-cell>
          <table:table-cell/>
          <table:table-cell office:value-type="float" office:value="5.61" calcext:value-type="float">
            <text:p>5.61</text:p>
          </table:table-cell>
          <table:table-cell office:value-type="float" office:value="2.626622" calcext:value-type="float">
            <text:p>2.63E+00</text:p>
          </table:table-cell>
          <table:table-cell/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2.69747" calcext:value-type="float">
            <text:p>2.69747</text:p>
          </table:table-cell>
          <table:table-cell/>
          <table:table-cell office:value-type="float" office:value="5.62" calcext:value-type="float">
            <text:p>5.62</text:p>
          </table:table-cell>
          <table:table-cell office:value-type="float" office:value="2.734284" calcext:value-type="float">
            <text:p>2.73E+00</text:p>
          </table:table-cell>
          <table:table-cell/>
        </table:table-row>
        <table:table-row table:style-name="ro1">
          <table:table-cell office:value-type="float" office:value="5.63" calcext:value-type="float">
            <text:p>5.63</text:p>
          </table:table-cell>
          <table:table-cell office:value-type="float" office:value="2.704196" calcext:value-type="float">
            <text:p>2.704196</text:p>
          </table:table-cell>
          <table:table-cell/>
          <table:table-cell office:value-type="float" office:value="5.63" calcext:value-type="float">
            <text:p>5.63</text:p>
          </table:table-cell>
          <table:table-cell office:value-type="float" office:value="2.841946" calcext:value-type="float">
            <text:p>2.84E+00</text:p>
          </table:table-cell>
          <table:table-cell/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2.727491" calcext:value-type="float">
            <text:p>2.727491</text:p>
          </table:table-cell>
          <table:table-cell/>
          <table:table-cell office:value-type="float" office:value="5.64" calcext:value-type="float">
            <text:p>5.64</text:p>
          </table:table-cell>
          <table:table-cell office:value-type="float" office:value="2.987797" calcext:value-type="float">
            <text:p>2.99E+00</text:p>
          </table:table-cell>
          <table:table-cell/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2.817446" calcext:value-type="float">
            <text:p>2.817446</text:p>
          </table:table-cell>
          <table:table-cell/>
          <table:table-cell office:value-type="float" office:value="5.65" calcext:value-type="float">
            <text:p>5.65</text:p>
          </table:table-cell>
          <table:table-cell office:value-type="float" office:value="3.164479" calcext:value-type="float">
            <text:p>3.16E+00</text:p>
          </table:table-cell>
          <table:table-cell/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3.09035" calcext:value-type="float">
            <text:p>3.09035</text:p>
          </table:table-cell>
          <table:table-cell/>
          <table:table-cell office:value-type="float" office:value="5.66" calcext:value-type="float">
            <text:p>5.66</text:p>
          </table:table-cell>
          <table:table-cell office:value-type="float" office:value="3.341161" calcext:value-type="float">
            <text:p>3.34E+00</text:p>
          </table:table-cell>
          <table:table-cell/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3.6541" calcext:value-type="float">
            <text:p>3.6541</text:p>
          </table:table-cell>
          <table:table-cell/>
          <table:table-cell office:value-type="float" office:value="5.67" calcext:value-type="float">
            <text:p>5.67</text:p>
          </table:table-cell>
          <table:table-cell office:value-type="float" office:value="3.517844" calcext:value-type="float">
            <text:p>3.52E+00</text:p>
          </table:table-cell>
          <table:table-cell/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4.245398" calcext:value-type="float">
            <text:p>4.245398</text:p>
          </table:table-cell>
          <table:table-cell/>
          <table:table-cell office:value-type="float" office:value="5.68" calcext:value-type="float">
            <text:p>5.68</text:p>
          </table:table-cell>
          <table:table-cell office:value-type="float" office:value="3.694526" calcext:value-type="float">
            <text:p>3.69E+00</text:p>
          </table:table-cell>
          <table:table-cell/>
        </table:table-row>
        <table:table-row table:style-name="ro1">
          <table:table-cell office:value-type="float" office:value="5.69" calcext:value-type="float">
            <text:p>5.69</text:p>
          </table:table-cell>
          <table:table-cell office:value-type="float" office:value="4.415642" calcext:value-type="float">
            <text:p>4.415642</text:p>
          </table:table-cell>
          <table:table-cell/>
          <table:table-cell office:value-type="float" office:value="5.69" calcext:value-type="float">
            <text:p>5.69</text:p>
          </table:table-cell>
          <table:table-cell office:value-type="float" office:value="3.859689" calcext:value-type="float">
            <text:p>3.86E+00</text:p>
          </table:table-cell>
          <table:table-cell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4.411228" calcext:value-type="float">
            <text:p>4.411228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4.015551" calcext:value-type="float">
            <text:p>4.02E+00</text:p>
          </table:table-cell>
          <table:table-cell/>
        </table:table-row>
        <table:table-row table:style-name="ro1">
          <table:table-cell office:value-type="float" office:value="5.71" calcext:value-type="float">
            <text:p>5.71</text:p>
          </table:table-cell>
          <table:table-cell office:value-type="float" office:value="4.421908" calcext:value-type="float">
            <text:p>4.421908</text:p>
          </table:table-cell>
          <table:table-cell/>
          <table:table-cell office:value-type="float" office:value="5.71" calcext:value-type="float">
            <text:p>5.71</text:p>
          </table:table-cell>
          <table:table-cell office:value-type="float" office:value="4.171413" calcext:value-type="float">
            <text:p>4.17E+00</text:p>
          </table:table-cell>
          <table:table-cell/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4.597921" calcext:value-type="float">
            <text:p>4.597921</text:p>
          </table:table-cell>
          <table:table-cell/>
          <table:table-cell office:value-type="float" office:value="5.72" calcext:value-type="float">
            <text:p>5.72</text:p>
          </table:table-cell>
          <table:table-cell office:value-type="float" office:value="4.327276" calcext:value-type="float">
            <text:p>4.33E+00</text:p>
          </table:table-cell>
          <table:table-cell/>
        </table:table-row>
        <table:table-row table:style-name="ro1">
          <table:table-cell office:value-type="float" office:value="5.73" calcext:value-type="float">
            <text:p>5.73</text:p>
          </table:table-cell>
          <table:table-cell office:value-type="float" office:value="5.088546" calcext:value-type="float">
            <text:p>5.088546</text:p>
          </table:table-cell>
          <table:table-cell/>
          <table:table-cell office:value-type="float" office:value="5.73" calcext:value-type="float">
            <text:p>5.73</text:p>
          </table:table-cell>
          <table:table-cell office:value-type="float" office:value="4.483138" calcext:value-type="float">
            <text:p>4.48E+00</text:p>
          </table:table-cell>
          <table:table-cell/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5.263283" calcext:value-type="float">
            <text:p>5.263283</text:p>
          </table:table-cell>
          <table:table-cell/>
          <table:table-cell office:value-type="float" office:value="5.74" calcext:value-type="float">
            <text:p>5.74</text:p>
          </table:table-cell>
          <table:table-cell office:value-type="float" office:value="4.637091" calcext:value-type="float">
            <text:p>4.64E+00</text:p>
          </table:table-cell>
          <table:table-cell/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5.357398" calcext:value-type="float">
            <text:p>5.357398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4.789502" calcext:value-type="float">
            <text:p>4.79E+00</text:p>
          </table:table-cell>
          <table:table-cell/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5.418763" calcext:value-type="float">
            <text:p>5.418763</text:p>
          </table:table-cell>
          <table:table-cell/>
          <table:table-cell office:value-type="float" office:value="5.76" calcext:value-type="float">
            <text:p>5.76</text:p>
          </table:table-cell>
          <table:table-cell office:value-type="float" office:value="4.941914" calcext:value-type="float">
            <text:p>4.94E+00</text:p>
          </table:table-cell>
          <table:table-cell/>
        </table:table-row>
        <table:table-row table:style-name="ro1">
          <table:table-cell office:value-type="float" office:value="5.77" calcext:value-type="float">
            <text:p>5.77</text:p>
          </table:table-cell>
          <table:table-cell office:value-type="float" office:value="5.460259" calcext:value-type="float">
            <text:p>5.460259</text:p>
          </table:table-cell>
          <table:table-cell/>
          <table:table-cell office:value-type="float" office:value="5.77" calcext:value-type="float">
            <text:p>5.77</text:p>
          </table:table-cell>
          <table:table-cell office:value-type="float" office:value="5.094325" calcext:value-type="float">
            <text:p>5.09E+00</text:p>
          </table:table-cell>
          <table:table-cell/>
        </table:table-row>
        <table:table-row table:style-name="ro1">
          <table:table-cell office:value-type="float" office:value="5.78" calcext:value-type="float">
            <text:p>5.78</text:p>
          </table:table-cell>
          <table:table-cell office:value-type="float" office:value="5.488782" calcext:value-type="float">
            <text:p>5.488782</text:p>
          </table:table-cell>
          <table:table-cell/>
          <table:table-cell office:value-type="float" office:value="5.78" calcext:value-type="float">
            <text:p>5.78</text:p>
          </table:table-cell>
          <table:table-cell office:value-type="float" office:value="5.246736" calcext:value-type="float">
            <text:p>5.25E+00</text:p>
          </table:table-cell>
          <table:table-cell/>
        </table:table-row>
        <table:table-row table:style-name="ro1">
          <table:table-cell office:value-type="float" office:value="5.79" calcext:value-type="float">
            <text:p>5.79</text:p>
          </table:table-cell>
          <table:table-cell office:value-type="float" office:value="5.50835" calcext:value-type="float">
            <text:p>5.50835</text:p>
          </table:table-cell>
          <table:table-cell/>
          <table:table-cell office:value-type="float" office:value="5.79" calcext:value-type="float">
            <text:p>5.79</text:p>
          </table:table-cell>
          <table:table-cell office:value-type="float" office:value="5.335718" calcext:value-type="float">
            <text:p>5.34E+00</text:p>
          </table:table-cell>
          <table:table-cell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5.520992" calcext:value-type="float">
            <text:p>5.520992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5.373491" calcext:value-type="float">
            <text:p>5.37E+00</text:p>
          </table:table-cell>
          <table:table-cell/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5.52699" calcext:value-type="float">
            <text:p>5.52699</text:p>
          </table:table-cell>
          <table:table-cell/>
          <table:table-cell office:value-type="float" office:value="5.81" calcext:value-type="float">
            <text:p>5.81</text:p>
          </table:table-cell>
          <table:table-cell office:value-type="float" office:value="5.411263" calcext:value-type="float">
            <text:p>5.41E+00</text:p>
          </table:table-cell>
          <table:table-cell/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5.522713" calcext:value-type="float">
            <text:p>5.522713</text:p>
          </table:table-cell>
          <table:table-cell/>
          <table:table-cell office:value-type="float" office:value="5.82" calcext:value-type="float">
            <text:p>5.82</text:p>
          </table:table-cell>
          <table:table-cell office:value-type="float" office:value="5.449036" calcext:value-type="float">
            <text:p>5.45E+00</text:p>
          </table:table-cell>
          <table:table-cell/>
        </table:table-row>
        <table:table-row table:style-name="ro1">
          <table:table-cell office:value-type="float" office:value="5.83" calcext:value-type="float">
            <text:p>5.83</text:p>
          </table:table-cell>
          <table:table-cell office:value-type="float" office:value="5.494687" calcext:value-type="float">
            <text:p>5.494687</text:p>
          </table:table-cell>
          <table:table-cell/>
          <table:table-cell office:value-type="float" office:value="5.83" calcext:value-type="float">
            <text:p>5.83</text:p>
          </table:table-cell>
          <table:table-cell office:value-type="float" office:value="5.486808" calcext:value-type="float">
            <text:p>5.49E+00</text:p>
          </table:table-cell>
          <table:table-cell/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5.530581" calcext:value-type="float">
            <text:p>5.530581</text:p>
          </table:table-cell>
          <table:table-cell/>
          <table:table-cell office:value-type="float" office:value="5.84" calcext:value-type="float">
            <text:p>5.84</text:p>
          </table:table-cell>
          <table:table-cell office:value-type="float" office:value="5.506632" calcext:value-type="float">
            <text:p>5.51E+00</text:p>
          </table:table-cell>
          <table:table-cell/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5.546254" calcext:value-type="float">
            <text:p>5.546254</text:p>
          </table:table-cell>
          <table:table-cell/>
          <table:table-cell office:value-type="float" office:value="5.85" calcext:value-type="float">
            <text:p>5.85</text:p>
          </table:table-cell>
          <table:table-cell office:value-type="float" office:value="5.511964" calcext:value-type="float">
            <text:p>5.51E+00</text:p>
          </table:table-cell>
          <table:table-cell/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5.548072" calcext:value-type="float">
            <text:p>5.548072</text:p>
          </table:table-cell>
          <table:table-cell/>
          <table:table-cell office:value-type="float" office:value="5.86" calcext:value-type="float">
            <text:p>5.86</text:p>
          </table:table-cell>
          <table:table-cell office:value-type="float" office:value="5.517296" calcext:value-type="float">
            <text:p>5.52E+00</text:p>
          </table:table-cell>
          <table:table-cell/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float" office:value="5.549025" calcext:value-type="float">
            <text:p>5.549025</text:p>
          </table:table-cell>
          <table:table-cell/>
          <table:table-cell office:value-type="float" office:value="5.87" calcext:value-type="float">
            <text:p>5.87</text:p>
          </table:table-cell>
          <table:table-cell office:value-type="float" office:value="5.522628" calcext:value-type="float">
            <text:p>5.52E+00</text:p>
          </table:table-cell>
          <table:table-cell/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5.549741" calcext:value-type="float">
            <text:p>5.549741</text:p>
          </table:table-cell>
          <table:table-cell/>
          <table:table-cell office:value-type="float" office:value="5.88" calcext:value-type="float">
            <text:p>5.88</text:p>
          </table:table-cell>
          <table:table-cell office:value-type="float" office:value="5.527961" calcext:value-type="float">
            <text:p>5.53E+00</text:p>
          </table:table-cell>
          <table:table-cell/>
        </table:table-row>
        <table:table-row table:style-name="ro1">
          <table:table-cell office:value-type="float" office:value="5.89" calcext:value-type="float">
            <text:p>5.89</text:p>
          </table:table-cell>
          <table:table-cell office:value-type="float" office:value="5.550782" calcext:value-type="float">
            <text:p>5.550782</text:p>
          </table:table-cell>
          <table:table-cell/>
          <table:table-cell office:value-type="float" office:value="5.89" calcext:value-type="float">
            <text:p>5.89</text:p>
          </table:table-cell>
          <table:table-cell office:value-type="float" office:value="5.59054" calcext:value-type="float">
            <text:p>5.59E+00</text:p>
          </table:table-cell>
          <table:table-cell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5.551544" calcext:value-type="float">
            <text:p>5.551544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5.69934" calcext:value-type="float">
            <text:p>5.70E+00</text:p>
          </table:table-cell>
          <table:table-cell/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5.551879" calcext:value-type="float">
            <text:p>5.551879</text:p>
          </table:table-cell>
          <table:table-cell/>
          <table:table-cell office:value-type="float" office:value="5.91" calcext:value-type="float">
            <text:p>5.91</text:p>
          </table:table-cell>
          <table:table-cell office:value-type="float" office:value="5.808139" calcext:value-type="float">
            <text:p>5.81E+00</text:p>
          </table:table-cell>
          <table:table-cell/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5.55202" calcext:value-type="float">
            <text:p>5.55202</text:p>
          </table:table-cell>
          <table:table-cell/>
          <table:table-cell office:value-type="float" office:value="5.92" calcext:value-type="float">
            <text:p>5.92</text:p>
          </table:table-cell>
          <table:table-cell office:value-type="float" office:value="5.916939" calcext:value-type="float">
            <text:p>5.92E+00</text:p>
          </table:table-cell>
          <table:table-cell/>
        </table:table-row>
        <table:table-row table:style-name="ro1">
          <table:table-cell office:value-type="float" office:value="5.93" calcext:value-type="float">
            <text:p>5.93</text:p>
          </table:table-cell>
          <table:table-cell office:value-type="float" office:value="5.552065" calcext:value-type="float">
            <text:p>5.552065</text:p>
          </table:table-cell>
          <table:table-cell/>
          <table:table-cell office:value-type="float" office:value="5.93" calcext:value-type="float">
            <text:p>5.93</text:p>
          </table:table-cell>
          <table:table-cell office:value-type="float" office:value="6.025738" calcext:value-type="float">
            <text:p>6.03E+00</text:p>
          </table:table-cell>
          <table:table-cell/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5.552053" calcext:value-type="float">
            <text:p>5.552053</text:p>
          </table:table-cell>
          <table:table-cell/>
          <table:table-cell office:value-type="float" office:value="5.94" calcext:value-type="float">
            <text:p>5.94</text:p>
          </table:table-cell>
          <table:table-cell office:value-type="float" office:value="6.091508" calcext:value-type="float">
            <text:p>6.09E+00</text:p>
          </table:table-cell>
          <table:table-cell/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5.552026" calcext:value-type="float">
            <text:p>5.552026</text:p>
          </table:table-cell>
          <table:table-cell/>
          <table:table-cell office:value-type="float" office:value="5.95" calcext:value-type="float">
            <text:p>5.95</text:p>
          </table:table-cell>
          <table:table-cell office:value-type="float" office:value="6.122538" calcext:value-type="float">
            <text:p>6.12E+00</text:p>
          </table:table-cell>
          <table:table-cell/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5.55199" calcext:value-type="float">
            <text:p>5.55199</text:p>
          </table:table-cell>
          <table:table-cell/>
          <table:table-cell office:value-type="float" office:value="5.96" calcext:value-type="float">
            <text:p>5.96</text:p>
          </table:table-cell>
          <table:table-cell office:value-type="float" office:value="6.153567" calcext:value-type="float">
            <text:p>6.15E+00</text:p>
          </table:table-cell>
          <table:table-cell/>
        </table:table-row>
        <table:table-row table:style-name="ro1">
          <table:table-cell office:value-type="float" office:value="5.97" calcext:value-type="float">
            <text:p>5.97</text:p>
          </table:table-cell>
          <table:table-cell office:value-type="float" office:value="5.551943" calcext:value-type="float">
            <text:p>5.551943</text:p>
          </table:table-cell>
          <table:table-cell/>
          <table:table-cell office:value-type="float" office:value="5.97" calcext:value-type="float">
            <text:p>5.97</text:p>
          </table:table-cell>
          <table:table-cell office:value-type="float" office:value="6.184597" calcext:value-type="float">
            <text:p>6.18E+00</text:p>
          </table:table-cell>
          <table:table-cell/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5.55188" calcext:value-type="float">
            <text:p>5.55188</text:p>
          </table:table-cell>
          <table:table-cell/>
          <table:table-cell office:value-type="float" office:value="5.98" calcext:value-type="float">
            <text:p>5.98</text:p>
          </table:table-cell>
          <table:table-cell office:value-type="float" office:value="6.215626" calcext:value-type="float">
            <text:p>6.22E+00</text:p>
          </table:table-cell>
          <table:table-cell/>
        </table:table-row>
        <table:table-row table:style-name="ro1">
          <table:table-cell office:value-type="float" office:value="5.99" calcext:value-type="float">
            <text:p>5.99</text:p>
          </table:table-cell>
          <table:table-cell office:value-type="float" office:value="5.551705" calcext:value-type="float">
            <text:p>5.551705</text:p>
          </table:table-cell>
          <table:table-cell/>
          <table:table-cell office:value-type="float" office:value="5.99" calcext:value-type="float">
            <text:p>5.99</text:p>
          </table:table-cell>
          <table:table-cell office:value-type="float" office:value="6.211658" calcext:value-type="float">
            <text:p>6.21E+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551094" calcext:value-type="float">
            <text:p>5.55109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179433" calcext:value-type="float">
            <text:p>6.18E+00</text:p>
          </table:table-cell>
          <table:table-cell/>
        </table:table-row>
        <table:table-row table:style-name="ro1">
          <table:table-cell office:value-type="float" office:value="6.01" calcext:value-type="float">
            <text:p>6.01</text:p>
          </table:table-cell>
          <table:table-cell office:value-type="float" office:value="5.549345" calcext:value-type="float">
            <text:p>5.549345</text:p>
          </table:table-cell>
          <table:table-cell/>
          <table:table-cell office:value-type="float" office:value="6.01" calcext:value-type="float">
            <text:p>6.01</text:p>
          </table:table-cell>
          <table:table-cell office:value-type="float" office:value="6.147208" calcext:value-type="float">
            <text:p>6.15E+00</text:p>
          </table:table-cell>
          <table:table-cell/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5.544436" calcext:value-type="float">
            <text:p>5.544436</text:p>
          </table:table-cell>
          <table:table-cell/>
          <table:table-cell office:value-type="float" office:value="6.02" calcext:value-type="float">
            <text:p>6.02</text:p>
          </table:table-cell>
          <table:table-cell office:value-type="float" office:value="6.114983" calcext:value-type="float">
            <text:p>6.11E+00</text:p>
          </table:table-cell>
          <table:table-cell/>
        </table:table-row>
        <table:table-row table:style-name="ro1">
          <table:table-cell office:value-type="float" office:value="6.03" calcext:value-type="float">
            <text:p>6.03</text:p>
          </table:table-cell>
          <table:table-cell office:value-type="float" office:value="5.530791" calcext:value-type="float">
            <text:p>5.530791</text:p>
          </table:table-cell>
          <table:table-cell/>
          <table:table-cell office:value-type="float" office:value="6.03" calcext:value-type="float">
            <text:p>6.03</text:p>
          </table:table-cell>
          <table:table-cell office:value-type="float" office:value="6.082758" calcext:value-type="float">
            <text:p>6.08E+00</text:p>
          </table:table-cell>
          <table:table-cell/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5.516448" calcext:value-type="float">
            <text:p>5.516448</text:p>
          </table:table-cell>
          <table:table-cell/>
          <table:table-cell office:value-type="float" office:value="6.04" calcext:value-type="float">
            <text:p>6.04</text:p>
          </table:table-cell>
          <table:table-cell office:value-type="float" office:value="6.052966" calcext:value-type="float">
            <text:p>6.05E+00</text:p>
          </table:table-cell>
          <table:table-cell/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5.51231" calcext:value-type="float">
            <text:p>5.51231</text:p>
          </table:table-cell>
          <table:table-cell/>
          <table:table-cell office:value-type="float" office:value="6.05" calcext:value-type="float">
            <text:p>6.05</text:p>
          </table:table-cell>
          <table:table-cell office:value-type="float" office:value="6.025138" calcext:value-type="float">
            <text:p>6.03E+00</text:p>
          </table:table-cell>
          <table:table-cell/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5.507696" calcext:value-type="float">
            <text:p>5.507696</text:p>
          </table:table-cell>
          <table:table-cell/>
          <table:table-cell office:value-type="float" office:value="6.06" calcext:value-type="float">
            <text:p>6.06</text:p>
          </table:table-cell>
          <table:table-cell office:value-type="float" office:value="5.99731" calcext:value-type="float">
            <text:p>6.00E+00</text:p>
          </table:table-cell>
          <table:table-cell/>
        </table:table-row>
        <table:table-row table:style-name="ro1">
          <table:table-cell office:value-type="float" office:value="6.07" calcext:value-type="float">
            <text:p>6.07</text:p>
          </table:table-cell>
          <table:table-cell office:value-type="float" office:value="5.502547" calcext:value-type="float">
            <text:p>5.502547</text:p>
          </table:table-cell>
          <table:table-cell/>
          <table:table-cell office:value-type="float" office:value="6.07" calcext:value-type="float">
            <text:p>6.07</text:p>
          </table:table-cell>
          <table:table-cell office:value-type="float" office:value="5.969482" calcext:value-type="float">
            <text:p>5.97E+00</text:p>
          </table:table-cell>
          <table:table-cell/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5.496801" calcext:value-type="float">
            <text:p>5.496801</text:p>
          </table:table-cell>
          <table:table-cell/>
          <table:table-cell office:value-type="float" office:value="6.08" calcext:value-type="float">
            <text:p>6.08</text:p>
          </table:table-cell>
          <table:table-cell office:value-type="float" office:value="5.941654" calcext:value-type="float">
            <text:p>5.94E+00</text:p>
          </table:table-cell>
          <table:table-cell/>
        </table:table-row>
        <table:table-row table:style-name="ro1">
          <table:table-cell office:value-type="float" office:value="6.09" calcext:value-type="float">
            <text:p>6.09</text:p>
          </table:table-cell>
          <table:table-cell office:value-type="float" office:value="5.499911" calcext:value-type="float">
            <text:p>5.499911</text:p>
          </table:table-cell>
          <table:table-cell/>
          <table:table-cell office:value-type="float" office:value="6.09" calcext:value-type="float">
            <text:p>6.09</text:p>
          </table:table-cell>
          <table:table-cell office:value-type="float" office:value="5.8879" calcext:value-type="float">
            <text:p>5.89E+00</text:p>
          </table:table-cell>
          <table:table-cell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5.508965" calcext:value-type="float">
            <text:p>5.508965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5.813214" calcext:value-type="float">
            <text:p>5.81E+00</text:p>
          </table:table-cell>
          <table:table-cell/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5.516184" calcext:value-type="float">
            <text:p>5.516184</text:p>
          </table:table-cell>
          <table:table-cell/>
          <table:table-cell office:value-type="float" office:value="6.11" calcext:value-type="float">
            <text:p>6.11</text:p>
          </table:table-cell>
          <table:table-cell office:value-type="float" office:value="5.738528" calcext:value-type="float">
            <text:p>5.74E+00</text:p>
          </table:table-cell>
          <table:table-cell/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5.521731" calcext:value-type="float">
            <text:p>5.521731</text:p>
          </table:table-cell>
          <table:table-cell/>
          <table:table-cell office:value-type="float" office:value="6.12" calcext:value-type="float">
            <text:p>6.12</text:p>
          </table:table-cell>
          <table:table-cell office:value-type="float" office:value="5.663842" calcext:value-type="float">
            <text:p>5.66E+00</text:p>
          </table:table-cell>
          <table:table-cell/>
        </table:table-row>
        <table:table-row table:style-name="ro1">
          <table:table-cell office:value-type="float" office:value="6.13" calcext:value-type="float">
            <text:p>6.13</text:p>
          </table:table-cell>
          <table:table-cell office:value-type="float" office:value="5.525645" calcext:value-type="float">
            <text:p>5.525645</text:p>
          </table:table-cell>
          <table:table-cell/>
          <table:table-cell office:value-type="float" office:value="6.13" calcext:value-type="float">
            <text:p>6.13</text:p>
          </table:table-cell>
          <table:table-cell office:value-type="float" office:value="5.589157" calcext:value-type="float">
            <text:p>5.59E+00</text:p>
          </table:table-cell>
          <table:table-cell/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5.516146" calcext:value-type="float">
            <text:p>5.516146</text:p>
          </table:table-cell>
          <table:table-cell/>
          <table:table-cell office:value-type="float" office:value="6.14" calcext:value-type="float">
            <text:p>6.14</text:p>
          </table:table-cell>
          <table:table-cell office:value-type="float" office:value="5.501419" calcext:value-type="float">
            <text:p>5.50E+00</text:p>
          </table:table-cell>
          <table:table-cell/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5.48124" calcext:value-type="float">
            <text:p>5.48124</text:p>
          </table:table-cell>
          <table:table-cell/>
          <table:table-cell office:value-type="float" office:value="6.15" calcext:value-type="float">
            <text:p>6.15</text:p>
          </table:table-cell>
          <table:table-cell office:value-type="float" office:value="5.403143" calcext:value-type="float">
            <text:p>5.40E+00</text:p>
          </table:table-cell>
          <table:table-cell/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5.410396" calcext:value-type="float">
            <text:p>5.410396</text:p>
          </table:table-cell>
          <table:table-cell/>
          <table:table-cell office:value-type="float" office:value="6.16" calcext:value-type="float">
            <text:p>6.16</text:p>
          </table:table-cell>
          <table:table-cell office:value-type="float" office:value="5.304868" calcext:value-type="float">
            <text:p>5.30E+00</text:p>
          </table:table-cell>
          <table:table-cell/>
        </table:table-row>
        <table:table-row table:style-name="ro1">
          <table:table-cell office:value-type="float" office:value="6.17" calcext:value-type="float">
            <text:p>6.17</text:p>
          </table:table-cell>
          <table:table-cell office:value-type="float" office:value="5.275075" calcext:value-type="float">
            <text:p>5.275075</text:p>
          </table:table-cell>
          <table:table-cell/>
          <table:table-cell office:value-type="float" office:value="6.17" calcext:value-type="float">
            <text:p>6.17</text:p>
          </table:table-cell>
          <table:table-cell office:value-type="float" office:value="5.206593" calcext:value-type="float">
            <text:p>5.21E+00</text:p>
          </table:table-cell>
          <table:table-cell/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5.043053" calcext:value-type="float">
            <text:p>5.043053</text:p>
          </table:table-cell>
          <table:table-cell/>
          <table:table-cell office:value-type="float" office:value="6.18" calcext:value-type="float">
            <text:p>6.18</text:p>
          </table:table-cell>
          <table:table-cell office:value-type="float" office:value="5.108317" calcext:value-type="float">
            <text:p>5.11E+00</text:p>
          </table:table-cell>
          <table:table-cell/>
        </table:table-row>
        <table:table-row table:style-name="ro1">
          <table:table-cell office:value-type="float" office:value="6.19" calcext:value-type="float">
            <text:p>6.19</text:p>
          </table:table-cell>
          <table:table-cell office:value-type="float" office:value="4.858962" calcext:value-type="float">
            <text:p>4.858962</text:p>
          </table:table-cell>
          <table:table-cell/>
          <table:table-cell office:value-type="float" office:value="6.19" calcext:value-type="float">
            <text:p>6.19</text:p>
          </table:table-cell>
          <table:table-cell office:value-type="float" office:value="5.023638" calcext:value-type="float">
            <text:p>5.02E+00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4.772016" calcext:value-type="float">
            <text:p>4.772016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4.949935" calcext:value-type="float">
            <text:p>4.95E+00</text:p>
          </table:table-cell>
          <table:table-cell/>
        </table:table-row>
        <table:table-row table:style-name="ro1">
          <table:table-cell office:value-type="float" office:value="6.21" calcext:value-type="float">
            <text:p>6.21</text:p>
          </table:table-cell>
          <table:table-cell office:value-type="float" office:value="4.680201" calcext:value-type="float">
            <text:p>4.680201</text:p>
          </table:table-cell>
          <table:table-cell/>
          <table:table-cell office:value-type="float" office:value="6.21" calcext:value-type="float">
            <text:p>6.21</text:p>
          </table:table-cell>
          <table:table-cell office:value-type="float" office:value="4.876232" calcext:value-type="float">
            <text:p>4.88E+00</text:p>
          </table:table-cell>
          <table:table-cell/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4.584025" calcext:value-type="float">
            <text:p>4.584025</text:p>
          </table:table-cell>
          <table:table-cell/>
          <table:table-cell office:value-type="float" office:value="6.22" calcext:value-type="float">
            <text:p>6.22</text:p>
          </table:table-cell>
          <table:table-cell office:value-type="float" office:value="4.80253" calcext:value-type="float">
            <text:p>4.80E+00</text:p>
          </table:table-cell>
          <table:table-cell/>
        </table:table-row>
        <table:table-row table:style-name="ro1">
          <table:table-cell office:value-type="float" office:value="6.23" calcext:value-type="float">
            <text:p>6.23</text:p>
          </table:table-cell>
          <table:table-cell office:value-type="float" office:value="4.48368" calcext:value-type="float">
            <text:p>4.48368</text:p>
          </table:table-cell>
          <table:table-cell/>
          <table:table-cell office:value-type="float" office:value="6.23" calcext:value-type="float">
            <text:p>6.23</text:p>
          </table:table-cell>
          <table:table-cell office:value-type="float" office:value="4.728827" calcext:value-type="float">
            <text:p>4.73E+00</text:p>
          </table:table-cell>
          <table:table-cell/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4.402769" calcext:value-type="float">
            <text:p>4.402769</text:p>
          </table:table-cell>
          <table:table-cell/>
          <table:table-cell office:value-type="float" office:value="6.24" calcext:value-type="float">
            <text:p>6.24</text:p>
          </table:table-cell>
          <table:table-cell office:value-type="float" office:value="4.660224" calcext:value-type="float">
            <text:p>4.66E+00</text:p>
          </table:table-cell>
          <table:table-cell/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4.340917" calcext:value-type="float">
            <text:p>4.340917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4.595739" calcext:value-type="float">
            <text:p>4.60E+00</text:p>
          </table:table-cell>
          <table:table-cell/>
        </table:table-row>
        <table:table-row table:style-name="ro1">
          <table:table-cell office:value-type="float" office:value="6.26" calcext:value-type="float">
            <text:p>6.26</text:p>
          </table:table-cell>
          <table:table-cell office:value-type="float" office:value="4.280459" calcext:value-type="float">
            <text:p>4.280459</text:p>
          </table:table-cell>
          <table:table-cell/>
          <table:table-cell office:value-type="float" office:value="6.26" calcext:value-type="float">
            <text:p>6.26</text:p>
          </table:table-cell>
          <table:table-cell office:value-type="float" office:value="4.531253" calcext:value-type="float">
            <text:p>4.53E+00</text:p>
          </table:table-cell>
          <table:table-cell/>
        </table:table-row>
        <table:table-row table:style-name="ro1">
          <table:table-cell office:value-type="float" office:value="6.27" calcext:value-type="float">
            <text:p>6.27</text:p>
          </table:table-cell>
          <table:table-cell office:value-type="float" office:value="4.221851" calcext:value-type="float">
            <text:p>4.221851</text:p>
          </table:table-cell>
          <table:table-cell/>
          <table:table-cell office:value-type="float" office:value="6.27" calcext:value-type="float">
            <text:p>6.27</text:p>
          </table:table-cell>
          <table:table-cell office:value-type="float" office:value="4.466768" calcext:value-type="float">
            <text:p>4.47E+00</text:p>
          </table:table-cell>
          <table:table-cell/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4.165458" calcext:value-type="float">
            <text:p>4.165458</text:p>
          </table:table-cell>
          <table:table-cell/>
          <table:table-cell office:value-type="float" office:value="6.28" calcext:value-type="float">
            <text:p>6.28</text:p>
          </table:table-cell>
          <table:table-cell office:value-type="float" office:value="4.402282" calcext:value-type="float">
            <text:p>4.40E+00</text:p>
          </table:table-cell>
          <table:table-cell/>
        </table:table-row>
        <table:table-row table:style-name="ro1">
          <table:table-cell office:value-type="float" office:value="6.29" calcext:value-type="float">
            <text:p>6.29</text:p>
          </table:table-cell>
          <table:table-cell office:value-type="float" office:value="4.004188" calcext:value-type="float">
            <text:p>4.004188</text:p>
          </table:table-cell>
          <table:table-cell/>
          <table:table-cell office:value-type="float" office:value="6.29" calcext:value-type="float">
            <text:p>6.29</text:p>
          </table:table-cell>
          <table:table-cell office:value-type="float" office:value="4.339864" calcext:value-type="float">
            <text:p>4.34E+00</text:p>
          </table:table-cell>
          <table:table-cell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.815148" calcext:value-type="float">
            <text:p>3.815148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4.279114" calcext:value-type="float">
            <text:p>4.28E+00</text:p>
          </table:table-cell>
          <table:table-cell/>
        </table:table-row>
        <table:table-row table:style-name="ro1">
          <table:table-cell office:value-type="float" office:value="6.31" calcext:value-type="float">
            <text:p>6.31</text:p>
          </table:table-cell>
          <table:table-cell office:value-type="float" office:value="3.695765" calcext:value-type="float">
            <text:p>3.695765</text:p>
          </table:table-cell>
          <table:table-cell/>
          <table:table-cell office:value-type="float" office:value="6.31" calcext:value-type="float">
            <text:p>6.31</text:p>
          </table:table-cell>
          <table:table-cell office:value-type="float" office:value="4.218365" calcext:value-type="float">
            <text:p>4.22E+00</text:p>
          </table:table-cell>
          <table:table-cell/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3.626594" calcext:value-type="float">
            <text:p>3.626594</text:p>
          </table:table-cell>
          <table:table-cell/>
          <table:table-cell office:value-type="float" office:value="6.32" calcext:value-type="float">
            <text:p>6.32</text:p>
          </table:table-cell>
          <table:table-cell office:value-type="float" office:value="4.157615" calcext:value-type="float">
            <text:p>4.16E+00</text:p>
          </table:table-cell>
          <table:table-cell/>
        </table:table-row>
        <table:table-row table:style-name="ro1">
          <table:table-cell office:value-type="float" office:value="6.33" calcext:value-type="float">
            <text:p>6.33</text:p>
          </table:table-cell>
          <table:table-cell office:value-type="float" office:value="3.588488" calcext:value-type="float">
            <text:p>3.588488</text:p>
          </table:table-cell>
          <table:table-cell/>
          <table:table-cell office:value-type="float" office:value="6.33" calcext:value-type="float">
            <text:p>6.33</text:p>
          </table:table-cell>
          <table:table-cell office:value-type="float" office:value="4.096866" calcext:value-type="float">
            <text:p>4.10E+00</text:p>
          </table:table-cell>
          <table:table-cell/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3.58078" calcext:value-type="float">
            <text:p>3.58078</text:p>
          </table:table-cell>
          <table:table-cell/>
          <table:table-cell office:value-type="float" office:value="6.34" calcext:value-type="float">
            <text:p>6.34</text:p>
          </table:table-cell>
          <table:table-cell office:value-type="float" office:value="4.060341" calcext:value-type="float">
            <text:p>4.06E+00</text:p>
          </table:table-cell>
          <table:table-cell/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3.586735" calcext:value-type="float">
            <text:p>3.586735</text:p>
          </table:table-cell>
          <table:table-cell/>
          <table:table-cell office:value-type="float" office:value="6.35" calcext:value-type="float">
            <text:p>6.35</text:p>
          </table:table-cell>
          <table:table-cell office:value-type="float" office:value="4.043374" calcext:value-type="float">
            <text:p>4.04E+00</text:p>
          </table:table-cell>
          <table:table-cell/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3.593229" calcext:value-type="float">
            <text:p>3.593229</text:p>
          </table:table-cell>
          <table:table-cell/>
          <table:table-cell office:value-type="float" office:value="6.36" calcext:value-type="float">
            <text:p>6.36</text:p>
          </table:table-cell>
          <table:table-cell office:value-type="float" office:value="4.026406" calcext:value-type="float">
            <text:p>4.03E+00</text:p>
          </table:table-cell>
          <table:table-cell/>
        </table:table-row>
        <table:table-row table:style-name="ro1">
          <table:table-cell office:value-type="float" office:value="6.37" calcext:value-type="float">
            <text:p>6.37</text:p>
          </table:table-cell>
          <table:table-cell office:value-type="float" office:value="3.599943" calcext:value-type="float">
            <text:p>3.599943</text:p>
          </table:table-cell>
          <table:table-cell/>
          <table:table-cell office:value-type="float" office:value="6.37" calcext:value-type="float">
            <text:p>6.37</text:p>
          </table:table-cell>
          <table:table-cell office:value-type="float" office:value="4.009439" calcext:value-type="float">
            <text:p>4.01E+00</text:p>
          </table:table-cell>
          <table:table-cell/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3.606221" calcext:value-type="float">
            <text:p>3.606221</text:p>
          </table:table-cell>
          <table:table-cell/>
          <table:table-cell office:value-type="float" office:value="6.38" calcext:value-type="float">
            <text:p>6.38</text:p>
          </table:table-cell>
          <table:table-cell office:value-type="float" office:value="3.992472" calcext:value-type="float">
            <text:p>3.99E+00</text:p>
          </table:table-cell>
          <table:table-cell/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3.630079" calcext:value-type="float">
            <text:p>3.630079</text:p>
          </table:table-cell>
          <table:table-cell/>
          <table:table-cell office:value-type="float" office:value="6.39" calcext:value-type="float">
            <text:p>6.39</text:p>
          </table:table-cell>
          <table:table-cell office:value-type="float" office:value="3.990835" calcext:value-type="float">
            <text:p>3.99E+00</text:p>
          </table:table-cell>
          <table:table-cell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68697" calcext:value-type="float">
            <text:p>3.68697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4.001574" calcext:value-type="float">
            <text:p>4.00E+00</text:p>
          </table:table-cell>
          <table:table-cell/>
        </table:table-row>
        <table:table-row table:style-name="ro1">
          <table:table-cell office:value-type="float" office:value="6.41" calcext:value-type="float">
            <text:p>6.41</text:p>
          </table:table-cell>
          <table:table-cell office:value-type="float" office:value="3.775144" calcext:value-type="float">
            <text:p>3.775144</text:p>
          </table:table-cell>
          <table:table-cell/>
          <table:table-cell office:value-type="float" office:value="6.41" calcext:value-type="float">
            <text:p>6.41</text:p>
          </table:table-cell>
          <table:table-cell office:value-type="float" office:value="4.012314" calcext:value-type="float">
            <text:p>4.01E+00</text:p>
          </table:table-cell>
          <table:table-cell/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3.901509" calcext:value-type="float">
            <text:p>3.901509</text:p>
          </table:table-cell>
          <table:table-cell/>
          <table:table-cell office:value-type="float" office:value="6.42" calcext:value-type="float">
            <text:p>6.42</text:p>
          </table:table-cell>
          <table:table-cell office:value-type="float" office:value="4.023053" calcext:value-type="float">
            <text:p>4.02E+00</text:p>
          </table:table-cell>
          <table:table-cell/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4.062234" calcext:value-type="float">
            <text:p>4.062234</text:p>
          </table:table-cell>
          <table:table-cell/>
          <table:table-cell office:value-type="float" office:value="6.43" calcext:value-type="float">
            <text:p>6.43</text:p>
          </table:table-cell>
          <table:table-cell office:value-type="float" office:value="4.033792" calcext:value-type="float">
            <text:p>4.03E+00</text:p>
          </table:table-cell>
          <table:table-cell/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3.994711" calcext:value-type="float">
            <text:p>3.994711</text:p>
          </table:table-cell>
          <table:table-cell/>
          <table:table-cell office:value-type="float" office:value="6.44" calcext:value-type="float">
            <text:p>6.44</text:p>
          </table:table-cell>
          <table:table-cell office:value-type="float" office:value="4.016385" calcext:value-type="float">
            <text:p>4.02E+00</text:p>
          </table:table-cell>
          <table:table-cell/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3.779346" calcext:value-type="float">
            <text:p>3.779346</text:p>
          </table:table-cell>
          <table:table-cell/>
          <table:table-cell office:value-type="float" office:value="6.45" calcext:value-type="float">
            <text:p>6.45</text:p>
          </table:table-cell>
          <table:table-cell office:value-type="float" office:value="3.976254" calcext:value-type="float">
            <text:p>3.98E+00</text:p>
          </table:table-cell>
          <table:table-cell/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3.633006" calcext:value-type="float">
            <text:p>3.633006</text:p>
          </table:table-cell>
          <table:table-cell/>
          <table:table-cell office:value-type="float" office:value="6.46" calcext:value-type="float">
            <text:p>6.46</text:p>
          </table:table-cell>
          <table:table-cell office:value-type="float" office:value="3.936122" calcext:value-type="float">
            <text:p>3.94E+00</text:p>
          </table:table-cell>
          <table:table-cell/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3.545523" calcext:value-type="float">
            <text:p>3.545523</text:p>
          </table:table-cell>
          <table:table-cell/>
          <table:table-cell office:value-type="float" office:value="6.47" calcext:value-type="float">
            <text:p>6.47</text:p>
          </table:table-cell>
          <table:table-cell office:value-type="float" office:value="3.895991" calcext:value-type="float">
            <text:p>3.90E+00</text:p>
          </table:table-cell>
          <table:table-cell/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3.498813" calcext:value-type="float">
            <text:p>3.498813</text:p>
          </table:table-cell>
          <table:table-cell/>
          <table:table-cell office:value-type="float" office:value="6.48" calcext:value-type="float">
            <text:p>6.48</text:p>
          </table:table-cell>
          <table:table-cell office:value-type="float" office:value="3.855859" calcext:value-type="float">
            <text:p>3.86E+00</text:p>
          </table:table-cell>
          <table:table-cell/>
        </table:table-row>
        <table:table-row table:style-name="ro1">
          <table:table-cell office:value-type="float" office:value="6.49" calcext:value-type="float">
            <text:p>6.49</text:p>
          </table:table-cell>
          <table:table-cell office:value-type="float" office:value="3.464422" calcext:value-type="float">
            <text:p>3.464422</text:p>
          </table:table-cell>
          <table:table-cell/>
          <table:table-cell office:value-type="float" office:value="6.49" calcext:value-type="float">
            <text:p>6.49</text:p>
          </table:table-cell>
          <table:table-cell office:value-type="float" office:value="3.788177" calcext:value-type="float">
            <text:p>3.79E+00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.433137" calcext:value-type="float">
            <text:p>3.433137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3.69825" calcext:value-type="float">
            <text:p>3.70E+00</text:p>
          </table:table-cell>
          <table:table-cell/>
        </table:table-row>
        <table:table-row table:style-name="ro1">
          <table:table-cell office:value-type="float" office:value="6.51" calcext:value-type="float">
            <text:p>6.51</text:p>
          </table:table-cell>
          <table:table-cell office:value-type="float" office:value="3.408871" calcext:value-type="float">
            <text:p>3.408871</text:p>
          </table:table-cell>
          <table:table-cell/>
          <table:table-cell office:value-type="float" office:value="6.51" calcext:value-type="float">
            <text:p>6.51</text:p>
          </table:table-cell>
          <table:table-cell office:value-type="float" office:value="3.608324" calcext:value-type="float">
            <text:p>3.61E+00</text:p>
          </table:table-cell>
          <table:table-cell/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3.388046" calcext:value-type="float">
            <text:p>3.388046</text:p>
          </table:table-cell>
          <table:table-cell/>
          <table:table-cell office:value-type="float" office:value="6.52" calcext:value-type="float">
            <text:p>6.52</text:p>
          </table:table-cell>
          <table:table-cell office:value-type="float" office:value="3.518397" calcext:value-type="float">
            <text:p>3.52E+00</text:p>
          </table:table-cell>
          <table:table-cell/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3.368508" calcext:value-type="float">
            <text:p>3.368508</text:p>
          </table:table-cell>
          <table:table-cell/>
          <table:table-cell office:value-type="float" office:value="6.53" calcext:value-type="float">
            <text:p>6.53</text:p>
          </table:table-cell>
          <table:table-cell office:value-type="float" office:value="3.428471" calcext:value-type="float">
            <text:p>3.43E+00</text:p>
          </table:table-cell>
          <table:table-cell/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3.302009" calcext:value-type="float">
            <text:p>3.302009</text:p>
          </table:table-cell>
          <table:table-cell/>
          <table:table-cell office:value-type="float" office:value="6.54" calcext:value-type="float">
            <text:p>6.54</text:p>
          </table:table-cell>
          <table:table-cell office:value-type="float" office:value="3.348822" calcext:value-type="float">
            <text:p>3.35E+00</text:p>
          </table:table-cell>
          <table:table-cell/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3.162764" calcext:value-type="float">
            <text:p>3.162764</text:p>
          </table:table-cell>
          <table:table-cell/>
          <table:table-cell office:value-type="float" office:value="6.55" calcext:value-type="float">
            <text:p>6.55</text:p>
          </table:table-cell>
          <table:table-cell office:value-type="float" office:value="3.27747" calcext:value-type="float">
            <text:p>3.28E+00</text:p>
          </table:table-cell>
          <table:table-cell/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2.98199" calcext:value-type="float">
            <text:p>2.98199</text:p>
          </table:table-cell>
          <table:table-cell/>
          <table:table-cell office:value-type="float" office:value="6.56" calcext:value-type="float">
            <text:p>6.56</text:p>
          </table:table-cell>
          <table:table-cell office:value-type="float" office:value="3.206119" calcext:value-type="float">
            <text:p>3.21E+00</text:p>
          </table:table-cell>
          <table:table-cell/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2.781491" calcext:value-type="float">
            <text:p>2.781491</text:p>
          </table:table-cell>
          <table:table-cell/>
          <table:table-cell office:value-type="float" office:value="6.57" calcext:value-type="float">
            <text:p>6.57</text:p>
          </table:table-cell>
          <table:table-cell office:value-type="float" office:value="3.134768" calcext:value-type="float">
            <text:p>3.13E+00</text:p>
          </table:table-cell>
          <table:table-cell/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2.600035" calcext:value-type="float">
            <text:p>2.600035</text:p>
          </table:table-cell>
          <table:table-cell/>
          <table:table-cell office:value-type="float" office:value="6.58" calcext:value-type="float">
            <text:p>6.58</text:p>
          </table:table-cell>
          <table:table-cell office:value-type="float" office:value="3.063416" calcext:value-type="float">
            <text:p>3.06E+00</text:p>
          </table:table-cell>
          <table:table-cell/>
        </table:table-row>
        <table:table-row table:style-name="ro1">
          <table:table-cell office:value-type="float" office:value="6.59" calcext:value-type="float">
            <text:p>6.59</text:p>
          </table:table-cell>
          <table:table-cell office:value-type="float" office:value="2.479894" calcext:value-type="float">
            <text:p>2.479894</text:p>
          </table:table-cell>
          <table:table-cell/>
          <table:table-cell office:value-type="float" office:value="6.59" calcext:value-type="float">
            <text:p>6.59</text:p>
          </table:table-cell>
          <table:table-cell office:value-type="float" office:value="3.005226" calcext:value-type="float">
            <text:p>3.01E+00</text:p>
          </table:table-cell>
          <table:table-cell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2.402611" calcext:value-type="float">
            <text:p>2.402611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2.957662" calcext:value-type="float">
            <text:p>2.96E+00</text:p>
          </table:table-cell>
          <table:table-cell/>
        </table:table-row>
        <table:table-row table:style-name="ro1">
          <table:table-cell office:value-type="float" office:value="6.61" calcext:value-type="float">
            <text:p>6.61</text:p>
          </table:table-cell>
          <table:table-cell office:value-type="float" office:value="2.356915" calcext:value-type="float">
            <text:p>2.356915</text:p>
          </table:table-cell>
          <table:table-cell/>
          <table:table-cell office:value-type="float" office:value="6.61" calcext:value-type="float">
            <text:p>6.61</text:p>
          </table:table-cell>
          <table:table-cell office:value-type="float" office:value="2.910098" calcext:value-type="float">
            <text:p>2.91E+00</text:p>
          </table:table-cell>
          <table:table-cell/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2.34077" calcext:value-type="float">
            <text:p>2.34077</text:p>
          </table:table-cell>
          <table:table-cell/>
          <table:table-cell office:value-type="float" office:value="6.62" calcext:value-type="float">
            <text:p>6.62</text:p>
          </table:table-cell>
          <table:table-cell office:value-type="float" office:value="2.862534" calcext:value-type="float">
            <text:p>2.86E+00</text:p>
          </table:table-cell>
          <table:table-cell/>
        </table:table-row>
        <table:table-row table:style-name="ro1">
          <table:table-cell office:value-type="float" office:value="6.63" calcext:value-type="float">
            <text:p>6.63</text:p>
          </table:table-cell>
          <table:table-cell office:value-type="float" office:value="2.351065" calcext:value-type="float">
            <text:p>2.351065</text:p>
          </table:table-cell>
          <table:table-cell/>
          <table:table-cell office:value-type="float" office:value="6.63" calcext:value-type="float">
            <text:p>6.63</text:p>
          </table:table-cell>
          <table:table-cell office:value-type="float" office:value="2.81497" calcext:value-type="float">
            <text:p>2.81E+00</text:p>
          </table:table-cell>
          <table:table-cell/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2.270399" calcext:value-type="float">
            <text:p>2.270399</text:p>
          </table:table-cell>
          <table:table-cell/>
          <table:table-cell office:value-type="float" office:value="6.64" calcext:value-type="float">
            <text:p>6.64</text:p>
          </table:table-cell>
          <table:table-cell office:value-type="float" office:value="2.759319" calcext:value-type="float">
            <text:p>2.76E+00</text:p>
          </table:table-cell>
          <table:table-cell/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2.17913" calcext:value-type="float">
            <text:p>2.17913</text:p>
          </table:table-cell>
          <table:table-cell/>
          <table:table-cell office:value-type="float" office:value="6.65" calcext:value-type="float">
            <text:p>6.65</text:p>
          </table:table-cell>
          <table:table-cell office:value-type="float" office:value="2.697139" calcext:value-type="float">
            <text:p>2.70E+00</text:p>
          </table:table-cell>
          <table:table-cell/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2.144558" calcext:value-type="float">
            <text:p>2.144558</text:p>
          </table:table-cell>
          <table:table-cell/>
          <table:table-cell office:value-type="float" office:value="6.66" calcext:value-type="float">
            <text:p>6.66</text:p>
          </table:table-cell>
          <table:table-cell office:value-type="float" office:value="2.63496" calcext:value-type="float">
            <text:p>2.63E+00</text:p>
          </table:table-cell>
          <table:table-cell/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2.135841" calcext:value-type="float">
            <text:p>2.135841</text:p>
          </table:table-cell>
          <table:table-cell/>
          <table:table-cell office:value-type="float" office:value="6.67" calcext:value-type="float">
            <text:p>6.67</text:p>
          </table:table-cell>
          <table:table-cell office:value-type="float" office:value="2.57278" calcext:value-type="float">
            <text:p>2.57E+00</text:p>
          </table:table-cell>
          <table:table-cell/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2.137733" calcext:value-type="float">
            <text:p>2.137733</text:p>
          </table:table-cell>
          <table:table-cell/>
          <table:table-cell office:value-type="float" office:value="6.68" calcext:value-type="float">
            <text:p>6.68</text:p>
          </table:table-cell>
          <table:table-cell office:value-type="float" office:value="2.510601" calcext:value-type="float">
            <text:p>2.51E+00</text:p>
          </table:table-cell>
          <table:table-cell/>
        </table:table-row>
        <table:table-row table:style-name="ro1">
          <table:table-cell office:value-type="float" office:value="6.69" calcext:value-type="float">
            <text:p>6.69</text:p>
          </table:table-cell>
          <table:table-cell office:value-type="float" office:value="2.146074" calcext:value-type="float">
            <text:p>2.146074</text:p>
          </table:table-cell>
          <table:table-cell/>
          <table:table-cell office:value-type="float" office:value="6.69" calcext:value-type="float">
            <text:p>6.69</text:p>
          </table:table-cell>
          <table:table-cell office:value-type="float" office:value="2.450399" calcext:value-type="float">
            <text:p>2.45E+00</text:p>
          </table:table-cell>
          <table:table-cell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.156778" calcext:value-type="float">
            <text:p>2.156778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2.391794" calcext:value-type="float">
            <text:p>2.39E+00</text:p>
          </table:table-cell>
          <table:table-cell/>
        </table:table-row>
        <table:table-row table:style-name="ro1">
          <table:table-cell office:value-type="float" office:value="6.71" calcext:value-type="float">
            <text:p>6.71</text:p>
          </table:table-cell>
          <table:table-cell office:value-type="float" office:value="2.163546" calcext:value-type="float">
            <text:p>2.163546</text:p>
          </table:table-cell>
          <table:table-cell/>
          <table:table-cell office:value-type="float" office:value="6.71" calcext:value-type="float">
            <text:p>6.71</text:p>
          </table:table-cell>
          <table:table-cell office:value-type="float" office:value="2.333189" calcext:value-type="float">
            <text:p>2.33E+00</text:p>
          </table:table-cell>
          <table:table-cell/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2.160395" calcext:value-type="float">
            <text:p>2.160395</text:p>
          </table:table-cell>
          <table:table-cell/>
          <table:table-cell office:value-type="float" office:value="6.72" calcext:value-type="float">
            <text:p>6.72</text:p>
          </table:table-cell>
          <table:table-cell office:value-type="float" office:value="2.274584" calcext:value-type="float">
            <text:p>2.27E+00</text:p>
          </table:table-cell>
          <table:table-cell/>
        </table:table-row>
        <table:table-row table:style-name="ro1">
          <table:table-cell office:value-type="float" office:value="6.73" calcext:value-type="float">
            <text:p>6.73</text:p>
          </table:table-cell>
          <table:table-cell office:value-type="float" office:value="2.137482" calcext:value-type="float">
            <text:p>2.137482</text:p>
          </table:table-cell>
          <table:table-cell/>
          <table:table-cell office:value-type="float" office:value="6.73" calcext:value-type="float">
            <text:p>6.73</text:p>
          </table:table-cell>
          <table:table-cell office:value-type="float" office:value="2.215979" calcext:value-type="float">
            <text:p>2.22E+00</text:p>
          </table:table-cell>
          <table:table-cell/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2.110159" calcext:value-type="float">
            <text:p>2.110159</text:p>
          </table:table-cell>
          <table:table-cell/>
          <table:table-cell office:value-type="float" office:value="6.74" calcext:value-type="float">
            <text:p>6.74</text:p>
          </table:table-cell>
          <table:table-cell office:value-type="float" office:value="2.172652" calcext:value-type="float">
            <text:p>2.17E+00</text:p>
          </table:table-cell>
          <table:table-cell/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2.098232" calcext:value-type="float">
            <text:p>2.098232</text:p>
          </table:table-cell>
          <table:table-cell/>
          <table:table-cell office:value-type="float" office:value="6.75" calcext:value-type="float">
            <text:p>6.75</text:p>
          </table:table-cell>
          <table:table-cell office:value-type="float" office:value="2.14166" calcext:value-type="float">
            <text:p>2.14E+00</text:p>
          </table:table-cell>
          <table:table-cell/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2.087619" calcext:value-type="float">
            <text:p>2.087619</text:p>
          </table:table-cell>
          <table:table-cell/>
          <table:table-cell office:value-type="float" office:value="6.76" calcext:value-type="float">
            <text:p>6.76</text:p>
          </table:table-cell>
          <table:table-cell office:value-type="float" office:value="2.110668" calcext:value-type="float">
            <text:p>2.11E+00</text:p>
          </table:table-cell>
          <table:table-cell/>
        </table:table-row>
        <table:table-row table:style-name="ro1">
          <table:table-cell office:value-type="float" office:value="6.77" calcext:value-type="float">
            <text:p>6.77</text:p>
          </table:table-cell>
          <table:table-cell office:value-type="float" office:value="2.07823" calcext:value-type="float">
            <text:p>2.07823</text:p>
          </table:table-cell>
          <table:table-cell/>
          <table:table-cell office:value-type="float" office:value="6.77" calcext:value-type="float">
            <text:p>6.77</text:p>
          </table:table-cell>
          <table:table-cell office:value-type="float" office:value="2.079676" calcext:value-type="float">
            <text:p>2.08E+00</text:p>
          </table:table-cell>
          <table:table-cell/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2.069979" calcext:value-type="float">
            <text:p>2.069979</text:p>
          </table:table-cell>
          <table:table-cell/>
          <table:table-cell office:value-type="float" office:value="6.78" calcext:value-type="float">
            <text:p>6.78</text:p>
          </table:table-cell>
          <table:table-cell office:value-type="float" office:value="2.048684" calcext:value-type="float">
            <text:p>2.05E+00</text:p>
          </table:table-cell>
          <table:table-cell/>
        </table:table-row>
        <table:table-row table:style-name="ro1">
          <table:table-cell office:value-type="float" office:value="6.79" calcext:value-type="float">
            <text:p>6.79</text:p>
          </table:table-cell>
          <table:table-cell office:value-type="float" office:value="2.062328" calcext:value-type="float">
            <text:p>2.062328</text:p>
          </table:table-cell>
          <table:table-cell/>
          <table:table-cell office:value-type="float" office:value="6.79" calcext:value-type="float">
            <text:p>6.79</text:p>
          </table:table-cell>
          <table:table-cell office:value-type="float" office:value="2.023143" calcext:value-type="float">
            <text:p>2.02E+00</text:p>
          </table:table-cell>
          <table:table-cell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.054545" calcext:value-type="float">
            <text:p>2.054545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2.002003" calcext:value-type="float">
            <text:p>2.00E+00</text:p>
          </table:table-cell>
          <table:table-cell/>
        </table:table-row>
        <table:table-row table:style-name="ro1">
          <table:table-cell office:value-type="float" office:value="6.81" calcext:value-type="float">
            <text:p>6.81</text:p>
          </table:table-cell>
          <table:table-cell office:value-type="float" office:value="2.046757" calcext:value-type="float">
            <text:p>2.046757</text:p>
          </table:table-cell>
          <table:table-cell/>
          <table:table-cell office:value-type="float" office:value="6.81" calcext:value-type="float">
            <text:p>6.81</text:p>
          </table:table-cell>
          <table:table-cell office:value-type="float" office:value="1.980862" calcext:value-type="float">
            <text:p>1.98E+00</text:p>
          </table:table-cell>
          <table:table-cell/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2.03896" calcext:value-type="float">
            <text:p>2.03896</text:p>
          </table:table-cell>
          <table:table-cell/>
          <table:table-cell office:value-type="float" office:value="6.82" calcext:value-type="float">
            <text:p>6.82</text:p>
          </table:table-cell>
          <table:table-cell office:value-type="float" office:value="1.959722" calcext:value-type="float">
            <text:p>1.96E+00</text:p>
          </table:table-cell>
          <table:table-cell/>
        </table:table-row>
        <table:table-row table:style-name="ro1">
          <table:table-cell office:value-type="float" office:value="6.83" calcext:value-type="float">
            <text:p>6.83</text:p>
          </table:table-cell>
          <table:table-cell office:value-type="float" office:value="2.031146" calcext:value-type="float">
            <text:p>2.031146</text:p>
          </table:table-cell>
          <table:table-cell/>
          <table:table-cell office:value-type="float" office:value="6.83" calcext:value-type="float">
            <text:p>6.83</text:p>
          </table:table-cell>
          <table:table-cell office:value-type="float" office:value="1.938582" calcext:value-type="float">
            <text:p>1.94E+00</text:p>
          </table:table-cell>
          <table:table-cell/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2.018028" calcext:value-type="float">
            <text:p>2.018028</text:p>
          </table:table-cell>
          <table:table-cell/>
          <table:table-cell office:value-type="float" office:value="6.84" calcext:value-type="float">
            <text:p>6.84</text:p>
          </table:table-cell>
          <table:table-cell office:value-type="float" office:value="1.918711" calcext:value-type="float">
            <text:p>1.92E+00</text:p>
          </table:table-cell>
          <table:table-cell/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1.997073" calcext:value-type="float">
            <text:p>1.997073</text:p>
          </table:table-cell>
          <table:table-cell/>
          <table:table-cell office:value-type="float" office:value="6.85" calcext:value-type="float">
            <text:p>6.85</text:p>
          </table:table-cell>
          <table:table-cell office:value-type="float" office:value="1.899867" calcext:value-type="float">
            <text:p>1.90E+00</text:p>
          </table:table-cell>
          <table:table-cell/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1.971007" calcext:value-type="float">
            <text:p>1.971007</text:p>
          </table:table-cell>
          <table:table-cell/>
          <table:table-cell office:value-type="float" office:value="6.86" calcext:value-type="float">
            <text:p>6.86</text:p>
          </table:table-cell>
          <table:table-cell office:value-type="float" office:value="1.881022" calcext:value-type="float">
            <text:p>1.88E+00</text:p>
          </table:table-cell>
          <table:table-cell/>
        </table:table-row>
        <table:table-row table:style-name="ro1">
          <table:table-cell office:value-type="float" office:value="6.87" calcext:value-type="float">
            <text:p>6.87</text:p>
          </table:table-cell>
          <table:table-cell office:value-type="float" office:value="1.93931" calcext:value-type="float">
            <text:p>1.93931</text:p>
          </table:table-cell>
          <table:table-cell/>
          <table:table-cell office:value-type="float" office:value="6.87" calcext:value-type="float">
            <text:p>6.87</text:p>
          </table:table-cell>
          <table:table-cell office:value-type="float" office:value="1.862178" calcext:value-type="float">
            <text:p>1.86E+00</text:p>
          </table:table-cell>
          <table:table-cell/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1.901659" calcext:value-type="float">
            <text:p>1.901659</text:p>
          </table:table-cell>
          <table:table-cell/>
          <table:table-cell office:value-type="float" office:value="6.88" calcext:value-type="float">
            <text:p>6.88</text:p>
          </table:table-cell>
          <table:table-cell office:value-type="float" office:value="1.843333" calcext:value-type="float">
            <text:p>1.84E+00</text:p>
          </table:table-cell>
          <table:table-cell/>
        </table:table-row>
        <table:table-row table:style-name="ro1">
          <table:table-cell office:value-type="float" office:value="6.89" calcext:value-type="float">
            <text:p>6.89</text:p>
          </table:table-cell>
          <table:table-cell office:value-type="float" office:value="1.882605" calcext:value-type="float">
            <text:p>1.882605</text:p>
          </table:table-cell>
          <table:table-cell/>
          <table:table-cell office:value-type="float" office:value="6.89" calcext:value-type="float">
            <text:p>6.89</text:p>
          </table:table-cell>
          <table:table-cell office:value-type="float" office:value="1.822403" calcext:value-type="float">
            <text:p>1.82E+00</text:p>
          </table:table-cell>
          <table:table-cell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1.88203" calcext:value-type="float">
            <text:p>1.88203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1.799789" calcext:value-type="float">
            <text:p>1.80E+00</text:p>
          </table:table-cell>
          <table:table-cell/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1.881315" calcext:value-type="float">
            <text:p>1.881315</text:p>
          </table:table-cell>
          <table:table-cell/>
          <table:table-cell office:value-type="float" office:value="6.91" calcext:value-type="float">
            <text:p>6.91</text:p>
          </table:table-cell>
          <table:table-cell office:value-type="float" office:value="1.777176" calcext:value-type="float">
            <text:p>1.78E+00</text:p>
          </table:table-cell>
          <table:table-cell/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1.880311" calcext:value-type="float">
            <text:p>1.880311</text:p>
          </table:table-cell>
          <table:table-cell/>
          <table:table-cell office:value-type="float" office:value="6.92" calcext:value-type="float">
            <text:p>6.92</text:p>
          </table:table-cell>
          <table:table-cell office:value-type="float" office:value="1.754562" calcext:value-type="float">
            <text:p>1.75E+00</text:p>
          </table:table-cell>
          <table:table-cell/>
        </table:table-row>
        <table:table-row table:style-name="ro1">
          <table:table-cell office:value-type="float" office:value="6.93" calcext:value-type="float">
            <text:p>6.93</text:p>
          </table:table-cell>
          <table:table-cell office:value-type="float" office:value="1.878778" calcext:value-type="float">
            <text:p>1.878778</text:p>
          </table:table-cell>
          <table:table-cell/>
          <table:table-cell office:value-type="float" office:value="6.93" calcext:value-type="float">
            <text:p>6.93</text:p>
          </table:table-cell>
          <table:table-cell office:value-type="float" office:value="1.731948" calcext:value-type="float">
            <text:p>1.73E+00</text:p>
          </table:table-cell>
          <table:table-cell/>
        </table:table-row>
        <table:table-row table:style-name="ro1">
          <table:table-cell office:value-type="float" office:value="6.94" calcext:value-type="float">
            <text:p>6.94</text:p>
          </table:table-cell>
          <table:table-cell office:value-type="float" office:value="1.859936" calcext:value-type="float">
            <text:p>1.859936</text:p>
          </table:table-cell>
          <table:table-cell/>
          <table:table-cell office:value-type="float" office:value="6.94" calcext:value-type="float">
            <text:p>6.94</text:p>
          </table:table-cell>
          <table:table-cell office:value-type="float" office:value="1.706089" calcext:value-type="float">
            <text:p>1.71E+00</text:p>
          </table:table-cell>
          <table:table-cell/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1.829319" calcext:value-type="float">
            <text:p>1.829319</text:p>
          </table:table-cell>
          <table:table-cell/>
          <table:table-cell office:value-type="float" office:value="6.95" calcext:value-type="float">
            <text:p>6.95</text:p>
          </table:table-cell>
          <table:table-cell office:value-type="float" office:value="1.677612" calcext:value-type="float">
            <text:p>1.68E+00</text:p>
          </table:table-cell>
          <table:table-cell/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1.80064" calcext:value-type="float">
            <text:p>1.80064</text:p>
          </table:table-cell>
          <table:table-cell/>
          <table:table-cell office:value-type="float" office:value="6.96" calcext:value-type="float">
            <text:p>6.96</text:p>
          </table:table-cell>
          <table:table-cell office:value-type="float" office:value="1.649134" calcext:value-type="float">
            <text:p>1.65E+00</text:p>
          </table:table-cell>
          <table:table-cell/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1.773579" calcext:value-type="float">
            <text:p>1.773579</text:p>
          </table:table-cell>
          <table:table-cell/>
          <table:table-cell office:value-type="float" office:value="6.97" calcext:value-type="float">
            <text:p>6.97</text:p>
          </table:table-cell>
          <table:table-cell office:value-type="float" office:value="1.620657" calcext:value-type="float">
            <text:p>1.62E+00</text:p>
          </table:table-cell>
          <table:table-cell/>
        </table:table-row>
        <table:table-row table:style-name="ro1">
          <table:table-cell office:value-type="float" office:value="6.98" calcext:value-type="float">
            <text:p>6.98</text:p>
          </table:table-cell>
          <table:table-cell office:value-type="float" office:value="1.747852" calcext:value-type="float">
            <text:p>1.747852</text:p>
          </table:table-cell>
          <table:table-cell/>
          <table:table-cell office:value-type="float" office:value="6.98" calcext:value-type="float">
            <text:p>6.98</text:p>
          </table:table-cell>
          <table:table-cell office:value-type="float" office:value="1.592179" calcext:value-type="float">
            <text:p>1.59E+00</text:p>
          </table:table-cell>
          <table:table-cell/>
        </table:table-row>
        <table:table-row table:style-name="ro1">
          <table:table-cell office:value-type="float" office:value="6.99" calcext:value-type="float">
            <text:p>6.99</text:p>
          </table:table-cell>
          <table:table-cell office:value-type="float" office:value="1.678514" calcext:value-type="float">
            <text:p>1.678514</text:p>
          </table:table-cell>
          <table:table-cell/>
          <table:table-cell office:value-type="float" office:value="6.99" calcext:value-type="float">
            <text:p>6.99</text:p>
          </table:table-cell>
          <table:table-cell office:value-type="float" office:value="1.5561" calcext:value-type="float">
            <text:p>1.56E+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64663" calcext:value-type="float">
            <text:p>1.56466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513883" calcext:value-type="float">
            <text:p>1.51E+00</text:p>
          </table:table-cell>
          <table:table-cell/>
        </table:table-row>
        <table:table-row table:style-name="ro1">
          <table:table-cell office:value-type="float" office:value="7.01" calcext:value-type="float">
            <text:p>7.01</text:p>
          </table:table-cell>
          <table:table-cell office:value-type="float" office:value="1.44555" calcext:value-type="float">
            <text:p>1.44555</text:p>
          </table:table-cell>
          <table:table-cell/>
          <table:table-cell office:value-type="float" office:value="7.01" calcext:value-type="float">
            <text:p>7.01</text:p>
          </table:table-cell>
          <table:table-cell office:value-type="float" office:value="1.471666" calcext:value-type="float">
            <text:p>1.47E+00</text:p>
          </table:table-cell>
          <table:table-cell/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1.329531" calcext:value-type="float">
            <text:p>1.329531</text:p>
          </table:table-cell>
          <table:table-cell/>
          <table:table-cell office:value-type="float" office:value="7.02" calcext:value-type="float">
            <text:p>7.02</text:p>
          </table:table-cell>
          <table:table-cell office:value-type="float" office:value="1.429449" calcext:value-type="float">
            <text:p>1.43E+00</text:p>
          </table:table-cell>
          <table:table-cell/>
        </table:table-row>
        <table:table-row table:style-name="ro1">
          <table:table-cell office:value-type="float" office:value="7.03" calcext:value-type="float">
            <text:p>7.03</text:p>
          </table:table-cell>
          <table:table-cell office:value-type="float" office:value="1.224364" calcext:value-type="float">
            <text:p>1.224364</text:p>
          </table:table-cell>
          <table:table-cell/>
          <table:table-cell office:value-type="float" office:value="7.03" calcext:value-type="float">
            <text:p>7.03</text:p>
          </table:table-cell>
          <table:table-cell office:value-type="float" office:value="1.387233" calcext:value-type="float">
            <text:p>1.39E+00</text:p>
          </table:table-cell>
          <table:table-cell/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1.211018" calcext:value-type="float">
            <text:p>1.211018</text:p>
          </table:table-cell>
          <table:table-cell/>
          <table:table-cell office:value-type="float" office:value="7.04" calcext:value-type="float">
            <text:p>7.04</text:p>
          </table:table-cell>
          <table:table-cell office:value-type="float" office:value="1.356065" calcext:value-type="float">
            <text:p>1.36E+00</text:p>
          </table:table-cell>
          <table:table-cell/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1.267913" calcext:value-type="float">
            <text:p>1.267913</text:p>
          </table:table-cell>
          <table:table-cell/>
          <table:table-cell office:value-type="float" office:value="7.05" calcext:value-type="float">
            <text:p>7.05</text:p>
          </table:table-cell>
          <table:table-cell office:value-type="float" office:value="1.333817" calcext:value-type="float">
            <text:p>1.33E+00</text:p>
          </table:table-cell>
          <table:table-cell/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1.330276" calcext:value-type="float">
            <text:p>1.330276</text:p>
          </table:table-cell>
          <table:table-cell/>
          <table:table-cell office:value-type="float" office:value="7.06" calcext:value-type="float">
            <text:p>7.06</text:p>
          </table:table-cell>
          <table:table-cell office:value-type="float" office:value="1.311569" calcext:value-type="float">
            <text:p>1.31E+00</text:p>
          </table:table-cell>
          <table:table-cell/>
        </table:table-row>
        <table:table-row table:style-name="ro1">
          <table:table-cell office:value-type="float" office:value="7.07" calcext:value-type="float">
            <text:p>7.07</text:p>
          </table:table-cell>
          <table:table-cell office:value-type="float" office:value="1.396383" calcext:value-type="float">
            <text:p>1.396383</text:p>
          </table:table-cell>
          <table:table-cell/>
          <table:table-cell office:value-type="float" office:value="7.07" calcext:value-type="float">
            <text:p>7.07</text:p>
          </table:table-cell>
          <table:table-cell office:value-type="float" office:value="1.289322" calcext:value-type="float">
            <text:p>1.29E+00</text:p>
          </table:table-cell>
          <table:table-cell/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1.464094" calcext:value-type="float">
            <text:p>1.464094</text:p>
          </table:table-cell>
          <table:table-cell/>
          <table:table-cell office:value-type="float" office:value="7.08" calcext:value-type="float">
            <text:p>7.08</text:p>
          </table:table-cell>
          <table:table-cell office:value-type="float" office:value="1.267074" calcext:value-type="float">
            <text:p>1.27E+00</text:p>
          </table:table-cell>
          <table:table-cell/>
        </table:table-row>
        <table:table-row table:style-name="ro1">
          <table:table-cell office:value-type="float" office:value="7.09" calcext:value-type="float">
            <text:p>7.09</text:p>
          </table:table-cell>
          <table:table-cell office:value-type="float" office:value="1.504844" calcext:value-type="float">
            <text:p>1.504844</text:p>
          </table:table-cell>
          <table:table-cell/>
          <table:table-cell office:value-type="float" office:value="7.09" calcext:value-type="float">
            <text:p>7.09</text:p>
          </table:table-cell>
          <table:table-cell office:value-type="float" office:value="1.255684" calcext:value-type="float">
            <text:p>1.26E+00</text:p>
          </table:table-cell>
          <table:table-cell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1.523979" calcext:value-type="float">
            <text:p>1.523979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1.253061" calcext:value-type="float">
            <text:p>1.25E+00</text:p>
          </table:table-cell>
          <table:table-cell/>
        </table:table-row>
        <table:table-row table:style-name="ro1">
          <table:table-cell office:value-type="float" office:value="7.11" calcext:value-type="float">
            <text:p>7.11</text:p>
          </table:table-cell>
          <table:table-cell office:value-type="float" office:value="1.542975" calcext:value-type="float">
            <text:p>1.542975</text:p>
          </table:table-cell>
          <table:table-cell/>
          <table:table-cell office:value-type="float" office:value="7.11" calcext:value-type="float">
            <text:p>7.11</text:p>
          </table:table-cell>
          <table:table-cell office:value-type="float" office:value="1.250437" calcext:value-type="float">
            <text:p>1.25E+00</text:p>
          </table:table-cell>
          <table:table-cell/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1.561723" calcext:value-type="float">
            <text:p>1.561723</text:p>
          </table:table-cell>
          <table:table-cell/>
          <table:table-cell office:value-type="float" office:value="7.12" calcext:value-type="float">
            <text:p>7.12</text:p>
          </table:table-cell>
          <table:table-cell office:value-type="float" office:value="1.247813" calcext:value-type="float">
            <text:p>1.25E+00</text:p>
          </table:table-cell>
          <table:table-cell/>
        </table:table-row>
        <table:table-row table:style-name="ro1">
          <table:table-cell office:value-type="float" office:value="7.13" calcext:value-type="float">
            <text:p>7.13</text:p>
          </table:table-cell>
          <table:table-cell office:value-type="float" office:value="1.58012" calcext:value-type="float">
            <text:p>1.58012</text:p>
          </table:table-cell>
          <table:table-cell/>
          <table:table-cell office:value-type="float" office:value="7.13" calcext:value-type="float">
            <text:p>7.13</text:p>
          </table:table-cell>
          <table:table-cell office:value-type="float" office:value="1.245189" calcext:value-type="float">
            <text:p>1.25E+00</text:p>
          </table:table-cell>
          <table:table-cell/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1.547444" calcext:value-type="float">
            <text:p>1.547444</text:p>
          </table:table-cell>
          <table:table-cell/>
          <table:table-cell office:value-type="float" office:value="7.14" calcext:value-type="float">
            <text:p>7.14</text:p>
          </table:table-cell>
          <table:table-cell office:value-type="float" office:value="1.241592" calcext:value-type="float">
            <text:p>1.24E+00</text:p>
          </table:table-cell>
          <table:table-cell/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1.470426" calcext:value-type="float">
            <text:p>1.470426</text:p>
          </table:table-cell>
          <table:table-cell/>
          <table:table-cell office:value-type="float" office:value="7.15" calcext:value-type="float">
            <text:p>7.15</text:p>
          </table:table-cell>
          <table:table-cell office:value-type="float" office:value="1.237209" calcext:value-type="float">
            <text:p>1.24E+00</text:p>
          </table:table-cell>
          <table:table-cell/>
        </table:table-row>
        <table:table-row table:style-name="ro1">
          <table:table-cell office:value-type="float" office:value="7.16" calcext:value-type="float">
            <text:p>7.16</text:p>
          </table:table-cell>
          <table:table-cell office:value-type="float" office:value="1.391862" calcext:value-type="float">
            <text:p>1.391862</text:p>
          </table:table-cell>
          <table:table-cell/>
          <table:table-cell office:value-type="float" office:value="7.16" calcext:value-type="float">
            <text:p>7.16</text:p>
          </table:table-cell>
          <table:table-cell office:value-type="float" office:value="1.232826" calcext:value-type="float">
            <text:p>1.23E+00</text:p>
          </table:table-cell>
          <table:table-cell/>
        </table:table-row>
        <table:table-row table:style-name="ro1">
          <table:table-cell office:value-type="float" office:value="7.17" calcext:value-type="float">
            <text:p>7.17</text:p>
          </table:table-cell>
          <table:table-cell office:value-type="float" office:value="1.315173" calcext:value-type="float">
            <text:p>1.315173</text:p>
          </table:table-cell>
          <table:table-cell/>
          <table:table-cell office:value-type="float" office:value="7.17" calcext:value-type="float">
            <text:p>7.17</text:p>
          </table:table-cell>
          <table:table-cell office:value-type="float" office:value="1.228443" calcext:value-type="float">
            <text:p>1.23E+00</text:p>
          </table:table-cell>
          <table:table-cell/>
        </table:table-row>
        <table:table-row table:style-name="ro1">
          <table:table-cell office:value-type="float" office:value="7.18" calcext:value-type="float">
            <text:p>7.18</text:p>
          </table:table-cell>
          <table:table-cell office:value-type="float" office:value="1.243481" calcext:value-type="float">
            <text:p>1.243481</text:p>
          </table:table-cell>
          <table:table-cell/>
          <table:table-cell office:value-type="float" office:value="7.18" calcext:value-type="float">
            <text:p>7.18</text:p>
          </table:table-cell>
          <table:table-cell office:value-type="float" office:value="1.22406" calcext:value-type="float">
            <text:p>1.22E+00</text:p>
          </table:table-cell>
          <table:table-cell/>
        </table:table-row>
        <table:table-row table:style-name="ro1">
          <table:table-cell office:value-type="float" office:value="7.19" calcext:value-type="float">
            <text:p>7.19</text:p>
          </table:table-cell>
          <table:table-cell office:value-type="float" office:value="1.181807" calcext:value-type="float">
            <text:p>1.181807</text:p>
          </table:table-cell>
          <table:table-cell/>
          <table:table-cell office:value-type="float" office:value="7.19" calcext:value-type="float">
            <text:p>7.19</text:p>
          </table:table-cell>
          <table:table-cell office:value-type="float" office:value="1.218628" calcext:value-type="float">
            <text:p>1.22E+00</text:p>
          </table:table-cell>
          <table:table-cell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.131315" calcext:value-type="float">
            <text:p>1.131315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1.212348" calcext:value-type="float">
            <text:p>1.21E+00</text:p>
          </table:table-cell>
          <table:table-cell/>
        </table:table-row>
        <table:table-row table:style-name="ro1">
          <table:table-cell office:value-type="float" office:value="7.21" calcext:value-type="float">
            <text:p>7.21</text:p>
          </table:table-cell>
          <table:table-cell office:value-type="float" office:value="1.091037" calcext:value-type="float">
            <text:p>1.091037</text:p>
          </table:table-cell>
          <table:table-cell/>
          <table:table-cell office:value-type="float" office:value="7.21" calcext:value-type="float">
            <text:p>7.21</text:p>
          </table:table-cell>
          <table:table-cell office:value-type="float" office:value="1.206069" calcext:value-type="float">
            <text:p>1.21E+00</text:p>
          </table:table-cell>
          <table:table-cell/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1.061795" calcext:value-type="float">
            <text:p>1.061795</text:p>
          </table:table-cell>
          <table:table-cell/>
          <table:table-cell office:value-type="float" office:value="7.22" calcext:value-type="float">
            <text:p>7.22</text:p>
          </table:table-cell>
          <table:table-cell office:value-type="float" office:value="1.19979" calcext:value-type="float">
            <text:p>1.20E+00</text:p>
          </table:table-cell>
          <table:table-cell/>
        </table:table-row>
        <table:table-row table:style-name="ro1">
          <table:table-cell office:value-type="float" office:value="7.23" calcext:value-type="float">
            <text:p>7.23</text:p>
          </table:table-cell>
          <table:table-cell office:value-type="float" office:value="1.044355" calcext:value-type="float">
            <text:p>1.044355</text:p>
          </table:table-cell>
          <table:table-cell/>
          <table:table-cell office:value-type="float" office:value="7.23" calcext:value-type="float">
            <text:p>7.23</text:p>
          </table:table-cell>
          <table:table-cell office:value-type="float" office:value="1.19351" calcext:value-type="float">
            <text:p>1.19E+00</text:p>
          </table:table-cell>
          <table:table-cell/>
        </table:table-row>
        <table:table-row table:style-name="ro1">
          <table:table-cell office:value-type="float" office:value="7.24" calcext:value-type="float">
            <text:p>7.24</text:p>
          </table:table-cell>
          <table:table-cell office:value-type="float" office:value="1.05532" calcext:value-type="float">
            <text:p>1.05532</text:p>
          </table:table-cell>
          <table:table-cell/>
          <table:table-cell office:value-type="float" office:value="7.24" calcext:value-type="float">
            <text:p>7.24</text:p>
          </table:table-cell>
          <table:table-cell office:value-type="float" office:value="1.189381" calcext:value-type="float">
            <text:p>1.19E+00</text:p>
          </table:table-cell>
          <table:table-cell/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1.087807" calcext:value-type="float">
            <text:p>1.087807</text:p>
          </table:table-cell>
          <table:table-cell/>
          <table:table-cell office:value-type="float" office:value="7.25" calcext:value-type="float">
            <text:p>7.25</text:p>
          </table:table-cell>
          <table:table-cell office:value-type="float" office:value="1.186988" calcext:value-type="float">
            <text:p>1.19E+00</text:p>
          </table:table-cell>
          <table:table-cell/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1.12866" calcext:value-type="float">
            <text:p>1.12866</text:p>
          </table:table-cell>
          <table:table-cell/>
          <table:table-cell office:value-type="float" office:value="7.26" calcext:value-type="float">
            <text:p>7.26</text:p>
          </table:table-cell>
          <table:table-cell office:value-type="float" office:value="1.184595" calcext:value-type="float">
            <text:p>1.18E+00</text:p>
          </table:table-cell>
          <table:table-cell/>
        </table:table-row>
        <table:table-row table:style-name="ro1">
          <table:table-cell office:value-type="float" office:value="7.27" calcext:value-type="float">
            <text:p>7.27</text:p>
          </table:table-cell>
          <table:table-cell office:value-type="float" office:value="1.178412" calcext:value-type="float">
            <text:p>1.178412</text:p>
          </table:table-cell>
          <table:table-cell/>
          <table:table-cell office:value-type="float" office:value="7.27" calcext:value-type="float">
            <text:p>7.27</text:p>
          </table:table-cell>
          <table:table-cell office:value-type="float" office:value="1.182202" calcext:value-type="float">
            <text:p>1.18E+00</text:p>
          </table:table-cell>
          <table:table-cell/>
        </table:table-row>
        <table:table-row table:style-name="ro1">
          <table:table-cell office:value-type="float" office:value="7.28" calcext:value-type="float">
            <text:p>7.28</text:p>
          </table:table-cell>
          <table:table-cell office:value-type="float" office:value="1.236946" calcext:value-type="float">
            <text:p>1.236946</text:p>
          </table:table-cell>
          <table:table-cell/>
          <table:table-cell office:value-type="float" office:value="7.28" calcext:value-type="float">
            <text:p>7.28</text:p>
          </table:table-cell>
          <table:table-cell office:value-type="float" office:value="1.179809" calcext:value-type="float">
            <text:p>1.18E+00</text:p>
          </table:table-cell>
          <table:table-cell/>
        </table:table-row>
        <table:table-row table:style-name="ro1">
          <table:table-cell office:value-type="float" office:value="7.29" calcext:value-type="float">
            <text:p>7.29</text:p>
          </table:table-cell>
          <table:table-cell office:value-type="float" office:value="1.249428" calcext:value-type="float">
            <text:p>1.249428</text:p>
          </table:table-cell>
          <table:table-cell/>
          <table:table-cell office:value-type="float" office:value="7.29" calcext:value-type="float">
            <text:p>7.29</text:p>
          </table:table-cell>
          <table:table-cell office:value-type="float" office:value="1.168204" calcext:value-type="float">
            <text:p>1.17E+00</text:p>
          </table:table-cell>
          <table:table-cell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1.221288" calcext:value-type="float">
            <text:p>1.221288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1.149162" calcext:value-type="float">
            <text:p>1.15E+00</text:p>
          </table:table-cell>
          <table:table-cell/>
        </table:table-row>
        <table:table-row table:style-name="ro1">
          <table:table-cell office:value-type="float" office:value="7.31" calcext:value-type="float">
            <text:p>7.31</text:p>
          </table:table-cell>
          <table:table-cell office:value-type="float" office:value="1.19458" calcext:value-type="float">
            <text:p>1.19458</text:p>
          </table:table-cell>
          <table:table-cell/>
          <table:table-cell office:value-type="float" office:value="7.31" calcext:value-type="float">
            <text:p>7.31</text:p>
          </table:table-cell>
          <table:table-cell office:value-type="float" office:value="1.130121" calcext:value-type="float">
            <text:p>1.13E+00</text:p>
          </table:table-cell>
          <table:table-cell/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1.169075" calcext:value-type="float">
            <text:p>1.169075</text:p>
          </table:table-cell>
          <table:table-cell/>
          <table:table-cell office:value-type="float" office:value="7.32" calcext:value-type="float">
            <text:p>7.32</text:p>
          </table:table-cell>
          <table:table-cell office:value-type="float" office:value="1.111079" calcext:value-type="float">
            <text:p>1.11E+00</text:p>
          </table:table-cell>
          <table:table-cell/>
        </table:table-row>
        <table:table-row table:style-name="ro1">
          <table:table-cell office:value-type="float" office:value="7.33" calcext:value-type="float">
            <text:p>7.33</text:p>
          </table:table-cell>
          <table:table-cell office:value-type="float" office:value="1.144564" calcext:value-type="float">
            <text:p>1.144564</text:p>
          </table:table-cell>
          <table:table-cell/>
          <table:table-cell office:value-type="float" office:value="7.33" calcext:value-type="float">
            <text:p>7.33</text:p>
          </table:table-cell>
          <table:table-cell office:value-type="float" office:value="1.092037" calcext:value-type="float">
            <text:p>1.09E+00</text:p>
          </table:table-cell>
          <table:table-cell/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float" office:value="1.109095" calcext:value-type="float">
            <text:p>1.109095</text:p>
          </table:table-cell>
          <table:table-cell/>
          <table:table-cell office:value-type="float" office:value="7.34" calcext:value-type="float">
            <text:p>7.34</text:p>
          </table:table-cell>
          <table:table-cell office:value-type="float" office:value="1.069414" calcext:value-type="float">
            <text:p>1.07E+00</text:p>
          </table:table-cell>
          <table:table-cell/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1.068167" calcext:value-type="float">
            <text:p>1.068167</text:p>
          </table:table-cell>
          <table:table-cell/>
          <table:table-cell office:value-type="float" office:value="7.35" calcext:value-type="float">
            <text:p>7.35</text:p>
          </table:table-cell>
          <table:table-cell office:value-type="float" office:value="1.0439" calcext:value-type="float">
            <text:p>1.04E+00</text:p>
          </table:table-cell>
          <table:table-cell/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1.032192" calcext:value-type="float">
            <text:p>1.032192</text:p>
          </table:table-cell>
          <table:table-cell/>
          <table:table-cell office:value-type="float" office:value="7.36" calcext:value-type="float">
            <text:p>7.36</text:p>
          </table:table-cell>
          <table:table-cell office:value-type="float" office:value="1.018386" calcext:value-type="float">
            <text:p>1.02E+00</text:p>
          </table:table-cell>
          <table:table-cell/>
        </table:table-row>
        <table:table-row table:style-name="ro1">
          <table:table-cell office:value-type="float" office:value="7.37" calcext:value-type="float">
            <text:p>7.37</text:p>
          </table:table-cell>
          <table:table-cell office:value-type="float" office:value="1.000968" calcext:value-type="float">
            <text:p>1.000968</text:p>
          </table:table-cell>
          <table:table-cell/>
          <table:table-cell office:value-type="float" office:value="7.37" calcext:value-type="float">
            <text:p>7.37</text:p>
          </table:table-cell>
          <table:table-cell office:value-type="float" office:value="0.9928716" calcext:value-type="float">
            <text:p>9.93E-01</text:p>
          </table:table-cell>
          <table:table-cell/>
        </table:table-row>
        <table:table-row table:style-name="ro1">
          <table:table-cell office:value-type="float" office:value="7.38" calcext:value-type="float">
            <text:p>7.38</text:p>
          </table:table-cell>
          <table:table-cell office:value-type="float" office:value="0.9741729" calcext:value-type="float">
            <text:p>0.9741729</text:p>
          </table:table-cell>
          <table:table-cell/>
          <table:table-cell office:value-type="float" office:value="7.38" calcext:value-type="float">
            <text:p>7.38</text:p>
          </table:table-cell>
          <table:table-cell office:value-type="float" office:value="0.9673574" calcext:value-type="float">
            <text:p>9.67E-01</text:p>
          </table:table-cell>
          <table:table-cell/>
        </table:table-row>
        <table:table-row table:style-name="ro1">
          <table:table-cell office:value-type="float" office:value="7.39" calcext:value-type="float">
            <text:p>7.39</text:p>
          </table:table-cell>
          <table:table-cell office:value-type="float" office:value="0.9616726" calcext:value-type="float">
            <text:p>0.9616726</text:p>
          </table:table-cell>
          <table:table-cell/>
          <table:table-cell office:value-type="float" office:value="7.39" calcext:value-type="float">
            <text:p>7.39</text:p>
          </table:table-cell>
          <table:table-cell office:value-type="float" office:value="0.9459834" calcext:value-type="float">
            <text:p>9.46E-01</text:p>
          </table:table-cell>
          <table:table-cell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958999" calcext:value-type="float">
            <text:p>0.958999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0.9279519" calcext:value-type="float">
            <text:p>9.28E-01</text:p>
          </table:table-cell>
          <table:table-cell/>
        </table:table-row>
        <table:table-row table:style-name="ro1">
          <table:table-cell office:value-type="float" office:value="7.41" calcext:value-type="float">
            <text:p>7.41</text:p>
          </table:table-cell>
          <table:table-cell office:value-type="float" office:value="0.9568922" calcext:value-type="float">
            <text:p>0.9568922</text:p>
          </table:table-cell>
          <table:table-cell/>
          <table:table-cell office:value-type="float" office:value="7.41" calcext:value-type="float">
            <text:p>7.41</text:p>
          </table:table-cell>
          <table:table-cell office:value-type="float" office:value="0.9099204" calcext:value-type="float">
            <text:p>9.10E-01</text:p>
          </table:table-cell>
          <table:table-cell/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0.9550575" calcext:value-type="float">
            <text:p>0.9550575</text:p>
          </table:table-cell>
          <table:table-cell/>
          <table:table-cell office:value-type="float" office:value="7.42" calcext:value-type="float">
            <text:p>7.42</text:p>
          </table:table-cell>
          <table:table-cell office:value-type="float" office:value="0.8918889" calcext:value-type="float">
            <text:p>8.92E-01</text:p>
          </table:table-cell>
          <table:table-cell/>
        </table:table-row>
        <table:table-row table:style-name="ro1">
          <table:table-cell office:value-type="float" office:value="7.43" calcext:value-type="float">
            <text:p>7.43</text:p>
          </table:table-cell>
          <table:table-cell office:value-type="float" office:value="0.9532665" calcext:value-type="float">
            <text:p>0.9532665</text:p>
          </table:table-cell>
          <table:table-cell/>
          <table:table-cell office:value-type="float" office:value="7.43" calcext:value-type="float">
            <text:p>7.43</text:p>
          </table:table-cell>
          <table:table-cell office:value-type="float" office:value="0.8738574" calcext:value-type="float">
            <text:p>8.74E-01</text:p>
          </table:table-cell>
          <table:table-cell/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0.9594421" calcext:value-type="float">
            <text:p>0.9594421</text:p>
          </table:table-cell>
          <table:table-cell/>
          <table:table-cell office:value-type="float" office:value="7.44" calcext:value-type="float">
            <text:p>7.44</text:p>
          </table:table-cell>
          <table:table-cell office:value-type="float" office:value="0.8628732" calcext:value-type="float">
            <text:p>8.63E-01</text:p>
          </table:table-cell>
          <table:table-cell/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0.9725106" calcext:value-type="float">
            <text:p>0.9725106</text:p>
          </table:table-cell>
          <table:table-cell/>
          <table:table-cell office:value-type="float" office:value="7.45" calcext:value-type="float">
            <text:p>7.45</text:p>
          </table:table-cell>
          <table:table-cell office:value-type="float" office:value="0.8575788" calcext:value-type="float">
            <text:p>8.58E-01</text:p>
          </table:table-cell>
          <table:table-cell/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0.9861051" calcext:value-type="float">
            <text:p>0.9861051</text:p>
          </table:table-cell>
          <table:table-cell/>
          <table:table-cell office:value-type="float" office:value="7.46" calcext:value-type="float">
            <text:p>7.46</text:p>
          </table:table-cell>
          <table:table-cell office:value-type="float" office:value="0.8522845" calcext:value-type="float">
            <text:p>8.52E-01</text:p>
          </table:table-cell>
          <table:table-cell/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1.000242" calcext:value-type="float">
            <text:p>1.000242</text:p>
          </table:table-cell>
          <table:table-cell/>
          <table:table-cell office:value-type="float" office:value="7.47" calcext:value-type="float">
            <text:p>7.47</text:p>
          </table:table-cell>
          <table:table-cell office:value-type="float" office:value="0.8469901" calcext:value-type="float">
            <text:p>8.47E-01</text:p>
          </table:table-cell>
          <table:table-cell/>
        </table:table-row>
        <table:table-row table:style-name="ro1">
          <table:table-cell office:value-type="float" office:value="7.48" calcext:value-type="float">
            <text:p>7.48</text:p>
          </table:table-cell>
          <table:table-cell office:value-type="float" office:value="1.014936" calcext:value-type="float">
            <text:p>1.014936</text:p>
          </table:table-cell>
          <table:table-cell/>
          <table:table-cell office:value-type="float" office:value="7.48" calcext:value-type="float">
            <text:p>7.48</text:p>
          </table:table-cell>
          <table:table-cell office:value-type="float" office:value="0.8416957" calcext:value-type="float">
            <text:p>8.42E-01</text:p>
          </table:table-cell>
          <table:table-cell/>
        </table:table-row>
        <table:table-row table:style-name="ro1">
          <table:table-cell office:value-type="float" office:value="7.49" calcext:value-type="float">
            <text:p>7.49</text:p>
          </table:table-cell>
          <table:table-cell office:value-type="float" office:value="1.005919" calcext:value-type="float">
            <text:p>1.005919</text:p>
          </table:table-cell>
          <table:table-cell/>
          <table:table-cell office:value-type="float" office:value="7.49" calcext:value-type="float">
            <text:p>7.49</text:p>
          </table:table-cell>
          <table:table-cell office:value-type="float" office:value="0.842035" calcext:value-type="float">
            <text:p>8.42E-01</text:p>
          </table:table-cell>
          <table:table-cell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9806712" calcext:value-type="float">
            <text:p>0.9806712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.8469227" calcext:value-type="float">
            <text:p>8.47E-01</text:p>
          </table:table-cell>
          <table:table-cell/>
        </table:table-row>
        <table:table-row table:style-name="ro1">
          <table:table-cell office:value-type="float" office:value="7.51" calcext:value-type="float">
            <text:p>7.51</text:p>
          </table:table-cell>
          <table:table-cell office:value-type="float" office:value="0.9594493" calcext:value-type="float">
            <text:p>0.9594493</text:p>
          </table:table-cell>
          <table:table-cell/>
          <table:table-cell office:value-type="float" office:value="7.51" calcext:value-type="float">
            <text:p>7.51</text:p>
          </table:table-cell>
          <table:table-cell office:value-type="float" office:value="0.8518105" calcext:value-type="float">
            <text:p>8.52E-01</text:p>
          </table:table-cell>
          <table:table-cell/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0.9420171" calcext:value-type="float">
            <text:p>0.9420171</text:p>
          </table:table-cell>
          <table:table-cell/>
          <table:table-cell office:value-type="float" office:value="7.52" calcext:value-type="float">
            <text:p>7.52</text:p>
          </table:table-cell>
          <table:table-cell office:value-type="float" office:value="0.8566982" calcext:value-type="float">
            <text:p>8.57E-01</text:p>
          </table:table-cell>
          <table:table-cell/>
        </table:table-row>
        <table:table-row table:style-name="ro1">
          <table:table-cell office:value-type="float" office:value="7.53" calcext:value-type="float">
            <text:p>7.53</text:p>
          </table:table-cell>
          <table:table-cell office:value-type="float" office:value="0.9281316" calcext:value-type="float">
            <text:p>0.9281316</text:p>
          </table:table-cell>
          <table:table-cell/>
          <table:table-cell office:value-type="float" office:value="7.53" calcext:value-type="float">
            <text:p>7.53</text:p>
          </table:table-cell>
          <table:table-cell office:value-type="float" office:value="0.861586" calcext:value-type="float">
            <text:p>8.62E-01</text:p>
          </table:table-cell>
          <table:table-cell/>
        </table:table-row>
        <table:table-row table:style-name="ro1">
          <table:table-cell office:value-type="float" office:value="7.54" calcext:value-type="float">
            <text:p>7.54</text:p>
          </table:table-cell>
          <table:table-cell office:value-type="float" office:value="0.9183039" calcext:value-type="float">
            <text:p>0.9183039</text:p>
          </table:table-cell>
          <table:table-cell/>
          <table:table-cell office:value-type="float" office:value="7.54" calcext:value-type="float">
            <text:p>7.54</text:p>
          </table:table-cell>
          <table:table-cell office:value-type="float" office:value="0.8661089" calcext:value-type="float">
            <text:p>8.66E-01</text:p>
          </table:table-cell>
          <table:table-cell/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0.9108481" calcext:value-type="float">
            <text:p>0.9108481</text:p>
          </table:table-cell>
          <table:table-cell/>
          <table:table-cell office:value-type="float" office:value="7.55" calcext:value-type="float">
            <text:p>7.55</text:p>
          </table:table-cell>
          <table:table-cell office:value-type="float" office:value="0.8703372" calcext:value-type="float">
            <text:p>8.70E-01</text:p>
          </table:table-cell>
          <table:table-cell/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0.9046278" calcext:value-type="float">
            <text:p>0.9046278</text:p>
          </table:table-cell>
          <table:table-cell/>
          <table:table-cell office:value-type="float" office:value="7.56" calcext:value-type="float">
            <text:p>7.56</text:p>
          </table:table-cell>
          <table:table-cell office:value-type="float" office:value="0.8745654" calcext:value-type="float">
            <text:p>8.75E-01</text:p>
          </table:table-cell>
          <table:table-cell/>
        </table:table-row>
        <table:table-row table:style-name="ro1">
          <table:table-cell office:value-type="float" office:value="7.57" calcext:value-type="float">
            <text:p>7.57</text:p>
          </table:table-cell>
          <table:table-cell office:value-type="float" office:value="0.8994987" calcext:value-type="float">
            <text:p>0.8994987</text:p>
          </table:table-cell>
          <table:table-cell/>
          <table:table-cell office:value-type="float" office:value="7.57" calcext:value-type="float">
            <text:p>7.57</text:p>
          </table:table-cell>
          <table:table-cell office:value-type="float" office:value="0.8787937" calcext:value-type="float">
            <text:p>8.79E-01</text:p>
          </table:table-cell>
          <table:table-cell/>
        </table:table-row>
        <table:table-row table:style-name="ro1">
          <table:table-cell office:value-type="float" office:value="7.58" calcext:value-type="float">
            <text:p>7.58</text:p>
          </table:table-cell>
          <table:table-cell office:value-type="float" office:value="0.8953292" calcext:value-type="float">
            <text:p>0.8953292</text:p>
          </table:table-cell>
          <table:table-cell/>
          <table:table-cell office:value-type="float" office:value="7.58" calcext:value-type="float">
            <text:p>7.58</text:p>
          </table:table-cell>
          <table:table-cell office:value-type="float" office:value="0.883022" calcext:value-type="float">
            <text:p>8.83E-01</text:p>
          </table:table-cell>
          <table:table-cell/>
        </table:table-row>
        <table:table-row table:style-name="ro1">
          <table:table-cell office:value-type="float" office:value="7.59" calcext:value-type="float">
            <text:p>7.59</text:p>
          </table:table-cell>
          <table:table-cell office:value-type="float" office:value="0.8919462" calcext:value-type="float">
            <text:p>0.8919462</text:p>
          </table:table-cell>
          <table:table-cell/>
          <table:table-cell office:value-type="float" office:value="7.59" calcext:value-type="float">
            <text:p>7.59</text:p>
          </table:table-cell>
          <table:table-cell office:value-type="float" office:value="0.8814873" calcext:value-type="float">
            <text:p>8.81E-01</text:p>
          </table:table-cell>
          <table:table-cell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8888769" calcext:value-type="float">
            <text:p>0.8888769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0.8752997" calcext:value-type="float">
            <text:p>8.75E-01</text:p>
          </table:table-cell>
          <table:table-cell/>
        </table:table-row>
        <table:table-row table:style-name="ro1">
          <table:table-cell office:value-type="float" office:value="7.61" calcext:value-type="float">
            <text:p>7.61</text:p>
          </table:table-cell>
          <table:table-cell office:value-type="float" office:value="0.8860288" calcext:value-type="float">
            <text:p>0.8860288</text:p>
          </table:table-cell>
          <table:table-cell/>
          <table:table-cell office:value-type="float" office:value="7.61" calcext:value-type="float">
            <text:p>7.61</text:p>
          </table:table-cell>
          <table:table-cell office:value-type="float" office:value="0.869112" calcext:value-type="float">
            <text:p>8.69E-01</text:p>
          </table:table-cell>
          <table:table-cell/>
        </table:table-row>
        <table:table-row table:style-name="ro1">
          <table:table-cell office:value-type="float" office:value="7.62" calcext:value-type="float">
            <text:p>7.62</text:p>
          </table:table-cell>
          <table:table-cell office:value-type="float" office:value="0.8833882" calcext:value-type="float">
            <text:p>0.8833882</text:p>
          </table:table-cell>
          <table:table-cell/>
          <table:table-cell office:value-type="float" office:value="7.62" calcext:value-type="float">
            <text:p>7.62</text:p>
          </table:table-cell>
          <table:table-cell office:value-type="float" office:value="0.8629244" calcext:value-type="float">
            <text:p>8.63E-01</text:p>
          </table:table-cell>
          <table:table-cell/>
        </table:table-row>
        <table:table-row table:style-name="ro1">
          <table:table-cell office:value-type="float" office:value="7.63" calcext:value-type="float">
            <text:p>7.63</text:p>
          </table:table-cell>
          <table:table-cell office:value-type="float" office:value="0.8809413" calcext:value-type="float">
            <text:p>0.8809413</text:p>
          </table:table-cell>
          <table:table-cell/>
          <table:table-cell office:value-type="float" office:value="7.63" calcext:value-type="float">
            <text:p>7.63</text:p>
          </table:table-cell>
          <table:table-cell office:value-type="float" office:value="0.8567368" calcext:value-type="float">
            <text:p>8.57E-01</text:p>
          </table:table-cell>
          <table:table-cell/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0.8822244" calcext:value-type="float">
            <text:p>0.8822244</text:p>
          </table:table-cell>
          <table:table-cell/>
          <table:table-cell office:value-type="float" office:value="7.64" calcext:value-type="float">
            <text:p>7.64</text:p>
          </table:table-cell>
          <table:table-cell office:value-type="float" office:value="0.8528014" calcext:value-type="float">
            <text:p>8.53E-01</text:p>
          </table:table-cell>
          <table:table-cell/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0.8870977" calcext:value-type="float">
            <text:p>0.8870977</text:p>
          </table:table-cell>
          <table:table-cell/>
          <table:table-cell office:value-type="float" office:value="7.65" calcext:value-type="float">
            <text:p>7.65</text:p>
          </table:table-cell>
          <table:table-cell office:value-type="float" office:value="0.8506842" calcext:value-type="float">
            <text:p>8.51E-01</text:p>
          </table:table-cell>
          <table:table-cell/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0.8929759" calcext:value-type="float">
            <text:p>0.8929759</text:p>
          </table:table-cell>
          <table:table-cell/>
          <table:table-cell office:value-type="float" office:value="7.66" calcext:value-type="float">
            <text:p>7.66</text:p>
          </table:table-cell>
          <table:table-cell office:value-type="float" office:value="0.8485671" calcext:value-type="float">
            <text:p>8.49E-01</text:p>
          </table:table-cell>
          <table:table-cell/>
        </table:table-row>
        <table:table-row table:style-name="ro1">
          <table:table-cell office:value-type="float" office:value="7.67" calcext:value-type="float">
            <text:p>7.67</text:p>
          </table:table-cell>
          <table:table-cell office:value-type="float" office:value="0.9000161" calcext:value-type="float">
            <text:p>0.9000161</text:p>
          </table:table-cell>
          <table:table-cell/>
          <table:table-cell office:value-type="float" office:value="7.67" calcext:value-type="float">
            <text:p>7.67</text:p>
          </table:table-cell>
          <table:table-cell office:value-type="float" office:value="0.84645" calcext:value-type="float">
            <text:p>8.46E-01</text:p>
          </table:table-cell>
          <table:table-cell/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0.9083943" calcext:value-type="float">
            <text:p>0.9083943</text:p>
          </table:table-cell>
          <table:table-cell/>
          <table:table-cell office:value-type="float" office:value="7.68" calcext:value-type="float">
            <text:p>7.68</text:p>
          </table:table-cell>
          <table:table-cell office:value-type="float" office:value="0.8443328" calcext:value-type="float">
            <text:p>8.44E-01</text:p>
          </table:table-cell>
          <table:table-cell/>
        </table:table-row>
        <table:table-row table:style-name="ro1">
          <table:table-cell office:value-type="float" office:value="7.69" calcext:value-type="float">
            <text:p>7.69</text:p>
          </table:table-cell>
          <table:table-cell office:value-type="float" office:value="0.9154771" calcext:value-type="float">
            <text:p>0.9154771</text:p>
          </table:table-cell>
          <table:table-cell/>
          <table:table-cell office:value-type="float" office:value="7.69" calcext:value-type="float">
            <text:p>7.69</text:p>
          </table:table-cell>
          <table:table-cell office:value-type="float" office:value="0.8428737" calcext:value-type="float">
            <text:p>8.43E-01</text:p>
          </table:table-cell>
          <table:table-cell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9224172" calcext:value-type="float">
            <text:p>0.9224172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.8419457" calcext:value-type="float">
            <text:p>8.42E-01</text:p>
          </table:table-cell>
          <table:table-cell/>
        </table:table-row>
        <table:table-row table:style-name="ro1">
          <table:table-cell office:value-type="float" office:value="7.71" calcext:value-type="float">
            <text:p>7.71</text:p>
          </table:table-cell>
          <table:table-cell office:value-type="float" office:value="0.9317356" calcext:value-type="float">
            <text:p>0.9317356</text:p>
          </table:table-cell>
          <table:table-cell/>
          <table:table-cell office:value-type="float" office:value="7.71" calcext:value-type="float">
            <text:p>7.71</text:p>
          </table:table-cell>
          <table:table-cell office:value-type="float" office:value="0.8410178" calcext:value-type="float">
            <text:p>8.41E-01</text:p>
          </table:table-cell>
          <table:table-cell/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0.9435624" calcext:value-type="float">
            <text:p>0.9435624</text:p>
          </table:table-cell>
          <table:table-cell/>
          <table:table-cell office:value-type="float" office:value="7.72" calcext:value-type="float">
            <text:p>7.72</text:p>
          </table:table-cell>
          <table:table-cell office:value-type="float" office:value="0.8400899" calcext:value-type="float">
            <text:p>8.40E-01</text:p>
          </table:table-cell>
          <table:table-cell/>
        </table:table-row>
        <table:table-row table:style-name="ro1">
          <table:table-cell office:value-type="float" office:value="7.73" calcext:value-type="float">
            <text:p>7.73</text:p>
          </table:table-cell>
          <table:table-cell office:value-type="float" office:value="0.9580286" calcext:value-type="float">
            <text:p>0.9580286</text:p>
          </table:table-cell>
          <table:table-cell/>
          <table:table-cell office:value-type="float" office:value="7.73" calcext:value-type="float">
            <text:p>7.73</text:p>
          </table:table-cell>
          <table:table-cell office:value-type="float" office:value="0.8391619" calcext:value-type="float">
            <text:p>8.39E-01</text:p>
          </table:table-cell>
          <table:table-cell/>
        </table:table-row>
        <table:table-row table:style-name="ro1">
          <table:table-cell office:value-type="float" office:value="7.74" calcext:value-type="float">
            <text:p>7.74</text:p>
          </table:table-cell>
          <table:table-cell office:value-type="float" office:value="0.9707004" calcext:value-type="float">
            <text:p>0.9707004</text:p>
          </table:table-cell>
          <table:table-cell/>
          <table:table-cell office:value-type="float" office:value="7.74" calcext:value-type="float">
            <text:p>7.74</text:p>
          </table:table-cell>
          <table:table-cell office:value-type="float" office:value="0.8391576" calcext:value-type="float">
            <text:p>8.39E-01</text:p>
          </table:table-cell>
          <table:table-cell/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0.9800274" calcext:value-type="float">
            <text:p>0.9800274</text:p>
          </table:table-cell>
          <table:table-cell/>
          <table:table-cell office:value-type="float" office:value="7.75" calcext:value-type="float">
            <text:p>7.75</text:p>
          </table:table-cell>
          <table:table-cell office:value-type="float" office:value="0.8398989" calcext:value-type="float">
            <text:p>8.40E-01</text:p>
          </table:table-cell>
          <table:table-cell/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0.9889975" calcext:value-type="float">
            <text:p>0.9889975</text:p>
          </table:table-cell>
          <table:table-cell/>
          <table:table-cell office:value-type="float" office:value="7.76" calcext:value-type="float">
            <text:p>7.76</text:p>
          </table:table-cell>
          <table:table-cell office:value-type="float" office:value="0.8406402" calcext:value-type="float">
            <text:p>8.41E-01</text:p>
          </table:table-cell>
          <table:table-cell/>
        </table:table-row>
        <table:table-row table:style-name="ro1">
          <table:table-cell office:value-type="float" office:value="7.77" calcext:value-type="float">
            <text:p>7.77</text:p>
          </table:table-cell>
          <table:table-cell office:value-type="float" office:value="0.9976437" calcext:value-type="float">
            <text:p>0.9976437</text:p>
          </table:table-cell>
          <table:table-cell/>
          <table:table-cell office:value-type="float" office:value="7.77" calcext:value-type="float">
            <text:p>7.77</text:p>
          </table:table-cell>
          <table:table-cell office:value-type="float" office:value="0.8413815" calcext:value-type="float">
            <text:p>8.41E-01</text:p>
          </table:table-cell>
          <table:table-cell/>
        </table:table-row>
        <table:table-row table:style-name="ro1">
          <table:table-cell office:value-type="float" office:value="7.78" calcext:value-type="float">
            <text:p>7.78</text:p>
          </table:table-cell>
          <table:table-cell office:value-type="float" office:value="1.005996" calcext:value-type="float">
            <text:p>1.005996</text:p>
          </table:table-cell>
          <table:table-cell/>
          <table:table-cell office:value-type="float" office:value="7.78" calcext:value-type="float">
            <text:p>7.78</text:p>
          </table:table-cell>
          <table:table-cell office:value-type="float" office:value="0.8421228" calcext:value-type="float">
            <text:p>8.42E-01</text:p>
          </table:table-cell>
          <table:table-cell/>
        </table:table-row>
        <table:table-row table:style-name="ro1">
          <table:table-cell office:value-type="float" office:value="7.79" calcext:value-type="float">
            <text:p>7.79</text:p>
          </table:table-cell>
          <table:table-cell office:value-type="float" office:value="0.9996533" calcext:value-type="float">
            <text:p>0.9996533</text:p>
          </table:table-cell>
          <table:table-cell/>
          <table:table-cell office:value-type="float" office:value="7.79" calcext:value-type="float">
            <text:p>7.79</text:p>
          </table:table-cell>
          <table:table-cell office:value-type="float" office:value="0.8441389" calcext:value-type="float">
            <text:p>8.44E-01</text:p>
          </table:table-cell>
          <table:table-cell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982989" calcext:value-type="float">
            <text:p>0.982989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0.8471843" calcext:value-type="float">
            <text:p>8.47E-01</text:p>
          </table:table-cell>
          <table:table-cell/>
        </table:table-row>
        <table:table-row table:style-name="ro1">
          <table:table-cell office:value-type="float" office:value="7.81" calcext:value-type="float">
            <text:p>7.81</text:p>
          </table:table-cell>
          <table:table-cell office:value-type="float" office:value="0.9680135" calcext:value-type="float">
            <text:p>0.9680135</text:p>
          </table:table-cell>
          <table:table-cell/>
          <table:table-cell office:value-type="float" office:value="7.81" calcext:value-type="float">
            <text:p>7.81</text:p>
          </table:table-cell>
          <table:table-cell office:value-type="float" office:value="0.8502297" calcext:value-type="float">
            <text:p>8.50E-01</text:p>
          </table:table-cell>
          <table:table-cell/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0.9545715" calcext:value-type="float">
            <text:p>0.9545715</text:p>
          </table:table-cell>
          <table:table-cell/>
          <table:table-cell office:value-type="float" office:value="7.82" calcext:value-type="float">
            <text:p>7.82</text:p>
          </table:table-cell>
          <table:table-cell office:value-type="float" office:value="0.8532751" calcext:value-type="float">
            <text:p>8.53E-01</text:p>
          </table:table-cell>
          <table:table-cell/>
        </table:table-row>
        <table:table-row table:style-name="ro1">
          <table:table-cell office:value-type="float" office:value="7.83" calcext:value-type="float">
            <text:p>7.83</text:p>
          </table:table-cell>
          <table:table-cell office:value-type="float" office:value="0.9424378" calcext:value-type="float">
            <text:p>0.9424378</text:p>
          </table:table-cell>
          <table:table-cell/>
          <table:table-cell office:value-type="float" office:value="7.83" calcext:value-type="float">
            <text:p>7.83</text:p>
          </table:table-cell>
          <table:table-cell office:value-type="float" office:value="0.8563205" calcext:value-type="float">
            <text:p>8.56E-01</text:p>
          </table:table-cell>
          <table:table-cell/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0.9636721" calcext:value-type="float">
            <text:p>0.9636721</text:p>
          </table:table-cell>
          <table:table-cell/>
          <table:table-cell office:value-type="float" office:value="7.84" calcext:value-type="float">
            <text:p>7.84</text:p>
          </table:table-cell>
          <table:table-cell office:value-type="float" office:value="0.866238" calcext:value-type="float">
            <text:p>8.66E-01</text:p>
          </table:table-cell>
          <table:table-cell/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1.011579" calcext:value-type="float">
            <text:p>1.011579</text:p>
          </table:table-cell>
          <table:table-cell/>
          <table:table-cell office:value-type="float" office:value="7.85" calcext:value-type="float">
            <text:p>7.85</text:p>
          </table:table-cell>
          <table:table-cell office:value-type="float" office:value="0.8817039" calcext:value-type="float">
            <text:p>8.82E-01</text:p>
          </table:table-cell>
          <table:table-cell/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1.044978" calcext:value-type="float">
            <text:p>1.044978</text:p>
          </table:table-cell>
          <table:table-cell/>
          <table:table-cell office:value-type="float" office:value="7.86" calcext:value-type="float">
            <text:p>7.86</text:p>
          </table:table-cell>
          <table:table-cell office:value-type="float" office:value="0.8971698" calcext:value-type="float">
            <text:p>8.97E-01</text:p>
          </table:table-cell>
          <table:table-cell/>
        </table:table-row>
        <table:table-row table:style-name="ro1">
          <table:table-cell office:value-type="float" office:value="7.87" calcext:value-type="float">
            <text:p>7.87</text:p>
          </table:table-cell>
          <table:table-cell office:value-type="float" office:value="1.011837" calcext:value-type="float">
            <text:p>1.011837</text:p>
          </table:table-cell>
          <table:table-cell/>
          <table:table-cell office:value-type="float" office:value="7.87" calcext:value-type="float">
            <text:p>7.87</text:p>
          </table:table-cell>
          <table:table-cell office:value-type="float" office:value="0.9126357" calcext:value-type="float">
            <text:p>9.13E-01</text:p>
          </table:table-cell>
          <table:table-cell/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0.8699486" calcext:value-type="float">
            <text:p>0.8699486</text:p>
          </table:table-cell>
          <table:table-cell/>
          <table:table-cell office:value-type="float" office:value="7.88" calcext:value-type="float">
            <text:p>7.88</text:p>
          </table:table-cell>
          <table:table-cell office:value-type="float" office:value="0.9281016" calcext:value-type="float">
            <text:p>9.28E-01</text:p>
          </table:table-cell>
          <table:table-cell/>
        </table:table-row>
        <table:table-row table:style-name="ro1">
          <table:table-cell office:value-type="float" office:value="7.89" calcext:value-type="float">
            <text:p>7.89</text:p>
          </table:table-cell>
          <table:table-cell office:value-type="float" office:value="0.7928306" calcext:value-type="float">
            <text:p>0.7928306</text:p>
          </table:table-cell>
          <table:table-cell/>
          <table:table-cell office:value-type="float" office:value="7.89" calcext:value-type="float">
            <text:p>7.89</text:p>
          </table:table-cell>
          <table:table-cell office:value-type="float" office:value="0.9468446" calcext:value-type="float">
            <text:p>9.47E-01</text:p>
          </table:table-cell>
          <table:table-cell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7806015" calcext:value-type="float">
            <text:p>0.7806015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0.9682334" calcext:value-type="float">
            <text:p>9.68E-01</text:p>
          </table:table-cell>
          <table:table-cell/>
        </table:table-row>
        <table:table-row table:style-name="ro1">
          <table:table-cell office:value-type="float" office:value="7.91" calcext:value-type="float">
            <text:p>7.91</text:p>
          </table:table-cell>
          <table:table-cell office:value-type="float" office:value="0.7721346" calcext:value-type="float">
            <text:p>0.7721346</text:p>
          </table:table-cell>
          <table:table-cell/>
          <table:table-cell office:value-type="float" office:value="7.91" calcext:value-type="float">
            <text:p>7.91</text:p>
          </table:table-cell>
          <table:table-cell office:value-type="float" office:value="0.9896223" calcext:value-type="float">
            <text:p>9.90E-01</text:p>
          </table:table-cell>
          <table:table-cell/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0.7675641" calcext:value-type="float">
            <text:p>0.7675641</text:p>
          </table:table-cell>
          <table:table-cell/>
          <table:table-cell office:value-type="float" office:value="7.92" calcext:value-type="float">
            <text:p>7.92</text:p>
          </table:table-cell>
          <table:table-cell office:value-type="float" office:value="1.011011" calcext:value-type="float">
            <text:p>1.01E+00</text:p>
          </table:table-cell>
          <table:table-cell/>
        </table:table-row>
        <table:table-row table:style-name="ro1">
          <table:table-cell office:value-type="float" office:value="7.93" calcext:value-type="float">
            <text:p>7.93</text:p>
          </table:table-cell>
          <table:table-cell office:value-type="float" office:value="0.7668205" calcext:value-type="float">
            <text:p>0.7668205</text:p>
          </table:table-cell>
          <table:table-cell/>
          <table:table-cell office:value-type="float" office:value="7.93" calcext:value-type="float">
            <text:p>7.93</text:p>
          </table:table-cell>
          <table:table-cell office:value-type="float" office:value="1.0324" calcext:value-type="float">
            <text:p>1.03E+00</text:p>
          </table:table-cell>
          <table:table-cell/>
        </table:table-row>
        <table:table-row table:style-name="ro1">
          <table:table-cell office:value-type="float" office:value="7.94" calcext:value-type="float">
            <text:p>7.94</text:p>
          </table:table-cell>
          <table:table-cell office:value-type="float" office:value="0.9309723" calcext:value-type="float">
            <text:p>0.9309723</text:p>
          </table:table-cell>
          <table:table-cell/>
          <table:table-cell office:value-type="float" office:value="7.94" calcext:value-type="float">
            <text:p>7.94</text:p>
          </table:table-cell>
          <table:table-cell office:value-type="float" office:value="1.083843" calcext:value-type="float">
            <text:p>1.08E+00</text:p>
          </table:table-cell>
          <table:table-cell/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1.176417" calcext:value-type="float">
            <text:p>1.176417</text:p>
          </table:table-cell>
          <table:table-cell/>
          <table:table-cell office:value-type="float" office:value="7.95" calcext:value-type="float">
            <text:p>7.95</text:p>
          </table:table-cell>
          <table:table-cell office:value-type="float" office:value="1.15955" calcext:value-type="float">
            <text:p>1.16E+00</text:p>
          </table:table-cell>
          <table:table-cell/>
        </table:table-row>
        <table:table-row table:style-name="ro1">
          <table:table-cell office:value-type="float" office:value="7.96" calcext:value-type="float">
            <text:p>7.96</text:p>
          </table:table-cell>
          <table:table-cell office:value-type="float" office:value="1.341824" calcext:value-type="float">
            <text:p>1.341824</text:p>
          </table:table-cell>
          <table:table-cell/>
          <table:table-cell office:value-type="float" office:value="7.96" calcext:value-type="float">
            <text:p>7.96</text:p>
          </table:table-cell>
          <table:table-cell office:value-type="float" office:value="1.235257" calcext:value-type="float">
            <text:p>1.24E+00</text:p>
          </table:table-cell>
          <table:table-cell/>
        </table:table-row>
        <table:table-row table:style-name="ro1">
          <table:table-cell office:value-type="float" office:value="7.97" calcext:value-type="float">
            <text:p>7.97</text:p>
          </table:table-cell>
          <table:table-cell office:value-type="float" office:value="1.454164" calcext:value-type="float">
            <text:p>1.454164</text:p>
          </table:table-cell>
          <table:table-cell/>
          <table:table-cell office:value-type="float" office:value="7.97" calcext:value-type="float">
            <text:p>7.97</text:p>
          </table:table-cell>
          <table:table-cell office:value-type="float" office:value="1.310964" calcext:value-type="float">
            <text:p>1.31E+00</text:p>
          </table:table-cell>
          <table:table-cell/>
        </table:table-row>
        <table:table-row table:style-name="ro1">
          <table:table-cell office:value-type="float" office:value="7.98" calcext:value-type="float">
            <text:p>7.98</text:p>
          </table:table-cell>
          <table:table-cell office:value-type="float" office:value="1.542609" calcext:value-type="float">
            <text:p>1.542609</text:p>
          </table:table-cell>
          <table:table-cell/>
          <table:table-cell office:value-type="float" office:value="7.98" calcext:value-type="float">
            <text:p>7.98</text:p>
          </table:table-cell>
          <table:table-cell office:value-type="float" office:value="1.386672" calcext:value-type="float">
            <text:p>1.39E+00</text:p>
          </table:table-cell>
          <table:table-cell/>
        </table:table-row>
        <table:table-row table:style-name="ro1">
          <table:table-cell office:value-type="float" office:value="7.99" calcext:value-type="float">
            <text:p>7.99</text:p>
          </table:table-cell>
          <table:table-cell office:value-type="float" office:value="1.639627" calcext:value-type="float">
            <text:p>1.639627</text:p>
          </table:table-cell>
          <table:table-cell/>
          <table:table-cell office:value-type="float" office:value="7.99" calcext:value-type="float">
            <text:p>7.99</text:p>
          </table:table-cell>
          <table:table-cell office:value-type="float" office:value="1.461486" calcext:value-type="float">
            <text:p>1.46E+0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746818" calcext:value-type="float">
            <text:p>1.74681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535579" calcext:value-type="float">
            <text:p>1.54E+00</text:p>
          </table:table-cell>
          <table:table-cell/>
        </table:table-row>
        <table:table-row table:style-name="ro1">
          <table:table-cell office:value-type="float" office:value="8.01" calcext:value-type="float">
            <text:p>8.01</text:p>
          </table:table-cell>
          <table:table-cell office:value-type="float" office:value="1.840065" calcext:value-type="float">
            <text:p>1.840065</text:p>
          </table:table-cell>
          <table:table-cell/>
          <table:table-cell office:value-type="float" office:value="8.01" calcext:value-type="float">
            <text:p>8.01</text:p>
          </table:table-cell>
          <table:table-cell office:value-type="float" office:value="1.609672" calcext:value-type="float">
            <text:p>1.61E+00</text:p>
          </table:table-cell>
          <table:table-cell/>
        </table:table-row>
        <table:table-row table:style-name="ro1">
          <table:table-cell office:value-type="float" office:value="8.02" calcext:value-type="float">
            <text:p>8.02</text:p>
          </table:table-cell>
          <table:table-cell office:value-type="float" office:value="1.912455" calcext:value-type="float">
            <text:p>1.912455</text:p>
          </table:table-cell>
          <table:table-cell/>
          <table:table-cell office:value-type="float" office:value="8.02" calcext:value-type="float">
            <text:p>8.02</text:p>
          </table:table-cell>
          <table:table-cell office:value-type="float" office:value="1.683765" calcext:value-type="float">
            <text:p>1.68E+00</text:p>
          </table:table-cell>
          <table:table-cell/>
        </table:table-row>
        <table:table-row table:style-name="ro1">
          <table:table-cell office:value-type="float" office:value="8.03" calcext:value-type="float">
            <text:p>8.03</text:p>
          </table:table-cell>
          <table:table-cell office:value-type="float" office:value="1.96374" calcext:value-type="float">
            <text:p>1.96374</text:p>
          </table:table-cell>
          <table:table-cell/>
          <table:table-cell office:value-type="float" office:value="8.03" calcext:value-type="float">
            <text:p>8.03</text:p>
          </table:table-cell>
          <table:table-cell office:value-type="float" office:value="1.757859" calcext:value-type="float">
            <text:p>1.76E+00</text:p>
          </table:table-cell>
          <table:table-cell/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2.035483" calcext:value-type="float">
            <text:p>2.035483</text:p>
          </table:table-cell>
          <table:table-cell/>
          <table:table-cell office:value-type="float" office:value="8.04" calcext:value-type="float">
            <text:p>8.04</text:p>
          </table:table-cell>
          <table:table-cell office:value-type="float" office:value="1.819956" calcext:value-type="float">
            <text:p>1.82E+00</text:p>
          </table:table-cell>
          <table:table-cell/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2.072532" calcext:value-type="float">
            <text:p>2.072532</text:p>
          </table:table-cell>
          <table:table-cell/>
          <table:table-cell office:value-type="float" office:value="8.05" calcext:value-type="float">
            <text:p>8.05</text:p>
          </table:table-cell>
          <table:table-cell office:value-type="float" office:value="1.872369" calcext:value-type="float">
            <text:p>1.87E+00</text:p>
          </table:table-cell>
          <table:table-cell/>
        </table:table-row>
        <table:table-row table:style-name="ro1">
          <table:table-cell office:value-type="float" office:value="8.06" calcext:value-type="float">
            <text:p>8.06</text:p>
          </table:table-cell>
          <table:table-cell office:value-type="float" office:value="2.094035" calcext:value-type="float">
            <text:p>2.094035</text:p>
          </table:table-cell>
          <table:table-cell/>
          <table:table-cell office:value-type="float" office:value="8.06" calcext:value-type="float">
            <text:p>8.06</text:p>
          </table:table-cell>
          <table:table-cell office:value-type="float" office:value="1.924782" calcext:value-type="float">
            <text:p>1.92E+00</text:p>
          </table:table-cell>
          <table:table-cell/>
        </table:table-row>
        <table:table-row table:style-name="ro1">
          <table:table-cell office:value-type="float" office:value="8.07" calcext:value-type="float">
            <text:p>8.07</text:p>
          </table:table-cell>
          <table:table-cell office:value-type="float" office:value="2.117927" calcext:value-type="float">
            <text:p>2.117927</text:p>
          </table:table-cell>
          <table:table-cell/>
          <table:table-cell office:value-type="float" office:value="8.07" calcext:value-type="float">
            <text:p>8.07</text:p>
          </table:table-cell>
          <table:table-cell office:value-type="float" office:value="1.977195" calcext:value-type="float">
            <text:p>1.98E+00</text:p>
          </table:table-cell>
          <table:table-cell/>
        </table:table-row>
        <table:table-row table:style-name="ro1">
          <table:table-cell office:value-type="float" office:value="8.08" calcext:value-type="float">
            <text:p>8.08</text:p>
          </table:table-cell>
          <table:table-cell office:value-type="float" office:value="2.147924" calcext:value-type="float">
            <text:p>2.147924</text:p>
          </table:table-cell>
          <table:table-cell/>
          <table:table-cell office:value-type="float" office:value="8.08" calcext:value-type="float">
            <text:p>8.08</text:p>
          </table:table-cell>
          <table:table-cell office:value-type="float" office:value="2.029608" calcext:value-type="float">
            <text:p>2.03E+00</text:p>
          </table:table-cell>
          <table:table-cell/>
        </table:table-row>
        <table:table-row table:style-name="ro1">
          <table:table-cell office:value-type="float" office:value="8.09" calcext:value-type="float">
            <text:p>8.09</text:p>
          </table:table-cell>
          <table:table-cell office:value-type="float" office:value="2.162823" calcext:value-type="float">
            <text:p>2.162823</text:p>
          </table:table-cell>
          <table:table-cell/>
          <table:table-cell office:value-type="float" office:value="8.09" calcext:value-type="float">
            <text:p>8.09</text:p>
          </table:table-cell>
          <table:table-cell office:value-type="float" office:value="2.066553" calcext:value-type="float">
            <text:p>2.07E+00</text:p>
          </table:table-cell>
          <table:table-cell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2.161055" calcext:value-type="float">
            <text:p>2.161055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2.091011" calcext:value-type="float">
            <text:p>2.09E+00</text:p>
          </table:table-cell>
          <table:table-cell/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float" office:value="2.159212" calcext:value-type="float">
            <text:p>2.159212</text:p>
          </table:table-cell>
          <table:table-cell/>
          <table:table-cell office:value-type="float" office:value="8.11" calcext:value-type="float">
            <text:p>8.11</text:p>
          </table:table-cell>
          <table:table-cell office:value-type="float" office:value="2.115469" calcext:value-type="float">
            <text:p>2.12E+00</text:p>
          </table:table-cell>
          <table:table-cell/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2.15728" calcext:value-type="float">
            <text:p>2.15728</text:p>
          </table:table-cell>
          <table:table-cell/>
          <table:table-cell office:value-type="float" office:value="8.12" calcext:value-type="float">
            <text:p>8.12</text:p>
          </table:table-cell>
          <table:table-cell office:value-type="float" office:value="2.139927" calcext:value-type="float">
            <text:p>2.14E+00</text:p>
          </table:table-cell>
          <table:table-cell/>
        </table:table-row>
        <table:table-row table:style-name="ro1">
          <table:table-cell office:value-type="float" office:value="8.13" calcext:value-type="float">
            <text:p>8.13</text:p>
          </table:table-cell>
          <table:table-cell office:value-type="float" office:value="2.155248" calcext:value-type="float">
            <text:p>2.155248</text:p>
          </table:table-cell>
          <table:table-cell/>
          <table:table-cell office:value-type="float" office:value="8.13" calcext:value-type="float">
            <text:p>8.13</text:p>
          </table:table-cell>
          <table:table-cell office:value-type="float" office:value="2.164385" calcext:value-type="float">
            <text:p>2.16E+00</text:p>
          </table:table-cell>
          <table:table-cell/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2.136979" calcext:value-type="float">
            <text:p>2.136979</text:p>
          </table:table-cell>
          <table:table-cell/>
          <table:table-cell office:value-type="float" office:value="8.14" calcext:value-type="float">
            <text:p>8.14</text:p>
          </table:table-cell>
          <table:table-cell office:value-type="float" office:value="2.16583" calcext:value-type="float">
            <text:p>2.17E+00</text:p>
          </table:table-cell>
          <table:table-cell/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2.110242" calcext:value-type="float">
            <text:p>2.110242</text:p>
          </table:table-cell>
          <table:table-cell/>
          <table:table-cell office:value-type="float" office:value="8.15" calcext:value-type="float">
            <text:p>8.15</text:p>
          </table:table-cell>
          <table:table-cell office:value-type="float" office:value="2.148695" calcext:value-type="float">
            <text:p>2.15E+00</text:p>
          </table:table-cell>
          <table:table-cell/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2.088883" calcext:value-type="float">
            <text:p>2.088883</text:p>
          </table:table-cell>
          <table:table-cell/>
          <table:table-cell office:value-type="float" office:value="8.16" calcext:value-type="float">
            <text:p>8.16</text:p>
          </table:table-cell>
          <table:table-cell office:value-type="float" office:value="2.131561" calcext:value-type="float">
            <text:p>2.13E+00</text:p>
          </table:table-cell>
          <table:table-cell/>
        </table:table-row>
        <table:table-row table:style-name="ro1">
          <table:table-cell office:value-type="float" office:value="8.17" calcext:value-type="float">
            <text:p>8.17</text:p>
          </table:table-cell>
          <table:table-cell office:value-type="float" office:value="2.072895" calcext:value-type="float">
            <text:p>2.072895</text:p>
          </table:table-cell>
          <table:table-cell/>
          <table:table-cell office:value-type="float" office:value="8.17" calcext:value-type="float">
            <text:p>8.17</text:p>
          </table:table-cell>
          <table:table-cell office:value-type="float" office:value="2.114426" calcext:value-type="float">
            <text:p>2.11E+00</text:p>
          </table:table-cell>
          <table:table-cell/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2.063519" calcext:value-type="float">
            <text:p>2.063519</text:p>
          </table:table-cell>
          <table:table-cell/>
          <table:table-cell office:value-type="float" office:value="8.18" calcext:value-type="float">
            <text:p>8.18</text:p>
          </table:table-cell>
          <table:table-cell office:value-type="float" office:value="2.097292" calcext:value-type="float">
            <text:p>2.10E+00</text:p>
          </table:table-cell>
          <table:table-cell/>
        </table:table-row>
        <table:table-row table:style-name="ro1">
          <table:table-cell office:value-type="float" office:value="8.19" calcext:value-type="float">
            <text:p>8.19</text:p>
          </table:table-cell>
          <table:table-cell office:value-type="float" office:value="2.060551" calcext:value-type="float">
            <text:p>2.060551</text:p>
          </table:table-cell>
          <table:table-cell/>
          <table:table-cell office:value-type="float" office:value="8.19" calcext:value-type="float">
            <text:p>8.19</text:p>
          </table:table-cell>
          <table:table-cell office:value-type="float" office:value="2.070942" calcext:value-type="float">
            <text:p>2.07E+00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2.057998" calcext:value-type="float">
            <text:p>2.057998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2.037153" calcext:value-type="float">
            <text:p>2.04E+00</text:p>
          </table:table-cell>
          <table:table-cell/>
        </table:table-row>
        <table:table-row table:style-name="ro1">
          <table:table-cell office:value-type="float" office:value="8.21" calcext:value-type="float">
            <text:p>8.21</text:p>
          </table:table-cell>
          <table:table-cell office:value-type="float" office:value="2.056238" calcext:value-type="float">
            <text:p>2.056238</text:p>
          </table:table-cell>
          <table:table-cell/>
          <table:table-cell office:value-type="float" office:value="8.21" calcext:value-type="float">
            <text:p>8.21</text:p>
          </table:table-cell>
          <table:table-cell office:value-type="float" office:value="2.003364" calcext:value-type="float">
            <text:p>2.00E+00</text:p>
          </table:table-cell>
          <table:table-cell/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2.055353" calcext:value-type="float">
            <text:p>2.055353</text:p>
          </table:table-cell>
          <table:table-cell/>
          <table:table-cell office:value-type="float" office:value="8.22" calcext:value-type="float">
            <text:p>8.22</text:p>
          </table:table-cell>
          <table:table-cell office:value-type="float" office:value="1.969576" calcext:value-type="float">
            <text:p>1.97E+00</text:p>
          </table:table-cell>
          <table:table-cell/>
        </table:table-row>
        <table:table-row table:style-name="ro1">
          <table:table-cell office:value-type="float" office:value="8.23" calcext:value-type="float">
            <text:p>8.23</text:p>
          </table:table-cell>
          <table:table-cell office:value-type="float" office:value="2.055448" calcext:value-type="float">
            <text:p>2.055448</text:p>
          </table:table-cell>
          <table:table-cell/>
          <table:table-cell office:value-type="float" office:value="8.23" calcext:value-type="float">
            <text:p>8.23</text:p>
          </table:table-cell>
          <table:table-cell office:value-type="float" office:value="1.935787" calcext:value-type="float">
            <text:p>1.94E+00</text:p>
          </table:table-cell>
          <table:table-cell/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2.053278" calcext:value-type="float">
            <text:p>2.053278</text:p>
          </table:table-cell>
          <table:table-cell/>
          <table:table-cell office:value-type="float" office:value="8.24" calcext:value-type="float">
            <text:p>8.24</text:p>
          </table:table-cell>
          <table:table-cell office:value-type="float" office:value="1.896295" calcext:value-type="float">
            <text:p>1.90E+00</text:p>
          </table:table-cell>
          <table:table-cell/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2.048304" calcext:value-type="float">
            <text:p>2.048304</text:p>
          </table:table-cell>
          <table:table-cell/>
          <table:table-cell office:value-type="float" office:value="8.25" calcext:value-type="float">
            <text:p>8.25</text:p>
          </table:table-cell>
          <table:table-cell office:value-type="float" office:value="1.8522" calcext:value-type="float">
            <text:p>1.85E+00</text:p>
          </table:table-cell>
          <table:table-cell/>
        </table:table-row>
        <table:table-row table:style-name="ro1">
          <table:table-cell office:value-type="float" office:value="8.26" calcext:value-type="float">
            <text:p>8.26</text:p>
          </table:table-cell>
          <table:table-cell office:value-type="float" office:value="2.042747" calcext:value-type="float">
            <text:p>2.042747</text:p>
          </table:table-cell>
          <table:table-cell/>
          <table:table-cell office:value-type="float" office:value="8.26" calcext:value-type="float">
            <text:p>8.26</text:p>
          </table:table-cell>
          <table:table-cell office:value-type="float" office:value="1.808105" calcext:value-type="float">
            <text:p>1.81E+00</text:p>
          </table:table-cell>
          <table:table-cell/>
        </table:table-row>
        <table:table-row table:style-name="ro1">
          <table:table-cell office:value-type="float" office:value="8.27" calcext:value-type="float">
            <text:p>8.27</text:p>
          </table:table-cell>
          <table:table-cell office:value-type="float" office:value="2.0364" calcext:value-type="float">
            <text:p>2.0364</text:p>
          </table:table-cell>
          <table:table-cell/>
          <table:table-cell office:value-type="float" office:value="8.27" calcext:value-type="float">
            <text:p>8.27</text:p>
          </table:table-cell>
          <table:table-cell office:value-type="float" office:value="1.76401" calcext:value-type="float">
            <text:p>1.76E+00</text:p>
          </table:table-cell>
          <table:table-cell/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2.028997" calcext:value-type="float">
            <text:p>2.028997</text:p>
          </table:table-cell>
          <table:table-cell/>
          <table:table-cell office:value-type="float" office:value="8.28" calcext:value-type="float">
            <text:p>8.28</text:p>
          </table:table-cell>
          <table:table-cell office:value-type="float" office:value="1.719914" calcext:value-type="float">
            <text:p>1.72E+00</text:p>
          </table:table-cell>
          <table:table-cell/>
        </table:table-row>
        <table:table-row table:style-name="ro1">
          <table:table-cell office:value-type="float" office:value="8.29" calcext:value-type="float">
            <text:p>8.29</text:p>
          </table:table-cell>
          <table:table-cell office:value-type="float" office:value="2.032321" calcext:value-type="float">
            <text:p>2.032321</text:p>
          </table:table-cell>
          <table:table-cell/>
          <table:table-cell office:value-type="float" office:value="8.29" calcext:value-type="float">
            <text:p>8.29</text:p>
          </table:table-cell>
          <table:table-cell office:value-type="float" office:value="1.675552" calcext:value-type="float">
            <text:p>1.68E+00</text:p>
          </table:table-cell>
          <table:table-cell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2.047314" calcext:value-type="float">
            <text:p>2.047314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1.630973" calcext:value-type="float">
            <text:p>1.63E+00</text:p>
          </table:table-cell>
          <table:table-cell/>
        </table:table-row>
        <table:table-row table:style-name="ro1">
          <table:table-cell office:value-type="float" office:value="8.31" calcext:value-type="float">
            <text:p>8.31</text:p>
          </table:table-cell>
          <table:table-cell office:value-type="float" office:value="2.065497" calcext:value-type="float">
            <text:p>2.065497</text:p>
          </table:table-cell>
          <table:table-cell/>
          <table:table-cell office:value-type="float" office:value="8.31" calcext:value-type="float">
            <text:p>8.31</text:p>
          </table:table-cell>
          <table:table-cell office:value-type="float" office:value="1.586394" calcext:value-type="float">
            <text:p>1.59E+00</text:p>
          </table:table-cell>
          <table:table-cell/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2.087205" calcext:value-type="float">
            <text:p>2.087205</text:p>
          </table:table-cell>
          <table:table-cell/>
          <table:table-cell office:value-type="float" office:value="8.32" calcext:value-type="float">
            <text:p>8.32</text:p>
          </table:table-cell>
          <table:table-cell office:value-type="float" office:value="1.541815" calcext:value-type="float">
            <text:p>1.54E+00</text:p>
          </table:table-cell>
          <table:table-cell/>
        </table:table-row>
        <table:table-row table:style-name="ro1">
          <table:table-cell office:value-type="float" office:value="8.33" calcext:value-type="float">
            <text:p>8.33</text:p>
          </table:table-cell>
          <table:table-cell office:value-type="float" office:value="2.112719" calcext:value-type="float">
            <text:p>2.112719</text:p>
          </table:table-cell>
          <table:table-cell/>
          <table:table-cell office:value-type="float" office:value="8.33" calcext:value-type="float">
            <text:p>8.33</text:p>
          </table:table-cell>
          <table:table-cell office:value-type="float" office:value="1.497237" calcext:value-type="float">
            <text:p>1.50E+00</text:p>
          </table:table-cell>
          <table:table-cell/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2.073773" calcext:value-type="float">
            <text:p>2.073773</text:p>
          </table:table-cell>
          <table:table-cell/>
          <table:table-cell office:value-type="float" office:value="8.34" calcext:value-type="float">
            <text:p>8.34</text:p>
          </table:table-cell>
          <table:table-cell office:value-type="float" office:value="1.45312" calcext:value-type="float">
            <text:p>1.45E+00</text:p>
          </table:table-cell>
          <table:table-cell/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1.977058" calcext:value-type="float">
            <text:p>1.977058</text:p>
          </table:table-cell>
          <table:table-cell/>
          <table:table-cell office:value-type="float" office:value="8.35" calcext:value-type="float">
            <text:p>8.35</text:p>
          </table:table-cell>
          <table:table-cell office:value-type="float" office:value="1.409376" calcext:value-type="float">
            <text:p>1.41E+00</text:p>
          </table:table-cell>
          <table:table-cell/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1.850088" calcext:value-type="float">
            <text:p>1.850088</text:p>
          </table:table-cell>
          <table:table-cell/>
          <table:table-cell office:value-type="float" office:value="8.36" calcext:value-type="float">
            <text:p>8.36</text:p>
          </table:table-cell>
          <table:table-cell office:value-type="float" office:value="1.365632" calcext:value-type="float">
            <text:p>1.37E+00</text:p>
          </table:table-cell>
          <table:table-cell/>
        </table:table-row>
        <table:table-row table:style-name="ro1">
          <table:table-cell office:value-type="float" office:value="8.37" calcext:value-type="float">
            <text:p>8.37</text:p>
          </table:table-cell>
          <table:table-cell office:value-type="float" office:value="1.669991" calcext:value-type="float">
            <text:p>1.669991</text:p>
          </table:table-cell>
          <table:table-cell/>
          <table:table-cell office:value-type="float" office:value="8.37" calcext:value-type="float">
            <text:p>8.37</text:p>
          </table:table-cell>
          <table:table-cell office:value-type="float" office:value="1.321888" calcext:value-type="float">
            <text:p>1.32E+00</text:p>
          </table:table-cell>
          <table:table-cell/>
        </table:table-row>
        <table:table-row table:style-name="ro1">
          <table:table-cell office:value-type="float" office:value="8.38" calcext:value-type="float">
            <text:p>8.38</text:p>
          </table:table-cell>
          <table:table-cell office:value-type="float" office:value="1.452002" calcext:value-type="float">
            <text:p>1.452002</text:p>
          </table:table-cell>
          <table:table-cell/>
          <table:table-cell office:value-type="float" office:value="8.38" calcext:value-type="float">
            <text:p>8.38</text:p>
          </table:table-cell>
          <table:table-cell office:value-type="float" office:value="1.278144" calcext:value-type="float">
            <text:p>1.28E+00</text:p>
          </table:table-cell>
          <table:table-cell/>
        </table:table-row>
        <table:table-row table:style-name="ro1">
          <table:table-cell office:value-type="float" office:value="8.39" calcext:value-type="float">
            <text:p>8.39</text:p>
          </table:table-cell>
          <table:table-cell office:value-type="float" office:value="1.274893" calcext:value-type="float">
            <text:p>1.274893</text:p>
          </table:table-cell>
          <table:table-cell/>
          <table:table-cell office:value-type="float" office:value="8.39" calcext:value-type="float">
            <text:p>8.39</text:p>
          </table:table-cell>
          <table:table-cell office:value-type="float" office:value="1.234152" calcext:value-type="float">
            <text:p>1.23E+00</text:p>
          </table:table-cell>
          <table:table-cell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.150724" calcext:value-type="float">
            <text:p>1.150724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1.189962" calcext:value-type="float">
            <text:p>1.19E+00</text:p>
          </table:table-cell>
          <table:table-cell/>
        </table:table-row>
        <table:table-row table:style-name="ro1">
          <table:table-cell office:value-type="float" office:value="8.41" calcext:value-type="float">
            <text:p>8.41</text:p>
          </table:table-cell>
          <table:table-cell office:value-type="float" office:value="1.059082" calcext:value-type="float">
            <text:p>1.059082</text:p>
          </table:table-cell>
          <table:table-cell/>
          <table:table-cell office:value-type="float" office:value="8.41" calcext:value-type="float">
            <text:p>8.41</text:p>
          </table:table-cell>
          <table:table-cell office:value-type="float" office:value="1.145771" calcext:value-type="float">
            <text:p>1.15E+00</text:p>
          </table:table-cell>
          <table:table-cell/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0.9955944" calcext:value-type="float">
            <text:p>0.9955944</text:p>
          </table:table-cell>
          <table:table-cell/>
          <table:table-cell office:value-type="float" office:value="8.42" calcext:value-type="float">
            <text:p>8.42</text:p>
          </table:table-cell>
          <table:table-cell office:value-type="float" office:value="1.101581" calcext:value-type="float">
            <text:p>1.10E+00</text:p>
          </table:table-cell>
          <table:table-cell/>
        </table:table-row>
        <table:table-row table:style-name="ro1">
          <table:table-cell office:value-type="float" office:value="8.43" calcext:value-type="float">
            <text:p>8.43</text:p>
          </table:table-cell>
          <table:table-cell office:value-type="float" office:value="0.9534629" calcext:value-type="float">
            <text:p>0.9534629</text:p>
          </table:table-cell>
          <table:table-cell/>
          <table:table-cell office:value-type="float" office:value="8.43" calcext:value-type="float">
            <text:p>8.43</text:p>
          </table:table-cell>
          <table:table-cell office:value-type="float" office:value="1.05739" calcext:value-type="float">
            <text:p>1.06E+00</text:p>
          </table:table-cell>
          <table:table-cell/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0.9295753" calcext:value-type="float">
            <text:p>0.9295753</text:p>
          </table:table-cell>
          <table:table-cell/>
          <table:table-cell office:value-type="float" office:value="8.44" calcext:value-type="float">
            <text:p>8.44</text:p>
          </table:table-cell>
          <table:table-cell office:value-type="float" office:value="1.018466" calcext:value-type="float">
            <text:p>1.02E+00</text:p>
          </table:table-cell>
          <table:table-cell/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0.9146763" calcext:value-type="float">
            <text:p>0.9146763</text:p>
          </table:table-cell>
          <table:table-cell/>
          <table:table-cell office:value-type="float" office:value="8.45" calcext:value-type="float">
            <text:p>8.45</text:p>
          </table:table-cell>
          <table:table-cell office:value-type="float" office:value="0.9837934" calcext:value-type="float">
            <text:p>9.84E-01</text:p>
          </table:table-cell>
          <table:table-cell/>
        </table:table-row>
        <table:table-row table:style-name="ro1">
          <table:table-cell office:value-type="float" office:value="8.46" calcext:value-type="float">
            <text:p>8.46</text:p>
          </table:table-cell>
          <table:table-cell office:value-type="float" office:value="0.9033995" calcext:value-type="float">
            <text:p>0.9033995</text:p>
          </table:table-cell>
          <table:table-cell/>
          <table:table-cell office:value-type="float" office:value="8.46" calcext:value-type="float">
            <text:p>8.46</text:p>
          </table:table-cell>
          <table:table-cell office:value-type="float" office:value="0.9491208" calcext:value-type="float">
            <text:p>9.49E-01</text:p>
          </table:table-cell>
          <table:table-cell/>
        </table:table-row>
        <table:table-row table:style-name="ro1">
          <table:table-cell office:value-type="float" office:value="8.47" calcext:value-type="float">
            <text:p>8.47</text:p>
          </table:table-cell>
          <table:table-cell office:value-type="float" office:value="0.8948586" calcext:value-type="float">
            <text:p>0.8948586</text:p>
          </table:table-cell>
          <table:table-cell/>
          <table:table-cell office:value-type="float" office:value="8.47" calcext:value-type="float">
            <text:p>8.47</text:p>
          </table:table-cell>
          <table:table-cell office:value-type="float" office:value="0.9144482" calcext:value-type="float">
            <text:p>9.14E-01</text:p>
          </table:table-cell>
          <table:table-cell/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0.8883764" calcext:value-type="float">
            <text:p>0.8883764</text:p>
          </table:table-cell>
          <table:table-cell/>
          <table:table-cell office:value-type="float" office:value="8.48" calcext:value-type="float">
            <text:p>8.48</text:p>
          </table:table-cell>
          <table:table-cell office:value-type="float" office:value="0.8797757" calcext:value-type="float">
            <text:p>8.80E-01</text:p>
          </table:table-cell>
          <table:table-cell/>
        </table:table-row>
        <table:table-row table:style-name="ro1">
          <table:table-cell office:value-type="float" office:value="8.49" calcext:value-type="float">
            <text:p>8.49</text:p>
          </table:table-cell>
          <table:table-cell office:value-type="float" office:value="0.8839166" calcext:value-type="float">
            <text:p>0.8839166</text:p>
          </table:table-cell>
          <table:table-cell/>
          <table:table-cell office:value-type="float" office:value="8.49" calcext:value-type="float">
            <text:p>8.49</text:p>
          </table:table-cell>
          <table:table-cell office:value-type="float" office:value="0.8543984" calcext:value-type="float">
            <text:p>8.54E-01</text:p>
          </table:table-cell>
          <table:table-cell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8805812" calcext:value-type="float">
            <text:p>0.8805812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0.836526" calcext:value-type="float">
            <text:p>8.37E-01</text:p>
          </table:table-cell>
          <table:table-cell/>
        </table:table-row>
        <table:table-row table:style-name="ro1">
          <table:table-cell office:value-type="float" office:value="8.51" calcext:value-type="float">
            <text:p>8.51</text:p>
          </table:table-cell>
          <table:table-cell office:value-type="float" office:value="0.8777333" calcext:value-type="float">
            <text:p>0.8777333</text:p>
          </table:table-cell>
          <table:table-cell/>
          <table:table-cell office:value-type="float" office:value="8.51" calcext:value-type="float">
            <text:p>8.51</text:p>
          </table:table-cell>
          <table:table-cell office:value-type="float" office:value="0.8186535" calcext:value-type="float">
            <text:p>8.19E-01</text:p>
          </table:table-cell>
          <table:table-cell/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0.8752852" calcext:value-type="float">
            <text:p>0.8752852</text:p>
          </table:table-cell>
          <table:table-cell/>
          <table:table-cell office:value-type="float" office:value="8.52" calcext:value-type="float">
            <text:p>8.52</text:p>
          </table:table-cell>
          <table:table-cell office:value-type="float" office:value="0.800781" calcext:value-type="float">
            <text:p>8.01E-01</text:p>
          </table:table-cell>
          <table:table-cell/>
        </table:table-row>
        <table:table-row table:style-name="ro1">
          <table:table-cell office:value-type="float" office:value="8.53" calcext:value-type="float">
            <text:p>8.53</text:p>
          </table:table-cell>
          <table:table-cell office:value-type="float" office:value="0.8731495" calcext:value-type="float">
            <text:p>0.8731495</text:p>
          </table:table-cell>
          <table:table-cell/>
          <table:table-cell office:value-type="float" office:value="8.53" calcext:value-type="float">
            <text:p>8.53</text:p>
          </table:table-cell>
          <table:table-cell office:value-type="float" office:value="0.7829085" calcext:value-type="float">
            <text:p>7.83E-01</text:p>
          </table:table-cell>
          <table:table-cell/>
        </table:table-row>
        <table:table-row table:style-name="ro1">
          <table:table-cell office:value-type="float" office:value="8.54" calcext:value-type="float">
            <text:p>8.54</text:p>
          </table:table-cell>
          <table:table-cell office:value-type="float" office:value="0.8716063" calcext:value-type="float">
            <text:p>0.8716063</text:p>
          </table:table-cell>
          <table:table-cell/>
          <table:table-cell office:value-type="float" office:value="8.54" calcext:value-type="float">
            <text:p>8.54</text:p>
          </table:table-cell>
          <table:table-cell office:value-type="float" office:value="0.772407" calcext:value-type="float">
            <text:p>7.72E-01</text:p>
          </table:table-cell>
          <table:table-cell/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0.8704069" calcext:value-type="float">
            <text:p>0.8704069</text:p>
          </table:table-cell>
          <table:table-cell/>
          <table:table-cell office:value-type="float" office:value="8.55" calcext:value-type="float">
            <text:p>8.55</text:p>
          </table:table-cell>
          <table:table-cell office:value-type="float" office:value="0.7678564" calcext:value-type="float">
            <text:p>7.68E-01</text:p>
          </table:table-cell>
          <table:table-cell/>
        </table:table-row>
        <table:table-row table:style-name="ro1">
          <table:table-cell office:value-type="float" office:value="8.56" calcext:value-type="float">
            <text:p>8.56</text:p>
          </table:table-cell>
          <table:table-cell office:value-type="float" office:value="0.869113" calcext:value-type="float">
            <text:p>0.869113</text:p>
          </table:table-cell>
          <table:table-cell/>
          <table:table-cell office:value-type="float" office:value="8.56" calcext:value-type="float">
            <text:p>8.56</text:p>
          </table:table-cell>
          <table:table-cell office:value-type="float" office:value="0.7633058" calcext:value-type="float">
            <text:p>7.63E-01</text:p>
          </table:table-cell>
          <table:table-cell/>
        </table:table-row>
        <table:table-row table:style-name="ro1">
          <table:table-cell office:value-type="float" office:value="8.57" calcext:value-type="float">
            <text:p>8.57</text:p>
          </table:table-cell>
          <table:table-cell office:value-type="float" office:value="0.8675439" calcext:value-type="float">
            <text:p>0.8675439</text:p>
          </table:table-cell>
          <table:table-cell/>
          <table:table-cell office:value-type="float" office:value="8.57" calcext:value-type="float">
            <text:p>8.57</text:p>
          </table:table-cell>
          <table:table-cell office:value-type="float" office:value="0.7587553" calcext:value-type="float">
            <text:p>7.59E-01</text:p>
          </table:table-cell>
          <table:table-cell/>
        </table:table-row>
        <table:table-row table:style-name="ro1">
          <table:table-cell office:value-type="float" office:value="8.58" calcext:value-type="float">
            <text:p>8.58</text:p>
          </table:table-cell>
          <table:table-cell office:value-type="float" office:value="0.8653898" calcext:value-type="float">
            <text:p>0.8653898</text:p>
          </table:table-cell>
          <table:table-cell/>
          <table:table-cell office:value-type="float" office:value="8.58" calcext:value-type="float">
            <text:p>8.58</text:p>
          </table:table-cell>
          <table:table-cell office:value-type="float" office:value="0.7542047" calcext:value-type="float">
            <text:p>7.54E-01</text:p>
          </table:table-cell>
          <table:table-cell/>
        </table:table-row>
        <table:table-row table:style-name="ro1">
          <table:table-cell office:value-type="float" office:value="8.59" calcext:value-type="float">
            <text:p>8.59</text:p>
          </table:table-cell>
          <table:table-cell office:value-type="float" office:value="0.8633048" calcext:value-type="float">
            <text:p>0.8633048</text:p>
          </table:table-cell>
          <table:table-cell/>
          <table:table-cell office:value-type="float" office:value="8.59" calcext:value-type="float">
            <text:p>8.59</text:p>
          </table:table-cell>
          <table:table-cell office:value-type="float" office:value="0.7544219" calcext:value-type="float">
            <text:p>7.54E-01</text:p>
          </table:table-cell>
          <table:table-cell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8608327" calcext:value-type="float">
            <text:p>0.8608327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0.7584882" calcext:value-type="float">
            <text:p>7.58E-01</text:p>
          </table:table-cell>
          <table:table-cell/>
        </table:table-row>
        <table:table-row table:style-name="ro1">
          <table:table-cell office:value-type="float" office:value="8.61" calcext:value-type="float">
            <text:p>8.61</text:p>
          </table:table-cell>
          <table:table-cell office:value-type="float" office:value="0.8564567" calcext:value-type="float">
            <text:p>0.8564567</text:p>
          </table:table-cell>
          <table:table-cell/>
          <table:table-cell office:value-type="float" office:value="8.61" calcext:value-type="float">
            <text:p>8.61</text:p>
          </table:table-cell>
          <table:table-cell office:value-type="float" office:value="0.7625546" calcext:value-type="float">
            <text:p>7.63E-01</text:p>
          </table:table-cell>
          <table:table-cell/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0.8491651" calcext:value-type="float">
            <text:p>0.8491651</text:p>
          </table:table-cell>
          <table:table-cell/>
          <table:table-cell office:value-type="float" office:value="8.62" calcext:value-type="float">
            <text:p>8.62</text:p>
          </table:table-cell>
          <table:table-cell office:value-type="float" office:value="0.766621" calcext:value-type="float">
            <text:p>7.67E-01</text:p>
          </table:table-cell>
          <table:table-cell/>
        </table:table-row>
        <table:table-row table:style-name="ro1">
          <table:table-cell office:value-type="float" office:value="8.63" calcext:value-type="float">
            <text:p>8.63</text:p>
          </table:table-cell>
          <table:table-cell office:value-type="float" office:value="0.8374593" calcext:value-type="float">
            <text:p>0.8374593</text:p>
          </table:table-cell>
          <table:table-cell/>
          <table:table-cell office:value-type="float" office:value="8.63" calcext:value-type="float">
            <text:p>8.63</text:p>
          </table:table-cell>
          <table:table-cell office:value-type="float" office:value="0.7706874" calcext:value-type="float">
            <text:p>7.71E-01</text:p>
          </table:table-cell>
          <table:table-cell/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0.8424763" calcext:value-type="float">
            <text:p>0.8424763</text:p>
          </table:table-cell>
          <table:table-cell/>
          <table:table-cell office:value-type="float" office:value="8.64" calcext:value-type="float">
            <text:p>8.64</text:p>
          </table:table-cell>
          <table:table-cell office:value-type="float" office:value="0.7797726" calcext:value-type="float">
            <text:p>7.80E-01</text:p>
          </table:table-cell>
          <table:table-cell/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0.8573633" calcext:value-type="float">
            <text:p>0.8573633</text:p>
          </table:table-cell>
          <table:table-cell/>
          <table:table-cell office:value-type="float" office:value="8.65" calcext:value-type="float">
            <text:p>8.65</text:p>
          </table:table-cell>
          <table:table-cell office:value-type="float" office:value="0.79291" calcext:value-type="float">
            <text:p>7.93E-01</text:p>
          </table:table-cell>
          <table:table-cell/>
        </table:table-row>
        <table:table-row table:style-name="ro1">
          <table:table-cell office:value-type="float" office:value="8.66" calcext:value-type="float">
            <text:p>8.66</text:p>
          </table:table-cell>
          <table:table-cell office:value-type="float" office:value="0.8665592" calcext:value-type="float">
            <text:p>0.8665592</text:p>
          </table:table-cell>
          <table:table-cell/>
          <table:table-cell office:value-type="float" office:value="8.66" calcext:value-type="float">
            <text:p>8.66</text:p>
          </table:table-cell>
          <table:table-cell office:value-type="float" office:value="0.8060473" calcext:value-type="float">
            <text:p>8.06E-01</text:p>
          </table:table-cell>
          <table:table-cell/>
        </table:table-row>
        <table:table-row table:style-name="ro1">
          <table:table-cell office:value-type="float" office:value="8.67" calcext:value-type="float">
            <text:p>8.67</text:p>
          </table:table-cell>
          <table:table-cell office:value-type="float" office:value="0.8728294" calcext:value-type="float">
            <text:p>0.8728294</text:p>
          </table:table-cell>
          <table:table-cell/>
          <table:table-cell office:value-type="float" office:value="8.67" calcext:value-type="float">
            <text:p>8.67</text:p>
          </table:table-cell>
          <table:table-cell office:value-type="float" office:value="0.8191847" calcext:value-type="float">
            <text:p>8.19E-01</text:p>
          </table:table-cell>
          <table:table-cell/>
        </table:table-row>
        <table:table-row table:style-name="ro1">
          <table:table-cell office:value-type="float" office:value="8.68" calcext:value-type="float">
            <text:p>8.68</text:p>
          </table:table-cell>
          <table:table-cell office:value-type="float" office:value="0.8778856" calcext:value-type="float">
            <text:p>0.8778856</text:p>
          </table:table-cell>
          <table:table-cell/>
          <table:table-cell office:value-type="float" office:value="8.68" calcext:value-type="float">
            <text:p>8.68</text:p>
          </table:table-cell>
          <table:table-cell office:value-type="float" office:value="0.832322" calcext:value-type="float">
            <text:p>8.32E-01</text:p>
          </table:table-cell>
          <table:table-cell/>
        </table:table-row>
        <table:table-row table:style-name="ro1">
          <table:table-cell office:value-type="float" office:value="8.69" calcext:value-type="float">
            <text:p>8.69</text:p>
          </table:table-cell>
          <table:table-cell office:value-type="float" office:value="0.8848165" calcext:value-type="float">
            <text:p>0.8848165</text:p>
          </table:table-cell>
          <table:table-cell/>
          <table:table-cell office:value-type="float" office:value="8.69" calcext:value-type="float">
            <text:p>8.69</text:p>
          </table:table-cell>
          <table:table-cell office:value-type="float" office:value="0.8487307" calcext:value-type="float">
            <text:p>8.49E-01</text:p>
          </table:table-cell>
          <table:table-cell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0.8961189" calcext:value-type="float">
            <text:p>0.8961189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0.8677806" calcext:value-type="float">
            <text:p>8.68E-01</text:p>
          </table:table-cell>
          <table:table-cell/>
        </table:table-row>
        <table:table-row table:style-name="ro1">
          <table:table-cell office:value-type="float" office:value="8.71" calcext:value-type="float">
            <text:p>8.71</text:p>
          </table:table-cell>
          <table:table-cell office:value-type="float" office:value="0.9127522" calcext:value-type="float">
            <text:p>0.9127522</text:p>
          </table:table-cell>
          <table:table-cell/>
          <table:table-cell office:value-type="float" office:value="8.71" calcext:value-type="float">
            <text:p>8.71</text:p>
          </table:table-cell>
          <table:table-cell office:value-type="float" office:value="0.8868305" calcext:value-type="float">
            <text:p>8.87E-01</text:p>
          </table:table-cell>
          <table:table-cell/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0.9371621" calcext:value-type="float">
            <text:p>0.9371621</text:p>
          </table:table-cell>
          <table:table-cell/>
          <table:table-cell office:value-type="float" office:value="8.72" calcext:value-type="float">
            <text:p>8.72</text:p>
          </table:table-cell>
          <table:table-cell office:value-type="float" office:value="0.9058804" calcext:value-type="float">
            <text:p>9.06E-01</text:p>
          </table:table-cell>
          <table:table-cell/>
        </table:table-row>
        <table:table-row table:style-name="ro1">
          <table:table-cell office:value-type="float" office:value="8.73" calcext:value-type="float">
            <text:p>8.73</text:p>
          </table:table-cell>
          <table:table-cell office:value-type="float" office:value="0.9720478" calcext:value-type="float">
            <text:p>0.9720478</text:p>
          </table:table-cell>
          <table:table-cell/>
          <table:table-cell office:value-type="float" office:value="8.73" calcext:value-type="float">
            <text:p>8.73</text:p>
          </table:table-cell>
          <table:table-cell office:value-type="float" office:value="0.9249302" calcext:value-type="float">
            <text:p>9.25E-01</text:p>
          </table:table-cell>
          <table:table-cell/>
        </table:table-row>
        <table:table-row table:style-name="ro1">
          <table:table-cell office:value-type="float" office:value="8.74" calcext:value-type="float">
            <text:p>8.74</text:p>
          </table:table-cell>
          <table:table-cell office:value-type="float" office:value="0.9837954" calcext:value-type="float">
            <text:p>0.9837954</text:p>
          </table:table-cell>
          <table:table-cell/>
          <table:table-cell office:value-type="float" office:value="8.74" calcext:value-type="float">
            <text:p>8.74</text:p>
          </table:table-cell>
          <table:table-cell office:value-type="float" office:value="0.9322276" calcext:value-type="float">
            <text:p>9.32E-01</text:p>
          </table:table-cell>
          <table:table-cell/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0.9687194" calcext:value-type="float">
            <text:p>0.9687194</text:p>
          </table:table-cell>
          <table:table-cell/>
          <table:table-cell office:value-type="float" office:value="8.75" calcext:value-type="float">
            <text:p>8.75</text:p>
          </table:table-cell>
          <table:table-cell office:value-type="float" office:value="0.9300363" calcext:value-type="float">
            <text:p>9.30E-01</text:p>
          </table:table-cell>
          <table:table-cell/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0.9525569" calcext:value-type="float">
            <text:p>0.9525569</text:p>
          </table:table-cell>
          <table:table-cell/>
          <table:table-cell office:value-type="float" office:value="8.76" calcext:value-type="float">
            <text:p>8.76</text:p>
          </table:table-cell>
          <table:table-cell office:value-type="float" office:value="0.927845" calcext:value-type="float">
            <text:p>9.28E-01</text:p>
          </table:table-cell>
          <table:table-cell/>
        </table:table-row>
        <table:table-row table:style-name="ro1">
          <table:table-cell office:value-type="float" office:value="8.77" calcext:value-type="float">
            <text:p>8.77</text:p>
          </table:table-cell>
          <table:table-cell office:value-type="float" office:value="0.9351744" calcext:value-type="float">
            <text:p>0.9351744</text:p>
          </table:table-cell>
          <table:table-cell/>
          <table:table-cell office:value-type="float" office:value="8.77" calcext:value-type="float">
            <text:p>8.77</text:p>
          </table:table-cell>
          <table:table-cell office:value-type="float" office:value="0.9256537" calcext:value-type="float">
            <text:p>9.26E-01</text:p>
          </table:table-cell>
          <table:table-cell/>
        </table:table-row>
        <table:table-row table:style-name="ro1">
          <table:table-cell office:value-type="float" office:value="8.78" calcext:value-type="float">
            <text:p>8.78</text:p>
          </table:table-cell>
          <table:table-cell office:value-type="float" office:value="0.9164259" calcext:value-type="float">
            <text:p>0.9164259</text:p>
          </table:table-cell>
          <table:table-cell/>
          <table:table-cell office:value-type="float" office:value="8.78" calcext:value-type="float">
            <text:p>8.78</text:p>
          </table:table-cell>
          <table:table-cell office:value-type="float" office:value="0.9234624" calcext:value-type="float">
            <text:p>9.23E-01</text:p>
          </table:table-cell>
          <table:table-cell/>
        </table:table-row>
        <table:table-row table:style-name="ro1">
          <table:table-cell office:value-type="float" office:value="8.79" calcext:value-type="float">
            <text:p>8.79</text:p>
          </table:table-cell>
          <table:table-cell office:value-type="float" office:value="0.9058869" calcext:value-type="float">
            <text:p>0.9058869</text:p>
          </table:table-cell>
          <table:table-cell/>
          <table:table-cell office:value-type="float" office:value="8.79" calcext:value-type="float">
            <text:p>8.79</text:p>
          </table:table-cell>
          <table:table-cell office:value-type="float" office:value="0.9139007" calcext:value-type="float">
            <text:p>9.14E-01</text:p>
          </table:table-cell>
          <table:table-cell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0.9012285" calcext:value-type="float">
            <text:p>0.9012285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0.8983885" calcext:value-type="float">
            <text:p>8.98E-01</text:p>
          </table:table-cell>
          <table:table-cell/>
        </table:table-row>
        <table:table-row table:style-name="ro1">
          <table:table-cell office:value-type="float" office:value="8.81" calcext:value-type="float">
            <text:p>8.81</text:p>
          </table:table-cell>
          <table:table-cell office:value-type="float" office:value="0.8941015" calcext:value-type="float">
            <text:p>0.8941015</text:p>
          </table:table-cell>
          <table:table-cell/>
          <table:table-cell office:value-type="float" office:value="8.81" calcext:value-type="float">
            <text:p>8.81</text:p>
          </table:table-cell>
          <table:table-cell office:value-type="float" office:value="0.8828763" calcext:value-type="float">
            <text:p>8.83E-01</text:p>
          </table:table-cell>
          <table:table-cell/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0.8840581" calcext:value-type="float">
            <text:p>0.8840581</text:p>
          </table:table-cell>
          <table:table-cell/>
          <table:table-cell office:value-type="float" office:value="8.82" calcext:value-type="float">
            <text:p>8.82</text:p>
          </table:table-cell>
          <table:table-cell office:value-type="float" office:value="0.8673641" calcext:value-type="float">
            <text:p>8.67E-01</text:p>
          </table:table-cell>
          <table:table-cell/>
        </table:table-row>
        <table:table-row table:style-name="ro1">
          <table:table-cell office:value-type="float" office:value="8.83" calcext:value-type="float">
            <text:p>8.83</text:p>
          </table:table-cell>
          <table:table-cell office:value-type="float" office:value="0.8707108" calcext:value-type="float">
            <text:p>0.8707108</text:p>
          </table:table-cell>
          <table:table-cell/>
          <table:table-cell office:value-type="float" office:value="8.83" calcext:value-type="float">
            <text:p>8.83</text:p>
          </table:table-cell>
          <table:table-cell office:value-type="float" office:value="0.8518519" calcext:value-type="float">
            <text:p>8.52E-01</text:p>
          </table:table-cell>
          <table:table-cell/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0.850868" calcext:value-type="float">
            <text:p>0.850868</text:p>
          </table:table-cell>
          <table:table-cell/>
          <table:table-cell office:value-type="float" office:value="8.84" calcext:value-type="float">
            <text:p>8.84</text:p>
          </table:table-cell>
          <table:table-cell office:value-type="float" office:value="0.8359565" calcext:value-type="float">
            <text:p>8.36E-01</text:p>
          </table:table-cell>
          <table:table-cell/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0.8295192" calcext:value-type="float">
            <text:p>0.8295192</text:p>
          </table:table-cell>
          <table:table-cell/>
          <table:table-cell office:value-type="float" office:value="8.85" calcext:value-type="float">
            <text:p>8.85</text:p>
          </table:table-cell>
          <table:table-cell office:value-type="float" office:value="0.8197518" calcext:value-type="float">
            <text:p>8.20E-01</text:p>
          </table:table-cell>
          <table:table-cell/>
        </table:table-row>
        <table:table-row table:style-name="ro1">
          <table:table-cell office:value-type="float" office:value="8.86" calcext:value-type="float">
            <text:p>8.86</text:p>
          </table:table-cell>
          <table:table-cell office:value-type="float" office:value="0.8096618" calcext:value-type="float">
            <text:p>0.8096618</text:p>
          </table:table-cell>
          <table:table-cell/>
          <table:table-cell office:value-type="float" office:value="8.86" calcext:value-type="float">
            <text:p>8.86</text:p>
          </table:table-cell>
          <table:table-cell office:value-type="float" office:value="0.803547" calcext:value-type="float">
            <text:p>8.04E-01</text:p>
          </table:table-cell>
          <table:table-cell/>
        </table:table-row>
        <table:table-row table:style-name="ro1">
          <table:table-cell office:value-type="float" office:value="8.87" calcext:value-type="float">
            <text:p>8.87</text:p>
          </table:table-cell>
          <table:table-cell office:value-type="float" office:value="0.7906858" calcext:value-type="float">
            <text:p>0.7906858</text:p>
          </table:table-cell>
          <table:table-cell/>
          <table:table-cell office:value-type="float" office:value="8.87" calcext:value-type="float">
            <text:p>8.87</text:p>
          </table:table-cell>
          <table:table-cell office:value-type="float" office:value="0.7873423" calcext:value-type="float">
            <text:p>7.87E-01</text:p>
          </table:table-cell>
          <table:table-cell/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0.7721342" calcext:value-type="float">
            <text:p>0.7721342</text:p>
          </table:table-cell>
          <table:table-cell/>
          <table:table-cell office:value-type="float" office:value="8.88" calcext:value-type="float">
            <text:p>8.88</text:p>
          </table:table-cell>
          <table:table-cell office:value-type="float" office:value="0.7711375" calcext:value-type="float">
            <text:p>7.71E-01</text:p>
          </table:table-cell>
          <table:table-cell/>
        </table:table-row>
        <table:table-row table:style-name="ro1">
          <table:table-cell office:value-type="float" office:value="8.89" calcext:value-type="float">
            <text:p>8.89</text:p>
          </table:table-cell>
          <table:table-cell office:value-type="float" office:value="0.7504559" calcext:value-type="float">
            <text:p>0.7504559</text:p>
          </table:table-cell>
          <table:table-cell/>
          <table:table-cell office:value-type="float" office:value="8.89" calcext:value-type="float">
            <text:p>8.89</text:p>
          </table:table-cell>
          <table:table-cell office:value-type="float" office:value="0.7523939" calcext:value-type="float">
            <text:p>7.52E-01</text:p>
          </table:table-cell>
          <table:table-cell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.7261861" calcext:value-type="float">
            <text:p>0.7261861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0.7316005" calcext:value-type="float">
            <text:p>7.32E-01</text:p>
          </table:table-cell>
          <table:table-cell/>
        </table:table-row>
        <table:table-row table:style-name="ro1">
          <table:table-cell office:value-type="float" office:value="8.91" calcext:value-type="float">
            <text:p>8.91</text:p>
          </table:table-cell>
          <table:table-cell office:value-type="float" office:value="0.7019375" calcext:value-type="float">
            <text:p>0.7019375</text:p>
          </table:table-cell>
          <table:table-cell/>
          <table:table-cell office:value-type="float" office:value="8.91" calcext:value-type="float">
            <text:p>8.91</text:p>
          </table:table-cell>
          <table:table-cell office:value-type="float" office:value="0.710807" calcext:value-type="float">
            <text:p>7.11E-01</text:p>
          </table:table-cell>
          <table:table-cell/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0.6777121" calcext:value-type="float">
            <text:p>0.6777121</text:p>
          </table:table-cell>
          <table:table-cell/>
          <table:table-cell office:value-type="float" office:value="8.92" calcext:value-type="float">
            <text:p>8.92</text:p>
          </table:table-cell>
          <table:table-cell office:value-type="float" office:value="0.6900136" calcext:value-type="float">
            <text:p>6.90E-01</text:p>
          </table:table-cell>
          <table:table-cell/>
        </table:table-row>
        <table:table-row table:style-name="ro1">
          <table:table-cell office:value-type="float" office:value="8.93" calcext:value-type="float">
            <text:p>8.93</text:p>
          </table:table-cell>
          <table:table-cell office:value-type="float" office:value="0.6535135" calcext:value-type="float">
            <text:p>0.6535135</text:p>
          </table:table-cell>
          <table:table-cell/>
          <table:table-cell office:value-type="float" office:value="8.93" calcext:value-type="float">
            <text:p>8.93</text:p>
          </table:table-cell>
          <table:table-cell office:value-type="float" office:value="0.6692202" calcext:value-type="float">
            <text:p>6.69E-01</text:p>
          </table:table-cell>
          <table:table-cell/>
        </table:table-row>
        <table:table-row table:style-name="ro1">
          <table:table-cell office:value-type="float" office:value="8.94" calcext:value-type="float">
            <text:p>8.94</text:p>
          </table:table-cell>
          <table:table-cell office:value-type="float" office:value="0.6371702" calcext:value-type="float">
            <text:p>0.6371702</text:p>
          </table:table-cell>
          <table:table-cell/>
          <table:table-cell office:value-type="float" office:value="8.94" calcext:value-type="float">
            <text:p>8.94</text:p>
          </table:table-cell>
          <table:table-cell office:value-type="float" office:value="0.6528172" calcext:value-type="float">
            <text:p>6.53E-01</text:p>
          </table:table-cell>
          <table:table-cell/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0.6294845" calcext:value-type="float">
            <text:p>0.6294845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float" office:value="0.6399588" calcext:value-type="float">
            <text:p>6.40E-01</text:p>
          </table:table-cell>
          <table:table-cell/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0.6249151" calcext:value-type="float">
            <text:p>0.6249151</text:p>
          </table:table-cell>
          <table:table-cell/>
          <table:table-cell office:value-type="float" office:value="8.96" calcext:value-type="float">
            <text:p>8.96</text:p>
          </table:table-cell>
          <table:table-cell office:value-type="float" office:value="0.6271005" calcext:value-type="float">
            <text:p>6.27E-01</text:p>
          </table:table-cell>
          <table:table-cell/>
        </table:table-row>
        <table:table-row table:style-name="ro1">
          <table:table-cell office:value-type="float" office:value="8.97" calcext:value-type="float">
            <text:p>8.97</text:p>
          </table:table-cell>
          <table:table-cell office:value-type="float" office:value="0.6235995" calcext:value-type="float">
            <text:p>0.6235995</text:p>
          </table:table-cell>
          <table:table-cell/>
          <table:table-cell office:value-type="float" office:value="8.97" calcext:value-type="float">
            <text:p>8.97</text:p>
          </table:table-cell>
          <table:table-cell office:value-type="float" office:value="0.6142421" calcext:value-type="float">
            <text:p>6.14E-01</text:p>
          </table:table-cell>
          <table:table-cell/>
        </table:table-row>
        <table:table-row table:style-name="ro1">
          <table:table-cell office:value-type="float" office:value="8.98" calcext:value-type="float">
            <text:p>8.98</text:p>
          </table:table-cell>
          <table:table-cell office:value-type="float" office:value="0.6257079" calcext:value-type="float">
            <text:p>0.6257079</text:p>
          </table:table-cell>
          <table:table-cell/>
          <table:table-cell office:value-type="float" office:value="8.98" calcext:value-type="float">
            <text:p>8.98</text:p>
          </table:table-cell>
          <table:table-cell office:value-type="float" office:value="0.6013838" calcext:value-type="float">
            <text:p>6.01E-01</text:p>
          </table:table-cell>
          <table:table-cell/>
        </table:table-row>
        <table:table-row table:style-name="ro1">
          <table:table-cell office:value-type="float" office:value="8.99" calcext:value-type="float">
            <text:p>8.99</text:p>
          </table:table-cell>
          <table:table-cell office:value-type="float" office:value="0.6197275" calcext:value-type="float">
            <text:p>0.6197275</text:p>
          </table:table-cell>
          <table:table-cell/>
          <table:table-cell office:value-type="float" office:value="8.99" calcext:value-type="float">
            <text:p>8.99</text:p>
          </table:table-cell>
          <table:table-cell office:value-type="float" office:value="0.5896631" calcext:value-type="float">
            <text:p>5.90E-0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120532" calcext:value-type="float">
            <text:p>0.612053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5788609" calcext:value-type="float">
            <text:p>5.79E-01</text:p>
          </table:table-cell>
          <table:table-cell/>
        </table:table-row>
        <table:table-row table:style-name="ro1">
          <table:table-cell office:value-type="float" office:value="9.01" calcext:value-type="float">
            <text:p>9.01</text:p>
          </table:table-cell>
          <table:table-cell office:value-type="float" office:value="0.611416" calcext:value-type="float">
            <text:p>0.611416</text:p>
          </table:table-cell>
          <table:table-cell/>
          <table:table-cell office:value-type="float" office:value="9.01" calcext:value-type="float">
            <text:p>9.01</text:p>
          </table:table-cell>
          <table:table-cell office:value-type="float" office:value="0.5680587" calcext:value-type="float">
            <text:p>5.68E-01</text:p>
          </table:table-cell>
          <table:table-cell/>
        </table:table-row>
        <table:table-row table:style-name="ro1">
          <table:table-cell office:value-type="float" office:value="9.02" calcext:value-type="float">
            <text:p>9.02</text:p>
          </table:table-cell>
          <table:table-cell office:value-type="float" office:value="0.6158785" calcext:value-type="float">
            <text:p>0.6158785</text:p>
          </table:table-cell>
          <table:table-cell/>
          <table:table-cell office:value-type="float" office:value="9.02" calcext:value-type="float">
            <text:p>9.02</text:p>
          </table:table-cell>
          <table:table-cell office:value-type="float" office:value="0.5572565" calcext:value-type="float">
            <text:p>5.57E-01</text:p>
          </table:table-cell>
          <table:table-cell/>
        </table:table-row>
        <table:table-row table:style-name="ro1">
          <table:table-cell office:value-type="float" office:value="9.03" calcext:value-type="float">
            <text:p>9.03</text:p>
          </table:table-cell>
          <table:table-cell office:value-type="float" office:value="0.6238709" calcext:value-type="float">
            <text:p>0.6238709</text:p>
          </table:table-cell>
          <table:table-cell/>
          <table:table-cell office:value-type="float" office:value="9.03" calcext:value-type="float">
            <text:p>9.03</text:p>
          </table:table-cell>
          <table:table-cell office:value-type="float" office:value="0.5464543" calcext:value-type="float">
            <text:p>5.46E-01</text:p>
          </table:table-cell>
          <table:table-cell/>
        </table:table-row>
        <table:table-row table:style-name="ro1">
          <table:table-cell office:value-type="float" office:value="9.04" calcext:value-type="float">
            <text:p>9.04</text:p>
          </table:table-cell>
          <table:table-cell office:value-type="float" office:value="0.6377399" calcext:value-type="float">
            <text:p>0.6377399</text:p>
          </table:table-cell>
          <table:table-cell/>
          <table:table-cell office:value-type="float" office:value="9.04" calcext:value-type="float">
            <text:p>9.04</text:p>
          </table:table-cell>
          <table:table-cell office:value-type="float" office:value="0.5334871" calcext:value-type="float">
            <text:p>5.33E-01</text:p>
          </table:table-cell>
          <table:table-cell/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0.6546602" calcext:value-type="float">
            <text:p>0.6546602</text:p>
          </table:table-cell>
          <table:table-cell/>
          <table:table-cell office:value-type="float" office:value="9.05" calcext:value-type="float">
            <text:p>9.05</text:p>
          </table:table-cell>
          <table:table-cell office:value-type="float" office:value="0.5187722" calcext:value-type="float">
            <text:p>5.19E-01</text:p>
          </table:table-cell>
          <table:table-cell/>
        </table:table-row>
        <table:table-row table:style-name="ro1">
          <table:table-cell office:value-type="float" office:value="9.06" calcext:value-type="float">
            <text:p>9.06</text:p>
          </table:table-cell>
          <table:table-cell office:value-type="float" office:value="0.6711633" calcext:value-type="float">
            <text:p>0.6711633</text:p>
          </table:table-cell>
          <table:table-cell/>
          <table:table-cell office:value-type="float" office:value="9.06" calcext:value-type="float">
            <text:p>9.06</text:p>
          </table:table-cell>
          <table:table-cell office:value-type="float" office:value="0.5040572" calcext:value-type="float">
            <text:p>5.04E-01</text:p>
          </table:table-cell>
          <table:table-cell/>
        </table:table-row>
        <table:table-row table:style-name="ro1">
          <table:table-cell office:value-type="float" office:value="9.07" calcext:value-type="float">
            <text:p>9.07</text:p>
          </table:table-cell>
          <table:table-cell office:value-type="float" office:value="0.6871505" calcext:value-type="float">
            <text:p>0.6871505</text:p>
          </table:table-cell>
          <table:table-cell/>
          <table:table-cell office:value-type="float" office:value="9.07" calcext:value-type="float">
            <text:p>9.07</text:p>
          </table:table-cell>
          <table:table-cell office:value-type="float" office:value="0.4893422" calcext:value-type="float">
            <text:p>4.89E-01</text:p>
          </table:table-cell>
          <table:table-cell/>
        </table:table-row>
        <table:table-row table:style-name="ro1">
          <table:table-cell office:value-type="float" office:value="9.08" calcext:value-type="float">
            <text:p>9.08</text:p>
          </table:table-cell>
          <table:table-cell office:value-type="float" office:value="0.7025556" calcext:value-type="float">
            <text:p>0.7025556</text:p>
          </table:table-cell>
          <table:table-cell/>
          <table:table-cell office:value-type="float" office:value="9.08" calcext:value-type="float">
            <text:p>9.08</text:p>
          </table:table-cell>
          <table:table-cell office:value-type="float" office:value="0.4746272" calcext:value-type="float">
            <text:p>4.75E-01</text:p>
          </table:table-cell>
          <table:table-cell/>
        </table:table-row>
        <table:table-row table:style-name="ro1">
          <table:table-cell office:value-type="float" office:value="9.09" calcext:value-type="float">
            <text:p>9.09</text:p>
          </table:table-cell>
          <table:table-cell office:value-type="float" office:value="0.7166685" calcext:value-type="float">
            <text:p>0.7166685</text:p>
          </table:table-cell>
          <table:table-cell/>
          <table:table-cell office:value-type="float" office:value="9.09" calcext:value-type="float">
            <text:p>9.09</text:p>
          </table:table-cell>
          <table:table-cell office:value-type="float" office:value="0.4630543" calcext:value-type="float">
            <text:p>4.63E-01</text:p>
          </table:table-cell>
          <table:table-cell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.7298703" calcext:value-type="float">
            <text:p>0.7298703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0.4540181" calcext:value-type="float">
            <text:p>4.54E-01</text:p>
          </table:table-cell>
          <table:table-cell/>
        </table:table-row>
        <table:table-row table:style-name="ro1">
          <table:table-cell office:value-type="float" office:value="9.11" calcext:value-type="float">
            <text:p>9.11</text:p>
          </table:table-cell>
          <table:table-cell office:value-type="float" office:value="0.7428116" calcext:value-type="float">
            <text:p>0.7428116</text:p>
          </table:table-cell>
          <table:table-cell/>
          <table:table-cell office:value-type="float" office:value="9.11" calcext:value-type="float">
            <text:p>9.11</text:p>
          </table:table-cell>
          <table:table-cell office:value-type="float" office:value="0.4449819" calcext:value-type="float">
            <text:p>4.45E-01</text:p>
          </table:table-cell>
          <table:table-cell/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0.755534" calcext:value-type="float">
            <text:p>0.755534</text:p>
          </table:table-cell>
          <table:table-cell/>
          <table:table-cell office:value-type="float" office:value="9.12" calcext:value-type="float">
            <text:p>9.12</text:p>
          </table:table-cell>
          <table:table-cell office:value-type="float" office:value="0.4359458" calcext:value-type="float">
            <text:p>4.36E-01</text:p>
          </table:table-cell>
          <table:table-cell/>
        </table:table-row>
        <table:table-row table:style-name="ro1">
          <table:table-cell office:value-type="float" office:value="9.13" calcext:value-type="float">
            <text:p>9.13</text:p>
          </table:table-cell>
          <table:table-cell office:value-type="float" office:value="0.7680838" calcext:value-type="float">
            <text:p>0.7680838</text:p>
          </table:table-cell>
          <table:table-cell/>
          <table:table-cell office:value-type="float" office:value="9.13" calcext:value-type="float">
            <text:p>9.13</text:p>
          </table:table-cell>
          <table:table-cell office:value-type="float" office:value="0.4269096" calcext:value-type="float">
            <text:p>4.27E-01</text:p>
          </table:table-cell>
          <table:table-cell/>
        </table:table-row>
        <table:table-row table:style-name="ro1">
          <table:table-cell office:value-type="float" office:value="9.14" calcext:value-type="float">
            <text:p>9.14</text:p>
          </table:table-cell>
          <table:table-cell office:value-type="float" office:value="0.7575127" calcext:value-type="float">
            <text:p>0.7575127</text:p>
          </table:table-cell>
          <table:table-cell/>
          <table:table-cell office:value-type="float" office:value="9.14" calcext:value-type="float">
            <text:p>9.14</text:p>
          </table:table-cell>
          <table:table-cell office:value-type="float" office:value="0.4199007" calcext:value-type="float">
            <text:p>4.20E-01</text:p>
          </table:table-cell>
          <table:table-cell/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0.7261969" calcext:value-type="float">
            <text:p>0.7261969</text:p>
          </table:table-cell>
          <table:table-cell/>
          <table:table-cell office:value-type="float" office:value="9.15" calcext:value-type="float">
            <text:p>9.15</text:p>
          </table:table-cell>
          <table:table-cell office:value-type="float" office:value="0.4145287" calcext:value-type="float">
            <text:p>4.15E-01</text:p>
          </table:table-cell>
          <table:table-cell/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0.6914854" calcext:value-type="float">
            <text:p>0.6914854</text:p>
          </table:table-cell>
          <table:table-cell/>
          <table:table-cell office:value-type="float" office:value="9.16" calcext:value-type="float">
            <text:p>9.16</text:p>
          </table:table-cell>
          <table:table-cell office:value-type="float" office:value="0.4091566" calcext:value-type="float">
            <text:p>4.09E-01</text:p>
          </table:table-cell>
          <table:table-cell/>
        </table:table-row>
        <table:table-row table:style-name="ro1">
          <table:table-cell office:value-type="float" office:value="9.17" calcext:value-type="float">
            <text:p>9.17</text:p>
          </table:table-cell>
          <table:table-cell office:value-type="float" office:value="0.6526697" calcext:value-type="float">
            <text:p>0.6526697</text:p>
          </table:table-cell>
          <table:table-cell/>
          <table:table-cell office:value-type="float" office:value="9.17" calcext:value-type="float">
            <text:p>9.17</text:p>
          </table:table-cell>
          <table:table-cell office:value-type="float" office:value="0.4037846" calcext:value-type="float">
            <text:p>4.04E-01</text:p>
          </table:table-cell>
          <table:table-cell/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0.6090785" calcext:value-type="float">
            <text:p>0.6090785</text:p>
          </table:table-cell>
          <table:table-cell/>
          <table:table-cell office:value-type="float" office:value="9.18" calcext:value-type="float">
            <text:p>9.18</text:p>
          </table:table-cell>
          <table:table-cell office:value-type="float" office:value="0.3984125" calcext:value-type="float">
            <text:p>3.98E-01</text:p>
          </table:table-cell>
          <table:table-cell/>
        </table:table-row>
        <table:table-row table:style-name="ro1">
          <table:table-cell office:value-type="float" office:value="9.19" calcext:value-type="float">
            <text:p>9.19</text:p>
          </table:table-cell>
          <table:table-cell office:value-type="float" office:value="0.5860044" calcext:value-type="float">
            <text:p>0.5860044</text:p>
          </table:table-cell>
          <table:table-cell/>
          <table:table-cell office:value-type="float" office:value="9.19" calcext:value-type="float">
            <text:p>9.19</text:p>
          </table:table-cell>
          <table:table-cell office:value-type="float" office:value="0.3931188" calcext:value-type="float">
            <text:p>3.93E-01</text:p>
          </table:table-cell>
          <table:table-cell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0.5827977" calcext:value-type="float">
            <text:p>0.5827977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0.3878884" calcext:value-type="float">
            <text:p>3.88E-01</text:p>
          </table:table-cell>
          <table:table-cell/>
        </table:table-row>
        <table:table-row table:style-name="ro1">
          <table:table-cell office:value-type="float" office:value="9.21" calcext:value-type="float">
            <text:p>9.21</text:p>
          </table:table-cell>
          <table:table-cell office:value-type="float" office:value="0.5798392" calcext:value-type="float">
            <text:p>0.5798392</text:p>
          </table:table-cell>
          <table:table-cell/>
          <table:table-cell office:value-type="float" office:value="9.21" calcext:value-type="float">
            <text:p>9.21</text:p>
          </table:table-cell>
          <table:table-cell office:value-type="float" office:value="0.3826579" calcext:value-type="float">
            <text:p>3.83E-01</text:p>
          </table:table-cell>
          <table:table-cell/>
        </table:table-row>
        <table:table-row table:style-name="ro1">
          <table:table-cell office:value-type="float" office:value="9.22" calcext:value-type="float">
            <text:p>9.22</text:p>
          </table:table-cell>
          <table:table-cell office:value-type="float" office:value="0.5770932" calcext:value-type="float">
            <text:p>0.5770932</text:p>
          </table:table-cell>
          <table:table-cell/>
          <table:table-cell office:value-type="float" office:value="9.22" calcext:value-type="float">
            <text:p>9.22</text:p>
          </table:table-cell>
          <table:table-cell office:value-type="float" office:value="0.3774275" calcext:value-type="float">
            <text:p>3.77E-01</text:p>
          </table:table-cell>
          <table:table-cell/>
        </table:table-row>
        <table:table-row table:style-name="ro1">
          <table:table-cell office:value-type="float" office:value="9.23" calcext:value-type="float">
            <text:p>9.23</text:p>
          </table:table-cell>
          <table:table-cell office:value-type="float" office:value="0.5745282" calcext:value-type="float">
            <text:p>0.5745282</text:p>
          </table:table-cell>
          <table:table-cell/>
          <table:table-cell office:value-type="float" office:value="9.23" calcext:value-type="float">
            <text:p>9.23</text:p>
          </table:table-cell>
          <table:table-cell office:value-type="float" office:value="0.372197" calcext:value-type="float">
            <text:p>3.72E-01</text:p>
          </table:table-cell>
          <table:table-cell/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0.5780411" calcext:value-type="float">
            <text:p>0.5780411</text:p>
          </table:table-cell>
          <table:table-cell/>
          <table:table-cell office:value-type="float" office:value="9.24" calcext:value-type="float">
            <text:p>9.24</text:p>
          </table:table-cell>
          <table:table-cell office:value-type="float" office:value="0.3671546" calcext:value-type="float">
            <text:p>3.67E-01</text:p>
          </table:table-cell>
          <table:table-cell/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0.5862454" calcext:value-type="float">
            <text:p>0.5862454</text:p>
          </table:table-cell>
          <table:table-cell/>
          <table:table-cell office:value-type="float" office:value="9.25" calcext:value-type="float">
            <text:p>9.25</text:p>
          </table:table-cell>
          <table:table-cell office:value-type="float" office:value="0.362264" calcext:value-type="float">
            <text:p>3.62E-01</text:p>
          </table:table-cell>
          <table:table-cell/>
        </table:table-row>
        <table:table-row table:style-name="ro1">
          <table:table-cell office:value-type="float" office:value="9.26" calcext:value-type="float">
            <text:p>9.26</text:p>
          </table:table-cell>
          <table:table-cell office:value-type="float" office:value="0.594221" calcext:value-type="float">
            <text:p>0.594221</text:p>
          </table:table-cell>
          <table:table-cell/>
          <table:table-cell office:value-type="float" office:value="9.26" calcext:value-type="float">
            <text:p>9.26</text:p>
          </table:table-cell>
          <table:table-cell office:value-type="float" office:value="0.3573734" calcext:value-type="float">
            <text:p>3.57E-01</text:p>
          </table:table-cell>
          <table:table-cell/>
        </table:table-row>
        <table:table-row table:style-name="ro1">
          <table:table-cell office:value-type="float" office:value="9.27" calcext:value-type="float">
            <text:p>9.27</text:p>
          </table:table-cell>
          <table:table-cell office:value-type="float" office:value="0.6018757" calcext:value-type="float">
            <text:p>0.6018757</text:p>
          </table:table-cell>
          <table:table-cell/>
          <table:table-cell office:value-type="float" office:value="9.27" calcext:value-type="float">
            <text:p>9.27</text:p>
          </table:table-cell>
          <table:table-cell office:value-type="float" office:value="0.3524828" calcext:value-type="float">
            <text:p>3.52E-01</text:p>
          </table:table-cell>
          <table:table-cell/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0.6090991" calcext:value-type="float">
            <text:p>0.6090991</text:p>
          </table:table-cell>
          <table:table-cell/>
          <table:table-cell office:value-type="float" office:value="9.28" calcext:value-type="float">
            <text:p>9.28</text:p>
          </table:table-cell>
          <table:table-cell office:value-type="float" office:value="0.3475922" calcext:value-type="float">
            <text:p>3.48E-01</text:p>
          </table:table-cell>
          <table:table-cell/>
        </table:table-row>
        <table:table-row table:style-name="ro1">
          <table:table-cell office:value-type="float" office:value="9.29" calcext:value-type="float">
            <text:p>9.29</text:p>
          </table:table-cell>
          <table:table-cell office:value-type="float" office:value="0.5959502" calcext:value-type="float">
            <text:p>0.5959502</text:p>
          </table:table-cell>
          <table:table-cell/>
          <table:table-cell office:value-type="float" office:value="9.29" calcext:value-type="float">
            <text:p>9.29</text:p>
          </table:table-cell>
          <table:table-cell office:value-type="float" office:value="0.3457883" calcext:value-type="float">
            <text:p>3.46E-01</text:p>
          </table:table-cell>
          <table:table-cell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0.564366" calcext:value-type="float">
            <text:p>0.564366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0.3464765" calcext:value-type="float">
            <text:p>3.46E-01</text:p>
          </table:table-cell>
          <table:table-cell/>
        </table:table-row>
        <table:table-row table:style-name="ro1">
          <table:table-cell office:value-type="float" office:value="9.31" calcext:value-type="float">
            <text:p>9.31</text:p>
          </table:table-cell>
          <table:table-cell office:value-type="float" office:value="0.5297407" calcext:value-type="float">
            <text:p>0.5297407</text:p>
          </table:table-cell>
          <table:table-cell/>
          <table:table-cell office:value-type="float" office:value="9.31" calcext:value-type="float">
            <text:p>9.31</text:p>
          </table:table-cell>
          <table:table-cell office:value-type="float" office:value="0.3471647" calcext:value-type="float">
            <text:p>3.47E-01</text:p>
          </table:table-cell>
          <table:table-cell/>
        </table:table-row>
        <table:table-row table:style-name="ro1">
          <table:table-cell office:value-type="float" office:value="9.32" calcext:value-type="float">
            <text:p>9.32</text:p>
          </table:table-cell>
          <table:table-cell office:value-type="float" office:value="0.4920167" calcext:value-type="float">
            <text:p>0.4920167</text:p>
          </table:table-cell>
          <table:table-cell/>
          <table:table-cell office:value-type="float" office:value="9.32" calcext:value-type="float">
            <text:p>9.32</text:p>
          </table:table-cell>
          <table:table-cell office:value-type="float" office:value="0.3478529" calcext:value-type="float">
            <text:p>3.48E-01</text:p>
          </table:table-cell>
          <table:table-cell/>
        </table:table-row>
        <table:table-row table:style-name="ro1">
          <table:table-cell office:value-type="float" office:value="9.33" calcext:value-type="float">
            <text:p>9.33</text:p>
          </table:table-cell>
          <table:table-cell office:value-type="float" office:value="0.4511859" calcext:value-type="float">
            <text:p>0.4511859</text:p>
          </table:table-cell>
          <table:table-cell/>
          <table:table-cell office:value-type="float" office:value="9.33" calcext:value-type="float">
            <text:p>9.33</text:p>
          </table:table-cell>
          <table:table-cell office:value-type="float" office:value="0.3485411" calcext:value-type="float">
            <text:p>3.49E-01</text:p>
          </table:table-cell>
          <table:table-cell/>
        </table:table-row>
        <table:table-row table:style-name="ro1">
          <table:table-cell office:value-type="float" office:value="9.34" calcext:value-type="float">
            <text:p>9.34</text:p>
          </table:table-cell>
          <table:table-cell office:value-type="float" office:value="0.4400761" calcext:value-type="float">
            <text:p>0.4400761</text:p>
          </table:table-cell>
          <table:table-cell/>
          <table:table-cell office:value-type="float" office:value="9.34" calcext:value-type="float">
            <text:p>9.34</text:p>
          </table:table-cell>
          <table:table-cell office:value-type="float" office:value="0.3500028" calcext:value-type="float">
            <text:p>3.50E-01</text:p>
          </table:table-cell>
          <table:table-cell/>
        </table:table-row>
        <table:table-row table:style-name="ro1">
          <table:table-cell office:value-type="float" office:value="9.35" calcext:value-type="float">
            <text:p>9.35</text:p>
          </table:table-cell>
          <table:table-cell office:value-type="float" office:value="0.4544592" calcext:value-type="float">
            <text:p>0.4544592</text:p>
          </table:table-cell>
          <table:table-cell/>
          <table:table-cell office:value-type="float" office:value="9.35" calcext:value-type="float">
            <text:p>9.35</text:p>
          </table:table-cell>
          <table:table-cell office:value-type="float" office:value="0.3520891" calcext:value-type="float">
            <text:p>3.52E-01</text:p>
          </table:table-cell>
          <table:table-cell/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0.4684626" calcext:value-type="float">
            <text:p>0.4684626</text:p>
          </table:table-cell>
          <table:table-cell/>
          <table:table-cell office:value-type="float" office:value="9.36" calcext:value-type="float">
            <text:p>9.36</text:p>
          </table:table-cell>
          <table:table-cell office:value-type="float" office:value="0.3541753" calcext:value-type="float">
            <text:p>3.54E-01</text:p>
          </table:table-cell>
          <table:table-cell/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0.4820881" calcext:value-type="float">
            <text:p>0.4820881</text:p>
          </table:table-cell>
          <table:table-cell/>
          <table:table-cell office:value-type="float" office:value="9.37" calcext:value-type="float">
            <text:p>9.37</text:p>
          </table:table-cell>
          <table:table-cell office:value-type="float" office:value="0.3562616" calcext:value-type="float">
            <text:p>3.56E-01</text:p>
          </table:table-cell>
          <table:table-cell/>
        </table:table-row>
        <table:table-row table:style-name="ro1">
          <table:table-cell office:value-type="float" office:value="9.38" calcext:value-type="float">
            <text:p>9.38</text:p>
          </table:table-cell>
          <table:table-cell office:value-type="float" office:value="0.4953382" calcext:value-type="float">
            <text:p>0.4953382</text:p>
          </table:table-cell>
          <table:table-cell/>
          <table:table-cell office:value-type="float" office:value="9.38" calcext:value-type="float">
            <text:p>9.38</text:p>
          </table:table-cell>
          <table:table-cell office:value-type="float" office:value="0.3583478" calcext:value-type="float">
            <text:p>3.58E-01</text:p>
          </table:table-cell>
          <table:table-cell/>
        </table:table-row>
        <table:table-row table:style-name="ro1">
          <table:table-cell office:value-type="float" office:value="9.39" calcext:value-type="float">
            <text:p>9.39</text:p>
          </table:table-cell>
          <table:table-cell office:value-type="float" office:value="0.5003275" calcext:value-type="float">
            <text:p>0.5003275</text:p>
          </table:table-cell>
          <table:table-cell/>
          <table:table-cell office:value-type="float" office:value="9.39" calcext:value-type="float">
            <text:p>9.39</text:p>
          </table:table-cell>
          <table:table-cell office:value-type="float" office:value="0.3589391" calcext:value-type="float">
            <text:p>3.59E-01</text:p>
          </table:table-cell>
          <table:table-cell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0.4988889" calcext:value-type="float">
            <text:p>0.4988889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0.3583236" calcext:value-type="float">
            <text:p>3.58E-01</text:p>
          </table:table-cell>
          <table:table-cell/>
        </table:table-row>
        <table:table-row table:style-name="ro1">
          <table:table-cell office:value-type="float" office:value="9.41" calcext:value-type="float">
            <text:p>9.41</text:p>
          </table:table-cell>
          <table:table-cell office:value-type="float" office:value="0.4974867" calcext:value-type="float">
            <text:p>0.4974867</text:p>
          </table:table-cell>
          <table:table-cell/>
          <table:table-cell office:value-type="float" office:value="9.41" calcext:value-type="float">
            <text:p>9.41</text:p>
          </table:table-cell>
          <table:table-cell office:value-type="float" office:value="0.357708" calcext:value-type="float">
            <text:p>3.58E-01</text:p>
          </table:table-cell>
          <table:table-cell/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0.4961287" calcext:value-type="float">
            <text:p>0.4961287</text:p>
          </table:table-cell>
          <table:table-cell/>
          <table:table-cell office:value-type="float" office:value="9.42" calcext:value-type="float">
            <text:p>9.42</text:p>
          </table:table-cell>
          <table:table-cell office:value-type="float" office:value="0.3570924" calcext:value-type="float">
            <text:p>3.57E-01</text:p>
          </table:table-cell>
          <table:table-cell/>
        </table:table-row>
        <table:table-row table:style-name="ro1">
          <table:table-cell office:value-type="float" office:value="9.43" calcext:value-type="float">
            <text:p>9.43</text:p>
          </table:table-cell>
          <table:table-cell office:value-type="float" office:value="0.4948233" calcext:value-type="float">
            <text:p>0.4948233</text:p>
          </table:table-cell>
          <table:table-cell/>
          <table:table-cell office:value-type="float" office:value="9.43" calcext:value-type="float">
            <text:p>9.43</text:p>
          </table:table-cell>
          <table:table-cell office:value-type="float" office:value="0.3564768" calcext:value-type="float">
            <text:p>3.56E-01</text:p>
          </table:table-cell>
          <table:table-cell/>
        </table:table-row>
        <table:table-row table:style-name="ro1">
          <table:table-cell office:value-type="float" office:value="9.44" calcext:value-type="float">
            <text:p>9.44</text:p>
          </table:table-cell>
          <table:table-cell office:value-type="float" office:value="0.4842304" calcext:value-type="float">
            <text:p>0.4842304</text:p>
          </table:table-cell>
          <table:table-cell/>
          <table:table-cell office:value-type="float" office:value="9.44" calcext:value-type="float">
            <text:p>9.44</text:p>
          </table:table-cell>
          <table:table-cell office:value-type="float" office:value="0.3566665" calcext:value-type="float">
            <text:p>3.57E-01</text:p>
          </table:table-cell>
          <table:table-cell/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0.4656129" calcext:value-type="float">
            <text:p>0.4656129</text:p>
          </table:table-cell>
          <table:table-cell/>
          <table:table-cell office:value-type="float" office:value="9.45" calcext:value-type="float">
            <text:p>9.45</text:p>
          </table:table-cell>
          <table:table-cell office:value-type="float" office:value="0.3575064" calcext:value-type="float">
            <text:p>3.58E-01</text:p>
          </table:table-cell>
          <table:table-cell/>
        </table:table-row>
        <table:table-row table:style-name="ro1">
          <table:table-cell office:value-type="float" office:value="9.46" calcext:value-type="float">
            <text:p>9.46</text:p>
          </table:table-cell>
          <table:table-cell office:value-type="float" office:value="0.446358" calcext:value-type="float">
            <text:p>0.446358</text:p>
          </table:table-cell>
          <table:table-cell/>
          <table:table-cell office:value-type="float" office:value="9.46" calcext:value-type="float">
            <text:p>9.46</text:p>
          </table:table-cell>
          <table:table-cell office:value-type="float" office:value="0.3583463" calcext:value-type="float">
            <text:p>3.58E-01</text:p>
          </table:table-cell>
          <table:table-cell/>
        </table:table-row>
        <table:table-row table:style-name="ro1">
          <table:table-cell office:value-type="float" office:value="9.47" calcext:value-type="float">
            <text:p>9.47</text:p>
          </table:table-cell>
          <table:table-cell office:value-type="float" office:value="0.4264621" calcext:value-type="float">
            <text:p>0.4264621</text:p>
          </table:table-cell>
          <table:table-cell/>
          <table:table-cell office:value-type="float" office:value="9.47" calcext:value-type="float">
            <text:p>9.47</text:p>
          </table:table-cell>
          <table:table-cell office:value-type="float" office:value="0.3591862" calcext:value-type="float">
            <text:p>3.59E-01</text:p>
          </table:table-cell>
          <table:table-cell/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0.4059234" calcext:value-type="float">
            <text:p>0.4059234</text:p>
          </table:table-cell>
          <table:table-cell/>
          <table:table-cell office:value-type="float" office:value="9.48" calcext:value-type="float">
            <text:p>9.48</text:p>
          </table:table-cell>
          <table:table-cell office:value-type="float" office:value="0.3600261" calcext:value-type="float">
            <text:p>3.60E-01</text:p>
          </table:table-cell>
          <table:table-cell/>
        </table:table-row>
        <table:table-row table:style-name="ro1">
          <table:table-cell office:value-type="float" office:value="9.49" calcext:value-type="float">
            <text:p>9.49</text:p>
          </table:table-cell>
          <table:table-cell office:value-type="float" office:value="0.3893294" calcext:value-type="float">
            <text:p>0.3893294</text:p>
          </table:table-cell>
          <table:table-cell/>
          <table:table-cell office:value-type="float" office:value="9.49" calcext:value-type="float">
            <text:p>9.49</text:p>
          </table:table-cell>
          <table:table-cell office:value-type="float" office:value="0.3600316" calcext:value-type="float">
            <text:p>3.60E-01</text:p>
          </table:table-cell>
          <table:table-cell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3761034" calcext:value-type="float">
            <text:p>0.3761034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.3593636" calcext:value-type="float">
            <text:p>3.59E-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1-05T17:00:05.442336430</dc:date>
    <meta:editing-duration>PT2M33S</meta:editing-duration>
    <meta:editing-cycles>2</meta:editing-cycles>
    <meta:generator>LibreOffice/6.4.7.2$Linux_X86_64 LibreOffice_project/40$Build-2</meta:generator>
    <meta:document-statistic meta:table-count="1" meta:cell-count="381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54cm" svg:height="18.472cm" xlink:href=".." xlink:type="simple" chart:class="chart:scatter" chart:style-name="ch1">
        <chart:legend chart:legend-position="end" svg:x="23.102cm" svg:y="8.688cm" style:legend-expansion="high" chart:style-name="ch2"/>
        <chart:plot-area chart:style-name="ch3" table:cell-range-address="PredictionTS.A2:PredictionTS.B952 PredictionTS.E2:PredictionTS.E952" svg:x="0.519cm" svg:y="0.369cm" svg:width="22.064cm" svg:height="17.734cm">
          <chartooo:coordinate-region svg:x="0.955cm" svg:y="0.568cm" svg:width="21.442cm" svg:height="16.8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redictionTS.B2:PredictionTS.B952" chart:class="chart:scatter">
            <chart:domain table:cell-range-address="PredictionTS.A2:PredictionTS.A952"/>
            <chart:data-point chart:repeated="951"/>
          </chart:series>
          <chart:series chart:style-name="ch7" chart:values-cell-range-address="PredictionTS.E2:PredictionTS.E952" chart:class="chart:scatter">
            <chart:data-point chart:repeated="9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redictionTS.A2:PredictionTS.A952</svg:desc>
                </draw:g>
              </table:table-cell>
              <table:table-cell office:value-type="float" office:value="1.862089">
                <text:p>1.862089</text:p>
                <draw:g>
                  <svg:desc>PredictionTS.B2:PredictionTS.B952</svg:desc>
                </draw:g>
              </table:table-cell>
              <table:table-cell office:value-type="float" office:value="2.802772">
                <text:p>2.802772</text:p>
                <draw:g>
                  <svg:desc>PredictionTS.E2:PredictionTS.E9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.893151">
                <text:p>1.893151</text:p>
              </table:table-cell>
              <table:table-cell office:value-type="float" office:value="2.801903">
                <text:p>2.8019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.90433">
                <text:p>1.90433</text:p>
              </table:table-cell>
              <table:table-cell office:value-type="float" office:value="2.801034">
                <text:p>2.8010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.914501">
                <text:p>1.914501</text:p>
              </table:table-cell>
              <table:table-cell office:value-type="float" office:value="2.798934">
                <text:p>2.7989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.90905">
                <text:p>1.90905</text:p>
              </table:table-cell>
              <table:table-cell office:value-type="float" office:value="2.795146">
                <text:p>2.7951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.931988">
                <text:p>1.931988</text:p>
              </table:table-cell>
              <table:table-cell office:value-type="float" office:value="2.791359">
                <text:p>2.791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1.953388">
                <text:p>1.953388</text:p>
              </table:table-cell>
              <table:table-cell office:value-type="float" office:value="2.788093">
                <text:p>2.7880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1.9568">
                <text:p>1.9568</text:p>
              </table:table-cell>
              <table:table-cell office:value-type="float" office:value="2.786305">
                <text:p>2.7863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1.957664">
                <text:p>1.957664</text:p>
              </table:table-cell>
              <table:table-cell office:value-type="float" office:value="2.784516">
                <text:p>2.7845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1.959456">
                <text:p>1.959456</text:p>
              </table:table-cell>
              <table:table-cell office:value-type="float" office:value="2.78267">
                <text:p>2.782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.969427">
                <text:p>1.969427</text:p>
              </table:table-cell>
              <table:table-cell office:value-type="float" office:value="2.780304">
                <text:p>2.7803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1.971902">
                <text:p>1.971902</text:p>
              </table:table-cell>
              <table:table-cell office:value-type="float" office:value="2.777937">
                <text:p>2.7779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1.960572">
                <text:p>1.960572</text:p>
              </table:table-cell>
              <table:table-cell office:value-type="float" office:value="2.775571">
                <text:p>2.7755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1.944756">
                <text:p>1.944756</text:p>
              </table:table-cell>
              <table:table-cell office:value-type="float" office:value="2.756798">
                <text:p>2.7567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1.921779">
                <text:p>1.921779</text:p>
              </table:table-cell>
              <table:table-cell office:value-type="float" office:value="2.736979">
                <text:p>2.7369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1.904639">
                <text:p>1.904639</text:p>
              </table:table-cell>
              <table:table-cell office:value-type="float" office:value="2.717161">
                <text:p>2.7171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1.866176">
                <text:p>1.866176</text:p>
              </table:table-cell>
              <table:table-cell office:value-type="float" office:value="2.698583">
                <text:p>2.6985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1.756684">
                <text:p>1.756684</text:p>
              </table:table-cell>
              <table:table-cell office:value-type="float" office:value="2.680355">
                <text:p>2.6803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1.637759">
                <text:p>1.637759</text:p>
              </table:table-cell>
              <table:table-cell office:value-type="float" office:value="2.662128">
                <text:p>2.6621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1.533537">
                <text:p>1.533537</text:p>
              </table:table-cell>
              <table:table-cell office:value-type="float" office:value="2.653336">
                <text:p>2.6533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1.565483">
                <text:p>1.565483</text:p>
              </table:table-cell>
              <table:table-cell office:value-type="float" office:value="2.65035">
                <text:p>2.650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1.696697">
                <text:p>1.696697</text:p>
              </table:table-cell>
              <table:table-cell office:value-type="float" office:value="2.647363">
                <text:p>2.6473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1.818241">
                <text:p>1.818241</text:p>
              </table:table-cell>
              <table:table-cell office:value-type="float" office:value="2.640688">
                <text:p>2.6406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1.936929">
                <text:p>1.936929</text:p>
              </table:table-cell>
              <table:table-cell office:value-type="float" office:value="2.62966">
                <text:p>2.629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1.99812">
                <text:p>1.99812</text:p>
              </table:table-cell>
              <table:table-cell office:value-type="float" office:value="2.618631">
                <text:p>2.6186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2.038516">
                <text:p>2.038516</text:p>
              </table:table-cell>
              <table:table-cell office:value-type="float" office:value="2.602115">
                <text:p>2.6021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2.033693">
                <text:p>2.033693</text:p>
              </table:table-cell>
              <table:table-cell office:value-type="float" office:value="2.572679">
                <text:p>2.5726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2.003756">
                <text:p>2.003756</text:p>
              </table:table-cell>
              <table:table-cell office:value-type="float" office:value="2.543244">
                <text:p>2.5432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1.96575">
                <text:p>1.96575</text:p>
              </table:table-cell>
              <table:table-cell office:value-type="float" office:value="2.510392">
                <text:p>2.5103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1.909728">
                <text:p>1.909728</text:p>
              </table:table-cell>
              <table:table-cell office:value-type="float" office:value="2.45614">
                <text:p>2.456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1.852473">
                <text:p>1.852473</text:p>
              </table:table-cell>
              <table:table-cell office:value-type="float" office:value="2.401887">
                <text:p>2.4018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1.801547">
                <text:p>1.801547</text:p>
              </table:table-cell>
              <table:table-cell office:value-type="float" office:value="2.347634">
                <text:p>2.3476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1.750476">
                <text:p>1.750476</text:p>
              </table:table-cell>
              <table:table-cell office:value-type="float" office:value="2.29244">
                <text:p>2.292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1.677227">
                <text:p>1.677227</text:p>
              </table:table-cell>
              <table:table-cell office:value-type="float" office:value="2.237224">
                <text:p>2.2372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1.581844">
                <text:p>1.581844</text:p>
              </table:table-cell>
              <table:table-cell office:value-type="float" office:value="2.182008">
                <text:p>2.1820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1.527866">
                <text:p>1.527866</text:p>
              </table:table-cell>
              <table:table-cell office:value-type="float" office:value="2.131352">
                <text:p>2.1313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1.534649">
                <text:p>1.534649</text:p>
              </table:table-cell>
              <table:table-cell office:value-type="float" office:value="2.08172">
                <text:p>2.081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1.471386">
                <text:p>1.471386</text:p>
              </table:table-cell>
              <table:table-cell office:value-type="float" office:value="2.032087">
                <text:p>2.0320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1.405378">
                <text:p>1.405378</text:p>
              </table:table-cell>
              <table:table-cell office:value-type="float" office:value="1.984751">
                <text:p>1.9847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1.350125">
                <text:p>1.350125</text:p>
              </table:table-cell>
              <table:table-cell office:value-type="float" office:value="1.938618">
                <text:p>1.9386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1.382271">
                <text:p>1.382271</text:p>
              </table:table-cell>
              <table:table-cell office:value-type="float" office:value="1.892485">
                <text:p>1.8924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1.396966">
                <text:p>1.396966</text:p>
              </table:table-cell>
              <table:table-cell office:value-type="float" office:value="1.846549">
                <text:p>1.8465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1.388306">
                <text:p>1.388306</text:p>
              </table:table-cell>
              <table:table-cell office:value-type="float" office:value="1.800816">
                <text:p>1.8008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1.420906">
                <text:p>1.420906</text:p>
              </table:table-cell>
              <table:table-cell office:value-type="float" office:value="1.755082">
                <text:p>1.7550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1.455212">
                <text:p>1.455212</text:p>
              </table:table-cell>
              <table:table-cell office:value-type="float" office:value="1.709056">
                <text:p>1.7090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1.467122">
                <text:p>1.467122</text:p>
              </table:table-cell>
              <table:table-cell office:value-type="float" office:value="1.662453">
                <text:p>1.6624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1.391082">
                <text:p>1.391082</text:p>
              </table:table-cell>
              <table:table-cell office:value-type="float" office:value="1.61585">
                <text:p>1.615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1.287622">
                <text:p>1.287622</text:p>
              </table:table-cell>
              <table:table-cell office:value-type="float" office:value="1.569323">
                <text:p>1.5693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1.175603">
                <text:p>1.175603</text:p>
              </table:table-cell>
              <table:table-cell office:value-type="float" office:value="1.523154">
                <text:p>1.5231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1.060594">
                <text:p>1.060594</text:p>
              </table:table-cell>
              <table:table-cell office:value-type="float" office:value="1.476984">
                <text:p>1.4769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9657095">
                <text:p>0.9657095</text:p>
              </table:table-cell>
              <table:table-cell office:value-type="float" office:value="1.430882">
                <text:p>1.4308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9065075">
                <text:p>0.9065075</text:p>
              </table:table-cell>
              <table:table-cell office:value-type="float" office:value="1.389427">
                <text:p>1.3894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8725302">
                <text:p>0.8725302</text:p>
              </table:table-cell>
              <table:table-cell office:value-type="float" office:value="1.347971">
                <text:p>1.3479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8577233">
                <text:p>0.8577233</text:p>
              </table:table-cell>
              <table:table-cell office:value-type="float" office:value="1.306516">
                <text:p>1.3065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8546493">
                <text:p>0.8546493</text:p>
              </table:table-cell>
              <table:table-cell office:value-type="float" office:value="1.272045">
                <text:p>1.2720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8546216">
                <text:p>0.8546216</text:p>
              </table:table-cell>
              <table:table-cell office:value-type="float" office:value="1.238771">
                <text:p>1.2387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8516158">
                <text:p>0.8516158</text:p>
              </table:table-cell>
              <table:table-cell office:value-type="float" office:value="1.205497">
                <text:p>1.2054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8451436">
                <text:p>0.8451436</text:p>
              </table:table-cell>
              <table:table-cell office:value-type="float" office:value="1.180923">
                <text:p>1.1809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8387941">
                <text:p>0.8387941</text:p>
              </table:table-cell>
              <table:table-cell office:value-type="float" office:value="1.160199">
                <text:p>1.1601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8327901">
                <text:p>0.8327901</text:p>
              </table:table-cell>
              <table:table-cell office:value-type="float" office:value="1.139476">
                <text:p>1.1394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8308577">
                <text:p>0.8308577</text:p>
              </table:table-cell>
              <table:table-cell office:value-type="float" office:value="1.12394">
                <text:p>1.123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828344">
                <text:p>0.828344</text:p>
              </table:table-cell>
              <table:table-cell office:value-type="float" office:value="1.112955">
                <text:p>1.1129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8268768">
                <text:p>0.8268768</text:p>
              </table:table-cell>
              <table:table-cell office:value-type="float" office:value="1.10197">
                <text:p>1.101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8306307">
                <text:p>0.8306307</text:p>
              </table:table-cell>
              <table:table-cell office:value-type="float" office:value="1.092646">
                <text:p>1.0926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8359406">
                <text:p>0.8359406</text:p>
              </table:table-cell>
              <table:table-cell office:value-type="float" office:value="1.086124">
                <text:p>1.0861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8452111">
                <text:p>0.8452111</text:p>
              </table:table-cell>
              <table:table-cell office:value-type="float" office:value="1.079602">
                <text:p>1.0796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8451494">
                <text:p>0.8451494</text:p>
              </table:table-cell>
              <table:table-cell office:value-type="float" office:value="1.071424">
                <text:p>1.0714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8401497">
                <text:p>0.8401497</text:p>
              </table:table-cell>
              <table:table-cell office:value-type="float" office:value="1.057078">
                <text:p>1.0570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8378">
                <text:p>0.8378</text:p>
              </table:table-cell>
              <table:table-cell office:value-type="float" office:value="1.042732">
                <text:p>1.0427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8333698">
                <text:p>0.8333698</text:p>
              </table:table-cell>
              <table:table-cell office:value-type="float" office:value="1.027979">
                <text:p>1.0279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8248459">
                <text:p>0.8248459</text:p>
              </table:table-cell>
              <table:table-cell office:value-type="float" office:value="1.005694">
                <text:p>1.0056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8177107">
                <text:p>0.8177107</text:p>
              </table:table-cell>
              <table:table-cell office:value-type="float" office:value="0.9834094">
                <text:p>0.98340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8083366">
                <text:p>0.8083366</text:p>
              </table:table-cell>
              <table:table-cell office:value-type="float" office:value="0.9611247">
                <text:p>0.96112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7953961">
                <text:p>0.7953961</text:p>
              </table:table-cell>
              <table:table-cell office:value-type="float" office:value="0.9429808">
                <text:p>0.94298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7785687">
                <text:p>0.7785687</text:p>
              </table:table-cell>
              <table:table-cell office:value-type="float" office:value="0.9253448">
                <text:p>0.92534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7645181">
                <text:p>0.7645181</text:p>
              </table:table-cell>
              <table:table-cell office:value-type="float" office:value="0.9077088">
                <text:p>0.90770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7722321">
                <text:p>0.7722321</text:p>
              </table:table-cell>
              <table:table-cell office:value-type="float" office:value="0.8936539">
                <text:p>0.89365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7807703">
                <text:p>0.7807703</text:p>
              </table:table-cell>
              <table:table-cell office:value-type="float" office:value="0.8809217">
                <text:p>0.88092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7860191">
                <text:p>0.7860191</text:p>
              </table:table-cell>
              <table:table-cell office:value-type="float" office:value="0.8681896">
                <text:p>0.86818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7883692">
                <text:p>0.7883692</text:p>
              </table:table-cell>
              <table:table-cell office:value-type="float" office:value="0.8575993">
                <text:p>0.85759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7833788">
                <text:p>0.7833788</text:p>
              </table:table-cell>
              <table:table-cell office:value-type="float" office:value="0.8486263">
                <text:p>0.84862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7719678">
                <text:p>0.7719678</text:p>
              </table:table-cell>
              <table:table-cell office:value-type="float" office:value="0.8396534">
                <text:p>0.83965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7531849">
                <text:p>0.7531849</text:p>
              </table:table-cell>
              <table:table-cell office:value-type="float" office:value="0.8334665">
                <text:p>0.83346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7265403">
                <text:p>0.7265403</text:p>
              </table:table-cell>
              <table:table-cell office:value-type="float" office:value="0.8313011">
                <text:p>0.83130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6985225">
                <text:p>0.6985225</text:p>
              </table:table-cell>
              <table:table-cell office:value-type="float" office:value="0.8291356">
                <text:p>0.82913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6681767">
                <text:p>0.6681767</text:p>
              </table:table-cell>
              <table:table-cell office:value-type="float" office:value="0.8273584">
                <text:p>0.82735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6600236">
                <text:p>0.6600236</text:p>
              </table:table-cell>
              <table:table-cell office:value-type="float" office:value="0.8267534">
                <text:p>0.82675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6697147">
                <text:p>0.6697147</text:p>
              </table:table-cell>
              <table:table-cell office:value-type="float" office:value="0.8261484">
                <text:p>0.82614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679544">
                <text:p>0.679544</text:p>
              </table:table-cell>
              <table:table-cell office:value-type="float" office:value="0.8251158">
                <text:p>0.82511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6802532">
                <text:p>0.6802532</text:p>
              </table:table-cell>
              <table:table-cell office:value-type="float" office:value="0.819667">
                <text:p>0.819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6759295">
                <text:p>0.6759295</text:p>
              </table:table-cell>
              <table:table-cell office:value-type="float" office:value="0.8142183">
                <text:p>0.81421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6757005">
                <text:p>0.6757005</text:p>
              </table:table-cell>
              <table:table-cell office:value-type="float" office:value="0.8087695">
                <text:p>0.80876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6619012">
                <text:p>0.6619012</text:p>
              </table:table-cell>
              <table:table-cell office:value-type="float" office:value="0.805852">
                <text:p>0.8058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643833">
                <text:p>0.643833</text:p>
              </table:table-cell>
              <table:table-cell office:value-type="float" office:value="0.8031316">
                <text:p>0.80313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6293793">
                <text:p>0.6293793</text:p>
              </table:table-cell>
              <table:table-cell office:value-type="float" office:value="0.8004112">
                <text:p>0.80041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6315364">
                <text:p>0.6315364</text:p>
              </table:table-cell>
              <table:table-cell office:value-type="float" office:value="0.8001231">
                <text:p>0.80012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6404487">
                <text:p>0.6404487</text:p>
              </table:table-cell>
              <table:table-cell office:value-type="float" office:value="0.8005726">
                <text:p>0.80057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6392457">
                <text:p>0.6392457</text:p>
              </table:table-cell>
              <table:table-cell office:value-type="float" office:value="0.8010222">
                <text:p>0.80102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6460583">
                <text:p>0.6460583</text:p>
              </table:table-cell>
              <table:table-cell office:value-type="float" office:value="0.8014717">
                <text:p>0.80147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6434614">
                <text:p>0.6434614</text:p>
              </table:table-cell>
              <table:table-cell office:value-type="float" office:value="0.7997176">
                <text:p>0.79971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6374062">
                <text:p>0.6374062</text:p>
              </table:table-cell>
              <table:table-cell office:value-type="float" office:value="0.7961844">
                <text:p>0.79618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0.6433316">
                <text:p>0.6433316</text:p>
              </table:table-cell>
              <table:table-cell office:value-type="float" office:value="0.7926512">
                <text:p>0.79265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0.6399158">
                <text:p>0.6399158</text:p>
              </table:table-cell>
              <table:table-cell office:value-type="float" office:value="0.7891179">
                <text:p>0.78911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0.6315585">
                <text:p>0.6315585</text:p>
              </table:table-cell>
              <table:table-cell office:value-type="float" office:value="0.7855847">
                <text:p>0.78558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0.6195799">
                <text:p>0.6195799</text:p>
              </table:table-cell>
              <table:table-cell office:value-type="float" office:value="0.7807623">
                <text:p>0.78076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0.6153857">
                <text:p>0.6153857</text:p>
              </table:table-cell>
              <table:table-cell office:value-type="float" office:value="0.7748992">
                <text:p>0.77489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0.6236732">
                <text:p>0.6236732</text:p>
              </table:table-cell>
              <table:table-cell office:value-type="float" office:value="0.7690361">
                <text:p>0.76903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0.6255">
                <text:p>0.6255</text:p>
              </table:table-cell>
              <table:table-cell office:value-type="float" office:value="0.763173">
                <text:p>0.7631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0.6262817">
                <text:p>0.6262817</text:p>
              </table:table-cell>
              <table:table-cell office:value-type="float" office:value="0.7573098">
                <text:p>0.75730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0.6248339">
                <text:p>0.6248339</text:p>
              </table:table-cell>
              <table:table-cell office:value-type="float" office:value="0.7476255">
                <text:p>0.74762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0.6068486">
                <text:p>0.6068486</text:p>
              </table:table-cell>
              <table:table-cell office:value-type="float" office:value="0.7348562">
                <text:p>0.73485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0.5737954">
                <text:p>0.5737954</text:p>
              </table:table-cell>
              <table:table-cell office:value-type="float" office:value="0.7220869">
                <text:p>0.72208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0.5320333">
                <text:p>0.5320333</text:p>
              </table:table-cell>
              <table:table-cell office:value-type="float" office:value="0.7093175">
                <text:p>0.70931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0.4991166">
                <text:p>0.4991166</text:p>
              </table:table-cell>
              <table:table-cell office:value-type="float" office:value="0.6965482">
                <text:p>0.69654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0.4661587">
                <text:p>0.4661587</text:p>
              </table:table-cell>
              <table:table-cell office:value-type="float" office:value="0.6817228">
                <text:p>0.68172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0.4252255">
                <text:p>0.4252255</text:p>
              </table:table-cell>
              <table:table-cell office:value-type="float" office:value="0.6652375">
                <text:p>0.66523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0.3793051">
                <text:p>0.3793051</text:p>
              </table:table-cell>
              <table:table-cell office:value-type="float" office:value="0.6487521">
                <text:p>0.64875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0.3784116">
                <text:p>0.3784116</text:p>
              </table:table-cell>
              <table:table-cell office:value-type="float" office:value="0.6322667">
                <text:p>0.63226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0.3780022">
                <text:p>0.3780022</text:p>
              </table:table-cell>
              <table:table-cell office:value-type="float" office:value="0.6157813">
                <text:p>0.61578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0.3897462">
                <text:p>0.3897462</text:p>
              </table:table-cell>
              <table:table-cell office:value-type="float" office:value="0.603165">
                <text:p>0.6031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0.3974646">
                <text:p>0.3974646</text:p>
              </table:table-cell>
              <table:table-cell office:value-type="float" office:value="0.5936725">
                <text:p>0.59367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0.4053365">
                <text:p>0.4053365</text:p>
              </table:table-cell>
              <table:table-cell office:value-type="float" office:value="0.5841799">
                <text:p>0.58417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0.4252182">
                <text:p>0.4252182</text:p>
              </table:table-cell>
              <table:table-cell office:value-type="float" office:value="0.5746873">
                <text:p>0.57468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0.4426142">
                <text:p>0.4426142</text:p>
              </table:table-cell>
              <table:table-cell office:value-type="float" office:value="0.5651948">
                <text:p>0.56519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0.4634925">
                <text:p>0.4634925</text:p>
              </table:table-cell>
              <table:table-cell office:value-type="float" office:value="0.5565184">
                <text:p>0.55651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0.4834744">
                <text:p>0.4834744</text:p>
              </table:table-cell>
              <table:table-cell office:value-type="float" office:value="0.5485009">
                <text:p>0.54850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0.5116409">
                <text:p>0.5116409</text:p>
              </table:table-cell>
              <table:table-cell office:value-type="float" office:value="0.5404835">
                <text:p>0.54048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0.5416099">
                <text:p>0.5416099</text:p>
              </table:table-cell>
              <table:table-cell office:value-type="float" office:value="0.5324661">
                <text:p>0.53246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0.5694704">
                <text:p>0.5694704</text:p>
              </table:table-cell>
              <table:table-cell office:value-type="float" office:value="0.5244486">
                <text:p>0.52444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0.5970351">
                <text:p>0.5970351</text:p>
              </table:table-cell>
              <table:table-cell office:value-type="float" office:value="0.519259">
                <text:p>0.5192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0.6238743">
                <text:p>0.6238743</text:p>
              </table:table-cell>
              <table:table-cell office:value-type="float" office:value="0.5163524">
                <text:p>0.51635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0.6478584">
                <text:p>0.6478584</text:p>
              </table:table-cell>
              <table:table-cell office:value-type="float" office:value="0.5134458">
                <text:p>0.51344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0.6644529">
                <text:p>0.6644529</text:p>
              </table:table-cell>
              <table:table-cell office:value-type="float" office:value="0.5105391">
                <text:p>0.51053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0.6727324">
                <text:p>0.6727324</text:p>
              </table:table-cell>
              <table:table-cell office:value-type="float" office:value="0.5076325">
                <text:p>0.50763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0.6782073">
                <text:p>0.6782073</text:p>
              </table:table-cell>
              <table:table-cell office:value-type="float" office:value="0.5085412">
                <text:p>0.50854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0.6830916">
                <text:p>0.6830916</text:p>
              </table:table-cell>
              <table:table-cell office:value-type="float" office:value="0.5125301">
                <text:p>0.51253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0.6920351">
                <text:p>0.6920351</text:p>
              </table:table-cell>
              <table:table-cell office:value-type="float" office:value="0.5165191">
                <text:p>0.51651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0.688485">
                <text:p>0.688485</text:p>
              </table:table-cell>
              <table:table-cell office:value-type="float" office:value="0.520508">
                <text:p>0.5205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0.6682284">
                <text:p>0.6682284</text:p>
              </table:table-cell>
              <table:table-cell office:value-type="float" office:value="0.524497">
                <text:p>0.5244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0.6631121">
                <text:p>0.6631121</text:p>
              </table:table-cell>
              <table:table-cell office:value-type="float" office:value="0.5314768">
                <text:p>0.53147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0.6821986">
                <text:p>0.6821986</text:p>
              </table:table-cell>
              <table:table-cell office:value-type="float" office:value="0.5408712">
                <text:p>0.54087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0.6996829">
                <text:p>0.6996829</text:p>
              </table:table-cell>
              <table:table-cell office:value-type="float" office:value="0.5502657">
                <text:p>0.55026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0.7114131">
                <text:p>0.7114131</text:p>
              </table:table-cell>
              <table:table-cell office:value-type="float" office:value="0.5596601">
                <text:p>0.55966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0.7216649">
                <text:p>0.7216649</text:p>
              </table:table-cell>
              <table:table-cell office:value-type="float" office:value="0.5690546">
                <text:p>0.56905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0.7257196">
                <text:p>0.7257196</text:p>
              </table:table-cell>
              <table:table-cell office:value-type="float" office:value="0.5828743">
                <text:p>0.58287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0.7262503">
                <text:p>0.7262503</text:p>
              </table:table-cell>
              <table:table-cell office:value-type="float" office:value="0.6002667">
                <text:p>0.60026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0.7263892">
                <text:p>0.7263892</text:p>
              </table:table-cell>
              <table:table-cell office:value-type="float" office:value="0.6176591">
                <text:p>0.61765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0.7257238">
                <text:p>0.7257238</text:p>
              </table:table-cell>
              <table:table-cell office:value-type="float" office:value="0.6350515">
                <text:p>0.63505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0.7242653">
                <text:p>0.7242653</text:p>
              </table:table-cell>
              <table:table-cell office:value-type="float" office:value="0.652444">
                <text:p>0.6524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0.7339161">
                <text:p>0.7339161</text:p>
              </table:table-cell>
              <table:table-cell office:value-type="float" office:value="0.6716827">
                <text:p>0.67168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0.75008">
                <text:p>0.75008</text:p>
              </table:table-cell>
              <table:table-cell office:value-type="float" office:value="0.6924121">
                <text:p>0.692412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0.7630811">
                <text:p>0.7630811</text:p>
              </table:table-cell>
              <table:table-cell office:value-type="float" office:value="0.7131415">
                <text:p>0.71314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0.7736074">
                <text:p>0.7736074</text:p>
              </table:table-cell>
              <table:table-cell office:value-type="float" office:value="0.733871">
                <text:p>0.7338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0.7823203">
                <text:p>0.7823203</text:p>
              </table:table-cell>
              <table:table-cell office:value-type="float" office:value="0.7546004">
                <text:p>0.75460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0.7933891">
                <text:p>0.7933891</text:p>
              </table:table-cell>
              <table:table-cell office:value-type="float" office:value="0.7768508">
                <text:p>0.77685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0.8074645">
                <text:p>0.8074645</text:p>
              </table:table-cell>
              <table:table-cell office:value-type="float" office:value="0.8003294">
                <text:p>0.80032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0.8225071">
                <text:p>0.8225071</text:p>
              </table:table-cell>
              <table:table-cell office:value-type="float" office:value="0.8238079">
                <text:p>0.823807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">
                <text:p>1.57</text:p>
              </table:table-cell>
              <table:table-cell office:value-type="float" office:value="0.8391799">
                <text:p>0.8391799</text:p>
              </table:table-cell>
              <table:table-cell office:value-type="float" office:value="0.8472865">
                <text:p>0.84728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">
                <text:p>1.58</text:p>
              </table:table-cell>
              <table:table-cell office:value-type="float" office:value="0.8582112">
                <text:p>0.8582112</text:p>
              </table:table-cell>
              <table:table-cell office:value-type="float" office:value="0.870765">
                <text:p>0.87076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">
                <text:p>1.59</text:p>
              </table:table-cell>
              <table:table-cell office:value-type="float" office:value="0.8746015">
                <text:p>0.8746015</text:p>
              </table:table-cell>
              <table:table-cell office:value-type="float" office:value="0.8920215">
                <text:p>0.89202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">
                <text:p>1.6</text:p>
              </table:table-cell>
              <table:table-cell office:value-type="float" office:value="0.8867849">
                <text:p>0.8867849</text:p>
              </table:table-cell>
              <table:table-cell office:value-type="float" office:value="0.911484">
                <text:p>0.91148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">
                <text:p>1.61</text:p>
              </table:table-cell>
              <table:table-cell office:value-type="float" office:value="0.8986216">
                <text:p>0.8986216</text:p>
              </table:table-cell>
              <table:table-cell office:value-type="float" office:value="0.9309465">
                <text:p>0.93094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">
                <text:p>1.62</text:p>
              </table:table-cell>
              <table:table-cell office:value-type="float" office:value="0.9101871">
                <text:p>0.9101871</text:p>
              </table:table-cell>
              <table:table-cell office:value-type="float" office:value="0.9504091">
                <text:p>0.95040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">
                <text:p>1.63</text:p>
              </table:table-cell>
              <table:table-cell office:value-type="float" office:value="0.9215542">
                <text:p>0.9215542</text:p>
              </table:table-cell>
              <table:table-cell office:value-type="float" office:value="0.9698716">
                <text:p>0.96987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">
                <text:p>1.64</text:p>
              </table:table-cell>
              <table:table-cell office:value-type="float" office:value="0.9428792">
                <text:p>0.9428792</text:p>
              </table:table-cell>
              <table:table-cell office:value-type="float" office:value="0.9910487">
                <text:p>0.99104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5">
                <text:p>1.65</text:p>
              </table:table-cell>
              <table:table-cell office:value-type="float" office:value="0.9774237">
                <text:p>0.9774237</text:p>
              </table:table-cell>
              <table:table-cell office:value-type="float" office:value="1.01361">
                <text:p>1.013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6">
                <text:p>1.66</text:p>
              </table:table-cell>
              <table:table-cell office:value-type="float" office:value="1.020218">
                <text:p>1.020218</text:p>
              </table:table-cell>
              <table:table-cell office:value-type="float" office:value="1.036172">
                <text:p>1.0361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">
                <text:p>1.67</text:p>
              </table:table-cell>
              <table:table-cell office:value-type="float" office:value="1.072521">
                <text:p>1.072521</text:p>
              </table:table-cell>
              <table:table-cell office:value-type="float" office:value="1.058733">
                <text:p>1.0587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8">
                <text:p>1.68</text:p>
              </table:table-cell>
              <table:table-cell office:value-type="float" office:value="1.134562">
                <text:p>1.134562</text:p>
              </table:table-cell>
              <table:table-cell office:value-type="float" office:value="1.081294">
                <text:p>1.0812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">
                <text:p>1.69</text:p>
              </table:table-cell>
              <table:table-cell office:value-type="float" office:value="1.188833">
                <text:p>1.188833</text:p>
              </table:table-cell>
              <table:table-cell office:value-type="float" office:value="1.105188">
                <text:p>1.1051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">
                <text:p>1.7</text:p>
              </table:table-cell>
              <table:table-cell office:value-type="float" office:value="1.233379">
                <text:p>1.233379</text:p>
              </table:table-cell>
              <table:table-cell office:value-type="float" office:value="1.130158">
                <text:p>1.1301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1">
                <text:p>1.71</text:p>
              </table:table-cell>
              <table:table-cell office:value-type="float" office:value="1.279809">
                <text:p>1.279809</text:p>
              </table:table-cell>
              <table:table-cell office:value-type="float" office:value="1.155128">
                <text:p>1.1551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">
                <text:p>1.72</text:p>
              </table:table-cell>
              <table:table-cell office:value-type="float" office:value="1.327488">
                <text:p>1.327488</text:p>
              </table:table-cell>
              <table:table-cell office:value-type="float" office:value="1.180098">
                <text:p>1.1800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3">
                <text:p>1.73</text:p>
              </table:table-cell>
              <table:table-cell office:value-type="float" office:value="1.375721">
                <text:p>1.375721</text:p>
              </table:table-cell>
              <table:table-cell office:value-type="float" office:value="1.205068">
                <text:p>1.2050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">
                <text:p>1.74</text:p>
              </table:table-cell>
              <table:table-cell office:value-type="float" office:value="1.38785">
                <text:p>1.38785</text:p>
              </table:table-cell>
              <table:table-cell office:value-type="float" office:value="1.221772">
                <text:p>1.2217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5">
                <text:p>1.75</text:p>
              </table:table-cell>
              <table:table-cell office:value-type="float" office:value="1.370845">
                <text:p>1.370845</text:p>
              </table:table-cell>
              <table:table-cell office:value-type="float" office:value="1.231802">
                <text:p>1.2318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6">
                <text:p>1.76</text:p>
              </table:table-cell>
              <table:table-cell office:value-type="float" office:value="1.353844">
                <text:p>1.353844</text:p>
              </table:table-cell>
              <table:table-cell office:value-type="float" office:value="1.241833">
                <text:p>1.2418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7">
                <text:p>1.77</text:p>
              </table:table-cell>
              <table:table-cell office:value-type="float" office:value="1.336874">
                <text:p>1.336874</text:p>
              </table:table-cell>
              <table:table-cell office:value-type="float" office:value="1.251864">
                <text:p>1.2518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8">
                <text:p>1.78</text:p>
              </table:table-cell>
              <table:table-cell office:value-type="float" office:value="1.319966">
                <text:p>1.319966</text:p>
              </table:table-cell>
              <table:table-cell office:value-type="float" office:value="1.261894">
                <text:p>1.2618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9">
                <text:p>1.79</text:p>
              </table:table-cell>
              <table:table-cell office:value-type="float" office:value="1.314705">
                <text:p>1.314705</text:p>
              </table:table-cell>
              <table:table-cell office:value-type="float" office:value="1.267524">
                <text:p>1.2675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">
                <text:p>1.8</text:p>
              </table:table-cell>
              <table:table-cell office:value-type="float" office:value="1.318521">
                <text:p>1.318521</text:p>
              </table:table-cell>
              <table:table-cell office:value-type="float" office:value="1.2696">
                <text:p>1.26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1">
                <text:p>1.81</text:p>
              </table:table-cell>
              <table:table-cell office:value-type="float" office:value="1.32204">
                <text:p>1.32204</text:p>
              </table:table-cell>
              <table:table-cell office:value-type="float" office:value="1.271677">
                <text:p>1.2716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2">
                <text:p>1.82</text:p>
              </table:table-cell>
              <table:table-cell office:value-type="float" office:value="1.325375">
                <text:p>1.325375</text:p>
              </table:table-cell>
              <table:table-cell office:value-type="float" office:value="1.273753">
                <text:p>1.2737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3">
                <text:p>1.83</text:p>
              </table:table-cell>
              <table:table-cell office:value-type="float" office:value="1.328701">
                <text:p>1.328701</text:p>
              </table:table-cell>
              <table:table-cell office:value-type="float" office:value="1.27583">
                <text:p>1.275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4">
                <text:p>1.84</text:p>
              </table:table-cell>
              <table:table-cell office:value-type="float" office:value="1.328225">
                <text:p>1.328225</text:p>
              </table:table-cell>
              <table:table-cell office:value-type="float" office:value="1.274172">
                <text:p>1.27417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">
                <text:p>1.85</text:p>
              </table:table-cell>
              <table:table-cell office:value-type="float" office:value="1.324415">
                <text:p>1.324415</text:p>
              </table:table-cell>
              <table:table-cell office:value-type="float" office:value="1.269499">
                <text:p>1.2694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6">
                <text:p>1.86</text:p>
              </table:table-cell>
              <table:table-cell office:value-type="float" office:value="1.32043">
                <text:p>1.32043</text:p>
              </table:table-cell>
              <table:table-cell office:value-type="float" office:value="1.264826">
                <text:p>1.2648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">
                <text:p>1.87</text:p>
              </table:table-cell>
              <table:table-cell office:value-type="float" office:value="1.316286">
                <text:p>1.316286</text:p>
              </table:table-cell>
              <table:table-cell office:value-type="float" office:value="1.260153">
                <text:p>1.2601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8">
                <text:p>1.88</text:p>
              </table:table-cell>
              <table:table-cell office:value-type="float" office:value="1.312008">
                <text:p>1.312008</text:p>
              </table:table-cell>
              <table:table-cell office:value-type="float" office:value="1.255481">
                <text:p>1.2554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9">
                <text:p>1.89</text:p>
              </table:table-cell>
              <table:table-cell office:value-type="float" office:value="1.289266">
                <text:p>1.289266</text:p>
              </table:table-cell>
              <table:table-cell office:value-type="float" office:value="1.242255">
                <text:p>1.2422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">
                <text:p>1.9</text:p>
              </table:table-cell>
              <table:table-cell office:value-type="float" office:value="1.251378">
                <text:p>1.251378</text:p>
              </table:table-cell>
              <table:table-cell office:value-type="float" office:value="1.222124">
                <text:p>1.2221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1">
                <text:p>1.91</text:p>
              </table:table-cell>
              <table:table-cell office:value-type="float" office:value="1.213219">
                <text:p>1.213219</text:p>
              </table:table-cell>
              <table:table-cell office:value-type="float" office:value="1.201993">
                <text:p>1.2019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">
                <text:p>1.92</text:p>
              </table:table-cell>
              <table:table-cell office:value-type="float" office:value="1.174939">
                <text:p>1.174939</text:p>
              </table:table-cell>
              <table:table-cell office:value-type="float" office:value="1.181863">
                <text:p>1.1818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3">
                <text:p>1.93</text:p>
              </table:table-cell>
              <table:table-cell office:value-type="float" office:value="1.136682">
                <text:p>1.136682</text:p>
              </table:table-cell>
              <table:table-cell office:value-type="float" office:value="1.161732">
                <text:p>1.1617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4">
                <text:p>1.94</text:p>
              </table:table-cell>
              <table:table-cell office:value-type="float" office:value="1.082148">
                <text:p>1.082148</text:p>
              </table:table-cell>
              <table:table-cell office:value-type="float" office:value="1.139683">
                <text:p>1.1396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5">
                <text:p>1.95</text:p>
              </table:table-cell>
              <table:table-cell office:value-type="float" office:value="1.019833">
                <text:p>1.019833</text:p>
              </table:table-cell>
              <table:table-cell office:value-type="float" office:value="1.116087">
                <text:p>1.1160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">
                <text:p>1.96</text:p>
              </table:table-cell>
              <table:table-cell office:value-type="float" office:value="0.9661006">
                <text:p>0.9661006</text:p>
              </table:table-cell>
              <table:table-cell office:value-type="float" office:value="1.09249">
                <text:p>1.092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7">
                <text:p>1.97</text:p>
              </table:table-cell>
              <table:table-cell office:value-type="float" office:value="0.9218135">
                <text:p>0.9218135</text:p>
              </table:table-cell>
              <table:table-cell office:value-type="float" office:value="1.068894">
                <text:p>1.0688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8">
                <text:p>1.98</text:p>
              </table:table-cell>
              <table:table-cell office:value-type="float" office:value="0.8868551">
                <text:p>0.8868551</text:p>
              </table:table-cell>
              <table:table-cell office:value-type="float" office:value="1.045297">
                <text:p>1.0452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9">
                <text:p>1.99</text:p>
              </table:table-cell>
              <table:table-cell office:value-type="float" office:value="0.8589942">
                <text:p>0.8589942</text:p>
              </table:table-cell>
              <table:table-cell office:value-type="float" office:value="1.021353">
                <text:p>1.02135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0.8360734">
                <text:p>0.8360734</text:p>
              </table:table-cell>
              <table:table-cell office:value-type="float" office:value="0.997127">
                <text:p>0.9971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1">
                <text:p>2.01</text:p>
              </table:table-cell>
              <table:table-cell office:value-type="float" office:value="0.8179746">
                <text:p>0.8179746</text:p>
              </table:table-cell>
              <table:table-cell office:value-type="float" office:value="0.9729015">
                <text:p>0.97290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2">
                <text:p>2.02</text:p>
              </table:table-cell>
              <table:table-cell office:value-type="float" office:value="0.8039233">
                <text:p>0.8039233</text:p>
              </table:table-cell>
              <table:table-cell office:value-type="float" office:value="0.9486759">
                <text:p>0.948675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3">
                <text:p>2.03</text:p>
              </table:table-cell>
              <table:table-cell office:value-type="float" office:value="0.7932295">
                <text:p>0.7932295</text:p>
              </table:table-cell>
              <table:table-cell office:value-type="float" office:value="0.9244503">
                <text:p>0.92445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4">
                <text:p>2.04</text:p>
              </table:table-cell>
              <table:table-cell office:value-type="float" office:value="0.7978997">
                <text:p>0.7978997</text:p>
              </table:table-cell>
              <table:table-cell office:value-type="float" office:value="0.9043978">
                <text:p>0.90439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5">
                <text:p>2.05</text:p>
              </table:table-cell>
              <table:table-cell office:value-type="float" office:value="0.8112086">
                <text:p>0.8112086</text:p>
              </table:table-cell>
              <table:table-cell office:value-type="float" office:value="0.8877146">
                <text:p>0.88771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6">
                <text:p>2.06</text:p>
              </table:table-cell>
              <table:table-cell office:value-type="float" office:value="0.8221578">
                <text:p>0.8221578</text:p>
              </table:table-cell>
              <table:table-cell office:value-type="float" office:value="0.8710314">
                <text:p>0.87103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7">
                <text:p>2.07</text:p>
              </table:table-cell>
              <table:table-cell office:value-type="float" office:value="0.8311076">
                <text:p>0.8311076</text:p>
              </table:table-cell>
              <table:table-cell office:value-type="float" office:value="0.8543482">
                <text:p>0.854348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8">
                <text:p>2.08</text:p>
              </table:table-cell>
              <table:table-cell office:value-type="float" office:value="0.8383691">
                <text:p>0.8383691</text:p>
              </table:table-cell>
              <table:table-cell office:value-type="float" office:value="0.837665">
                <text:p>0.83766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09">
                <text:p>2.09</text:p>
              </table:table-cell>
              <table:table-cell office:value-type="float" office:value="0.8403315">
                <text:p>0.8403315</text:p>
              </table:table-cell>
              <table:table-cell office:value-type="float" office:value="0.8272698">
                <text:p>0.827269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">
                <text:p>2.1</text:p>
              </table:table-cell>
              <table:table-cell office:value-type="float" office:value="0.8392695">
                <text:p>0.8392695</text:p>
              </table:table-cell>
              <table:table-cell office:value-type="float" office:value="0.8219514">
                <text:p>0.82195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1">
                <text:p>2.11</text:p>
              </table:table-cell>
              <table:table-cell office:value-type="float" office:value="0.8386067">
                <text:p>0.8386067</text:p>
              </table:table-cell>
              <table:table-cell office:value-type="float" office:value="0.816633">
                <text:p>0.8166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2">
                <text:p>2.12</text:p>
              </table:table-cell>
              <table:table-cell office:value-type="float" office:value="0.838209">
                <text:p>0.838209</text:p>
              </table:table-cell>
              <table:table-cell office:value-type="float" office:value="0.8113145">
                <text:p>0.811314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3">
                <text:p>2.13</text:p>
              </table:table-cell>
              <table:table-cell office:value-type="float" office:value="0.8379218">
                <text:p>0.8379218</text:p>
              </table:table-cell>
              <table:table-cell office:value-type="float" office:value="0.8059961">
                <text:p>0.80599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4">
                <text:p>2.14</text:p>
              </table:table-cell>
              <table:table-cell office:value-type="float" office:value="0.8417249">
                <text:p>0.8417249</text:p>
              </table:table-cell>
              <table:table-cell office:value-type="float" office:value="0.8103435">
                <text:p>0.810343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5">
                <text:p>2.15</text:p>
              </table:table-cell>
              <table:table-cell office:value-type="float" office:value="0.8468969">
                <text:p>0.8468969</text:p>
              </table:table-cell>
              <table:table-cell office:value-type="float" office:value="0.8224946">
                <text:p>0.822494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6">
                <text:p>2.16</text:p>
              </table:table-cell>
              <table:table-cell office:value-type="float" office:value="0.8487639">
                <text:p>0.8487639</text:p>
              </table:table-cell>
              <table:table-cell office:value-type="float" office:value="0.8346457">
                <text:p>0.834645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7">
                <text:p>2.17</text:p>
              </table:table-cell>
              <table:table-cell office:value-type="float" office:value="0.8455095">
                <text:p>0.8455095</text:p>
              </table:table-cell>
              <table:table-cell office:value-type="float" office:value="0.8467969">
                <text:p>0.846796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8">
                <text:p>2.18</text:p>
              </table:table-cell>
              <table:table-cell office:value-type="float" office:value="0.8336957">
                <text:p>0.8336957</text:p>
              </table:table-cell>
              <table:table-cell office:value-type="float" office:value="0.858948">
                <text:p>0.8589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19">
                <text:p>2.19</text:p>
              </table:table-cell>
              <table:table-cell office:value-type="float" office:value="0.8207963">
                <text:p>0.8207963</text:p>
              </table:table-cell>
              <table:table-cell office:value-type="float" office:value="0.8679021">
                <text:p>0.867902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">
                <text:p>2.2</text:p>
              </table:table-cell>
              <table:table-cell office:value-type="float" office:value="0.814681">
                <text:p>0.814681</text:p>
              </table:table-cell>
              <table:table-cell office:value-type="float" office:value="0.8742749">
                <text:p>0.874274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1">
                <text:p>2.21</text:p>
              </table:table-cell>
              <table:table-cell office:value-type="float" office:value="0.8085658">
                <text:p>0.8085658</text:p>
              </table:table-cell>
              <table:table-cell office:value-type="float" office:value="0.8806478">
                <text:p>0.880647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2">
                <text:p>2.22</text:p>
              </table:table-cell>
              <table:table-cell office:value-type="float" office:value="0.8023636">
                <text:p>0.8023636</text:p>
              </table:table-cell>
              <table:table-cell office:value-type="float" office:value="0.8870207">
                <text:p>0.887020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3">
                <text:p>2.23</text:p>
              </table:table-cell>
              <table:table-cell office:value-type="float" office:value="0.7959963">
                <text:p>0.7959963</text:p>
              </table:table-cell>
              <table:table-cell office:value-type="float" office:value="0.8933936">
                <text:p>0.89339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4">
                <text:p>2.24</text:p>
              </table:table-cell>
              <table:table-cell office:value-type="float" office:value="0.8068914">
                <text:p>0.8068914</text:p>
              </table:table-cell>
              <table:table-cell office:value-type="float" office:value="0.9101483">
                <text:p>0.910148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5">
                <text:p>2.25</text:p>
              </table:table-cell>
              <table:table-cell office:value-type="float" office:value="0.8290883">
                <text:p>0.8290883</text:p>
              </table:table-cell>
              <table:table-cell office:value-type="float" office:value="0.935285">
                <text:p>0.93528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6">
                <text:p>2.26</text:p>
              </table:table-cell>
              <table:table-cell office:value-type="float" office:value="0.8493432">
                <text:p>0.8493432</text:p>
              </table:table-cell>
              <table:table-cell office:value-type="float" office:value="0.9604216">
                <text:p>0.96042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7">
                <text:p>2.27</text:p>
              </table:table-cell>
              <table:table-cell office:value-type="float" office:value="0.8697039">
                <text:p>0.8697039</text:p>
              </table:table-cell>
              <table:table-cell office:value-type="float" office:value="0.9855583">
                <text:p>0.985558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8">
                <text:p>2.28</text:p>
              </table:table-cell>
              <table:table-cell office:value-type="float" office:value="0.892475">
                <text:p>0.892475</text:p>
              </table:table-cell>
              <table:table-cell office:value-type="float" office:value="1.010695">
                <text:p>1.0106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29">
                <text:p>2.29</text:p>
              </table:table-cell>
              <table:table-cell office:value-type="float" office:value="0.9112862">
                <text:p>0.9112862</text:p>
              </table:table-cell>
              <table:table-cell office:value-type="float" office:value="1.0355">
                <text:p>1.03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">
                <text:p>2.3</text:p>
              </table:table-cell>
              <table:table-cell office:value-type="float" office:value="0.9266777">
                <text:p>0.9266777</text:p>
              </table:table-cell>
              <table:table-cell office:value-type="float" office:value="1.060037">
                <text:p>1.0600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1">
                <text:p>2.31</text:p>
              </table:table-cell>
              <table:table-cell office:value-type="float" office:value="0.9457932">
                <text:p>0.9457932</text:p>
              </table:table-cell>
              <table:table-cell office:value-type="float" office:value="1.084573">
                <text:p>1.08457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2">
                <text:p>2.32</text:p>
              </table:table-cell>
              <table:table-cell office:value-type="float" office:value="0.9693747">
                <text:p>0.9693747</text:p>
              </table:table-cell>
              <table:table-cell office:value-type="float" office:value="1.10911">
                <text:p>1.109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3">
                <text:p>2.33</text:p>
              </table:table-cell>
              <table:table-cell office:value-type="float" office:value="0.9981723">
                <text:p>0.9981723</text:p>
              </table:table-cell>
              <table:table-cell office:value-type="float" office:value="1.133647">
                <text:p>1.13364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4">
                <text:p>2.34</text:p>
              </table:table-cell>
              <table:table-cell office:value-type="float" office:value="1.050224">
                <text:p>1.050224</text:p>
              </table:table-cell>
              <table:table-cell office:value-type="float" office:value="1.15619">
                <text:p>1.156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5">
                <text:p>2.35</text:p>
              </table:table-cell>
              <table:table-cell office:value-type="float" office:value="1.129882">
                <text:p>1.129882</text:p>
              </table:table-cell>
              <table:table-cell office:value-type="float" office:value="1.177122">
                <text:p>1.1771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6">
                <text:p>2.36</text:p>
              </table:table-cell>
              <table:table-cell office:value-type="float" office:value="1.225293">
                <text:p>1.225293</text:p>
              </table:table-cell>
              <table:table-cell office:value-type="float" office:value="1.198055">
                <text:p>1.19805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7">
                <text:p>2.37</text:p>
              </table:table-cell>
              <table:table-cell office:value-type="float" office:value="1.333712">
                <text:p>1.333712</text:p>
              </table:table-cell>
              <table:table-cell office:value-type="float" office:value="1.218987">
                <text:p>1.21898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8">
                <text:p>2.38</text:p>
              </table:table-cell>
              <table:table-cell office:value-type="float" office:value="1.449125">
                <text:p>1.449125</text:p>
              </table:table-cell>
              <table:table-cell office:value-type="float" office:value="1.23992">
                <text:p>1.239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39">
                <text:p>2.39</text:p>
              </table:table-cell>
              <table:table-cell office:value-type="float" office:value="1.489435">
                <text:p>1.489435</text:p>
              </table:table-cell>
              <table:table-cell office:value-type="float" office:value="1.258219">
                <text:p>1.25821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">
                <text:p>2.4</text:p>
              </table:table-cell>
              <table:table-cell office:value-type="float" office:value="1.468297">
                <text:p>1.468297</text:p>
              </table:table-cell>
              <table:table-cell office:value-type="float" office:value="1.274392">
                <text:p>1.27439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1">
                <text:p>2.41</text:p>
              </table:table-cell>
              <table:table-cell office:value-type="float" office:value="1.446566">
                <text:p>1.446566</text:p>
              </table:table-cell>
              <table:table-cell office:value-type="float" office:value="1.290566">
                <text:p>1.29056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2">
                <text:p>2.42</text:p>
              </table:table-cell>
              <table:table-cell office:value-type="float" office:value="1.424342">
                <text:p>1.424342</text:p>
              </table:table-cell>
              <table:table-cell office:value-type="float" office:value="1.306739">
                <text:p>1.30673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3">
                <text:p>2.43</text:p>
              </table:table-cell>
              <table:table-cell office:value-type="float" office:value="1.401697">
                <text:p>1.401697</text:p>
              </table:table-cell>
              <table:table-cell office:value-type="float" office:value="1.322912">
                <text:p>1.3229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4">
                <text:p>2.44</text:p>
              </table:table-cell>
              <table:table-cell office:value-type="float" office:value="1.507782">
                <text:p>1.507782</text:p>
              </table:table-cell>
              <table:table-cell office:value-type="float" office:value="1.354389">
                <text:p>1.35438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5">
                <text:p>2.45</text:p>
              </table:table-cell>
              <table:table-cell office:value-type="float" office:value="1.697377">
                <text:p>1.697377</text:p>
              </table:table-cell>
              <table:table-cell office:value-type="float" office:value="1.398221">
                <text:p>1.39822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6">
                <text:p>2.46</text:p>
              </table:table-cell>
              <table:table-cell office:value-type="float" office:value="1.832962">
                <text:p>1.832962</text:p>
              </table:table-cell>
              <table:table-cell office:value-type="float" office:value="1.442053">
                <text:p>1.44205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7">
                <text:p>2.47</text:p>
              </table:table-cell>
              <table:table-cell office:value-type="float" office:value="1.913206">
                <text:p>1.913206</text:p>
              </table:table-cell>
              <table:table-cell office:value-type="float" office:value="1.485886">
                <text:p>1.48588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8">
                <text:p>2.48</text:p>
              </table:table-cell>
              <table:table-cell office:value-type="float" office:value="1.954413">
                <text:p>1.954413</text:p>
              </table:table-cell>
              <table:table-cell office:value-type="float" office:value="1.529718">
                <text:p>1.52971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49">
                <text:p>2.49</text:p>
              </table:table-cell>
              <table:table-cell office:value-type="float" office:value="1.959353">
                <text:p>1.959353</text:p>
              </table:table-cell>
              <table:table-cell office:value-type="float" office:value="1.561227">
                <text:p>1.56122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">
                <text:p>2.5</text:p>
              </table:table-cell>
              <table:table-cell office:value-type="float" office:value="1.948269">
                <text:p>1.948269</text:p>
              </table:table-cell>
              <table:table-cell office:value-type="float" office:value="1.582786">
                <text:p>1.58278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1">
                <text:p>2.51</text:p>
              </table:table-cell>
              <table:table-cell office:value-type="float" office:value="1.934947">
                <text:p>1.934947</text:p>
              </table:table-cell>
              <table:table-cell office:value-type="float" office:value="1.604346">
                <text:p>1.60434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2">
                <text:p>2.52</text:p>
              </table:table-cell>
              <table:table-cell office:value-type="float" office:value="1.918957">
                <text:p>1.918957</text:p>
              </table:table-cell>
              <table:table-cell office:value-type="float" office:value="1.625905">
                <text:p>1.6259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3">
                <text:p>2.53</text:p>
              </table:table-cell>
              <table:table-cell office:value-type="float" office:value="1.899813">
                <text:p>1.899813</text:p>
              </table:table-cell>
              <table:table-cell office:value-type="float" office:value="1.647464">
                <text:p>1.6474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4">
                <text:p>2.54</text:p>
              </table:table-cell>
              <table:table-cell office:value-type="float" office:value="1.885493">
                <text:p>1.885493</text:p>
              </table:table-cell>
              <table:table-cell office:value-type="float" office:value="1.656342">
                <text:p>1.65634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5">
                <text:p>2.55</text:p>
              </table:table-cell>
              <table:table-cell office:value-type="float" office:value="1.870709">
                <text:p>1.870709</text:p>
              </table:table-cell>
              <table:table-cell office:value-type="float" office:value="1.654981">
                <text:p>1.65498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6">
                <text:p>2.56</text:p>
              </table:table-cell>
              <table:table-cell office:value-type="float" office:value="1.848028">
                <text:p>1.848028</text:p>
              </table:table-cell>
              <table:table-cell office:value-type="float" office:value="1.65362">
                <text:p>1.6536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7">
                <text:p>2.57</text:p>
              </table:table-cell>
              <table:table-cell office:value-type="float" office:value="1.81784">
                <text:p>1.81784</text:p>
              </table:table-cell>
              <table:table-cell office:value-type="float" office:value="1.652259">
                <text:p>1.65225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8">
                <text:p>2.58</text:p>
              </table:table-cell>
              <table:table-cell office:value-type="float" office:value="1.780586">
                <text:p>1.780586</text:p>
              </table:table-cell>
              <table:table-cell office:value-type="float" office:value="1.650899">
                <text:p>1.65089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59">
                <text:p>2.59</text:p>
              </table:table-cell>
              <table:table-cell office:value-type="float" office:value="1.749617">
                <text:p>1.749617</text:p>
              </table:table-cell>
              <table:table-cell office:value-type="float" office:value="1.641966">
                <text:p>1.64196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">
                <text:p>2.6</text:p>
              </table:table-cell>
              <table:table-cell office:value-type="float" office:value="1.727041">
                <text:p>1.727041</text:p>
              </table:table-cell>
              <table:table-cell office:value-type="float" office:value="1.62692">
                <text:p>1.6269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1">
                <text:p>2.61</text:p>
              </table:table-cell>
              <table:table-cell office:value-type="float" office:value="1.703835">
                <text:p>1.703835</text:p>
              </table:table-cell>
              <table:table-cell office:value-type="float" office:value="1.611875">
                <text:p>1.6118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2">
                <text:p>2.62</text:p>
              </table:table-cell>
              <table:table-cell office:value-type="float" office:value="1.679992">
                <text:p>1.679992</text:p>
              </table:table-cell>
              <table:table-cell office:value-type="float" office:value="1.596829">
                <text:p>1.59682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3">
                <text:p>2.63</text:p>
              </table:table-cell>
              <table:table-cell office:value-type="float" office:value="1.655517">
                <text:p>1.655517</text:p>
              </table:table-cell>
              <table:table-cell office:value-type="float" office:value="1.581784">
                <text:p>1.58178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4">
                <text:p>2.64</text:p>
              </table:table-cell>
              <table:table-cell office:value-type="float" office:value="1.727386">
                <text:p>1.727386</text:p>
              </table:table-cell>
              <table:table-cell office:value-type="float" office:value="1.57776">
                <text:p>1.5777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5">
                <text:p>2.65</text:p>
              </table:table-cell>
              <table:table-cell office:value-type="float" office:value="1.845621">
                <text:p>1.845621</text:p>
              </table:table-cell>
              <table:table-cell office:value-type="float" office:value="1.582634">
                <text:p>1.5826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6">
                <text:p>2.66</text:p>
              </table:table-cell>
              <table:table-cell office:value-type="float" office:value="1.923874">
                <text:p>1.923874</text:p>
              </table:table-cell>
              <table:table-cell office:value-type="float" office:value="1.587509">
                <text:p>1.58750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7">
                <text:p>2.67</text:p>
              </table:table-cell>
              <table:table-cell office:value-type="float" office:value="1.971402">
                <text:p>1.971402</text:p>
              </table:table-cell>
              <table:table-cell office:value-type="float" office:value="1.592384">
                <text:p>1.59238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8">
                <text:p>2.68</text:p>
              </table:table-cell>
              <table:table-cell office:value-type="float" office:value="1.998763">
                <text:p>1.998763</text:p>
              </table:table-cell>
              <table:table-cell office:value-type="float" office:value="1.597258">
                <text:p>1.59725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69">
                <text:p>2.69</text:p>
              </table:table-cell>
              <table:table-cell office:value-type="float" office:value="2.007798">
                <text:p>2.007798</text:p>
              </table:table-cell>
              <table:table-cell office:value-type="float" office:value="1.618034">
                <text:p>1.61803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">
                <text:p>2.7</text:p>
              </table:table-cell>
              <table:table-cell office:value-type="float" office:value="2.00957">
                <text:p>2.00957</text:p>
              </table:table-cell>
              <table:table-cell office:value-type="float" office:value="1.651648">
                <text:p>1.65164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1">
                <text:p>2.71</text:p>
              </table:table-cell>
              <table:table-cell office:value-type="float" office:value="2.011092">
                <text:p>2.011092</text:p>
              </table:table-cell>
              <table:table-cell office:value-type="float" office:value="1.685261">
                <text:p>1.68526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2">
                <text:p>2.72</text:p>
              </table:table-cell>
              <table:table-cell office:value-type="float" office:value="2.012382">
                <text:p>2.012382</text:p>
              </table:table-cell>
              <table:table-cell office:value-type="float" office:value="1.718875">
                <text:p>1.7188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3">
                <text:p>2.73</text:p>
              </table:table-cell>
              <table:table-cell office:value-type="float" office:value="2.013453">
                <text:p>2.013453</text:p>
              </table:table-cell>
              <table:table-cell office:value-type="float" office:value="1.752489">
                <text:p>1.75248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4">
                <text:p>2.74</text:p>
              </table:table-cell>
              <table:table-cell office:value-type="float" office:value="2.016892">
                <text:p>2.016892</text:p>
              </table:table-cell>
              <table:table-cell office:value-type="float" office:value="1.794439">
                <text:p>1.79443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75">
                <text:p>2.75</text:p>
              </table:table-cell>
              <table:table-cell office:value-type="float" office:value="2.022853">
                <text:p>2.022853</text:p>
              </table:table-cell>
              <table:table-cell office:value-type="float" office:value="1.84312">
                <text:p>1.843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6">
                <text:p>2.76</text:p>
              </table:table-cell>
              <table:table-cell office:value-type="float" office:value="2.02976">
                <text:p>2.02976</text:p>
              </table:table-cell>
              <table:table-cell office:value-type="float" office:value="1.891801">
                <text:p>1.8918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7">
                <text:p>2.77</text:p>
              </table:table-cell>
              <table:table-cell office:value-type="float" office:value="2.038071">
                <text:p>2.038071</text:p>
              </table:table-cell>
              <table:table-cell office:value-type="float" office:value="1.940482">
                <text:p>1.94048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8">
                <text:p>2.78</text:p>
              </table:table-cell>
              <table:table-cell office:value-type="float" office:value="2.048358">
                <text:p>2.048358</text:p>
              </table:table-cell>
              <table:table-cell office:value-type="float" office:value="1.989163">
                <text:p>1.98916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79">
                <text:p>2.79</text:p>
              </table:table-cell>
              <table:table-cell office:value-type="float" office:value="2.072711">
                <text:p>2.072711</text:p>
              </table:table-cell>
              <table:table-cell office:value-type="float" office:value="2.019844">
                <text:p>2.01984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8">
                <text:p>2.8</text:p>
              </table:table-cell>
              <table:table-cell office:value-type="float" office:value="2.127895">
                <text:p>2.127895</text:p>
              </table:table-cell>
              <table:table-cell office:value-type="float" office:value="2.035992">
                <text:p>2.0359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1">
                <text:p>2.81</text:p>
              </table:table-cell>
              <table:table-cell office:value-type="float" office:value="2.214626">
                <text:p>2.214626</text:p>
              </table:table-cell>
              <table:table-cell office:value-type="float" office:value="2.05214">
                <text:p>2.0521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2">
                <text:p>2.82</text:p>
              </table:table-cell>
              <table:table-cell office:value-type="float" office:value="2.297351">
                <text:p>2.297351</text:p>
              </table:table-cell>
              <table:table-cell office:value-type="float" office:value="2.068288">
                <text:p>2.06828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3">
                <text:p>2.83</text:p>
              </table:table-cell>
              <table:table-cell office:value-type="float" office:value="2.285255">
                <text:p>2.285255</text:p>
              </table:table-cell>
              <table:table-cell office:value-type="float" office:value="2.084435">
                <text:p>2.08443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4">
                <text:p>2.84</text:p>
              </table:table-cell>
              <table:table-cell office:value-type="float" office:value="2.36848">
                <text:p>2.36848</text:p>
              </table:table-cell>
              <table:table-cell office:value-type="float" office:value="2.101156">
                <text:p>2.10115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5">
                <text:p>2.85</text:p>
              </table:table-cell>
              <table:table-cell office:value-type="float" office:value="2.555017">
                <text:p>2.555017</text:p>
              </table:table-cell>
              <table:table-cell office:value-type="float" office:value="2.118338">
                <text:p>2.11833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6">
                <text:p>2.86</text:p>
              </table:table-cell>
              <table:table-cell office:value-type="float" office:value="2.733567">
                <text:p>2.733567</text:p>
              </table:table-cell>
              <table:table-cell office:value-type="float" office:value="2.135521">
                <text:p>2.13552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7">
                <text:p>2.87</text:p>
              </table:table-cell>
              <table:table-cell office:value-type="float" office:value="2.89561">
                <text:p>2.89561</text:p>
              </table:table-cell>
              <table:table-cell office:value-type="float" office:value="2.152703">
                <text:p>2.15270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8">
                <text:p>2.88</text:p>
              </table:table-cell>
              <table:table-cell office:value-type="float" office:value="3.035573">
                <text:p>3.035573</text:p>
              </table:table-cell>
              <table:table-cell office:value-type="float" office:value="2.169886">
                <text:p>2.16988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89">
                <text:p>2.89</text:p>
              </table:table-cell>
              <table:table-cell office:value-type="float" office:value="3.020965">
                <text:p>3.020965</text:p>
              </table:table-cell>
              <table:table-cell office:value-type="float" office:value="2.22382">
                <text:p>2.2238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">
                <text:p>2.9</text:p>
              </table:table-cell>
              <table:table-cell office:value-type="float" office:value="2.784728">
                <text:p>2.784728</text:p>
              </table:table-cell>
              <table:table-cell office:value-type="float" office:value="2.307426">
                <text:p>2.30742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1">
                <text:p>2.91</text:p>
              </table:table-cell>
              <table:table-cell office:value-type="float" office:value="2.690826">
                <text:p>2.690826</text:p>
              </table:table-cell>
              <table:table-cell office:value-type="float" office:value="2.391033">
                <text:p>2.39103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2">
                <text:p>2.92</text:p>
              </table:table-cell>
              <table:table-cell office:value-type="float" office:value="2.682569">
                <text:p>2.682569</text:p>
              </table:table-cell>
              <table:table-cell office:value-type="float" office:value="2.474639">
                <text:p>2.47463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3">
                <text:p>2.93</text:p>
              </table:table-cell>
              <table:table-cell office:value-type="float" office:value="2.68768">
                <text:p>2.68768</text:p>
              </table:table-cell>
              <table:table-cell office:value-type="float" office:value="2.558246">
                <text:p>2.55824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4">
                <text:p>2.94</text:p>
              </table:table-cell>
              <table:table-cell office:value-type="float" office:value="2.689725">
                <text:p>2.689725</text:p>
              </table:table-cell>
              <table:table-cell office:value-type="float" office:value="2.642463">
                <text:p>2.64246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5">
                <text:p>2.95</text:p>
              </table:table-cell>
              <table:table-cell office:value-type="float" office:value="2.689413">
                <text:p>2.689413</text:p>
              </table:table-cell>
              <table:table-cell office:value-type="float" office:value="2.727175">
                <text:p>2.72717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6">
                <text:p>2.96</text:p>
              </table:table-cell>
              <table:table-cell office:value-type="float" office:value="2.693012">
                <text:p>2.693012</text:p>
              </table:table-cell>
              <table:table-cell office:value-type="float" office:value="2.811887">
                <text:p>2.81188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7">
                <text:p>2.97</text:p>
              </table:table-cell>
              <table:table-cell office:value-type="float" office:value="2.711757">
                <text:p>2.711757</text:p>
              </table:table-cell>
              <table:table-cell office:value-type="float" office:value="2.896599">
                <text:p>2.89659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8">
                <text:p>2.98</text:p>
              </table:table-cell>
              <table:table-cell office:value-type="float" office:value="2.776828">
                <text:p>2.776828</text:p>
              </table:table-cell>
              <table:table-cell office:value-type="float" office:value="2.981311">
                <text:p>2.98131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99">
                <text:p>2.99</text:p>
              </table:table-cell>
              <table:table-cell office:value-type="float" office:value="3.043">
                <text:p>3.043</text:p>
              </table:table-cell>
              <table:table-cell office:value-type="float" office:value="3.105445">
                <text:p>3.10544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">
                <text:p>3</text:p>
              </table:table-cell>
              <table:table-cell office:value-type="float" office:value="3.398902">
                <text:p>3.398902</text:p>
              </table:table-cell>
              <table:table-cell office:value-type="float" office:value="3.261409">
                <text:p>3.26140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1">
                <text:p>3.01</text:p>
              </table:table-cell>
              <table:table-cell office:value-type="float" office:value="3.501521">
                <text:p>3.501521</text:p>
              </table:table-cell>
              <table:table-cell office:value-type="float" office:value="3.417373">
                <text:p>3.41737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2">
                <text:p>3.02</text:p>
              </table:table-cell>
              <table:table-cell office:value-type="float" office:value="3.534973">
                <text:p>3.534973</text:p>
              </table:table-cell>
              <table:table-cell office:value-type="float" office:value="3.573336">
                <text:p>3.57333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3">
                <text:p>3.03</text:p>
              </table:table-cell>
              <table:table-cell office:value-type="float" office:value="3.58101">
                <text:p>3.58101</text:p>
              </table:table-cell>
              <table:table-cell office:value-type="float" office:value="3.7293">
                <text:p>3.729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4">
                <text:p>3.04</text:p>
              </table:table-cell>
              <table:table-cell office:value-type="float" office:value="3.597612">
                <text:p>3.597612</text:p>
              </table:table-cell>
              <table:table-cell office:value-type="float" office:value="3.853668">
                <text:p>3.85366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5">
                <text:p>3.05</text:p>
              </table:table-cell>
              <table:table-cell office:value-type="float" office:value="3.572905">
                <text:p>3.572905</text:p>
              </table:table-cell>
              <table:table-cell office:value-type="float" office:value="3.952529">
                <text:p>3.95252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6">
                <text:p>3.06</text:p>
              </table:table-cell>
              <table:table-cell office:value-type="float" office:value="3.552416">
                <text:p>3.552416</text:p>
              </table:table-cell>
              <table:table-cell office:value-type="float" office:value="4.051389">
                <text:p>4.05138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7">
                <text:p>3.07</text:p>
              </table:table-cell>
              <table:table-cell office:value-type="float" office:value="3.535528">
                <text:p>3.535528</text:p>
              </table:table-cell>
              <table:table-cell office:value-type="float" office:value="4.150249">
                <text:p>4.15024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8">
                <text:p>3.08</text:p>
              </table:table-cell>
              <table:table-cell office:value-type="float" office:value="3.521696">
                <text:p>3.521696</text:p>
              </table:table-cell>
              <table:table-cell office:value-type="float" office:value="4.24911">
                <text:p>4.249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09">
                <text:p>3.09</text:p>
              </table:table-cell>
              <table:table-cell office:value-type="float" office:value="3.526965">
                <text:p>3.526965</text:p>
              </table:table-cell>
              <table:table-cell office:value-type="float" office:value="4.285513">
                <text:p>4.28551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">
                <text:p>3.1</text:p>
              </table:table-cell>
              <table:table-cell office:value-type="float" office:value="3.541276">
                <text:p>3.541276</text:p>
              </table:table-cell>
              <table:table-cell office:value-type="float" office:value="4.271492">
                <text:p>4.27149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1">
                <text:p>3.11</text:p>
              </table:table-cell>
              <table:table-cell office:value-type="float" office:value="3.550755">
                <text:p>3.550755</text:p>
              </table:table-cell>
              <table:table-cell office:value-type="float" office:value="4.25747">
                <text:p>4.2574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2">
                <text:p>3.12</text:p>
              </table:table-cell>
              <table:table-cell office:value-type="float" office:value="3.556728">
                <text:p>3.556728</text:p>
              </table:table-cell>
              <table:table-cell office:value-type="float" office:value="4.243449">
                <text:p>4.24344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3">
                <text:p>3.13</text:p>
              </table:table-cell>
              <table:table-cell office:value-type="float" office:value="3.560209">
                <text:p>3.560209</text:p>
              </table:table-cell>
              <table:table-cell office:value-type="float" office:value="4.229428">
                <text:p>4.22942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4">
                <text:p>3.14</text:p>
              </table:table-cell>
              <table:table-cell office:value-type="float" office:value="3.560208">
                <text:p>3.560208</text:p>
              </table:table-cell>
              <table:table-cell office:value-type="float" office:value="4.205621">
                <text:p>4.20562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5">
                <text:p>3.15</text:p>
              </table:table-cell>
              <table:table-cell office:value-type="float" office:value="3.557961">
                <text:p>3.557961</text:p>
              </table:table-cell>
              <table:table-cell office:value-type="float" office:value="4.173914">
                <text:p>4.17391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6">
                <text:p>3.16</text:p>
              </table:table-cell>
              <table:table-cell office:value-type="float" office:value="3.554928">
                <text:p>3.554928</text:p>
              </table:table-cell>
              <table:table-cell office:value-type="float" office:value="4.142207">
                <text:p>4.14220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7">
                <text:p>3.17</text:p>
              </table:table-cell>
              <table:table-cell office:value-type="float" office:value="3.550935">
                <text:p>3.550935</text:p>
              </table:table-cell>
              <table:table-cell office:value-type="float" office:value="4.1105">
                <text:p>4.110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8">
                <text:p>3.18</text:p>
              </table:table-cell>
              <table:table-cell office:value-type="float" office:value="3.545774">
                <text:p>3.545774</text:p>
              </table:table-cell>
              <table:table-cell office:value-type="float" office:value="4.078793">
                <text:p>4.07879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19">
                <text:p>3.19</text:p>
              </table:table-cell>
              <table:table-cell office:value-type="float" office:value="3.542299">
                <text:p>3.542299</text:p>
              </table:table-cell>
              <table:table-cell office:value-type="float" office:value="4.05883">
                <text:p>4.0588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2">
                <text:p>3.2</text:p>
              </table:table-cell>
              <table:table-cell office:value-type="float" office:value="3.545748">
                <text:p>3.545748</text:p>
              </table:table-cell>
              <table:table-cell office:value-type="float" office:value="4.048348">
                <text:p>4.04834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1">
                <text:p>3.21</text:p>
              </table:table-cell>
              <table:table-cell office:value-type="float" office:value="3.580962">
                <text:p>3.580962</text:p>
              </table:table-cell>
              <table:table-cell office:value-type="float" office:value="4.037866">
                <text:p>4.03786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2">
                <text:p>3.22</text:p>
              </table:table-cell>
              <table:table-cell office:value-type="float" office:value="3.694382">
                <text:p>3.694382</text:p>
              </table:table-cell>
              <table:table-cell office:value-type="float" office:value="4.027385">
                <text:p>4.02738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3">
                <text:p>3.23</text:p>
              </table:table-cell>
              <table:table-cell office:value-type="float" office:value="3.849689">
                <text:p>3.849689</text:p>
              </table:table-cell>
              <table:table-cell office:value-type="float" office:value="4.016903">
                <text:p>4.01690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4">
                <text:p>3.24</text:p>
              </table:table-cell>
              <table:table-cell office:value-type="float" office:value="3.88099">
                <text:p>3.88099</text:p>
              </table:table-cell>
              <table:table-cell office:value-type="float" office:value="4.004609">
                <text:p>4.00460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5">
                <text:p>3.25</text:p>
              </table:table-cell>
              <table:table-cell office:value-type="float" office:value="3.835017">
                <text:p>3.835017</text:p>
              </table:table-cell>
              <table:table-cell office:value-type="float" office:value="3.990851">
                <text:p>3.99085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6">
                <text:p>3.26</text:p>
              </table:table-cell>
              <table:table-cell office:value-type="float" office:value="3.786461">
                <text:p>3.786461</text:p>
              </table:table-cell>
              <table:table-cell office:value-type="float" office:value="3.977094">
                <text:p>3.97709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27">
                <text:p>3.27</text:p>
              </table:table-cell>
              <table:table-cell office:value-type="float" office:value="3.735259">
                <text:p>3.735259</text:p>
              </table:table-cell>
              <table:table-cell office:value-type="float" office:value="3.963336">
                <text:p>3.96333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8">
                <text:p>3.28</text:p>
              </table:table-cell>
              <table:table-cell office:value-type="float" office:value="3.68139">
                <text:p>3.68139</text:p>
              </table:table-cell>
              <table:table-cell office:value-type="float" office:value="3.949579">
                <text:p>3.94957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29">
                <text:p>3.29</text:p>
              </table:table-cell>
              <table:table-cell office:value-type="float" office:value="3.367675">
                <text:p>3.367675</text:p>
              </table:table-cell>
              <table:table-cell office:value-type="float" office:value="3.909913">
                <text:p>3.90991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3">
                <text:p>3.3</text:p>
              </table:table-cell>
              <table:table-cell office:value-type="float" office:value="2.862498">
                <text:p>2.862498</text:p>
              </table:table-cell>
              <table:table-cell office:value-type="float" office:value="3.849329">
                <text:p>3.84932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1">
                <text:p>3.31</text:p>
              </table:table-cell>
              <table:table-cell office:value-type="float" office:value="2.724518">
                <text:p>2.724518</text:p>
              </table:table-cell>
              <table:table-cell office:value-type="float" office:value="3.788746">
                <text:p>3.78874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2">
                <text:p>3.32</text:p>
              </table:table-cell>
              <table:table-cell office:value-type="float" office:value="2.862131">
                <text:p>2.862131</text:p>
              </table:table-cell>
              <table:table-cell office:value-type="float" office:value="3.728162">
                <text:p>3.72816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3">
                <text:p>3.33</text:p>
              </table:table-cell>
              <table:table-cell office:value-type="float" office:value="3.073196">
                <text:p>3.073196</text:p>
              </table:table-cell>
              <table:table-cell office:value-type="float" office:value="3.667579">
                <text:p>3.66757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4">
                <text:p>3.34</text:p>
              </table:table-cell>
              <table:table-cell office:value-type="float" office:value="3.152042">
                <text:p>3.152042</text:p>
              </table:table-cell>
              <table:table-cell office:value-type="float" office:value="3.597448">
                <text:p>3.59744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35">
                <text:p>3.35</text:p>
              </table:table-cell>
              <table:table-cell office:value-type="float" office:value="3.135677">
                <text:p>3.135677</text:p>
              </table:table-cell>
              <table:table-cell office:value-type="float" office:value="3.519609">
                <text:p>3.51960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36">
                <text:p>3.36</text:p>
              </table:table-cell>
              <table:table-cell office:value-type="float" office:value="3.119232">
                <text:p>3.119232</text:p>
              </table:table-cell>
              <table:table-cell office:value-type="float" office:value="3.44177">
                <text:p>3.441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37">
                <text:p>3.37</text:p>
              </table:table-cell>
              <table:table-cell office:value-type="float" office:value="3.102623">
                <text:p>3.102623</text:p>
              </table:table-cell>
              <table:table-cell office:value-type="float" office:value="3.363931">
                <text:p>3.36393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8">
                <text:p>3.38</text:p>
              </table:table-cell>
              <table:table-cell office:value-type="float" office:value="3.085782">
                <text:p>3.085782</text:p>
              </table:table-cell>
              <table:table-cell office:value-type="float" office:value="3.286093">
                <text:p>3.28609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39">
                <text:p>3.39</text:p>
              </table:table-cell>
              <table:table-cell office:value-type="float" office:value="3.080395">
                <text:p>3.080395</text:p>
              </table:table-cell>
              <table:table-cell office:value-type="float" office:value="3.234438">
                <text:p>3.23443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4">
                <text:p>3.4</text:p>
              </table:table-cell>
              <table:table-cell office:value-type="float" office:value="3.084427">
                <text:p>3.084427</text:p>
              </table:table-cell>
              <table:table-cell office:value-type="float" office:value="3.203925">
                <text:p>3.2039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1">
                <text:p>3.41</text:p>
              </table:table-cell>
              <table:table-cell office:value-type="float" office:value="3.088522">
                <text:p>3.088522</text:p>
              </table:table-cell>
              <table:table-cell office:value-type="float" office:value="3.173411">
                <text:p>3.17341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2">
                <text:p>3.42</text:p>
              </table:table-cell>
              <table:table-cell office:value-type="float" office:value="3.092719">
                <text:p>3.092719</text:p>
              </table:table-cell>
              <table:table-cell office:value-type="float" office:value="3.142897">
                <text:p>3.14289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43">
                <text:p>3.43</text:p>
              </table:table-cell>
              <table:table-cell office:value-type="float" office:value="3.097079">
                <text:p>3.097079</text:p>
              </table:table-cell>
              <table:table-cell office:value-type="float" office:value="3.112383">
                <text:p>3.11238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4">
                <text:p>3.44</text:p>
              </table:table-cell>
              <table:table-cell office:value-type="float" office:value="3.074851">
                <text:p>3.074851</text:p>
              </table:table-cell>
              <table:table-cell office:value-type="float" office:value="3.089468">
                <text:p>3.08946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5">
                <text:p>3.45</text:p>
              </table:table-cell>
              <table:table-cell office:value-type="float" office:value="3.029359">
                <text:p>3.029359</text:p>
              </table:table-cell>
              <table:table-cell office:value-type="float" office:value="3.072688">
                <text:p>3.07268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6">
                <text:p>3.46</text:p>
              </table:table-cell>
              <table:table-cell office:value-type="float" office:value="2.981949">
                <text:p>2.981949</text:p>
              </table:table-cell>
              <table:table-cell office:value-type="float" office:value="3.055908">
                <text:p>3.05590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47">
                <text:p>3.47</text:p>
              </table:table-cell>
              <table:table-cell office:value-type="float" office:value="2.932927">
                <text:p>2.932927</text:p>
              </table:table-cell>
              <table:table-cell office:value-type="float" office:value="3.039128">
                <text:p>3.03912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48">
                <text:p>3.48</text:p>
              </table:table-cell>
              <table:table-cell office:value-type="float" office:value="2.882667">
                <text:p>2.882667</text:p>
              </table:table-cell>
              <table:table-cell office:value-type="float" office:value="3.022347">
                <text:p>3.02234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49">
                <text:p>3.49</text:p>
              </table:table-cell>
              <table:table-cell office:value-type="float" office:value="2.885617">
                <text:p>2.885617</text:p>
              </table:table-cell>
              <table:table-cell office:value-type="float" office:value="3.014306">
                <text:p>3.01430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5">
                <text:p>3.5</text:p>
              </table:table-cell>
              <table:table-cell office:value-type="float" office:value="2.931506">
                <text:p>2.931506</text:p>
              </table:table-cell>
              <table:table-cell office:value-type="float" office:value="3.013319">
                <text:p>3.01331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1">
                <text:p>3.51</text:p>
              </table:table-cell>
              <table:table-cell office:value-type="float" office:value="2.976394">
                <text:p>2.976394</text:p>
              </table:table-cell>
              <table:table-cell office:value-type="float" office:value="3.012333">
                <text:p>3.01233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2">
                <text:p>3.52</text:p>
              </table:table-cell>
              <table:table-cell office:value-type="float" office:value="3.019964">
                <text:p>3.019964</text:p>
              </table:table-cell>
              <table:table-cell office:value-type="float" office:value="3.011346">
                <text:p>3.01134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53">
                <text:p>3.53</text:p>
              </table:table-cell>
              <table:table-cell office:value-type="float" office:value="3.061928">
                <text:p>3.061928</text:p>
              </table:table-cell>
              <table:table-cell office:value-type="float" office:value="3.010359">
                <text:p>3.01035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4">
                <text:p>3.54</text:p>
              </table:table-cell>
              <table:table-cell office:value-type="float" office:value="3.075811">
                <text:p>3.075811</text:p>
              </table:table-cell>
              <table:table-cell office:value-type="float" office:value="3.016714">
                <text:p>3.01671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55">
                <text:p>3.55</text:p>
              </table:table-cell>
              <table:table-cell office:value-type="float" office:value="3.068002">
                <text:p>3.068002</text:p>
              </table:table-cell>
              <table:table-cell office:value-type="float" office:value="3.028996">
                <text:p>3.02899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56">
                <text:p>3.56</text:p>
              </table:table-cell>
              <table:table-cell office:value-type="float" office:value="3.060124">
                <text:p>3.060124</text:p>
              </table:table-cell>
              <table:table-cell office:value-type="float" office:value="3.041278">
                <text:p>3.04127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57">
                <text:p>3.57</text:p>
              </table:table-cell>
              <table:table-cell office:value-type="float" office:value="3.052174">
                <text:p>3.052174</text:p>
              </table:table-cell>
              <table:table-cell office:value-type="float" office:value="3.05356">
                <text:p>3.0535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58">
                <text:p>3.58</text:p>
              </table:table-cell>
              <table:table-cell office:value-type="float" office:value="3.044148">
                <text:p>3.044148</text:p>
              </table:table-cell>
              <table:table-cell office:value-type="float" office:value="3.065841">
                <text:p>3.06584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59">
                <text:p>3.59</text:p>
              </table:table-cell>
              <table:table-cell office:value-type="float" office:value="3.019783">
                <text:p>3.019783</text:p>
              </table:table-cell>
              <table:table-cell office:value-type="float" office:value="3.074236">
                <text:p>3.07423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6">
                <text:p>3.6</text:p>
              </table:table-cell>
              <table:table-cell office:value-type="float" office:value="2.981395">
                <text:p>2.981395</text:p>
              </table:table-cell>
              <table:table-cell office:value-type="float" office:value="3.079491">
                <text:p>3.07949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1">
                <text:p>3.61</text:p>
              </table:table-cell>
              <table:table-cell office:value-type="float" office:value="2.942129">
                <text:p>2.942129</text:p>
              </table:table-cell>
              <table:table-cell office:value-type="float" office:value="3.084746">
                <text:p>3.08474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2">
                <text:p>3.62</text:p>
              </table:table-cell>
              <table:table-cell office:value-type="float" office:value="2.90232">
                <text:p>2.90232</text:p>
              </table:table-cell>
              <table:table-cell office:value-type="float" office:value="3.090002">
                <text:p>3.09000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3">
                <text:p>3.63</text:p>
              </table:table-cell>
              <table:table-cell office:value-type="float" office:value="2.862403">
                <text:p>2.862403</text:p>
              </table:table-cell>
              <table:table-cell office:value-type="float" office:value="3.095257">
                <text:p>3.09525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4">
                <text:p>3.64</text:p>
              </table:table-cell>
              <table:table-cell office:value-type="float" office:value="2.84925">
                <text:p>2.84925</text:p>
              </table:table-cell>
              <table:table-cell office:value-type="float" office:value="3.088116">
                <text:p>3.08811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65">
                <text:p>3.65</text:p>
              </table:table-cell>
              <table:table-cell office:value-type="float" office:value="2.857669">
                <text:p>2.857669</text:p>
              </table:table-cell>
              <table:table-cell office:value-type="float" office:value="3.070967">
                <text:p>3.07096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66">
                <text:p>3.66</text:p>
              </table:table-cell>
              <table:table-cell office:value-type="float" office:value="2.866229">
                <text:p>2.866229</text:p>
              </table:table-cell>
              <table:table-cell office:value-type="float" office:value="3.053817">
                <text:p>3.05381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67">
                <text:p>3.67</text:p>
              </table:table-cell>
              <table:table-cell office:value-type="float" office:value="2.874895">
                <text:p>2.874895</text:p>
              </table:table-cell>
              <table:table-cell office:value-type="float" office:value="3.036667">
                <text:p>3.03666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68">
                <text:p>3.68</text:p>
              </table:table-cell>
              <table:table-cell office:value-type="float" office:value="2.883637">
                <text:p>2.883637</text:p>
              </table:table-cell>
              <table:table-cell office:value-type="float" office:value="3.019518">
                <text:p>3.01951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69">
                <text:p>3.69</text:p>
              </table:table-cell>
              <table:table-cell office:value-type="float" office:value="2.857655">
                <text:p>2.857655</text:p>
              </table:table-cell>
              <table:table-cell office:value-type="float" office:value="2.991327">
                <text:p>2.99132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7">
                <text:p>3.7</text:p>
              </table:table-cell>
              <table:table-cell office:value-type="float" office:value="2.803164">
                <text:p>2.803164</text:p>
              </table:table-cell>
              <table:table-cell office:value-type="float" office:value="2.954224">
                <text:p>2.95422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1">
                <text:p>3.71</text:p>
              </table:table-cell>
              <table:table-cell office:value-type="float" office:value="2.748553">
                <text:p>2.748553</text:p>
              </table:table-cell>
              <table:table-cell office:value-type="float" office:value="2.91712">
                <text:p>2.9171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2">
                <text:p>3.72</text:p>
              </table:table-cell>
              <table:table-cell office:value-type="float" office:value="2.694365">
                <text:p>2.694365</text:p>
              </table:table-cell>
              <table:table-cell office:value-type="float" office:value="2.880016">
                <text:p>2.88001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3">
                <text:p>3.73</text:p>
              </table:table-cell>
              <table:table-cell office:value-type="float" office:value="2.641129">
                <text:p>2.641129</text:p>
              </table:table-cell>
              <table:table-cell office:value-type="float" office:value="2.842912">
                <text:p>2.84291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74">
                <text:p>3.74</text:p>
              </table:table-cell>
              <table:table-cell office:value-type="float" office:value="2.581796">
                <text:p>2.581796</text:p>
              </table:table-cell>
              <table:table-cell office:value-type="float" office:value="2.811687">
                <text:p>2.81168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75">
                <text:p>3.75</text:p>
              </table:table-cell>
              <table:table-cell office:value-type="float" office:value="2.519264">
                <text:p>2.519264</text:p>
              </table:table-cell>
              <table:table-cell office:value-type="float" office:value="2.785209">
                <text:p>2.78520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76">
                <text:p>3.76</text:p>
              </table:table-cell>
              <table:table-cell office:value-type="float" office:value="2.460572">
                <text:p>2.460572</text:p>
              </table:table-cell>
              <table:table-cell office:value-type="float" office:value="2.75873">
                <text:p>2.7587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77">
                <text:p>3.77</text:p>
              </table:table-cell>
              <table:table-cell office:value-type="float" office:value="2.406256">
                <text:p>2.406256</text:p>
              </table:table-cell>
              <table:table-cell office:value-type="float" office:value="2.732252">
                <text:p>2.73225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78">
                <text:p>3.78</text:p>
              </table:table-cell>
              <table:table-cell office:value-type="float" office:value="2.356652">
                <text:p>2.356652</text:p>
              </table:table-cell>
              <table:table-cell office:value-type="float" office:value="2.705773">
                <text:p>2.70577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79">
                <text:p>3.79</text:p>
              </table:table-cell>
              <table:table-cell office:value-type="float" office:value="2.322563">
                <text:p>2.322563</text:p>
              </table:table-cell>
              <table:table-cell office:value-type="float" office:value="2.696665">
                <text:p>2.69666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8">
                <text:p>3.8</text:p>
              </table:table-cell>
              <table:table-cell office:value-type="float" office:value="2.299432">
                <text:p>2.299432</text:p>
              </table:table-cell>
              <table:table-cell office:value-type="float" office:value="2.701581">
                <text:p>2.70158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1">
                <text:p>3.81</text:p>
              </table:table-cell>
              <table:table-cell office:value-type="float" office:value="2.277926">
                <text:p>2.277926</text:p>
              </table:table-cell>
              <table:table-cell office:value-type="float" office:value="2.706497">
                <text:p>2.70649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2">
                <text:p>3.82</text:p>
              </table:table-cell>
              <table:table-cell office:value-type="float" office:value="2.258064">
                <text:p>2.258064</text:p>
              </table:table-cell>
              <table:table-cell office:value-type="float" office:value="2.711413">
                <text:p>2.71141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83">
                <text:p>3.83</text:p>
              </table:table-cell>
              <table:table-cell office:value-type="float" office:value="2.239858">
                <text:p>2.239858</text:p>
              </table:table-cell>
              <table:table-cell office:value-type="float" office:value="2.716329">
                <text:p>2.71632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84">
                <text:p>3.84</text:p>
              </table:table-cell>
              <table:table-cell office:value-type="float" office:value="2.233831">
                <text:p>2.233831</text:p>
              </table:table-cell>
              <table:table-cell office:value-type="float" office:value="2.728725">
                <text:p>2.72872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85">
                <text:p>3.85</text:p>
              </table:table-cell>
              <table:table-cell office:value-type="float" office:value="2.236738">
                <text:p>2.236738</text:p>
              </table:table-cell>
              <table:table-cell office:value-type="float" office:value="2.74716">
                <text:p>2.7471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86">
                <text:p>3.86</text:p>
              </table:table-cell>
              <table:table-cell office:value-type="float" office:value="2.23975">
                <text:p>2.23975</text:p>
              </table:table-cell>
              <table:table-cell office:value-type="float" office:value="2.765595">
                <text:p>2.76559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87">
                <text:p>3.87</text:p>
              </table:table-cell>
              <table:table-cell office:value-type="float" office:value="2.24288">
                <text:p>2.24288</text:p>
              </table:table-cell>
              <table:table-cell office:value-type="float" office:value="2.784031">
                <text:p>2.78403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88">
                <text:p>3.88</text:p>
              </table:table-cell>
              <table:table-cell office:value-type="float" office:value="2.246138">
                <text:p>2.246138</text:p>
              </table:table-cell>
              <table:table-cell office:value-type="float" office:value="2.802466">
                <text:p>2.80246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89">
                <text:p>3.89</text:p>
              </table:table-cell>
              <table:table-cell office:value-type="float" office:value="2.267047">
                <text:p>2.267047</text:p>
              </table:table-cell>
              <table:table-cell office:value-type="float" office:value="2.806716">
                <text:p>2.80671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9">
                <text:p>3.9</text:p>
              </table:table-cell>
              <table:table-cell office:value-type="float" office:value="2.306463">
                <text:p>2.306463</text:p>
              </table:table-cell>
              <table:table-cell office:value-type="float" office:value="2.799513">
                <text:p>2.79951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1">
                <text:p>3.91</text:p>
              </table:table-cell>
              <table:table-cell office:value-type="float" office:value="2.351553">
                <text:p>2.351553</text:p>
              </table:table-cell>
              <table:table-cell office:value-type="float" office:value="2.792311">
                <text:p>2.79231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2">
                <text:p>3.92</text:p>
              </table:table-cell>
              <table:table-cell office:value-type="float" office:value="2.402243">
                <text:p>2.402243</text:p>
              </table:table-cell>
              <table:table-cell office:value-type="float" office:value="2.785109">
                <text:p>2.78510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3">
                <text:p>3.93</text:p>
              </table:table-cell>
              <table:table-cell office:value-type="float" office:value="2.45822">
                <text:p>2.45822</text:p>
              </table:table-cell>
              <table:table-cell office:value-type="float" office:value="2.777906">
                <text:p>2.77790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94">
                <text:p>3.94</text:p>
              </table:table-cell>
              <table:table-cell office:value-type="float" office:value="2.495046">
                <text:p>2.495046</text:p>
              </table:table-cell>
              <table:table-cell office:value-type="float" office:value="2.756076">
                <text:p>2.75607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95">
                <text:p>3.95</text:p>
              </table:table-cell>
              <table:table-cell office:value-type="float" office:value="2.513792">
                <text:p>2.513792</text:p>
              </table:table-cell>
              <table:table-cell office:value-type="float" office:value="2.722436">
                <text:p>2.72243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96">
                <text:p>3.96</text:p>
              </table:table-cell>
              <table:table-cell office:value-type="float" office:value="2.532663">
                <text:p>2.532663</text:p>
              </table:table-cell>
              <table:table-cell office:value-type="float" office:value="2.688796">
                <text:p>2.68879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97">
                <text:p>3.97</text:p>
              </table:table-cell>
              <table:table-cell office:value-type="float" office:value="2.551517">
                <text:p>2.551517</text:p>
              </table:table-cell>
              <table:table-cell office:value-type="float" office:value="2.655157">
                <text:p>2.65515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98">
                <text:p>3.98</text:p>
              </table:table-cell>
              <table:table-cell office:value-type="float" office:value="2.570121">
                <text:p>2.570121</text:p>
              </table:table-cell>
              <table:table-cell office:value-type="float" office:value="2.621517">
                <text:p>2.62151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99">
                <text:p>3.99</text:p>
              </table:table-cell>
              <table:table-cell office:value-type="float" office:value="2.530933">
                <text:p>2.530933</text:p>
              </table:table-cell>
              <table:table-cell office:value-type="float" office:value="2.582095">
                <text:p>2.58209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">
                <text:p>4</text:p>
              </table:table-cell>
              <table:table-cell office:value-type="float" office:value="2.451943">
                <text:p>2.451943</text:p>
              </table:table-cell>
              <table:table-cell office:value-type="float" office:value="2.538006">
                <text:p>2.53800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1">
                <text:p>4.01</text:p>
              </table:table-cell>
              <table:table-cell office:value-type="float" office:value="2.382984">
                <text:p>2.382984</text:p>
              </table:table-cell>
              <table:table-cell office:value-type="float" office:value="2.493916">
                <text:p>2.49391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02">
                <text:p>4.02</text:p>
              </table:table-cell>
              <table:table-cell office:value-type="float" office:value="2.32531">
                <text:p>2.32531</text:p>
              </table:table-cell>
              <table:table-cell office:value-type="float" office:value="2.449827">
                <text:p>2.44982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03">
                <text:p>4.03</text:p>
              </table:table-cell>
              <table:table-cell office:value-type="float" office:value="2.279702">
                <text:p>2.279702</text:p>
              </table:table-cell>
              <table:table-cell office:value-type="float" office:value="2.405737">
                <text:p>2.40573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04">
                <text:p>4.04</text:p>
              </table:table-cell>
              <table:table-cell office:value-type="float" office:value="2.245702">
                <text:p>2.245702</text:p>
              </table:table-cell>
              <table:table-cell office:value-type="float" office:value="2.355152">
                <text:p>2.35515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05">
                <text:p>4.05</text:p>
              </table:table-cell>
              <table:table-cell office:value-type="float" office:value="2.220614">
                <text:p>2.220614</text:p>
              </table:table-cell>
              <table:table-cell office:value-type="float" office:value="2.299322">
                <text:p>2.29932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06">
                <text:p>4.06</text:p>
              </table:table-cell>
              <table:table-cell office:value-type="float" office:value="2.204137">
                <text:p>2.204137</text:p>
              </table:table-cell>
              <table:table-cell office:value-type="float" office:value="2.243493">
                <text:p>2.24349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07">
                <text:p>4.07</text:p>
              </table:table-cell>
              <table:table-cell office:value-type="float" office:value="2.196085">
                <text:p>2.196085</text:p>
              </table:table-cell>
              <table:table-cell office:value-type="float" office:value="2.187663">
                <text:p>2.18766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08">
                <text:p>4.08</text:p>
              </table:table-cell>
              <table:table-cell office:value-type="float" office:value="2.196343">
                <text:p>2.196343</text:p>
              </table:table-cell>
              <table:table-cell office:value-type="float" office:value="2.131833">
                <text:p>2.1318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09">
                <text:p>4.09</text:p>
              </table:table-cell>
              <table:table-cell office:value-type="float" office:value="2.162058">
                <text:p>2.162058</text:p>
              </table:table-cell>
              <table:table-cell office:value-type="float" office:value="2.075282">
                <text:p>2.07528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1">
                <text:p>4.1</text:p>
              </table:table-cell>
              <table:table-cell office:value-type="float" office:value="2.107399">
                <text:p>2.107399</text:p>
              </table:table-cell>
              <table:table-cell office:value-type="float" office:value="2.018148">
                <text:p>2.01814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11">
                <text:p>4.11</text:p>
              </table:table-cell>
              <table:table-cell office:value-type="float" office:value="2.063109">
                <text:p>2.063109</text:p>
              </table:table-cell>
              <table:table-cell office:value-type="float" office:value="1.961013">
                <text:p>1.96101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2">
                <text:p>4.12</text:p>
              </table:table-cell>
              <table:table-cell office:value-type="float" office:value="2.023507">
                <text:p>2.023507</text:p>
              </table:table-cell>
              <table:table-cell office:value-type="float" office:value="1.903879">
                <text:p>1.90387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13">
                <text:p>4.13</text:p>
              </table:table-cell>
              <table:table-cell office:value-type="float" office:value="1.983567">
                <text:p>1.983567</text:p>
              </table:table-cell>
              <table:table-cell office:value-type="float" office:value="1.846745">
                <text:p>1.84674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14">
                <text:p>4.14</text:p>
              </table:table-cell>
              <table:table-cell office:value-type="float" office:value="1.943406">
                <text:p>1.943406</text:p>
              </table:table-cell>
              <table:table-cell office:value-type="float" office:value="1.790351">
                <text:p>1.79035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15">
                <text:p>4.15</text:p>
              </table:table-cell>
              <table:table-cell office:value-type="float" office:value="1.894134">
                <text:p>1.894134</text:p>
              </table:table-cell>
              <table:table-cell office:value-type="float" office:value="1.734556">
                <text:p>1.73455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16">
                <text:p>4.16</text:p>
              </table:table-cell>
              <table:table-cell office:value-type="float" office:value="1.827286">
                <text:p>1.827286</text:p>
              </table:table-cell>
              <table:table-cell office:value-type="float" office:value="1.67876">
                <text:p>1.6787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17">
                <text:p>4.17</text:p>
              </table:table-cell>
              <table:table-cell office:value-type="float" office:value="1.740651">
                <text:p>1.740651</text:p>
              </table:table-cell>
              <table:table-cell office:value-type="float" office:value="1.622964">
                <text:p>1.62296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18">
                <text:p>4.18</text:p>
              </table:table-cell>
              <table:table-cell office:value-type="float" office:value="1.634981">
                <text:p>1.634981</text:p>
              </table:table-cell>
              <table:table-cell office:value-type="float" office:value="1.567168">
                <text:p>1.56716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19">
                <text:p>4.19</text:p>
              </table:table-cell>
              <table:table-cell office:value-type="float" office:value="1.566718">
                <text:p>1.566718</text:p>
              </table:table-cell>
              <table:table-cell office:value-type="float" office:value="1.520893">
                <text:p>1.52089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2">
                <text:p>4.2</text:p>
              </table:table-cell>
              <table:table-cell office:value-type="float" office:value="1.538206">
                <text:p>1.538206</text:p>
              </table:table-cell>
              <table:table-cell office:value-type="float" office:value="1.482304">
                <text:p>1.48230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1">
                <text:p>4.21</text:p>
              </table:table-cell>
              <table:table-cell office:value-type="float" office:value="1.510929">
                <text:p>1.510929</text:p>
              </table:table-cell>
              <table:table-cell office:value-type="float" office:value="1.443715">
                <text:p>1.44371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22">
                <text:p>4.22</text:p>
              </table:table-cell>
              <table:table-cell office:value-type="float" office:value="1.485571">
                <text:p>1.485571</text:p>
              </table:table-cell>
              <table:table-cell office:value-type="float" office:value="1.405126">
                <text:p>1.40512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23">
                <text:p>4.23</text:p>
              </table:table-cell>
              <table:table-cell office:value-type="float" office:value="1.462861">
                <text:p>1.462861</text:p>
              </table:table-cell>
              <table:table-cell office:value-type="float" office:value="1.366538">
                <text:p>1.36653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24">
                <text:p>4.24</text:p>
              </table:table-cell>
              <table:table-cell office:value-type="float" office:value="1.375694">
                <text:p>1.375694</text:p>
              </table:table-cell>
              <table:table-cell office:value-type="float" office:value="1.328644">
                <text:p>1.32864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25">
                <text:p>4.25</text:p>
              </table:table-cell>
              <table:table-cell office:value-type="float" office:value="1.25042">
                <text:p>1.25042</text:p>
              </table:table-cell>
              <table:table-cell office:value-type="float" office:value="1.291311">
                <text:p>1.29131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26">
                <text:p>4.26</text:p>
              </table:table-cell>
              <table:table-cell office:value-type="float" office:value="1.151288">
                <text:p>1.151288</text:p>
              </table:table-cell>
              <table:table-cell office:value-type="float" office:value="1.253978">
                <text:p>1.25397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27">
                <text:p>4.27</text:p>
              </table:table-cell>
              <table:table-cell office:value-type="float" office:value="1.078824">
                <text:p>1.078824</text:p>
              </table:table-cell>
              <table:table-cell office:value-type="float" office:value="1.216646">
                <text:p>1.21664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28">
                <text:p>4.28</text:p>
              </table:table-cell>
              <table:table-cell office:value-type="float" office:value="1.029006">
                <text:p>1.029006</text:p>
              </table:table-cell>
              <table:table-cell office:value-type="float" office:value="1.179313">
                <text:p>1.17931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29">
                <text:p>4.29</text:p>
              </table:table-cell>
              <table:table-cell office:value-type="float" office:value="0.9913713">
                <text:p>0.9913713</text:p>
              </table:table-cell>
              <table:table-cell office:value-type="float" office:value="1.141597">
                <text:p>1.14159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3">
                <text:p>4.3</text:p>
              </table:table-cell>
              <table:table-cell office:value-type="float" office:value="0.9609947">
                <text:p>0.9609947</text:p>
              </table:table-cell>
              <table:table-cell office:value-type="float" office:value="1.103572">
                <text:p>1.10357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31">
                <text:p>4.31</text:p>
              </table:table-cell>
              <table:table-cell office:value-type="float" office:value="0.9384456">
                <text:p>0.9384456</text:p>
              </table:table-cell>
              <table:table-cell office:value-type="float" office:value="1.065548">
                <text:p>1.06554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32">
                <text:p>4.32</text:p>
              </table:table-cell>
              <table:table-cell office:value-type="float" office:value="0.9215758">
                <text:p>0.9215758</text:p>
              </table:table-cell>
              <table:table-cell office:value-type="float" office:value="1.027523">
                <text:p>1.02752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33">
                <text:p>4.33</text:p>
              </table:table-cell>
              <table:table-cell office:value-type="float" office:value="0.9088579">
                <text:p>0.9088579</text:p>
              </table:table-cell>
              <table:table-cell office:value-type="float" office:value="0.9894982">
                <text:p>0.989498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34">
                <text:p>4.34</text:p>
              </table:table-cell>
              <table:table-cell office:value-type="float" office:value="0.8998455">
                <text:p>0.8998455</text:p>
              </table:table-cell>
              <table:table-cell office:value-type="float" office:value="0.9557112">
                <text:p>0.955711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35">
                <text:p>4.35</text:p>
              </table:table-cell>
              <table:table-cell office:value-type="float" office:value="0.8923326">
                <text:p>0.8923326</text:p>
              </table:table-cell>
              <table:table-cell office:value-type="float" office:value="0.9253455">
                <text:p>0.925345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36">
                <text:p>4.36</text:p>
              </table:table-cell>
              <table:table-cell office:value-type="float" office:value="0.8852263">
                <text:p>0.8852263</text:p>
              </table:table-cell>
              <table:table-cell office:value-type="float" office:value="0.8949799">
                <text:p>0.894979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37">
                <text:p>4.37</text:p>
              </table:table-cell>
              <table:table-cell office:value-type="float" office:value="0.8784201">
                <text:p>0.8784201</text:p>
              </table:table-cell>
              <table:table-cell office:value-type="float" office:value="0.8646143">
                <text:p>0.864614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38">
                <text:p>4.38</text:p>
              </table:table-cell>
              <table:table-cell office:value-type="float" office:value="0.8718106">
                <text:p>0.8718106</text:p>
              </table:table-cell>
              <table:table-cell office:value-type="float" office:value="0.8342487">
                <text:p>0.834248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39">
                <text:p>4.39</text:p>
              </table:table-cell>
              <table:table-cell office:value-type="float" office:value="0.8664681">
                <text:p>0.8664681</text:p>
              </table:table-cell>
              <table:table-cell office:value-type="float" office:value="0.8152207">
                <text:p>0.815220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4">
                <text:p>4.4</text:p>
              </table:table-cell>
              <table:table-cell office:value-type="float" office:value="0.8627407">
                <text:p>0.8627407</text:p>
              </table:table-cell>
              <table:table-cell office:value-type="float" office:value="0.8053464">
                <text:p>0.805346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41">
                <text:p>4.41</text:p>
              </table:table-cell>
              <table:table-cell office:value-type="float" office:value="0.8599722">
                <text:p>0.8599722</text:p>
              </table:table-cell>
              <table:table-cell office:value-type="float" office:value="0.795472">
                <text:p>0.79547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42">
                <text:p>4.42</text:p>
              </table:table-cell>
              <table:table-cell office:value-type="float" office:value="0.8583742">
                <text:p>0.8583742</text:p>
              </table:table-cell>
              <table:table-cell office:value-type="float" office:value="0.7855977">
                <text:p>0.785597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43">
                <text:p>4.43</text:p>
              </table:table-cell>
              <table:table-cell office:value-type="float" office:value="0.8582703">
                <text:p>0.8582703</text:p>
              </table:table-cell>
              <table:table-cell office:value-type="float" office:value="0.7757233">
                <text:p>0.775723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44">
                <text:p>4.44</text:p>
              </table:table-cell>
              <table:table-cell office:value-type="float" office:value="0.8556974">
                <text:p>0.8556974</text:p>
              </table:table-cell>
              <table:table-cell office:value-type="float" office:value="0.767286">
                <text:p>0.76728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45">
                <text:p>4.45</text:p>
              </table:table-cell>
              <table:table-cell office:value-type="float" office:value="0.8509244">
                <text:p>0.8509244</text:p>
              </table:table-cell>
              <table:table-cell office:value-type="float" office:value="0.7600089">
                <text:p>0.760008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46">
                <text:p>4.46</text:p>
              </table:table-cell>
              <table:table-cell office:value-type="float" office:value="0.8470753">
                <text:p>0.8470753</text:p>
              </table:table-cell>
              <table:table-cell office:value-type="float" office:value="0.7527318">
                <text:p>0.752731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47">
                <text:p>4.47</text:p>
              </table:table-cell>
              <table:table-cell office:value-type="float" office:value="0.8439184">
                <text:p>0.8439184</text:p>
              </table:table-cell>
              <table:table-cell office:value-type="float" office:value="0.7454547">
                <text:p>0.745454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48">
                <text:p>4.48</text:p>
              </table:table-cell>
              <table:table-cell office:value-type="float" office:value="0.8412023">
                <text:p>0.8412023</text:p>
              </table:table-cell>
              <table:table-cell office:value-type="float" office:value="0.7381776">
                <text:p>0.738177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49">
                <text:p>4.49</text:p>
              </table:table-cell>
              <table:table-cell office:value-type="float" office:value="0.8398">
                <text:p>0.8398</text:p>
              </table:table-cell>
              <table:table-cell office:value-type="float" office:value="0.7315237">
                <text:p>0.731523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5">
                <text:p>4.5</text:p>
              </table:table-cell>
              <table:table-cell office:value-type="float" office:value="0.8395297">
                <text:p>0.8395297</text:p>
              </table:table-cell>
              <table:table-cell office:value-type="float" office:value="0.725373">
                <text:p>0.72537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51">
                <text:p>4.51</text:p>
              </table:table-cell>
              <table:table-cell office:value-type="float" office:value="0.8395006">
                <text:p>0.8395006</text:p>
              </table:table-cell>
              <table:table-cell office:value-type="float" office:value="0.7192223">
                <text:p>0.719222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52">
                <text:p>4.52</text:p>
              </table:table-cell>
              <table:table-cell office:value-type="float" office:value="0.8397221">
                <text:p>0.8397221</text:p>
              </table:table-cell>
              <table:table-cell office:value-type="float" office:value="0.7130716">
                <text:p>0.713071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53">
                <text:p>4.53</text:p>
              </table:table-cell>
              <table:table-cell office:value-type="float" office:value="0.8402088">
                <text:p>0.8402088</text:p>
              </table:table-cell>
              <table:table-cell office:value-type="float" office:value="0.7069208">
                <text:p>0.706920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54">
                <text:p>4.54</text:p>
              </table:table-cell>
              <table:table-cell office:value-type="float" office:value="0.8381456">
                <text:p>0.8381456</text:p>
              </table:table-cell>
              <table:table-cell office:value-type="float" office:value="0.7068834">
                <text:p>0.706883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55">
                <text:p>4.55</text:p>
              </table:table-cell>
              <table:table-cell office:value-type="float" office:value="0.8334644">
                <text:p>0.8334644</text:p>
              </table:table-cell>
              <table:table-cell office:value-type="float" office:value="0.7117815">
                <text:p>0.711781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56">
                <text:p>4.56</text:p>
              </table:table-cell>
              <table:table-cell office:value-type="float" office:value="0.8282603">
                <text:p>0.8282603</text:p>
              </table:table-cell>
              <table:table-cell office:value-type="float" office:value="0.7166796">
                <text:p>0.716679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57">
                <text:p>4.57</text:p>
              </table:table-cell>
              <table:table-cell office:value-type="float" office:value="0.8225281">
                <text:p>0.8225281</text:p>
              </table:table-cell>
              <table:table-cell office:value-type="float" office:value="0.7215777">
                <text:p>0.721577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58">
                <text:p>4.58</text:p>
              </table:table-cell>
              <table:table-cell office:value-type="float" office:value="0.8162798">
                <text:p>0.8162798</text:p>
              </table:table-cell>
              <table:table-cell office:value-type="float" office:value="0.7264758">
                <text:p>0.726475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59">
                <text:p>4.59</text:p>
              </table:table-cell>
              <table:table-cell office:value-type="float" office:value="0.8110892">
                <text:p>0.8110892</text:p>
              </table:table-cell>
              <table:table-cell office:value-type="float" office:value="0.730728">
                <text:p>0.73072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6">
                <text:p>4.6</text:p>
              </table:table-cell>
              <table:table-cell office:value-type="float" office:value="0.8075026">
                <text:p>0.8075026</text:p>
              </table:table-cell>
              <table:table-cell office:value-type="float" office:value="0.7344588">
                <text:p>0.734458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61">
                <text:p>4.61</text:p>
              </table:table-cell>
              <table:table-cell office:value-type="float" office:value="0.8053114">
                <text:p>0.8053114</text:p>
              </table:table-cell>
              <table:table-cell office:value-type="float" office:value="0.7381896">
                <text:p>0.738189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62">
                <text:p>4.62</text:p>
              </table:table-cell>
              <table:table-cell office:value-type="float" office:value="0.8056255">
                <text:p>0.8056255</text:p>
              </table:table-cell>
              <table:table-cell office:value-type="float" office:value="0.7419204">
                <text:p>0.741920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63">
                <text:p>4.63</text:p>
              </table:table-cell>
              <table:table-cell office:value-type="float" office:value="0.8098541">
                <text:p>0.8098541</text:p>
              </table:table-cell>
              <table:table-cell office:value-type="float" office:value="0.7456511">
                <text:p>0.745651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64">
                <text:p>4.64</text:p>
              </table:table-cell>
              <table:table-cell office:value-type="float" office:value="0.8062032">
                <text:p>0.8062032</text:p>
              </table:table-cell>
              <table:table-cell office:value-type="float" office:value="0.7450264">
                <text:p>0.745026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65">
                <text:p>4.65</text:p>
              </table:table-cell>
              <table:table-cell office:value-type="float" office:value="0.7936813">
                <text:p>0.7936813</text:p>
              </table:table-cell>
              <table:table-cell office:value-type="float" office:value="0.7408852">
                <text:p>0.740885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66">
                <text:p>4.66</text:p>
              </table:table-cell>
              <table:table-cell office:value-type="float" office:value="0.7818814">
                <text:p>0.7818814</text:p>
              </table:table-cell>
              <table:table-cell office:value-type="float" office:value="0.736744">
                <text:p>0.73674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67">
                <text:p>4.67</text:p>
              </table:table-cell>
              <table:table-cell office:value-type="float" office:value="0.7707471">
                <text:p>0.7707471</text:p>
              </table:table-cell>
              <table:table-cell office:value-type="float" office:value="0.7326028">
                <text:p>0.732602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68">
                <text:p>4.68</text:p>
              </table:table-cell>
              <table:table-cell office:value-type="float" office:value="0.7602245">
                <text:p>0.7602245</text:p>
              </table:table-cell>
              <table:table-cell office:value-type="float" office:value="0.7284616">
                <text:p>0.728461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69">
                <text:p>4.69</text:p>
              </table:table-cell>
              <table:table-cell office:value-type="float" office:value="0.7412815">
                <text:p>0.7412815</text:p>
              </table:table-cell>
              <table:table-cell office:value-type="float" office:value="0.7183784">
                <text:p>0.718378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7">
                <text:p>4.7</text:p>
              </table:table-cell>
              <table:table-cell office:value-type="float" office:value="0.7143482">
                <text:p>0.7143482</text:p>
              </table:table-cell>
              <table:table-cell office:value-type="float" office:value="0.7034979">
                <text:p>0.703497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71">
                <text:p>4.71</text:p>
              </table:table-cell>
              <table:table-cell office:value-type="float" office:value="0.6861844">
                <text:p>0.6861844</text:p>
              </table:table-cell>
              <table:table-cell office:value-type="float" office:value="0.6886174">
                <text:p>0.688617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72">
                <text:p>4.72</text:p>
              </table:table-cell>
              <table:table-cell office:value-type="float" office:value="0.6566495">
                <text:p>0.6566495</text:p>
              </table:table-cell>
              <table:table-cell office:value-type="float" office:value="0.6737369">
                <text:p>0.673736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73">
                <text:p>4.73</text:p>
              </table:table-cell>
              <table:table-cell office:value-type="float" office:value="0.6256079">
                <text:p>0.6256079</text:p>
              </table:table-cell>
              <table:table-cell office:value-type="float" office:value="0.6588564">
                <text:p>0.658856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74">
                <text:p>4.74</text:p>
              </table:table-cell>
              <table:table-cell office:value-type="float" office:value="0.594758">
                <text:p>0.594758</text:p>
              </table:table-cell>
              <table:table-cell office:value-type="float" office:value="0.6461093">
                <text:p>0.646109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75">
                <text:p>4.75</text:p>
              </table:table-cell>
              <table:table-cell office:value-type="float" office:value="0.5656672">
                <text:p>0.5656672</text:p>
              </table:table-cell>
              <table:table-cell office:value-type="float" office:value="0.6350846">
                <text:p>0.635084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76">
                <text:p>4.76</text:p>
              </table:table-cell>
              <table:table-cell office:value-type="float" office:value="0.539311">
                <text:p>0.539311</text:p>
              </table:table-cell>
              <table:table-cell office:value-type="float" office:value="0.62406">
                <text:p>0.6240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77">
                <text:p>4.77</text:p>
              </table:table-cell>
              <table:table-cell office:value-type="float" office:value="0.5186606">
                <text:p>0.5186606</text:p>
              </table:table-cell>
              <table:table-cell office:value-type="float" office:value="0.6130353">
                <text:p>0.613035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78">
                <text:p>4.78</text:p>
              </table:table-cell>
              <table:table-cell office:value-type="float" office:value="0.5076808">
                <text:p>0.5076808</text:p>
              </table:table-cell>
              <table:table-cell office:value-type="float" office:value="0.6020106">
                <text:p>0.602010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79">
                <text:p>4.79</text:p>
              </table:table-cell>
              <table:table-cell office:value-type="float" office:value="0.5054768">
                <text:p>0.5054768</text:p>
              </table:table-cell>
              <table:table-cell office:value-type="float" office:value="0.5919058">
                <text:p>0.591905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8">
                <text:p>4.8</text:p>
              </table:table-cell>
              <table:table-cell office:value-type="float" office:value="0.5035065">
                <text:p>0.5035065</text:p>
              </table:table-cell>
              <table:table-cell office:value-type="float" office:value="0.5825437">
                <text:p>0.582543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81">
                <text:p>4.81</text:p>
              </table:table-cell>
              <table:table-cell office:value-type="float" office:value="0.5029628">
                <text:p>0.5029628</text:p>
              </table:table-cell>
              <table:table-cell office:value-type="float" office:value="0.5731816">
                <text:p>0.573181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82">
                <text:p>4.82</text:p>
              </table:table-cell>
              <table:table-cell office:value-type="float" office:value="0.5037587">
                <text:p>0.5037587</text:p>
              </table:table-cell>
              <table:table-cell office:value-type="float" office:value="0.5638194">
                <text:p>0.563819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83">
                <text:p>4.83</text:p>
              </table:table-cell>
              <table:table-cell office:value-type="float" office:value="0.5057937">
                <text:p>0.5057937</text:p>
              </table:table-cell>
              <table:table-cell office:value-type="float" office:value="0.5544573">
                <text:p>0.554457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84">
                <text:p>4.84</text:p>
              </table:table-cell>
              <table:table-cell office:value-type="float" office:value="0.496824">
                <text:p>0.496824</text:p>
              </table:table-cell>
              <table:table-cell office:value-type="float" office:value="0.5419766">
                <text:p>0.541976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85">
                <text:p>4.85</text:p>
              </table:table-cell>
              <table:table-cell office:value-type="float" office:value="0.4841909">
                <text:p>0.4841909</text:p>
              </table:table-cell>
              <table:table-cell office:value-type="float" office:value="0.5269781">
                <text:p>0.526978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86">
                <text:p>4.86</text:p>
              </table:table-cell>
              <table:table-cell office:value-type="float" office:value="0.4778106">
                <text:p>0.4778106</text:p>
              </table:table-cell>
              <table:table-cell office:value-type="float" office:value="0.5119796">
                <text:p>0.511979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87">
                <text:p>4.87</text:p>
              </table:table-cell>
              <table:table-cell office:value-type="float" office:value="0.4763061">
                <text:p>0.4763061</text:p>
              </table:table-cell>
              <table:table-cell office:value-type="float" office:value="0.4969811">
                <text:p>0.496981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88">
                <text:p>4.88</text:p>
              </table:table-cell>
              <table:table-cell office:value-type="float" office:value="0.4785272">
                <text:p>0.4785272</text:p>
              </table:table-cell>
              <table:table-cell office:value-type="float" office:value="0.4819827">
                <text:p>0.481982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89">
                <text:p>4.89</text:p>
              </table:table-cell>
              <table:table-cell office:value-type="float" office:value="0.4940632">
                <text:p>0.4940632</text:p>
              </table:table-cell>
              <table:table-cell office:value-type="float" office:value="0.4678089">
                <text:p>0.467808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9">
                <text:p>4.9</text:p>
              </table:table-cell>
              <table:table-cell office:value-type="float" office:value="0.5195121">
                <text:p>0.5195121</text:p>
              </table:table-cell>
              <table:table-cell office:value-type="float" office:value="0.4543009">
                <text:p>0.454300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91">
                <text:p>4.91</text:p>
              </table:table-cell>
              <table:table-cell office:value-type="float" office:value="0.5452191">
                <text:p>0.5452191</text:p>
              </table:table-cell>
              <table:table-cell office:value-type="float" office:value="0.440793">
                <text:p>0.44079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92">
                <text:p>4.92</text:p>
              </table:table-cell>
              <table:table-cell office:value-type="float" office:value="0.5704434">
                <text:p>0.5704434</text:p>
              </table:table-cell>
              <table:table-cell office:value-type="float" office:value="0.427285">
                <text:p>0.42728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93">
                <text:p>4.93</text:p>
              </table:table-cell>
              <table:table-cell office:value-type="float" office:value="0.5946742">
                <text:p>0.5946742</text:p>
              </table:table-cell>
              <table:table-cell office:value-type="float" office:value="0.4137771">
                <text:p>0.413777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94">
                <text:p>4.94</text:p>
              </table:table-cell>
              <table:table-cell office:value-type="float" office:value="0.6113604">
                <text:p>0.6113604</text:p>
              </table:table-cell>
              <table:table-cell office:value-type="float" office:value="0.4032992">
                <text:p>0.403299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95">
                <text:p>4.95</text:p>
              </table:table-cell>
              <table:table-cell office:value-type="float" office:value="0.6224333">
                <text:p>0.6224333</text:p>
              </table:table-cell>
              <table:table-cell office:value-type="float" office:value="0.3952676">
                <text:p>0.395267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96">
                <text:p>4.96</text:p>
              </table:table-cell>
              <table:table-cell office:value-type="float" office:value="0.6331173">
                <text:p>0.6331173</text:p>
              </table:table-cell>
              <table:table-cell office:value-type="float" office:value="0.387236">
                <text:p>0.38723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97">
                <text:p>4.97</text:p>
              </table:table-cell>
              <table:table-cell office:value-type="float" office:value="0.6433853">
                <text:p>0.6433853</text:p>
              </table:table-cell>
              <table:table-cell office:value-type="float" office:value="0.3792043">
                <text:p>0.379204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98">
                <text:p>4.98</text:p>
              </table:table-cell>
              <table:table-cell office:value-type="float" office:value="0.6532099">
                <text:p>0.6532099</text:p>
              </table:table-cell>
              <table:table-cell office:value-type="float" office:value="0.3711727">
                <text:p>0.371172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.99">
                <text:p>4.99</text:p>
              </table:table-cell>
              <table:table-cell office:value-type="float" office:value="0.6746536">
                <text:p>0.6746536</text:p>
              </table:table-cell>
              <table:table-cell office:value-type="float" office:value="0.3674126">
                <text:p>0.367412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">
                <text:p>5</text:p>
              </table:table-cell>
              <table:table-cell office:value-type="float" office:value="0.7015398">
                <text:p>0.7015398</text:p>
              </table:table-cell>
              <table:table-cell office:value-type="float" office:value="0.367101">
                <text:p>0.36710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01">
                <text:p>5.01</text:p>
              </table:table-cell>
              <table:table-cell office:value-type="float" office:value="0.722776">
                <text:p>0.722776</text:p>
              </table:table-cell>
              <table:table-cell office:value-type="float" office:value="0.3667894">
                <text:p>0.366789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02">
                <text:p>5.02</text:p>
              </table:table-cell>
              <table:table-cell office:value-type="float" office:value="0.7376078">
                <text:p>0.7376078</text:p>
              </table:table-cell>
              <table:table-cell office:value-type="float" office:value="0.3664778">
                <text:p>0.366477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03">
                <text:p>5.03</text:p>
              </table:table-cell>
              <table:table-cell office:value-type="float" office:value="0.7444021">
                <text:p>0.7444021</text:p>
              </table:table-cell>
              <table:table-cell office:value-type="float" office:value="0.3661663">
                <text:p>0.366166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04">
                <text:p>5.04</text:p>
              </table:table-cell>
              <table:table-cell office:value-type="float" office:value="0.7386057">
                <text:p>0.7386057</text:p>
              </table:table-cell>
              <table:table-cell office:value-type="float" office:value="0.3682372">
                <text:p>0.368237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05">
                <text:p>5.05</text:p>
              </table:table-cell>
              <table:table-cell office:value-type="float" office:value="0.7256992">
                <text:p>0.7256992</text:p>
              </table:table-cell>
              <table:table-cell office:value-type="float" office:value="0.3722317">
                <text:p>0.372231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06">
                <text:p>5.06</text:p>
              </table:table-cell>
              <table:table-cell office:value-type="float" office:value="0.7081003">
                <text:p>0.7081003</text:p>
              </table:table-cell>
              <table:table-cell office:value-type="float" office:value="0.3762262">
                <text:p>0.376226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07">
                <text:p>5.07</text:p>
              </table:table-cell>
              <table:table-cell office:value-type="float" office:value="0.6846377">
                <text:p>0.6846377</text:p>
              </table:table-cell>
              <table:table-cell office:value-type="float" office:value="0.3802206">
                <text:p>0.380220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08">
                <text:p>5.08</text:p>
              </table:table-cell>
              <table:table-cell office:value-type="float" office:value="0.6541239">
                <text:p>0.6541239</text:p>
              </table:table-cell>
              <table:table-cell office:value-type="float" office:value="0.3842151">
                <text:p>0.384215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09">
                <text:p>5.09</text:p>
              </table:table-cell>
              <table:table-cell office:value-type="float" office:value="0.6389626">
                <text:p>0.6389626</text:p>
              </table:table-cell>
              <table:table-cell office:value-type="float" office:value="0.3975183">
                <text:p>0.397518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1">
                <text:p>5.1</text:p>
              </table:table-cell>
              <table:table-cell office:value-type="float" office:value="0.6408779">
                <text:p>0.6408779</text:p>
              </table:table-cell>
              <table:table-cell office:value-type="float" office:value="0.418337">
                <text:p>0.41833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11">
                <text:p>5.11</text:p>
              </table:table-cell>
              <table:table-cell office:value-type="float" office:value="0.6429229">
                <text:p>0.6429229</text:p>
              </table:table-cell>
              <table:table-cell office:value-type="float" office:value="0.4391557">
                <text:p>0.439155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12">
                <text:p>5.12</text:p>
              </table:table-cell>
              <table:table-cell office:value-type="float" office:value="0.6451773">
                <text:p>0.6451773</text:p>
              </table:table-cell>
              <table:table-cell office:value-type="float" office:value="0.4599744">
                <text:p>0.459974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.13">
                <text:p>5.13</text:p>
              </table:table-cell>
              <table:table-cell office:value-type="float" office:value="0.6477481">
                <text:p>0.6477481</text:p>
              </table:table-cell>
              <table:table-cell office:value-type="float" office:value="0.480793">
                <text:p>0.48079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14">
                <text:p>5.14</text:p>
              </table:table-cell>
              <table:table-cell office:value-type="float" office:value="0.6510233">
                <text:p>0.6510233</text:p>
              </table:table-cell>
              <table:table-cell office:value-type="float" office:value="0.5001553">
                <text:p>0.500155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15">
                <text:p>5.15</text:p>
              </table:table-cell>
              <table:table-cell office:value-type="float" office:value="0.6536713">
                <text:p>0.6536713</text:p>
              </table:table-cell>
              <table:table-cell office:value-type="float" office:value="0.5183418">
                <text:p>0.518341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16">
                <text:p>5.16</text:p>
              </table:table-cell>
              <table:table-cell office:value-type="float" office:value="0.655174">
                <text:p>0.655174</text:p>
              </table:table-cell>
              <table:table-cell office:value-type="float" office:value="0.5365282">
                <text:p>0.536528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17">
                <text:p>5.17</text:p>
              </table:table-cell>
              <table:table-cell office:value-type="float" office:value="0.65561">
                <text:p>0.65561</text:p>
              </table:table-cell>
              <table:table-cell office:value-type="float" office:value="0.5547147">
                <text:p>0.554714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18">
                <text:p>5.18</text:p>
              </table:table-cell>
              <table:table-cell office:value-type="float" office:value="0.6550519">
                <text:p>0.6550519</text:p>
              </table:table-cell>
              <table:table-cell office:value-type="float" office:value="0.5729011">
                <text:p>0.572901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19">
                <text:p>5.19</text:p>
              </table:table-cell>
              <table:table-cell office:value-type="float" office:value="0.6449656">
                <text:p>0.6449656</text:p>
              </table:table-cell>
              <table:table-cell office:value-type="float" office:value="0.5897025">
                <text:p>0.589702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2">
                <text:p>5.2</text:p>
              </table:table-cell>
              <table:table-cell office:value-type="float" office:value="0.6199191">
                <text:p>0.6199191</text:p>
              </table:table-cell>
              <table:table-cell office:value-type="float" office:value="0.6053858">
                <text:p>0.605385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21">
                <text:p>5.21</text:p>
              </table:table-cell>
              <table:table-cell office:value-type="float" office:value="0.5863124">
                <text:p>0.5863124</text:p>
              </table:table-cell>
              <table:table-cell office:value-type="float" office:value="0.621069">
                <text:p>0.62106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22">
                <text:p>5.22</text:p>
              </table:table-cell>
              <table:table-cell office:value-type="float" office:value="0.5460113">
                <text:p>0.5460113</text:p>
              </table:table-cell>
              <table:table-cell office:value-type="float" office:value="0.6367522">
                <text:p>0.636752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23">
                <text:p>5.23</text:p>
              </table:table-cell>
              <table:table-cell office:value-type="float" office:value="0.5010754">
                <text:p>0.5010754</text:p>
              </table:table-cell>
              <table:table-cell office:value-type="float" office:value="0.6524355">
                <text:p>0.652435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24">
                <text:p>5.24</text:p>
              </table:table-cell>
              <table:table-cell office:value-type="float" office:value="0.5126925">
                <text:p>0.5126925</text:p>
              </table:table-cell>
              <table:table-cell office:value-type="float" office:value="0.6710931">
                <text:p>0.671093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25">
                <text:p>5.25</text:p>
              </table:table-cell>
              <table:table-cell office:value-type="float" office:value="0.5709694">
                <text:p>0.5709694</text:p>
              </table:table-cell>
              <table:table-cell office:value-type="float" office:value="0.6921522">
                <text:p>0.692152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26">
                <text:p>5.26</text:p>
              </table:table-cell>
              <table:table-cell office:value-type="float" office:value="0.6274115">
                <text:p>0.6274115</text:p>
              </table:table-cell>
              <table:table-cell office:value-type="float" office:value="0.7132113">
                <text:p>0.713211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27">
                <text:p>5.27</text:p>
              </table:table-cell>
              <table:table-cell office:value-type="float" office:value="0.681303">
                <text:p>0.681303</text:p>
              </table:table-cell>
              <table:table-cell office:value-type="float" office:value="0.7342704">
                <text:p>0.734270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28">
                <text:p>5.28</text:p>
              </table:table-cell>
              <table:table-cell office:value-type="float" office:value="0.7325334">
                <text:p>0.7325334</text:p>
              </table:table-cell>
              <table:table-cell office:value-type="float" office:value="0.7553294">
                <text:p>0.755329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29">
                <text:p>5.29</text:p>
              </table:table-cell>
              <table:table-cell office:value-type="float" office:value="0.8095499">
                <text:p>0.8095499</text:p>
              </table:table-cell>
              <table:table-cell office:value-type="float" office:value="0.792453">
                <text:p>0.79245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.3">
                <text:p>5.3</text:p>
              </table:table-cell>
              <table:table-cell office:value-type="float" office:value="0.9554446">
                <text:p>0.9554446</text:p>
              </table:table-cell>
              <table:table-cell office:value-type="float" office:value="0.8425466">
                <text:p>0.842546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31">
                <text:p>5.31</text:p>
              </table:table-cell>
              <table:table-cell office:value-type="float" office:value="1.176666">
                <text:p>1.176666</text:p>
              </table:table-cell>
              <table:table-cell office:value-type="float" office:value="0.8926401">
                <text:p>0.892640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32">
                <text:p>5.32</text:p>
              </table:table-cell>
              <table:table-cell office:value-type="float" office:value="1.44267">
                <text:p>1.44267</text:p>
              </table:table-cell>
              <table:table-cell office:value-type="float" office:value="0.9427336">
                <text:p>0.942733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33">
                <text:p>5.33</text:p>
              </table:table-cell>
              <table:table-cell office:value-type="float" office:value="1.674901">
                <text:p>1.674901</text:p>
              </table:table-cell>
              <table:table-cell office:value-type="float" office:value="0.9928271">
                <text:p>0.992827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34">
                <text:p>5.34</text:p>
              </table:table-cell>
              <table:table-cell office:value-type="float" office:value="1.737867">
                <text:p>1.737867</text:p>
              </table:table-cell>
              <table:table-cell office:value-type="float" office:value="1.03613">
                <text:p>1.0361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35">
                <text:p>5.35</text:p>
              </table:table-cell>
              <table:table-cell office:value-type="float" office:value="1.69382">
                <text:p>1.69382</text:p>
              </table:table-cell>
              <table:table-cell office:value-type="float" office:value="1.073951">
                <text:p>1.07395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.36">
                <text:p>5.36</text:p>
              </table:table-cell>
              <table:table-cell office:value-type="float" office:value="1.62412">
                <text:p>1.62412</text:p>
              </table:table-cell>
              <table:table-cell office:value-type="float" office:value="1.111772">
                <text:p>1.11177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37">
                <text:p>5.37</text:p>
              </table:table-cell>
              <table:table-cell office:value-type="float" office:value="1.529005">
                <text:p>1.529005</text:p>
              </table:table-cell>
              <table:table-cell office:value-type="float" office:value="1.149592">
                <text:p>1.14959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38">
                <text:p>5.38</text:p>
              </table:table-cell>
              <table:table-cell office:value-type="float" office:value="1.418074">
                <text:p>1.418074</text:p>
              </table:table-cell>
              <table:table-cell office:value-type="float" office:value="1.187413">
                <text:p>1.18741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39">
                <text:p>5.39</text:p>
              </table:table-cell>
              <table:table-cell office:value-type="float" office:value="1.418388">
                <text:p>1.418388</text:p>
              </table:table-cell>
              <table:table-cell office:value-type="float" office:value="1.227996">
                <text:p>1.22799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4">
                <text:p>5.4</text:p>
              </table:table-cell>
              <table:table-cell office:value-type="float" office:value="1.503418">
                <text:p>1.503418</text:p>
              </table:table-cell>
              <table:table-cell office:value-type="float" office:value="1.27081">
                <text:p>1.2708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41">
                <text:p>5.41</text:p>
              </table:table-cell>
              <table:table-cell office:value-type="float" office:value="1.581884">
                <text:p>1.581884</text:p>
              </table:table-cell>
              <table:table-cell office:value-type="float" office:value="1.313624">
                <text:p>1.31362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42">
                <text:p>5.42</text:p>
              </table:table-cell>
              <table:table-cell office:value-type="float" office:value="1.655789">
                <text:p>1.655789</text:p>
              </table:table-cell>
              <table:table-cell office:value-type="float" office:value="1.356438">
                <text:p>1.35643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43">
                <text:p>5.43</text:p>
              </table:table-cell>
              <table:table-cell office:value-type="float" office:value="1.727587">
                <text:p>1.727587</text:p>
              </table:table-cell>
              <table:table-cell office:value-type="float" office:value="1.399252">
                <text:p>1.39925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.44">
                <text:p>5.44</text:p>
              </table:table-cell>
              <table:table-cell office:value-type="float" office:value="1.773288">
                <text:p>1.773288</text:p>
              </table:table-cell>
              <table:table-cell office:value-type="float" office:value="1.453708">
                <text:p>1.45370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45">
                <text:p>5.45</text:p>
              </table:table-cell>
              <table:table-cell office:value-type="float" office:value="1.790979">
                <text:p>1.790979</text:p>
              </table:table-cell>
              <table:table-cell office:value-type="float" office:value="1.517563">
                <text:p>1.51756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46">
                <text:p>5.46</text:p>
              </table:table-cell>
              <table:table-cell office:value-type="float" office:value="1.803396">
                <text:p>1.803396</text:p>
              </table:table-cell>
              <table:table-cell office:value-type="float" office:value="1.581419">
                <text:p>1.58141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47">
                <text:p>5.47</text:p>
              </table:table-cell>
              <table:table-cell office:value-type="float" office:value="1.813014">
                <text:p>1.813014</text:p>
              </table:table-cell>
              <table:table-cell office:value-type="float" office:value="1.645275">
                <text:p>1.64527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48">
                <text:p>5.48</text:p>
              </table:table-cell>
              <table:table-cell office:value-type="float" office:value="1.821204">
                <text:p>1.821204</text:p>
              </table:table-cell>
              <table:table-cell office:value-type="float" office:value="1.70913">
                <text:p>1.7091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49">
                <text:p>5.49</text:p>
              </table:table-cell>
              <table:table-cell office:value-type="float" office:value="1.8051">
                <text:p>1.8051</text:p>
              </table:table-cell>
              <table:table-cell office:value-type="float" office:value="1.773946">
                <text:p>1.77394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5">
                <text:p>5.5</text:p>
              </table:table-cell>
              <table:table-cell office:value-type="float" office:value="1.800183">
                <text:p>1.800183</text:p>
              </table:table-cell>
              <table:table-cell office:value-type="float" office:value="1.839537">
                <text:p>1.83953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51">
                <text:p>5.51</text:p>
              </table:table-cell>
              <table:table-cell office:value-type="float" office:value="1.86622">
                <text:p>1.86622</text:p>
              </table:table-cell>
              <table:table-cell office:value-type="float" office:value="1.905128">
                <text:p>1.90512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52">
                <text:p>5.52</text:p>
              </table:table-cell>
              <table:table-cell office:value-type="float" office:value="2.020554">
                <text:p>2.020554</text:p>
              </table:table-cell>
              <table:table-cell office:value-type="float" office:value="1.970719">
                <text:p>1.97071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53">
                <text:p>5.53</text:p>
              </table:table-cell>
              <table:table-cell office:value-type="float" office:value="2.228603">
                <text:p>2.228603</text:p>
              </table:table-cell>
              <table:table-cell office:value-type="float" office:value="2.03631">
                <text:p>2.0363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54">
                <text:p>5.54</text:p>
              </table:table-cell>
              <table:table-cell office:value-type="float" office:value="2.455499">
                <text:p>2.455499</text:p>
              </table:table-cell>
              <table:table-cell office:value-type="float" office:value="2.097272">
                <text:p>2.09727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55">
                <text:p>5.55</text:p>
              </table:table-cell>
              <table:table-cell office:value-type="float" office:value="2.611923">
                <text:p>2.611923</text:p>
              </table:table-cell>
              <table:table-cell office:value-type="float" office:value="2.154496">
                <text:p>2.15449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56">
                <text:p>5.56</text:p>
              </table:table-cell>
              <table:table-cell office:value-type="float" office:value="2.668944">
                <text:p>2.668944</text:p>
              </table:table-cell>
              <table:table-cell office:value-type="float" office:value="2.21172">
                <text:p>2.2117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57">
                <text:p>5.57</text:p>
              </table:table-cell>
              <table:table-cell office:value-type="float" office:value="2.686006">
                <text:p>2.686006</text:p>
              </table:table-cell>
              <table:table-cell office:value-type="float" office:value="2.268943">
                <text:p>2.26894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.58">
                <text:p>5.58</text:p>
              </table:table-cell>
              <table:table-cell office:value-type="float" office:value="2.690828">
                <text:p>2.690828</text:p>
              </table:table-cell>
              <table:table-cell office:value-type="float" office:value="2.326167">
                <text:p>2.32616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59">
                <text:p>5.59</text:p>
              </table:table-cell>
              <table:table-cell office:value-type="float" office:value="2.691993">
                <text:p>2.691993</text:p>
              </table:table-cell>
              <table:table-cell office:value-type="float" office:value="2.411298">
                <text:p>2.41129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6">
                <text:p>5.6</text:p>
              </table:table-cell>
              <table:table-cell office:value-type="float" office:value="2.692837">
                <text:p>2.692837</text:p>
              </table:table-cell>
              <table:table-cell office:value-type="float" office:value="2.51896">
                <text:p>2.5189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.61">
                <text:p>5.61</text:p>
              </table:table-cell>
              <table:table-cell office:value-type="float" office:value="2.694355">
                <text:p>2.694355</text:p>
              </table:table-cell>
              <table:table-cell office:value-type="float" office:value="2.626622">
                <text:p>2.62662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62">
                <text:p>5.62</text:p>
              </table:table-cell>
              <table:table-cell office:value-type="float" office:value="2.69747">
                <text:p>2.69747</text:p>
              </table:table-cell>
              <table:table-cell office:value-type="float" office:value="2.734284">
                <text:p>2.73428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63">
                <text:p>5.63</text:p>
              </table:table-cell>
              <table:table-cell office:value-type="float" office:value="2.704196">
                <text:p>2.704196</text:p>
              </table:table-cell>
              <table:table-cell office:value-type="float" office:value="2.841946">
                <text:p>2.84194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64">
                <text:p>5.64</text:p>
              </table:table-cell>
              <table:table-cell office:value-type="float" office:value="2.727491">
                <text:p>2.727491</text:p>
              </table:table-cell>
              <table:table-cell office:value-type="float" office:value="2.987797">
                <text:p>2.98779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.65">
                <text:p>5.65</text:p>
              </table:table-cell>
              <table:table-cell office:value-type="float" office:value="2.817446">
                <text:p>2.817446</text:p>
              </table:table-cell>
              <table:table-cell office:value-type="float" office:value="3.164479">
                <text:p>3.16447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66">
                <text:p>5.66</text:p>
              </table:table-cell>
              <table:table-cell office:value-type="float" office:value="3.09035">
                <text:p>3.09035</text:p>
              </table:table-cell>
              <table:table-cell office:value-type="float" office:value="3.341161">
                <text:p>3.34116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67">
                <text:p>5.67</text:p>
              </table:table-cell>
              <table:table-cell office:value-type="float" office:value="3.6541">
                <text:p>3.6541</text:p>
              </table:table-cell>
              <table:table-cell office:value-type="float" office:value="3.517844">
                <text:p>3.51784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.68">
                <text:p>5.68</text:p>
              </table:table-cell>
              <table:table-cell office:value-type="float" office:value="4.245398">
                <text:p>4.245398</text:p>
              </table:table-cell>
              <table:table-cell office:value-type="float" office:value="3.694526">
                <text:p>3.69452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69">
                <text:p>5.69</text:p>
              </table:table-cell>
              <table:table-cell office:value-type="float" office:value="4.415642">
                <text:p>4.415642</text:p>
              </table:table-cell>
              <table:table-cell office:value-type="float" office:value="3.859689">
                <text:p>3.85968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7">
                <text:p>5.7</text:p>
              </table:table-cell>
              <table:table-cell office:value-type="float" office:value="4.411228">
                <text:p>4.411228</text:p>
              </table:table-cell>
              <table:table-cell office:value-type="float" office:value="4.015551">
                <text:p>4.01555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.71">
                <text:p>5.71</text:p>
              </table:table-cell>
              <table:table-cell office:value-type="float" office:value="4.421908">
                <text:p>4.421908</text:p>
              </table:table-cell>
              <table:table-cell office:value-type="float" office:value="4.171413">
                <text:p>4.17141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72">
                <text:p>5.72</text:p>
              </table:table-cell>
              <table:table-cell office:value-type="float" office:value="4.597921">
                <text:p>4.597921</text:p>
              </table:table-cell>
              <table:table-cell office:value-type="float" office:value="4.327276">
                <text:p>4.32727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73">
                <text:p>5.73</text:p>
              </table:table-cell>
              <table:table-cell office:value-type="float" office:value="5.088546">
                <text:p>5.088546</text:p>
              </table:table-cell>
              <table:table-cell office:value-type="float" office:value="4.483138">
                <text:p>4.48313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74">
                <text:p>5.74</text:p>
              </table:table-cell>
              <table:table-cell office:value-type="float" office:value="5.263283">
                <text:p>5.263283</text:p>
              </table:table-cell>
              <table:table-cell office:value-type="float" office:value="4.637091">
                <text:p>4.63709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75">
                <text:p>5.75</text:p>
              </table:table-cell>
              <table:table-cell office:value-type="float" office:value="5.357398">
                <text:p>5.357398</text:p>
              </table:table-cell>
              <table:table-cell office:value-type="float" office:value="4.789502">
                <text:p>4.78950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.76">
                <text:p>5.76</text:p>
              </table:table-cell>
              <table:table-cell office:value-type="float" office:value="5.418763">
                <text:p>5.418763</text:p>
              </table:table-cell>
              <table:table-cell office:value-type="float" office:value="4.941914">
                <text:p>4.94191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77">
                <text:p>5.77</text:p>
              </table:table-cell>
              <table:table-cell office:value-type="float" office:value="5.460259">
                <text:p>5.460259</text:p>
              </table:table-cell>
              <table:table-cell office:value-type="float" office:value="5.094325">
                <text:p>5.09432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78">
                <text:p>5.78</text:p>
              </table:table-cell>
              <table:table-cell office:value-type="float" office:value="5.488782">
                <text:p>5.488782</text:p>
              </table:table-cell>
              <table:table-cell office:value-type="float" office:value="5.246736">
                <text:p>5.24673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79">
                <text:p>5.79</text:p>
              </table:table-cell>
              <table:table-cell office:value-type="float" office:value="5.50835">
                <text:p>5.50835</text:p>
              </table:table-cell>
              <table:table-cell office:value-type="float" office:value="5.335718">
                <text:p>5.33571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8">
                <text:p>5.8</text:p>
              </table:table-cell>
              <table:table-cell office:value-type="float" office:value="5.520992">
                <text:p>5.520992</text:p>
              </table:table-cell>
              <table:table-cell office:value-type="float" office:value="5.373491">
                <text:p>5.37349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.81">
                <text:p>5.81</text:p>
              </table:table-cell>
              <table:table-cell office:value-type="float" office:value="5.52699">
                <text:p>5.52699</text:p>
              </table:table-cell>
              <table:table-cell office:value-type="float" office:value="5.411263">
                <text:p>5.41126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82">
                <text:p>5.82</text:p>
              </table:table-cell>
              <table:table-cell office:value-type="float" office:value="5.522713">
                <text:p>5.522713</text:p>
              </table:table-cell>
              <table:table-cell office:value-type="float" office:value="5.449036">
                <text:p>5.44903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83">
                <text:p>5.83</text:p>
              </table:table-cell>
              <table:table-cell office:value-type="float" office:value="5.494687">
                <text:p>5.494687</text:p>
              </table:table-cell>
              <table:table-cell office:value-type="float" office:value="5.486808">
                <text:p>5.48680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84">
                <text:p>5.84</text:p>
              </table:table-cell>
              <table:table-cell office:value-type="float" office:value="5.530581">
                <text:p>5.530581</text:p>
              </table:table-cell>
              <table:table-cell office:value-type="float" office:value="5.506632">
                <text:p>5.50663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85">
                <text:p>5.85</text:p>
              </table:table-cell>
              <table:table-cell office:value-type="float" office:value="5.546254">
                <text:p>5.546254</text:p>
              </table:table-cell>
              <table:table-cell office:value-type="float" office:value="5.511964">
                <text:p>5.51196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86">
                <text:p>5.86</text:p>
              </table:table-cell>
              <table:table-cell office:value-type="float" office:value="5.548072">
                <text:p>5.548072</text:p>
              </table:table-cell>
              <table:table-cell office:value-type="float" office:value="5.517296">
                <text:p>5.51729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87">
                <text:p>5.87</text:p>
              </table:table-cell>
              <table:table-cell office:value-type="float" office:value="5.549025">
                <text:p>5.549025</text:p>
              </table:table-cell>
              <table:table-cell office:value-type="float" office:value="5.522628">
                <text:p>5.52262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.88">
                <text:p>5.88</text:p>
              </table:table-cell>
              <table:table-cell office:value-type="float" office:value="5.549741">
                <text:p>5.549741</text:p>
              </table:table-cell>
              <table:table-cell office:value-type="float" office:value="5.527961">
                <text:p>5.52796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.89">
                <text:p>5.89</text:p>
              </table:table-cell>
              <table:table-cell office:value-type="float" office:value="5.550782">
                <text:p>5.550782</text:p>
              </table:table-cell>
              <table:table-cell office:value-type="float" office:value="5.59054">
                <text:p>5.5905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.9">
                <text:p>5.9</text:p>
              </table:table-cell>
              <table:table-cell office:value-type="float" office:value="5.551544">
                <text:p>5.551544</text:p>
              </table:table-cell>
              <table:table-cell office:value-type="float" office:value="5.69934">
                <text:p>5.6993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.91">
                <text:p>5.91</text:p>
              </table:table-cell>
              <table:table-cell office:value-type="float" office:value="5.551879">
                <text:p>5.551879</text:p>
              </table:table-cell>
              <table:table-cell office:value-type="float" office:value="5.808139">
                <text:p>5.80813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.92">
                <text:p>5.92</text:p>
              </table:table-cell>
              <table:table-cell office:value-type="float" office:value="5.55202">
                <text:p>5.55202</text:p>
              </table:table-cell>
              <table:table-cell office:value-type="float" office:value="5.916939">
                <text:p>5.91693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.93">
                <text:p>5.93</text:p>
              </table:table-cell>
              <table:table-cell office:value-type="float" office:value="5.552065">
                <text:p>5.552065</text:p>
              </table:table-cell>
              <table:table-cell office:value-type="float" office:value="6.025738">
                <text:p>6.02573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.94">
                <text:p>5.94</text:p>
              </table:table-cell>
              <table:table-cell office:value-type="float" office:value="5.552053">
                <text:p>5.552053</text:p>
              </table:table-cell>
              <table:table-cell office:value-type="float" office:value="6.091508">
                <text:p>6.09150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.95">
                <text:p>5.95</text:p>
              </table:table-cell>
              <table:table-cell office:value-type="float" office:value="5.552026">
                <text:p>5.552026</text:p>
              </table:table-cell>
              <table:table-cell office:value-type="float" office:value="6.122538">
                <text:p>6.12253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.96">
                <text:p>5.96</text:p>
              </table:table-cell>
              <table:table-cell office:value-type="float" office:value="5.55199">
                <text:p>5.55199</text:p>
              </table:table-cell>
              <table:table-cell office:value-type="float" office:value="6.153567">
                <text:p>6.15356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.97">
                <text:p>5.97</text:p>
              </table:table-cell>
              <table:table-cell office:value-type="float" office:value="5.551943">
                <text:p>5.551943</text:p>
              </table:table-cell>
              <table:table-cell office:value-type="float" office:value="6.184597">
                <text:p>6.18459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.98">
                <text:p>5.98</text:p>
              </table:table-cell>
              <table:table-cell office:value-type="float" office:value="5.55188">
                <text:p>5.55188</text:p>
              </table:table-cell>
              <table:table-cell office:value-type="float" office:value="6.215626">
                <text:p>6.21562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.99">
                <text:p>5.99</text:p>
              </table:table-cell>
              <table:table-cell office:value-type="float" office:value="5.551705">
                <text:p>5.551705</text:p>
              </table:table-cell>
              <table:table-cell office:value-type="float" office:value="6.211658">
                <text:p>6.21165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">
                <text:p>6</text:p>
              </table:table-cell>
              <table:table-cell office:value-type="float" office:value="5.551094">
                <text:p>5.551094</text:p>
              </table:table-cell>
              <table:table-cell office:value-type="float" office:value="6.179433">
                <text:p>6.17943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01">
                <text:p>6.01</text:p>
              </table:table-cell>
              <table:table-cell office:value-type="float" office:value="5.549345">
                <text:p>5.549345</text:p>
              </table:table-cell>
              <table:table-cell office:value-type="float" office:value="6.147208">
                <text:p>6.14720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.02">
                <text:p>6.02</text:p>
              </table:table-cell>
              <table:table-cell office:value-type="float" office:value="5.544436">
                <text:p>5.544436</text:p>
              </table:table-cell>
              <table:table-cell office:value-type="float" office:value="6.114983">
                <text:p>6.11498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.03">
                <text:p>6.03</text:p>
              </table:table-cell>
              <table:table-cell office:value-type="float" office:value="5.530791">
                <text:p>5.530791</text:p>
              </table:table-cell>
              <table:table-cell office:value-type="float" office:value="6.082758">
                <text:p>6.08275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.04">
                <text:p>6.04</text:p>
              </table:table-cell>
              <table:table-cell office:value-type="float" office:value="5.516448">
                <text:p>5.516448</text:p>
              </table:table-cell>
              <table:table-cell office:value-type="float" office:value="6.052966">
                <text:p>6.05296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.05">
                <text:p>6.05</text:p>
              </table:table-cell>
              <table:table-cell office:value-type="float" office:value="5.51231">
                <text:p>5.51231</text:p>
              </table:table-cell>
              <table:table-cell office:value-type="float" office:value="6.025138">
                <text:p>6.02513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.06">
                <text:p>6.06</text:p>
              </table:table-cell>
              <table:table-cell office:value-type="float" office:value="5.507696">
                <text:p>5.507696</text:p>
              </table:table-cell>
              <table:table-cell office:value-type="float" office:value="5.99731">
                <text:p>5.9973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.07">
                <text:p>6.07</text:p>
              </table:table-cell>
              <table:table-cell office:value-type="float" office:value="5.502547">
                <text:p>5.502547</text:p>
              </table:table-cell>
              <table:table-cell office:value-type="float" office:value="5.969482">
                <text:p>5.96948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.08">
                <text:p>6.08</text:p>
              </table:table-cell>
              <table:table-cell office:value-type="float" office:value="5.496801">
                <text:p>5.496801</text:p>
              </table:table-cell>
              <table:table-cell office:value-type="float" office:value="5.941654">
                <text:p>5.94165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.09">
                <text:p>6.09</text:p>
              </table:table-cell>
              <table:table-cell office:value-type="float" office:value="5.499911">
                <text:p>5.499911</text:p>
              </table:table-cell>
              <table:table-cell office:value-type="float" office:value="5.8879">
                <text:p>5.887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.1">
                <text:p>6.1</text:p>
              </table:table-cell>
              <table:table-cell office:value-type="float" office:value="5.508965">
                <text:p>5.508965</text:p>
              </table:table-cell>
              <table:table-cell office:value-type="float" office:value="5.813214">
                <text:p>5.81321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.11">
                <text:p>6.11</text:p>
              </table:table-cell>
              <table:table-cell office:value-type="float" office:value="5.516184">
                <text:p>5.516184</text:p>
              </table:table-cell>
              <table:table-cell office:value-type="float" office:value="5.738528">
                <text:p>5.73852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.12">
                <text:p>6.12</text:p>
              </table:table-cell>
              <table:table-cell office:value-type="float" office:value="5.521731">
                <text:p>5.521731</text:p>
              </table:table-cell>
              <table:table-cell office:value-type="float" office:value="5.663842">
                <text:p>5.66384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13">
                <text:p>6.13</text:p>
              </table:table-cell>
              <table:table-cell office:value-type="float" office:value="5.525645">
                <text:p>5.525645</text:p>
              </table:table-cell>
              <table:table-cell office:value-type="float" office:value="5.589157">
                <text:p>5.58915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.14">
                <text:p>6.14</text:p>
              </table:table-cell>
              <table:table-cell office:value-type="float" office:value="5.516146">
                <text:p>5.516146</text:p>
              </table:table-cell>
              <table:table-cell office:value-type="float" office:value="5.501419">
                <text:p>5.50141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.15">
                <text:p>6.15</text:p>
              </table:table-cell>
              <table:table-cell office:value-type="float" office:value="5.48124">
                <text:p>5.48124</text:p>
              </table:table-cell>
              <table:table-cell office:value-type="float" office:value="5.403143">
                <text:p>5.40314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.16">
                <text:p>6.16</text:p>
              </table:table-cell>
              <table:table-cell office:value-type="float" office:value="5.410396">
                <text:p>5.410396</text:p>
              </table:table-cell>
              <table:table-cell office:value-type="float" office:value="5.304868">
                <text:p>5.30486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17">
                <text:p>6.17</text:p>
              </table:table-cell>
              <table:table-cell office:value-type="float" office:value="5.275075">
                <text:p>5.275075</text:p>
              </table:table-cell>
              <table:table-cell office:value-type="float" office:value="5.206593">
                <text:p>5.20659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.18">
                <text:p>6.18</text:p>
              </table:table-cell>
              <table:table-cell office:value-type="float" office:value="5.043053">
                <text:p>5.043053</text:p>
              </table:table-cell>
              <table:table-cell office:value-type="float" office:value="5.108317">
                <text:p>5.10831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.19">
                <text:p>6.19</text:p>
              </table:table-cell>
              <table:table-cell office:value-type="float" office:value="4.858962">
                <text:p>4.858962</text:p>
              </table:table-cell>
              <table:table-cell office:value-type="float" office:value="5.023638">
                <text:p>5.02363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.2">
                <text:p>6.2</text:p>
              </table:table-cell>
              <table:table-cell office:value-type="float" office:value="4.772016">
                <text:p>4.772016</text:p>
              </table:table-cell>
              <table:table-cell office:value-type="float" office:value="4.949935">
                <text:p>4.94993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.21">
                <text:p>6.21</text:p>
              </table:table-cell>
              <table:table-cell office:value-type="float" office:value="4.680201">
                <text:p>4.680201</text:p>
              </table:table-cell>
              <table:table-cell office:value-type="float" office:value="4.876232">
                <text:p>4.87623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22">
                <text:p>6.22</text:p>
              </table:table-cell>
              <table:table-cell office:value-type="float" office:value="4.584025">
                <text:p>4.584025</text:p>
              </table:table-cell>
              <table:table-cell office:value-type="float" office:value="4.80253">
                <text:p>4.8025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.23">
                <text:p>6.23</text:p>
              </table:table-cell>
              <table:table-cell office:value-type="float" office:value="4.48368">
                <text:p>4.48368</text:p>
              </table:table-cell>
              <table:table-cell office:value-type="float" office:value="4.728827">
                <text:p>4.72882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.24">
                <text:p>6.24</text:p>
              </table:table-cell>
              <table:table-cell office:value-type="float" office:value="4.402769">
                <text:p>4.402769</text:p>
              </table:table-cell>
              <table:table-cell office:value-type="float" office:value="4.660224">
                <text:p>4.66022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.25">
                <text:p>6.25</text:p>
              </table:table-cell>
              <table:table-cell office:value-type="float" office:value="4.340917">
                <text:p>4.340917</text:p>
              </table:table-cell>
              <table:table-cell office:value-type="float" office:value="4.595739">
                <text:p>4.59573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.26">
                <text:p>6.26</text:p>
              </table:table-cell>
              <table:table-cell office:value-type="float" office:value="4.280459">
                <text:p>4.280459</text:p>
              </table:table-cell>
              <table:table-cell office:value-type="float" office:value="4.531253">
                <text:p>4.53125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.27">
                <text:p>6.27</text:p>
              </table:table-cell>
              <table:table-cell office:value-type="float" office:value="4.221851">
                <text:p>4.221851</text:p>
              </table:table-cell>
              <table:table-cell office:value-type="float" office:value="4.466768">
                <text:p>4.46676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.28">
                <text:p>6.28</text:p>
              </table:table-cell>
              <table:table-cell office:value-type="float" office:value="4.165458">
                <text:p>4.165458</text:p>
              </table:table-cell>
              <table:table-cell office:value-type="float" office:value="4.402282">
                <text:p>4.40228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29">
                <text:p>6.29</text:p>
              </table:table-cell>
              <table:table-cell office:value-type="float" office:value="4.004188">
                <text:p>4.004188</text:p>
              </table:table-cell>
              <table:table-cell office:value-type="float" office:value="4.339864">
                <text:p>4.33986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3">
                <text:p>6.3</text:p>
              </table:table-cell>
              <table:table-cell office:value-type="float" office:value="3.815148">
                <text:p>3.815148</text:p>
              </table:table-cell>
              <table:table-cell office:value-type="float" office:value="4.279114">
                <text:p>4.27911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.31">
                <text:p>6.31</text:p>
              </table:table-cell>
              <table:table-cell office:value-type="float" office:value="3.695765">
                <text:p>3.695765</text:p>
              </table:table-cell>
              <table:table-cell office:value-type="float" office:value="4.218365">
                <text:p>4.21836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.32">
                <text:p>6.32</text:p>
              </table:table-cell>
              <table:table-cell office:value-type="float" office:value="3.626594">
                <text:p>3.626594</text:p>
              </table:table-cell>
              <table:table-cell office:value-type="float" office:value="4.157615">
                <text:p>4.15761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.33">
                <text:p>6.33</text:p>
              </table:table-cell>
              <table:table-cell office:value-type="float" office:value="3.588488">
                <text:p>3.588488</text:p>
              </table:table-cell>
              <table:table-cell office:value-type="float" office:value="4.096866">
                <text:p>4.09686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.34">
                <text:p>6.34</text:p>
              </table:table-cell>
              <table:table-cell office:value-type="float" office:value="3.58078">
                <text:p>3.58078</text:p>
              </table:table-cell>
              <table:table-cell office:value-type="float" office:value="4.060341">
                <text:p>4.06034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.35">
                <text:p>6.35</text:p>
              </table:table-cell>
              <table:table-cell office:value-type="float" office:value="3.586735">
                <text:p>3.586735</text:p>
              </table:table-cell>
              <table:table-cell office:value-type="float" office:value="4.043374">
                <text:p>4.04337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.36">
                <text:p>6.36</text:p>
              </table:table-cell>
              <table:table-cell office:value-type="float" office:value="3.593229">
                <text:p>3.593229</text:p>
              </table:table-cell>
              <table:table-cell office:value-type="float" office:value="4.026406">
                <text:p>4.02640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.37">
                <text:p>6.37</text:p>
              </table:table-cell>
              <table:table-cell office:value-type="float" office:value="3.599943">
                <text:p>3.599943</text:p>
              </table:table-cell>
              <table:table-cell office:value-type="float" office:value="4.009439">
                <text:p>4.00943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.38">
                <text:p>6.38</text:p>
              </table:table-cell>
              <table:table-cell office:value-type="float" office:value="3.606221">
                <text:p>3.606221</text:p>
              </table:table-cell>
              <table:table-cell office:value-type="float" office:value="3.992472">
                <text:p>3.99247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.39">
                <text:p>6.39</text:p>
              </table:table-cell>
              <table:table-cell office:value-type="float" office:value="3.630079">
                <text:p>3.630079</text:p>
              </table:table-cell>
              <table:table-cell office:value-type="float" office:value="3.990835">
                <text:p>3.99083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.4">
                <text:p>6.4</text:p>
              </table:table-cell>
              <table:table-cell office:value-type="float" office:value="3.68697">
                <text:p>3.68697</text:p>
              </table:table-cell>
              <table:table-cell office:value-type="float" office:value="4.001574">
                <text:p>4.00157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.41">
                <text:p>6.41</text:p>
              </table:table-cell>
              <table:table-cell office:value-type="float" office:value="3.775144">
                <text:p>3.775144</text:p>
              </table:table-cell>
              <table:table-cell office:value-type="float" office:value="4.012314">
                <text:p>4.01231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.42">
                <text:p>6.42</text:p>
              </table:table-cell>
              <table:table-cell office:value-type="float" office:value="3.901509">
                <text:p>3.901509</text:p>
              </table:table-cell>
              <table:table-cell office:value-type="float" office:value="4.023053">
                <text:p>4.02305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.43">
                <text:p>6.43</text:p>
              </table:table-cell>
              <table:table-cell office:value-type="float" office:value="4.062234">
                <text:p>4.062234</text:p>
              </table:table-cell>
              <table:table-cell office:value-type="float" office:value="4.033792">
                <text:p>4.03379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.44">
                <text:p>6.44</text:p>
              </table:table-cell>
              <table:table-cell office:value-type="float" office:value="3.994711">
                <text:p>3.994711</text:p>
              </table:table-cell>
              <table:table-cell office:value-type="float" office:value="4.016385">
                <text:p>4.01638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.45">
                <text:p>6.45</text:p>
              </table:table-cell>
              <table:table-cell office:value-type="float" office:value="3.779346">
                <text:p>3.779346</text:p>
              </table:table-cell>
              <table:table-cell office:value-type="float" office:value="3.976254">
                <text:p>3.97625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.46">
                <text:p>6.46</text:p>
              </table:table-cell>
              <table:table-cell office:value-type="float" office:value="3.633006">
                <text:p>3.633006</text:p>
              </table:table-cell>
              <table:table-cell office:value-type="float" office:value="3.936122">
                <text:p>3.93612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.47">
                <text:p>6.47</text:p>
              </table:table-cell>
              <table:table-cell office:value-type="float" office:value="3.545523">
                <text:p>3.545523</text:p>
              </table:table-cell>
              <table:table-cell office:value-type="float" office:value="3.895991">
                <text:p>3.89599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.48">
                <text:p>6.48</text:p>
              </table:table-cell>
              <table:table-cell office:value-type="float" office:value="3.498813">
                <text:p>3.498813</text:p>
              </table:table-cell>
              <table:table-cell office:value-type="float" office:value="3.855859">
                <text:p>3.85585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49">
                <text:p>6.49</text:p>
              </table:table-cell>
              <table:table-cell office:value-type="float" office:value="3.464422">
                <text:p>3.464422</text:p>
              </table:table-cell>
              <table:table-cell office:value-type="float" office:value="3.788177">
                <text:p>3.78817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.5">
                <text:p>6.5</text:p>
              </table:table-cell>
              <table:table-cell office:value-type="float" office:value="3.433137">
                <text:p>3.433137</text:p>
              </table:table-cell>
              <table:table-cell office:value-type="float" office:value="3.69825">
                <text:p>3.6982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.51">
                <text:p>6.51</text:p>
              </table:table-cell>
              <table:table-cell office:value-type="float" office:value="3.408871">
                <text:p>3.408871</text:p>
              </table:table-cell>
              <table:table-cell office:value-type="float" office:value="3.608324">
                <text:p>3.60832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.52">
                <text:p>6.52</text:p>
              </table:table-cell>
              <table:table-cell office:value-type="float" office:value="3.388046">
                <text:p>3.388046</text:p>
              </table:table-cell>
              <table:table-cell office:value-type="float" office:value="3.518397">
                <text:p>3.51839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53">
                <text:p>6.53</text:p>
              </table:table-cell>
              <table:table-cell office:value-type="float" office:value="3.368508">
                <text:p>3.368508</text:p>
              </table:table-cell>
              <table:table-cell office:value-type="float" office:value="3.428471">
                <text:p>3.42847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.54">
                <text:p>6.54</text:p>
              </table:table-cell>
              <table:table-cell office:value-type="float" office:value="3.302009">
                <text:p>3.302009</text:p>
              </table:table-cell>
              <table:table-cell office:value-type="float" office:value="3.348822">
                <text:p>3.34882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.55">
                <text:p>6.55</text:p>
              </table:table-cell>
              <table:table-cell office:value-type="float" office:value="3.162764">
                <text:p>3.162764</text:p>
              </table:table-cell>
              <table:table-cell office:value-type="float" office:value="3.27747">
                <text:p>3.2774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.56">
                <text:p>6.56</text:p>
              </table:table-cell>
              <table:table-cell office:value-type="float" office:value="2.98199">
                <text:p>2.98199</text:p>
              </table:table-cell>
              <table:table-cell office:value-type="float" office:value="3.206119">
                <text:p>3.20611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.57">
                <text:p>6.57</text:p>
              </table:table-cell>
              <table:table-cell office:value-type="float" office:value="2.781491">
                <text:p>2.781491</text:p>
              </table:table-cell>
              <table:table-cell office:value-type="float" office:value="3.134768">
                <text:p>3.13476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.58">
                <text:p>6.58</text:p>
              </table:table-cell>
              <table:table-cell office:value-type="float" office:value="2.600035">
                <text:p>2.600035</text:p>
              </table:table-cell>
              <table:table-cell office:value-type="float" office:value="3.063416">
                <text:p>3.06341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.59">
                <text:p>6.59</text:p>
              </table:table-cell>
              <table:table-cell office:value-type="float" office:value="2.479894">
                <text:p>2.479894</text:p>
              </table:table-cell>
              <table:table-cell office:value-type="float" office:value="3.005226">
                <text:p>3.00522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.6">
                <text:p>6.6</text:p>
              </table:table-cell>
              <table:table-cell office:value-type="float" office:value="2.402611">
                <text:p>2.402611</text:p>
              </table:table-cell>
              <table:table-cell office:value-type="float" office:value="2.957662">
                <text:p>2.95766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.61">
                <text:p>6.61</text:p>
              </table:table-cell>
              <table:table-cell office:value-type="float" office:value="2.356915">
                <text:p>2.356915</text:p>
              </table:table-cell>
              <table:table-cell office:value-type="float" office:value="2.910098">
                <text:p>2.91009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.62">
                <text:p>6.62</text:p>
              </table:table-cell>
              <table:table-cell office:value-type="float" office:value="2.34077">
                <text:p>2.34077</text:p>
              </table:table-cell>
              <table:table-cell office:value-type="float" office:value="2.862534">
                <text:p>2.86253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.63">
                <text:p>6.63</text:p>
              </table:table-cell>
              <table:table-cell office:value-type="float" office:value="2.351065">
                <text:p>2.351065</text:p>
              </table:table-cell>
              <table:table-cell office:value-type="float" office:value="2.81497">
                <text:p>2.8149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.64">
                <text:p>6.64</text:p>
              </table:table-cell>
              <table:table-cell office:value-type="float" office:value="2.270399">
                <text:p>2.270399</text:p>
              </table:table-cell>
              <table:table-cell office:value-type="float" office:value="2.759319">
                <text:p>2.75931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65">
                <text:p>6.65</text:p>
              </table:table-cell>
              <table:table-cell office:value-type="float" office:value="2.17913">
                <text:p>2.17913</text:p>
              </table:table-cell>
              <table:table-cell office:value-type="float" office:value="2.697139">
                <text:p>2.69713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66">
                <text:p>6.66</text:p>
              </table:table-cell>
              <table:table-cell office:value-type="float" office:value="2.144558">
                <text:p>2.144558</text:p>
              </table:table-cell>
              <table:table-cell office:value-type="float" office:value="2.63496">
                <text:p>2.6349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67">
                <text:p>6.67</text:p>
              </table:table-cell>
              <table:table-cell office:value-type="float" office:value="2.135841">
                <text:p>2.135841</text:p>
              </table:table-cell>
              <table:table-cell office:value-type="float" office:value="2.57278">
                <text:p>2.5727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68">
                <text:p>6.68</text:p>
              </table:table-cell>
              <table:table-cell office:value-type="float" office:value="2.137733">
                <text:p>2.137733</text:p>
              </table:table-cell>
              <table:table-cell office:value-type="float" office:value="2.510601">
                <text:p>2.51060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.69">
                <text:p>6.69</text:p>
              </table:table-cell>
              <table:table-cell office:value-type="float" office:value="2.146074">
                <text:p>2.146074</text:p>
              </table:table-cell>
              <table:table-cell office:value-type="float" office:value="2.450399">
                <text:p>2.45039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.7">
                <text:p>6.7</text:p>
              </table:table-cell>
              <table:table-cell office:value-type="float" office:value="2.156778">
                <text:p>2.156778</text:p>
              </table:table-cell>
              <table:table-cell office:value-type="float" office:value="2.391794">
                <text:p>2.39179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71">
                <text:p>6.71</text:p>
              </table:table-cell>
              <table:table-cell office:value-type="float" office:value="2.163546">
                <text:p>2.163546</text:p>
              </table:table-cell>
              <table:table-cell office:value-type="float" office:value="2.333189">
                <text:p>2.33318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.72">
                <text:p>6.72</text:p>
              </table:table-cell>
              <table:table-cell office:value-type="float" office:value="2.160395">
                <text:p>2.160395</text:p>
              </table:table-cell>
              <table:table-cell office:value-type="float" office:value="2.274584">
                <text:p>2.27458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73">
                <text:p>6.73</text:p>
              </table:table-cell>
              <table:table-cell office:value-type="float" office:value="2.137482">
                <text:p>2.137482</text:p>
              </table:table-cell>
              <table:table-cell office:value-type="float" office:value="2.215979">
                <text:p>2.21597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.74">
                <text:p>6.74</text:p>
              </table:table-cell>
              <table:table-cell office:value-type="float" office:value="2.110159">
                <text:p>2.110159</text:p>
              </table:table-cell>
              <table:table-cell office:value-type="float" office:value="2.172652">
                <text:p>2.17265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.75">
                <text:p>6.75</text:p>
              </table:table-cell>
              <table:table-cell office:value-type="float" office:value="2.098232">
                <text:p>2.098232</text:p>
              </table:table-cell>
              <table:table-cell office:value-type="float" office:value="2.14166">
                <text:p>2.1416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76">
                <text:p>6.76</text:p>
              </table:table-cell>
              <table:table-cell office:value-type="float" office:value="2.087619">
                <text:p>2.087619</text:p>
              </table:table-cell>
              <table:table-cell office:value-type="float" office:value="2.110668">
                <text:p>2.11066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.77">
                <text:p>6.77</text:p>
              </table:table-cell>
              <table:table-cell office:value-type="float" office:value="2.07823">
                <text:p>2.07823</text:p>
              </table:table-cell>
              <table:table-cell office:value-type="float" office:value="2.079676">
                <text:p>2.07967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.78">
                <text:p>6.78</text:p>
              </table:table-cell>
              <table:table-cell office:value-type="float" office:value="2.069979">
                <text:p>2.069979</text:p>
              </table:table-cell>
              <table:table-cell office:value-type="float" office:value="2.048684">
                <text:p>2.04868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.79">
                <text:p>6.79</text:p>
              </table:table-cell>
              <table:table-cell office:value-type="float" office:value="2.062328">
                <text:p>2.062328</text:p>
              </table:table-cell>
              <table:table-cell office:value-type="float" office:value="2.023143">
                <text:p>2.02314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.8">
                <text:p>6.8</text:p>
              </table:table-cell>
              <table:table-cell office:value-type="float" office:value="2.054545">
                <text:p>2.054545</text:p>
              </table:table-cell>
              <table:table-cell office:value-type="float" office:value="2.002003">
                <text:p>2.00200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.81">
                <text:p>6.81</text:p>
              </table:table-cell>
              <table:table-cell office:value-type="float" office:value="2.046757">
                <text:p>2.046757</text:p>
              </table:table-cell>
              <table:table-cell office:value-type="float" office:value="1.980862">
                <text:p>1.98086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.82">
                <text:p>6.82</text:p>
              </table:table-cell>
              <table:table-cell office:value-type="float" office:value="2.03896">
                <text:p>2.03896</text:p>
              </table:table-cell>
              <table:table-cell office:value-type="float" office:value="1.959722">
                <text:p>1.95972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83">
                <text:p>6.83</text:p>
              </table:table-cell>
              <table:table-cell office:value-type="float" office:value="2.031146">
                <text:p>2.031146</text:p>
              </table:table-cell>
              <table:table-cell office:value-type="float" office:value="1.938582">
                <text:p>1.93858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84">
                <text:p>6.84</text:p>
              </table:table-cell>
              <table:table-cell office:value-type="float" office:value="2.018028">
                <text:p>2.018028</text:p>
              </table:table-cell>
              <table:table-cell office:value-type="float" office:value="1.918711">
                <text:p>1.91871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85">
                <text:p>6.85</text:p>
              </table:table-cell>
              <table:table-cell office:value-type="float" office:value="1.997073">
                <text:p>1.997073</text:p>
              </table:table-cell>
              <table:table-cell office:value-type="float" office:value="1.899867">
                <text:p>1.89986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86">
                <text:p>6.86</text:p>
              </table:table-cell>
              <table:table-cell office:value-type="float" office:value="1.971007">
                <text:p>1.971007</text:p>
              </table:table-cell>
              <table:table-cell office:value-type="float" office:value="1.881022">
                <text:p>1.88102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87">
                <text:p>6.87</text:p>
              </table:table-cell>
              <table:table-cell office:value-type="float" office:value="1.93931">
                <text:p>1.93931</text:p>
              </table:table-cell>
              <table:table-cell office:value-type="float" office:value="1.862178">
                <text:p>1.86217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88">
                <text:p>6.88</text:p>
              </table:table-cell>
              <table:table-cell office:value-type="float" office:value="1.901659">
                <text:p>1.901659</text:p>
              </table:table-cell>
              <table:table-cell office:value-type="float" office:value="1.843333">
                <text:p>1.84333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89">
                <text:p>6.89</text:p>
              </table:table-cell>
              <table:table-cell office:value-type="float" office:value="1.882605">
                <text:p>1.882605</text:p>
              </table:table-cell>
              <table:table-cell office:value-type="float" office:value="1.822403">
                <text:p>1.82240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.9">
                <text:p>6.9</text:p>
              </table:table-cell>
              <table:table-cell office:value-type="float" office:value="1.88203">
                <text:p>1.88203</text:p>
              </table:table-cell>
              <table:table-cell office:value-type="float" office:value="1.799789">
                <text:p>1.79978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.91">
                <text:p>6.91</text:p>
              </table:table-cell>
              <table:table-cell office:value-type="float" office:value="1.881315">
                <text:p>1.881315</text:p>
              </table:table-cell>
              <table:table-cell office:value-type="float" office:value="1.777176">
                <text:p>1.77717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.92">
                <text:p>6.92</text:p>
              </table:table-cell>
              <table:table-cell office:value-type="float" office:value="1.880311">
                <text:p>1.880311</text:p>
              </table:table-cell>
              <table:table-cell office:value-type="float" office:value="1.754562">
                <text:p>1.75456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.93">
                <text:p>6.93</text:p>
              </table:table-cell>
              <table:table-cell office:value-type="float" office:value="1.878778">
                <text:p>1.878778</text:p>
              </table:table-cell>
              <table:table-cell office:value-type="float" office:value="1.731948">
                <text:p>1.73194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.94">
                <text:p>6.94</text:p>
              </table:table-cell>
              <table:table-cell office:value-type="float" office:value="1.859936">
                <text:p>1.859936</text:p>
              </table:table-cell>
              <table:table-cell office:value-type="float" office:value="1.706089">
                <text:p>1.70608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.95">
                <text:p>6.95</text:p>
              </table:table-cell>
              <table:table-cell office:value-type="float" office:value="1.829319">
                <text:p>1.829319</text:p>
              </table:table-cell>
              <table:table-cell office:value-type="float" office:value="1.677612">
                <text:p>1.67761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.96">
                <text:p>6.96</text:p>
              </table:table-cell>
              <table:table-cell office:value-type="float" office:value="1.80064">
                <text:p>1.80064</text:p>
              </table:table-cell>
              <table:table-cell office:value-type="float" office:value="1.649134">
                <text:p>1.64913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.97">
                <text:p>6.97</text:p>
              </table:table-cell>
              <table:table-cell office:value-type="float" office:value="1.773579">
                <text:p>1.773579</text:p>
              </table:table-cell>
              <table:table-cell office:value-type="float" office:value="1.620657">
                <text:p>1.62065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.98">
                <text:p>6.98</text:p>
              </table:table-cell>
              <table:table-cell office:value-type="float" office:value="1.747852">
                <text:p>1.747852</text:p>
              </table:table-cell>
              <table:table-cell office:value-type="float" office:value="1.592179">
                <text:p>1.59217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.99">
                <text:p>6.99</text:p>
              </table:table-cell>
              <table:table-cell office:value-type="float" office:value="1.678514">
                <text:p>1.678514</text:p>
              </table:table-cell>
              <table:table-cell office:value-type="float" office:value="1.5561">
                <text:p>1.556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">
                <text:p>7</text:p>
              </table:table-cell>
              <table:table-cell office:value-type="float" office:value="1.564663">
                <text:p>1.564663</text:p>
              </table:table-cell>
              <table:table-cell office:value-type="float" office:value="1.513883">
                <text:p>1.51388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.01">
                <text:p>7.01</text:p>
              </table:table-cell>
              <table:table-cell office:value-type="float" office:value="1.44555">
                <text:p>1.44555</text:p>
              </table:table-cell>
              <table:table-cell office:value-type="float" office:value="1.471666">
                <text:p>1.47166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.02">
                <text:p>7.02</text:p>
              </table:table-cell>
              <table:table-cell office:value-type="float" office:value="1.329531">
                <text:p>1.329531</text:p>
              </table:table-cell>
              <table:table-cell office:value-type="float" office:value="1.429449">
                <text:p>1.42944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.03">
                <text:p>7.03</text:p>
              </table:table-cell>
              <table:table-cell office:value-type="float" office:value="1.224364">
                <text:p>1.224364</text:p>
              </table:table-cell>
              <table:table-cell office:value-type="float" office:value="1.387233">
                <text:p>1.38723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.04">
                <text:p>7.04</text:p>
              </table:table-cell>
              <table:table-cell office:value-type="float" office:value="1.211018">
                <text:p>1.211018</text:p>
              </table:table-cell>
              <table:table-cell office:value-type="float" office:value="1.356065">
                <text:p>1.35606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.05">
                <text:p>7.05</text:p>
              </table:table-cell>
              <table:table-cell office:value-type="float" office:value="1.267913">
                <text:p>1.267913</text:p>
              </table:table-cell>
              <table:table-cell office:value-type="float" office:value="1.333817">
                <text:p>1.33381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.06">
                <text:p>7.06</text:p>
              </table:table-cell>
              <table:table-cell office:value-type="float" office:value="1.330276">
                <text:p>1.330276</text:p>
              </table:table-cell>
              <table:table-cell office:value-type="float" office:value="1.311569">
                <text:p>1.31156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.07">
                <text:p>7.07</text:p>
              </table:table-cell>
              <table:table-cell office:value-type="float" office:value="1.396383">
                <text:p>1.396383</text:p>
              </table:table-cell>
              <table:table-cell office:value-type="float" office:value="1.289322">
                <text:p>1.28932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.08">
                <text:p>7.08</text:p>
              </table:table-cell>
              <table:table-cell office:value-type="float" office:value="1.464094">
                <text:p>1.464094</text:p>
              </table:table-cell>
              <table:table-cell office:value-type="float" office:value="1.267074">
                <text:p>1.26707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.09">
                <text:p>7.09</text:p>
              </table:table-cell>
              <table:table-cell office:value-type="float" office:value="1.504844">
                <text:p>1.504844</text:p>
              </table:table-cell>
              <table:table-cell office:value-type="float" office:value="1.255684">
                <text:p>1.25568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.1">
                <text:p>7.1</text:p>
              </table:table-cell>
              <table:table-cell office:value-type="float" office:value="1.523979">
                <text:p>1.523979</text:p>
              </table:table-cell>
              <table:table-cell office:value-type="float" office:value="1.253061">
                <text:p>1.25306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.11">
                <text:p>7.11</text:p>
              </table:table-cell>
              <table:table-cell office:value-type="float" office:value="1.542975">
                <text:p>1.542975</text:p>
              </table:table-cell>
              <table:table-cell office:value-type="float" office:value="1.250437">
                <text:p>1.25043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.12">
                <text:p>7.12</text:p>
              </table:table-cell>
              <table:table-cell office:value-type="float" office:value="1.561723">
                <text:p>1.561723</text:p>
              </table:table-cell>
              <table:table-cell office:value-type="float" office:value="1.247813">
                <text:p>1.24781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.13">
                <text:p>7.13</text:p>
              </table:table-cell>
              <table:table-cell office:value-type="float" office:value="1.58012">
                <text:p>1.58012</text:p>
              </table:table-cell>
              <table:table-cell office:value-type="float" office:value="1.245189">
                <text:p>1.24518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.14">
                <text:p>7.14</text:p>
              </table:table-cell>
              <table:table-cell office:value-type="float" office:value="1.547444">
                <text:p>1.547444</text:p>
              </table:table-cell>
              <table:table-cell office:value-type="float" office:value="1.241592">
                <text:p>1.24159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.15">
                <text:p>7.15</text:p>
              </table:table-cell>
              <table:table-cell office:value-type="float" office:value="1.470426">
                <text:p>1.470426</text:p>
              </table:table-cell>
              <table:table-cell office:value-type="float" office:value="1.237209">
                <text:p>1.23720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.16">
                <text:p>7.16</text:p>
              </table:table-cell>
              <table:table-cell office:value-type="float" office:value="1.391862">
                <text:p>1.391862</text:p>
              </table:table-cell>
              <table:table-cell office:value-type="float" office:value="1.232826">
                <text:p>1.23282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.17">
                <text:p>7.17</text:p>
              </table:table-cell>
              <table:table-cell office:value-type="float" office:value="1.315173">
                <text:p>1.315173</text:p>
              </table:table-cell>
              <table:table-cell office:value-type="float" office:value="1.228443">
                <text:p>1.22844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.18">
                <text:p>7.18</text:p>
              </table:table-cell>
              <table:table-cell office:value-type="float" office:value="1.243481">
                <text:p>1.243481</text:p>
              </table:table-cell>
              <table:table-cell office:value-type="float" office:value="1.22406">
                <text:p>1.2240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.19">
                <text:p>7.19</text:p>
              </table:table-cell>
              <table:table-cell office:value-type="float" office:value="1.181807">
                <text:p>1.181807</text:p>
              </table:table-cell>
              <table:table-cell office:value-type="float" office:value="1.218628">
                <text:p>1.21862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.2">
                <text:p>7.2</text:p>
              </table:table-cell>
              <table:table-cell office:value-type="float" office:value="1.131315">
                <text:p>1.131315</text:p>
              </table:table-cell>
              <table:table-cell office:value-type="float" office:value="1.212348">
                <text:p>1.21234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.21">
                <text:p>7.21</text:p>
              </table:table-cell>
              <table:table-cell office:value-type="float" office:value="1.091037">
                <text:p>1.091037</text:p>
              </table:table-cell>
              <table:table-cell office:value-type="float" office:value="1.206069">
                <text:p>1.20606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.22">
                <text:p>7.22</text:p>
              </table:table-cell>
              <table:table-cell office:value-type="float" office:value="1.061795">
                <text:p>1.061795</text:p>
              </table:table-cell>
              <table:table-cell office:value-type="float" office:value="1.19979">
                <text:p>1.1997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.23">
                <text:p>7.23</text:p>
              </table:table-cell>
              <table:table-cell office:value-type="float" office:value="1.044355">
                <text:p>1.044355</text:p>
              </table:table-cell>
              <table:table-cell office:value-type="float" office:value="1.19351">
                <text:p>1.1935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.24">
                <text:p>7.24</text:p>
              </table:table-cell>
              <table:table-cell office:value-type="float" office:value="1.05532">
                <text:p>1.05532</text:p>
              </table:table-cell>
              <table:table-cell office:value-type="float" office:value="1.189381">
                <text:p>1.18938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.25">
                <text:p>7.25</text:p>
              </table:table-cell>
              <table:table-cell office:value-type="float" office:value="1.087807">
                <text:p>1.087807</text:p>
              </table:table-cell>
              <table:table-cell office:value-type="float" office:value="1.186988">
                <text:p>1.18698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.26">
                <text:p>7.26</text:p>
              </table:table-cell>
              <table:table-cell office:value-type="float" office:value="1.12866">
                <text:p>1.12866</text:p>
              </table:table-cell>
              <table:table-cell office:value-type="float" office:value="1.184595">
                <text:p>1.18459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.27">
                <text:p>7.27</text:p>
              </table:table-cell>
              <table:table-cell office:value-type="float" office:value="1.178412">
                <text:p>1.178412</text:p>
              </table:table-cell>
              <table:table-cell office:value-type="float" office:value="1.182202">
                <text:p>1.18220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.28">
                <text:p>7.28</text:p>
              </table:table-cell>
              <table:table-cell office:value-type="float" office:value="1.236946">
                <text:p>1.236946</text:p>
              </table:table-cell>
              <table:table-cell office:value-type="float" office:value="1.179809">
                <text:p>1.17980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.29">
                <text:p>7.29</text:p>
              </table:table-cell>
              <table:table-cell office:value-type="float" office:value="1.249428">
                <text:p>1.249428</text:p>
              </table:table-cell>
              <table:table-cell office:value-type="float" office:value="1.168204">
                <text:p>1.16820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.3">
                <text:p>7.3</text:p>
              </table:table-cell>
              <table:table-cell office:value-type="float" office:value="1.221288">
                <text:p>1.221288</text:p>
              </table:table-cell>
              <table:table-cell office:value-type="float" office:value="1.149162">
                <text:p>1.14916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.31">
                <text:p>7.31</text:p>
              </table:table-cell>
              <table:table-cell office:value-type="float" office:value="1.19458">
                <text:p>1.19458</text:p>
              </table:table-cell>
              <table:table-cell office:value-type="float" office:value="1.130121">
                <text:p>1.13012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.32">
                <text:p>7.32</text:p>
              </table:table-cell>
              <table:table-cell office:value-type="float" office:value="1.169075">
                <text:p>1.169075</text:p>
              </table:table-cell>
              <table:table-cell office:value-type="float" office:value="1.111079">
                <text:p>1.11107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.33">
                <text:p>7.33</text:p>
              </table:table-cell>
              <table:table-cell office:value-type="float" office:value="1.144564">
                <text:p>1.144564</text:p>
              </table:table-cell>
              <table:table-cell office:value-type="float" office:value="1.092037">
                <text:p>1.09203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.34">
                <text:p>7.34</text:p>
              </table:table-cell>
              <table:table-cell office:value-type="float" office:value="1.109095">
                <text:p>1.109095</text:p>
              </table:table-cell>
              <table:table-cell office:value-type="float" office:value="1.069414">
                <text:p>1.06941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.35">
                <text:p>7.35</text:p>
              </table:table-cell>
              <table:table-cell office:value-type="float" office:value="1.068167">
                <text:p>1.068167</text:p>
              </table:table-cell>
              <table:table-cell office:value-type="float" office:value="1.0439">
                <text:p>1.043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.36">
                <text:p>7.36</text:p>
              </table:table-cell>
              <table:table-cell office:value-type="float" office:value="1.032192">
                <text:p>1.032192</text:p>
              </table:table-cell>
              <table:table-cell office:value-type="float" office:value="1.018386">
                <text:p>1.01838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.37">
                <text:p>7.37</text:p>
              </table:table-cell>
              <table:table-cell office:value-type="float" office:value="1.000968">
                <text:p>1.000968</text:p>
              </table:table-cell>
              <table:table-cell office:value-type="float" office:value="0.9928716">
                <text:p>0.992871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.38">
                <text:p>7.38</text:p>
              </table:table-cell>
              <table:table-cell office:value-type="float" office:value="0.9741729">
                <text:p>0.9741729</text:p>
              </table:table-cell>
              <table:table-cell office:value-type="float" office:value="0.9673574">
                <text:p>0.967357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.39">
                <text:p>7.39</text:p>
              </table:table-cell>
              <table:table-cell office:value-type="float" office:value="0.9616726">
                <text:p>0.9616726</text:p>
              </table:table-cell>
              <table:table-cell office:value-type="float" office:value="0.9459834">
                <text:p>0.945983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.4">
                <text:p>7.4</text:p>
              </table:table-cell>
              <table:table-cell office:value-type="float" office:value="0.958999">
                <text:p>0.958999</text:p>
              </table:table-cell>
              <table:table-cell office:value-type="float" office:value="0.9279519">
                <text:p>0.927951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.41">
                <text:p>7.41</text:p>
              </table:table-cell>
              <table:table-cell office:value-type="float" office:value="0.9568922">
                <text:p>0.9568922</text:p>
              </table:table-cell>
              <table:table-cell office:value-type="float" office:value="0.9099204">
                <text:p>0.909920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.42">
                <text:p>7.42</text:p>
              </table:table-cell>
              <table:table-cell office:value-type="float" office:value="0.9550575">
                <text:p>0.9550575</text:p>
              </table:table-cell>
              <table:table-cell office:value-type="float" office:value="0.8918889">
                <text:p>0.891888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.43">
                <text:p>7.43</text:p>
              </table:table-cell>
              <table:table-cell office:value-type="float" office:value="0.9532665">
                <text:p>0.9532665</text:p>
              </table:table-cell>
              <table:table-cell office:value-type="float" office:value="0.8738574">
                <text:p>0.873857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.44">
                <text:p>7.44</text:p>
              </table:table-cell>
              <table:table-cell office:value-type="float" office:value="0.9594421">
                <text:p>0.9594421</text:p>
              </table:table-cell>
              <table:table-cell office:value-type="float" office:value="0.8628732">
                <text:p>0.862873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.45">
                <text:p>7.45</text:p>
              </table:table-cell>
              <table:table-cell office:value-type="float" office:value="0.9725106">
                <text:p>0.9725106</text:p>
              </table:table-cell>
              <table:table-cell office:value-type="float" office:value="0.8575788">
                <text:p>0.857578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.46">
                <text:p>7.46</text:p>
              </table:table-cell>
              <table:table-cell office:value-type="float" office:value="0.9861051">
                <text:p>0.9861051</text:p>
              </table:table-cell>
              <table:table-cell office:value-type="float" office:value="0.8522845">
                <text:p>0.852284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.47">
                <text:p>7.47</text:p>
              </table:table-cell>
              <table:table-cell office:value-type="float" office:value="1.000242">
                <text:p>1.000242</text:p>
              </table:table-cell>
              <table:table-cell office:value-type="float" office:value="0.8469901">
                <text:p>0.846990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.48">
                <text:p>7.48</text:p>
              </table:table-cell>
              <table:table-cell office:value-type="float" office:value="1.014936">
                <text:p>1.014936</text:p>
              </table:table-cell>
              <table:table-cell office:value-type="float" office:value="0.8416957">
                <text:p>0.841695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.49">
                <text:p>7.49</text:p>
              </table:table-cell>
              <table:table-cell office:value-type="float" office:value="1.005919">
                <text:p>1.005919</text:p>
              </table:table-cell>
              <table:table-cell office:value-type="float" office:value="0.842035">
                <text:p>0.84203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.5">
                <text:p>7.5</text:p>
              </table:table-cell>
              <table:table-cell office:value-type="float" office:value="0.9806712">
                <text:p>0.9806712</text:p>
              </table:table-cell>
              <table:table-cell office:value-type="float" office:value="0.8469227">
                <text:p>0.846922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.51">
                <text:p>7.51</text:p>
              </table:table-cell>
              <table:table-cell office:value-type="float" office:value="0.9594493">
                <text:p>0.9594493</text:p>
              </table:table-cell>
              <table:table-cell office:value-type="float" office:value="0.8518105">
                <text:p>0.851810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.52">
                <text:p>7.52</text:p>
              </table:table-cell>
              <table:table-cell office:value-type="float" office:value="0.9420171">
                <text:p>0.9420171</text:p>
              </table:table-cell>
              <table:table-cell office:value-type="float" office:value="0.8566982">
                <text:p>0.856698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.53">
                <text:p>7.53</text:p>
              </table:table-cell>
              <table:table-cell office:value-type="float" office:value="0.9281316">
                <text:p>0.9281316</text:p>
              </table:table-cell>
              <table:table-cell office:value-type="float" office:value="0.861586">
                <text:p>0.86158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.54">
                <text:p>7.54</text:p>
              </table:table-cell>
              <table:table-cell office:value-type="float" office:value="0.9183039">
                <text:p>0.9183039</text:p>
              </table:table-cell>
              <table:table-cell office:value-type="float" office:value="0.8661089">
                <text:p>0.866108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.55">
                <text:p>7.55</text:p>
              </table:table-cell>
              <table:table-cell office:value-type="float" office:value="0.9108481">
                <text:p>0.9108481</text:p>
              </table:table-cell>
              <table:table-cell office:value-type="float" office:value="0.8703372">
                <text:p>0.870337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.56">
                <text:p>7.56</text:p>
              </table:table-cell>
              <table:table-cell office:value-type="float" office:value="0.9046278">
                <text:p>0.9046278</text:p>
              </table:table-cell>
              <table:table-cell office:value-type="float" office:value="0.8745654">
                <text:p>0.874565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.57">
                <text:p>7.57</text:p>
              </table:table-cell>
              <table:table-cell office:value-type="float" office:value="0.8994987">
                <text:p>0.8994987</text:p>
              </table:table-cell>
              <table:table-cell office:value-type="float" office:value="0.8787937">
                <text:p>0.878793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.58">
                <text:p>7.58</text:p>
              </table:table-cell>
              <table:table-cell office:value-type="float" office:value="0.8953292">
                <text:p>0.8953292</text:p>
              </table:table-cell>
              <table:table-cell office:value-type="float" office:value="0.883022">
                <text:p>0.88302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.59">
                <text:p>7.59</text:p>
              </table:table-cell>
              <table:table-cell office:value-type="float" office:value="0.8919462">
                <text:p>0.8919462</text:p>
              </table:table-cell>
              <table:table-cell office:value-type="float" office:value="0.8814873">
                <text:p>0.881487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.6">
                <text:p>7.6</text:p>
              </table:table-cell>
              <table:table-cell office:value-type="float" office:value="0.8888769">
                <text:p>0.8888769</text:p>
              </table:table-cell>
              <table:table-cell office:value-type="float" office:value="0.8752997">
                <text:p>0.875299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.61">
                <text:p>7.61</text:p>
              </table:table-cell>
              <table:table-cell office:value-type="float" office:value="0.8860288">
                <text:p>0.8860288</text:p>
              </table:table-cell>
              <table:table-cell office:value-type="float" office:value="0.869112">
                <text:p>0.86911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.62">
                <text:p>7.62</text:p>
              </table:table-cell>
              <table:table-cell office:value-type="float" office:value="0.8833882">
                <text:p>0.8833882</text:p>
              </table:table-cell>
              <table:table-cell office:value-type="float" office:value="0.8629244">
                <text:p>0.862924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.63">
                <text:p>7.63</text:p>
              </table:table-cell>
              <table:table-cell office:value-type="float" office:value="0.8809413">
                <text:p>0.8809413</text:p>
              </table:table-cell>
              <table:table-cell office:value-type="float" office:value="0.8567368">
                <text:p>0.856736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.64">
                <text:p>7.64</text:p>
              </table:table-cell>
              <table:table-cell office:value-type="float" office:value="0.8822244">
                <text:p>0.8822244</text:p>
              </table:table-cell>
              <table:table-cell office:value-type="float" office:value="0.8528014">
                <text:p>0.852801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.65">
                <text:p>7.65</text:p>
              </table:table-cell>
              <table:table-cell office:value-type="float" office:value="0.8870977">
                <text:p>0.8870977</text:p>
              </table:table-cell>
              <table:table-cell office:value-type="float" office:value="0.8506842">
                <text:p>0.850684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66">
                <text:p>7.66</text:p>
              </table:table-cell>
              <table:table-cell office:value-type="float" office:value="0.8929759">
                <text:p>0.8929759</text:p>
              </table:table-cell>
              <table:table-cell office:value-type="float" office:value="0.8485671">
                <text:p>0.848567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67">
                <text:p>7.67</text:p>
              </table:table-cell>
              <table:table-cell office:value-type="float" office:value="0.9000161">
                <text:p>0.9000161</text:p>
              </table:table-cell>
              <table:table-cell office:value-type="float" office:value="0.84645">
                <text:p>0.8464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.68">
                <text:p>7.68</text:p>
              </table:table-cell>
              <table:table-cell office:value-type="float" office:value="0.9083943">
                <text:p>0.9083943</text:p>
              </table:table-cell>
              <table:table-cell office:value-type="float" office:value="0.8443328">
                <text:p>0.844332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.69">
                <text:p>7.69</text:p>
              </table:table-cell>
              <table:table-cell office:value-type="float" office:value="0.9154771">
                <text:p>0.9154771</text:p>
              </table:table-cell>
              <table:table-cell office:value-type="float" office:value="0.8428737">
                <text:p>0.842873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.7">
                <text:p>7.7</text:p>
              </table:table-cell>
              <table:table-cell office:value-type="float" office:value="0.9224172">
                <text:p>0.9224172</text:p>
              </table:table-cell>
              <table:table-cell office:value-type="float" office:value="0.8419457">
                <text:p>0.841945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.71">
                <text:p>7.71</text:p>
              </table:table-cell>
              <table:table-cell office:value-type="float" office:value="0.9317356">
                <text:p>0.9317356</text:p>
              </table:table-cell>
              <table:table-cell office:value-type="float" office:value="0.8410178">
                <text:p>0.841017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.72">
                <text:p>7.72</text:p>
              </table:table-cell>
              <table:table-cell office:value-type="float" office:value="0.9435624">
                <text:p>0.9435624</text:p>
              </table:table-cell>
              <table:table-cell office:value-type="float" office:value="0.8400899">
                <text:p>0.840089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.73">
                <text:p>7.73</text:p>
              </table:table-cell>
              <table:table-cell office:value-type="float" office:value="0.9580286">
                <text:p>0.9580286</text:p>
              </table:table-cell>
              <table:table-cell office:value-type="float" office:value="0.8391619">
                <text:p>0.839161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.74">
                <text:p>7.74</text:p>
              </table:table-cell>
              <table:table-cell office:value-type="float" office:value="0.9707004">
                <text:p>0.9707004</text:p>
              </table:table-cell>
              <table:table-cell office:value-type="float" office:value="0.8391576">
                <text:p>0.839157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.75">
                <text:p>7.75</text:p>
              </table:table-cell>
              <table:table-cell office:value-type="float" office:value="0.9800274">
                <text:p>0.9800274</text:p>
              </table:table-cell>
              <table:table-cell office:value-type="float" office:value="0.8398989">
                <text:p>0.839898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.76">
                <text:p>7.76</text:p>
              </table:table-cell>
              <table:table-cell office:value-type="float" office:value="0.9889975">
                <text:p>0.9889975</text:p>
              </table:table-cell>
              <table:table-cell office:value-type="float" office:value="0.8406402">
                <text:p>0.840640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.77">
                <text:p>7.77</text:p>
              </table:table-cell>
              <table:table-cell office:value-type="float" office:value="0.9976437">
                <text:p>0.9976437</text:p>
              </table:table-cell>
              <table:table-cell office:value-type="float" office:value="0.8413815">
                <text:p>0.841381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.78">
                <text:p>7.78</text:p>
              </table:table-cell>
              <table:table-cell office:value-type="float" office:value="1.005996">
                <text:p>1.005996</text:p>
              </table:table-cell>
              <table:table-cell office:value-type="float" office:value="0.8421228">
                <text:p>0.842122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.79">
                <text:p>7.79</text:p>
              </table:table-cell>
              <table:table-cell office:value-type="float" office:value="0.9996533">
                <text:p>0.9996533</text:p>
              </table:table-cell>
              <table:table-cell office:value-type="float" office:value="0.8441389">
                <text:p>0.844138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.8">
                <text:p>7.8</text:p>
              </table:table-cell>
              <table:table-cell office:value-type="float" office:value="0.982989">
                <text:p>0.982989</text:p>
              </table:table-cell>
              <table:table-cell office:value-type="float" office:value="0.8471843">
                <text:p>0.847184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.81">
                <text:p>7.81</text:p>
              </table:table-cell>
              <table:table-cell office:value-type="float" office:value="0.9680135">
                <text:p>0.9680135</text:p>
              </table:table-cell>
              <table:table-cell office:value-type="float" office:value="0.8502297">
                <text:p>0.850229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.82">
                <text:p>7.82</text:p>
              </table:table-cell>
              <table:table-cell office:value-type="float" office:value="0.9545715">
                <text:p>0.9545715</text:p>
              </table:table-cell>
              <table:table-cell office:value-type="float" office:value="0.8532751">
                <text:p>0.853275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.83">
                <text:p>7.83</text:p>
              </table:table-cell>
              <table:table-cell office:value-type="float" office:value="0.9424378">
                <text:p>0.9424378</text:p>
              </table:table-cell>
              <table:table-cell office:value-type="float" office:value="0.8563205">
                <text:p>0.856320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.84">
                <text:p>7.84</text:p>
              </table:table-cell>
              <table:table-cell office:value-type="float" office:value="0.9636721">
                <text:p>0.9636721</text:p>
              </table:table-cell>
              <table:table-cell office:value-type="float" office:value="0.866238">
                <text:p>0.86623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.85">
                <text:p>7.85</text:p>
              </table:table-cell>
              <table:table-cell office:value-type="float" office:value="1.011579">
                <text:p>1.011579</text:p>
              </table:table-cell>
              <table:table-cell office:value-type="float" office:value="0.8817039">
                <text:p>0.881703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.86">
                <text:p>7.86</text:p>
              </table:table-cell>
              <table:table-cell office:value-type="float" office:value="1.044978">
                <text:p>1.044978</text:p>
              </table:table-cell>
              <table:table-cell office:value-type="float" office:value="0.8971698">
                <text:p>0.897169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.87">
                <text:p>7.87</text:p>
              </table:table-cell>
              <table:table-cell office:value-type="float" office:value="1.011837">
                <text:p>1.011837</text:p>
              </table:table-cell>
              <table:table-cell office:value-type="float" office:value="0.9126357">
                <text:p>0.912635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.88">
                <text:p>7.88</text:p>
              </table:table-cell>
              <table:table-cell office:value-type="float" office:value="0.8699486">
                <text:p>0.8699486</text:p>
              </table:table-cell>
              <table:table-cell office:value-type="float" office:value="0.9281016">
                <text:p>0.928101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.89">
                <text:p>7.89</text:p>
              </table:table-cell>
              <table:table-cell office:value-type="float" office:value="0.7928306">
                <text:p>0.7928306</text:p>
              </table:table-cell>
              <table:table-cell office:value-type="float" office:value="0.9468446">
                <text:p>0.946844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.9">
                <text:p>7.9</text:p>
              </table:table-cell>
              <table:table-cell office:value-type="float" office:value="0.7806015">
                <text:p>0.7806015</text:p>
              </table:table-cell>
              <table:table-cell office:value-type="float" office:value="0.9682334">
                <text:p>0.968233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.91">
                <text:p>7.91</text:p>
              </table:table-cell>
              <table:table-cell office:value-type="float" office:value="0.7721346">
                <text:p>0.7721346</text:p>
              </table:table-cell>
              <table:table-cell office:value-type="float" office:value="0.9896223">
                <text:p>0.989622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.92">
                <text:p>7.92</text:p>
              </table:table-cell>
              <table:table-cell office:value-type="float" office:value="0.7675641">
                <text:p>0.7675641</text:p>
              </table:table-cell>
              <table:table-cell office:value-type="float" office:value="1.011011">
                <text:p>1.01101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.93">
                <text:p>7.93</text:p>
              </table:table-cell>
              <table:table-cell office:value-type="float" office:value="0.7668205">
                <text:p>0.7668205</text:p>
              </table:table-cell>
              <table:table-cell office:value-type="float" office:value="1.0324">
                <text:p>1.032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.94">
                <text:p>7.94</text:p>
              </table:table-cell>
              <table:table-cell office:value-type="float" office:value="0.9309723">
                <text:p>0.9309723</text:p>
              </table:table-cell>
              <table:table-cell office:value-type="float" office:value="1.083843">
                <text:p>1.08384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.95">
                <text:p>7.95</text:p>
              </table:table-cell>
              <table:table-cell office:value-type="float" office:value="1.176417">
                <text:p>1.176417</text:p>
              </table:table-cell>
              <table:table-cell office:value-type="float" office:value="1.15955">
                <text:p>1.1595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.96">
                <text:p>7.96</text:p>
              </table:table-cell>
              <table:table-cell office:value-type="float" office:value="1.341824">
                <text:p>1.341824</text:p>
              </table:table-cell>
              <table:table-cell office:value-type="float" office:value="1.235257">
                <text:p>1.23525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.97">
                <text:p>7.97</text:p>
              </table:table-cell>
              <table:table-cell office:value-type="float" office:value="1.454164">
                <text:p>1.454164</text:p>
              </table:table-cell>
              <table:table-cell office:value-type="float" office:value="1.310964">
                <text:p>1.31096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.98">
                <text:p>7.98</text:p>
              </table:table-cell>
              <table:table-cell office:value-type="float" office:value="1.542609">
                <text:p>1.542609</text:p>
              </table:table-cell>
              <table:table-cell office:value-type="float" office:value="1.386672">
                <text:p>1.38667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.99">
                <text:p>7.99</text:p>
              </table:table-cell>
              <table:table-cell office:value-type="float" office:value="1.639627">
                <text:p>1.639627</text:p>
              </table:table-cell>
              <table:table-cell office:value-type="float" office:value="1.461486">
                <text:p>1.46148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">
                <text:p>8</text:p>
              </table:table-cell>
              <table:table-cell office:value-type="float" office:value="1.746818">
                <text:p>1.746818</text:p>
              </table:table-cell>
              <table:table-cell office:value-type="float" office:value="1.535579">
                <text:p>1.53557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.01">
                <text:p>8.01</text:p>
              </table:table-cell>
              <table:table-cell office:value-type="float" office:value="1.840065">
                <text:p>1.840065</text:p>
              </table:table-cell>
              <table:table-cell office:value-type="float" office:value="1.609672">
                <text:p>1.60967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.02">
                <text:p>8.02</text:p>
              </table:table-cell>
              <table:table-cell office:value-type="float" office:value="1.912455">
                <text:p>1.912455</text:p>
              </table:table-cell>
              <table:table-cell office:value-type="float" office:value="1.683765">
                <text:p>1.68376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.03">
                <text:p>8.03</text:p>
              </table:table-cell>
              <table:table-cell office:value-type="float" office:value="1.96374">
                <text:p>1.96374</text:p>
              </table:table-cell>
              <table:table-cell office:value-type="float" office:value="1.757859">
                <text:p>1.75785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.04">
                <text:p>8.04</text:p>
              </table:table-cell>
              <table:table-cell office:value-type="float" office:value="2.035483">
                <text:p>2.035483</text:p>
              </table:table-cell>
              <table:table-cell office:value-type="float" office:value="1.819956">
                <text:p>1.81995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.05">
                <text:p>8.05</text:p>
              </table:table-cell>
              <table:table-cell office:value-type="float" office:value="2.072532">
                <text:p>2.072532</text:p>
              </table:table-cell>
              <table:table-cell office:value-type="float" office:value="1.872369">
                <text:p>1.87236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.06">
                <text:p>8.06</text:p>
              </table:table-cell>
              <table:table-cell office:value-type="float" office:value="2.094035">
                <text:p>2.094035</text:p>
              </table:table-cell>
              <table:table-cell office:value-type="float" office:value="1.924782">
                <text:p>1.92478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.07">
                <text:p>8.07</text:p>
              </table:table-cell>
              <table:table-cell office:value-type="float" office:value="2.117927">
                <text:p>2.117927</text:p>
              </table:table-cell>
              <table:table-cell office:value-type="float" office:value="1.977195">
                <text:p>1.97719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.08">
                <text:p>8.08</text:p>
              </table:table-cell>
              <table:table-cell office:value-type="float" office:value="2.147924">
                <text:p>2.147924</text:p>
              </table:table-cell>
              <table:table-cell office:value-type="float" office:value="2.029608">
                <text:p>2.02960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.09">
                <text:p>8.09</text:p>
              </table:table-cell>
              <table:table-cell office:value-type="float" office:value="2.162823">
                <text:p>2.162823</text:p>
              </table:table-cell>
              <table:table-cell office:value-type="float" office:value="2.066553">
                <text:p>2.06655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.1">
                <text:p>8.1</text:p>
              </table:table-cell>
              <table:table-cell office:value-type="float" office:value="2.161055">
                <text:p>2.161055</text:p>
              </table:table-cell>
              <table:table-cell office:value-type="float" office:value="2.091011">
                <text:p>2.09101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.11">
                <text:p>8.11</text:p>
              </table:table-cell>
              <table:table-cell office:value-type="float" office:value="2.159212">
                <text:p>2.159212</text:p>
              </table:table-cell>
              <table:table-cell office:value-type="float" office:value="2.115469">
                <text:p>2.11546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.12">
                <text:p>8.12</text:p>
              </table:table-cell>
              <table:table-cell office:value-type="float" office:value="2.15728">
                <text:p>2.15728</text:p>
              </table:table-cell>
              <table:table-cell office:value-type="float" office:value="2.139927">
                <text:p>2.13992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.13">
                <text:p>8.13</text:p>
              </table:table-cell>
              <table:table-cell office:value-type="float" office:value="2.155248">
                <text:p>2.155248</text:p>
              </table:table-cell>
              <table:table-cell office:value-type="float" office:value="2.164385">
                <text:p>2.16438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.14">
                <text:p>8.14</text:p>
              </table:table-cell>
              <table:table-cell office:value-type="float" office:value="2.136979">
                <text:p>2.136979</text:p>
              </table:table-cell>
              <table:table-cell office:value-type="float" office:value="2.16583">
                <text:p>2.1658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.15">
                <text:p>8.15</text:p>
              </table:table-cell>
              <table:table-cell office:value-type="float" office:value="2.110242">
                <text:p>2.110242</text:p>
              </table:table-cell>
              <table:table-cell office:value-type="float" office:value="2.148695">
                <text:p>2.14869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.16">
                <text:p>8.16</text:p>
              </table:table-cell>
              <table:table-cell office:value-type="float" office:value="2.088883">
                <text:p>2.088883</text:p>
              </table:table-cell>
              <table:table-cell office:value-type="float" office:value="2.131561">
                <text:p>2.13156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.17">
                <text:p>8.17</text:p>
              </table:table-cell>
              <table:table-cell office:value-type="float" office:value="2.072895">
                <text:p>2.072895</text:p>
              </table:table-cell>
              <table:table-cell office:value-type="float" office:value="2.114426">
                <text:p>2.11442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.18">
                <text:p>8.18</text:p>
              </table:table-cell>
              <table:table-cell office:value-type="float" office:value="2.063519">
                <text:p>2.063519</text:p>
              </table:table-cell>
              <table:table-cell office:value-type="float" office:value="2.097292">
                <text:p>2.09729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.19">
                <text:p>8.19</text:p>
              </table:table-cell>
              <table:table-cell office:value-type="float" office:value="2.060551">
                <text:p>2.060551</text:p>
              </table:table-cell>
              <table:table-cell office:value-type="float" office:value="2.070942">
                <text:p>2.07094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.2">
                <text:p>8.2</text:p>
              </table:table-cell>
              <table:table-cell office:value-type="float" office:value="2.057998">
                <text:p>2.057998</text:p>
              </table:table-cell>
              <table:table-cell office:value-type="float" office:value="2.037153">
                <text:p>2.03715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.21">
                <text:p>8.21</text:p>
              </table:table-cell>
              <table:table-cell office:value-type="float" office:value="2.056238">
                <text:p>2.056238</text:p>
              </table:table-cell>
              <table:table-cell office:value-type="float" office:value="2.003364">
                <text:p>2.00336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.22">
                <text:p>8.22</text:p>
              </table:table-cell>
              <table:table-cell office:value-type="float" office:value="2.055353">
                <text:p>2.055353</text:p>
              </table:table-cell>
              <table:table-cell office:value-type="float" office:value="1.969576">
                <text:p>1.96957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.23">
                <text:p>8.23</text:p>
              </table:table-cell>
              <table:table-cell office:value-type="float" office:value="2.055448">
                <text:p>2.055448</text:p>
              </table:table-cell>
              <table:table-cell office:value-type="float" office:value="1.935787">
                <text:p>1.93578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.24">
                <text:p>8.24</text:p>
              </table:table-cell>
              <table:table-cell office:value-type="float" office:value="2.053278">
                <text:p>2.053278</text:p>
              </table:table-cell>
              <table:table-cell office:value-type="float" office:value="1.896295">
                <text:p>1.89629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.25">
                <text:p>8.25</text:p>
              </table:table-cell>
              <table:table-cell office:value-type="float" office:value="2.048304">
                <text:p>2.048304</text:p>
              </table:table-cell>
              <table:table-cell office:value-type="float" office:value="1.8522">
                <text:p>1.852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.26">
                <text:p>8.26</text:p>
              </table:table-cell>
              <table:table-cell office:value-type="float" office:value="2.042747">
                <text:p>2.042747</text:p>
              </table:table-cell>
              <table:table-cell office:value-type="float" office:value="1.808105">
                <text:p>1.80810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.27">
                <text:p>8.27</text:p>
              </table:table-cell>
              <table:table-cell office:value-type="float" office:value="2.0364">
                <text:p>2.0364</text:p>
              </table:table-cell>
              <table:table-cell office:value-type="float" office:value="1.76401">
                <text:p>1.7640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.28">
                <text:p>8.28</text:p>
              </table:table-cell>
              <table:table-cell office:value-type="float" office:value="2.028997">
                <text:p>2.028997</text:p>
              </table:table-cell>
              <table:table-cell office:value-type="float" office:value="1.719914">
                <text:p>1.71991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.29">
                <text:p>8.29</text:p>
              </table:table-cell>
              <table:table-cell office:value-type="float" office:value="2.032321">
                <text:p>2.032321</text:p>
              </table:table-cell>
              <table:table-cell office:value-type="float" office:value="1.675552">
                <text:p>1.67555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.3">
                <text:p>8.3</text:p>
              </table:table-cell>
              <table:table-cell office:value-type="float" office:value="2.047314">
                <text:p>2.047314</text:p>
              </table:table-cell>
              <table:table-cell office:value-type="float" office:value="1.630973">
                <text:p>1.63097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.31">
                <text:p>8.31</text:p>
              </table:table-cell>
              <table:table-cell office:value-type="float" office:value="2.065497">
                <text:p>2.065497</text:p>
              </table:table-cell>
              <table:table-cell office:value-type="float" office:value="1.586394">
                <text:p>1.58639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.32">
                <text:p>8.32</text:p>
              </table:table-cell>
              <table:table-cell office:value-type="float" office:value="2.087205">
                <text:p>2.087205</text:p>
              </table:table-cell>
              <table:table-cell office:value-type="float" office:value="1.541815">
                <text:p>1.54181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.33">
                <text:p>8.33</text:p>
              </table:table-cell>
              <table:table-cell office:value-type="float" office:value="2.112719">
                <text:p>2.112719</text:p>
              </table:table-cell>
              <table:table-cell office:value-type="float" office:value="1.497237">
                <text:p>1.49723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.34">
                <text:p>8.34</text:p>
              </table:table-cell>
              <table:table-cell office:value-type="float" office:value="2.073773">
                <text:p>2.073773</text:p>
              </table:table-cell>
              <table:table-cell office:value-type="float" office:value="1.45312">
                <text:p>1.4531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.35">
                <text:p>8.35</text:p>
              </table:table-cell>
              <table:table-cell office:value-type="float" office:value="1.977058">
                <text:p>1.977058</text:p>
              </table:table-cell>
              <table:table-cell office:value-type="float" office:value="1.409376">
                <text:p>1.40937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.36">
                <text:p>8.36</text:p>
              </table:table-cell>
              <table:table-cell office:value-type="float" office:value="1.850088">
                <text:p>1.850088</text:p>
              </table:table-cell>
              <table:table-cell office:value-type="float" office:value="1.365632">
                <text:p>1.36563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.37">
                <text:p>8.37</text:p>
              </table:table-cell>
              <table:table-cell office:value-type="float" office:value="1.669991">
                <text:p>1.669991</text:p>
              </table:table-cell>
              <table:table-cell office:value-type="float" office:value="1.321888">
                <text:p>1.32188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.38">
                <text:p>8.38</text:p>
              </table:table-cell>
              <table:table-cell office:value-type="float" office:value="1.452002">
                <text:p>1.452002</text:p>
              </table:table-cell>
              <table:table-cell office:value-type="float" office:value="1.278144">
                <text:p>1.27814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.39">
                <text:p>8.39</text:p>
              </table:table-cell>
              <table:table-cell office:value-type="float" office:value="1.274893">
                <text:p>1.274893</text:p>
              </table:table-cell>
              <table:table-cell office:value-type="float" office:value="1.234152">
                <text:p>1.23415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.4">
                <text:p>8.4</text:p>
              </table:table-cell>
              <table:table-cell office:value-type="float" office:value="1.150724">
                <text:p>1.150724</text:p>
              </table:table-cell>
              <table:table-cell office:value-type="float" office:value="1.189962">
                <text:p>1.18996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.41">
                <text:p>8.41</text:p>
              </table:table-cell>
              <table:table-cell office:value-type="float" office:value="1.059082">
                <text:p>1.059082</text:p>
              </table:table-cell>
              <table:table-cell office:value-type="float" office:value="1.145771">
                <text:p>1.14577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.42">
                <text:p>8.42</text:p>
              </table:table-cell>
              <table:table-cell office:value-type="float" office:value="0.9955944">
                <text:p>0.9955944</text:p>
              </table:table-cell>
              <table:table-cell office:value-type="float" office:value="1.101581">
                <text:p>1.10158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.43">
                <text:p>8.43</text:p>
              </table:table-cell>
              <table:table-cell office:value-type="float" office:value="0.9534629">
                <text:p>0.9534629</text:p>
              </table:table-cell>
              <table:table-cell office:value-type="float" office:value="1.05739">
                <text:p>1.0573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.44">
                <text:p>8.44</text:p>
              </table:table-cell>
              <table:table-cell office:value-type="float" office:value="0.9295753">
                <text:p>0.9295753</text:p>
              </table:table-cell>
              <table:table-cell office:value-type="float" office:value="1.018466">
                <text:p>1.01846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.45">
                <text:p>8.45</text:p>
              </table:table-cell>
              <table:table-cell office:value-type="float" office:value="0.9146763">
                <text:p>0.9146763</text:p>
              </table:table-cell>
              <table:table-cell office:value-type="float" office:value="0.9837934">
                <text:p>0.983793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.46">
                <text:p>8.46</text:p>
              </table:table-cell>
              <table:table-cell office:value-type="float" office:value="0.9033995">
                <text:p>0.9033995</text:p>
              </table:table-cell>
              <table:table-cell office:value-type="float" office:value="0.9491208">
                <text:p>0.949120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.47">
                <text:p>8.47</text:p>
              </table:table-cell>
              <table:table-cell office:value-type="float" office:value="0.8948586">
                <text:p>0.8948586</text:p>
              </table:table-cell>
              <table:table-cell office:value-type="float" office:value="0.9144482">
                <text:p>0.914448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.48">
                <text:p>8.48</text:p>
              </table:table-cell>
              <table:table-cell office:value-type="float" office:value="0.8883764">
                <text:p>0.8883764</text:p>
              </table:table-cell>
              <table:table-cell office:value-type="float" office:value="0.8797757">
                <text:p>0.879775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.49">
                <text:p>8.49</text:p>
              </table:table-cell>
              <table:table-cell office:value-type="float" office:value="0.8839166">
                <text:p>0.8839166</text:p>
              </table:table-cell>
              <table:table-cell office:value-type="float" office:value="0.8543984">
                <text:p>0.854398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.5">
                <text:p>8.5</text:p>
              </table:table-cell>
              <table:table-cell office:value-type="float" office:value="0.8805812">
                <text:p>0.8805812</text:p>
              </table:table-cell>
              <table:table-cell office:value-type="float" office:value="0.836526">
                <text:p>0.83652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.51">
                <text:p>8.51</text:p>
              </table:table-cell>
              <table:table-cell office:value-type="float" office:value="0.8777333">
                <text:p>0.8777333</text:p>
              </table:table-cell>
              <table:table-cell office:value-type="float" office:value="0.8186535">
                <text:p>0.818653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.52">
                <text:p>8.52</text:p>
              </table:table-cell>
              <table:table-cell office:value-type="float" office:value="0.8752852">
                <text:p>0.8752852</text:p>
              </table:table-cell>
              <table:table-cell office:value-type="float" office:value="0.800781">
                <text:p>0.80078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.53">
                <text:p>8.53</text:p>
              </table:table-cell>
              <table:table-cell office:value-type="float" office:value="0.8731495">
                <text:p>0.8731495</text:p>
              </table:table-cell>
              <table:table-cell office:value-type="float" office:value="0.7829085">
                <text:p>0.782908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.54">
                <text:p>8.54</text:p>
              </table:table-cell>
              <table:table-cell office:value-type="float" office:value="0.8716063">
                <text:p>0.8716063</text:p>
              </table:table-cell>
              <table:table-cell office:value-type="float" office:value="0.772407">
                <text:p>0.77240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.55">
                <text:p>8.55</text:p>
              </table:table-cell>
              <table:table-cell office:value-type="float" office:value="0.8704069">
                <text:p>0.8704069</text:p>
              </table:table-cell>
              <table:table-cell office:value-type="float" office:value="0.7678564">
                <text:p>0.767856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.56">
                <text:p>8.56</text:p>
              </table:table-cell>
              <table:table-cell office:value-type="float" office:value="0.869113">
                <text:p>0.869113</text:p>
              </table:table-cell>
              <table:table-cell office:value-type="float" office:value="0.7633058">
                <text:p>0.763305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.57">
                <text:p>8.57</text:p>
              </table:table-cell>
              <table:table-cell office:value-type="float" office:value="0.8675439">
                <text:p>0.8675439</text:p>
              </table:table-cell>
              <table:table-cell office:value-type="float" office:value="0.7587553">
                <text:p>0.758755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.58">
                <text:p>8.58</text:p>
              </table:table-cell>
              <table:table-cell office:value-type="float" office:value="0.8653898">
                <text:p>0.8653898</text:p>
              </table:table-cell>
              <table:table-cell office:value-type="float" office:value="0.7542047">
                <text:p>0.754204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.59">
                <text:p>8.59</text:p>
              </table:table-cell>
              <table:table-cell office:value-type="float" office:value="0.8633048">
                <text:p>0.8633048</text:p>
              </table:table-cell>
              <table:table-cell office:value-type="float" office:value="0.7544219">
                <text:p>0.754421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.6">
                <text:p>8.6</text:p>
              </table:table-cell>
              <table:table-cell office:value-type="float" office:value="0.8608327">
                <text:p>0.8608327</text:p>
              </table:table-cell>
              <table:table-cell office:value-type="float" office:value="0.7584882">
                <text:p>0.758488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.61">
                <text:p>8.61</text:p>
              </table:table-cell>
              <table:table-cell office:value-type="float" office:value="0.8564567">
                <text:p>0.8564567</text:p>
              </table:table-cell>
              <table:table-cell office:value-type="float" office:value="0.7625546">
                <text:p>0.762554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.62">
                <text:p>8.62</text:p>
              </table:table-cell>
              <table:table-cell office:value-type="float" office:value="0.8491651">
                <text:p>0.8491651</text:p>
              </table:table-cell>
              <table:table-cell office:value-type="float" office:value="0.766621">
                <text:p>0.76662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.63">
                <text:p>8.63</text:p>
              </table:table-cell>
              <table:table-cell office:value-type="float" office:value="0.8374593">
                <text:p>0.8374593</text:p>
              </table:table-cell>
              <table:table-cell office:value-type="float" office:value="0.7706874">
                <text:p>0.770687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.64">
                <text:p>8.64</text:p>
              </table:table-cell>
              <table:table-cell office:value-type="float" office:value="0.8424763">
                <text:p>0.8424763</text:p>
              </table:table-cell>
              <table:table-cell office:value-type="float" office:value="0.7797726">
                <text:p>0.779772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.65">
                <text:p>8.65</text:p>
              </table:table-cell>
              <table:table-cell office:value-type="float" office:value="0.8573633">
                <text:p>0.8573633</text:p>
              </table:table-cell>
              <table:table-cell office:value-type="float" office:value="0.79291">
                <text:p>0.7929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.66">
                <text:p>8.66</text:p>
              </table:table-cell>
              <table:table-cell office:value-type="float" office:value="0.8665592">
                <text:p>0.8665592</text:p>
              </table:table-cell>
              <table:table-cell office:value-type="float" office:value="0.8060473">
                <text:p>0.806047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.67">
                <text:p>8.67</text:p>
              </table:table-cell>
              <table:table-cell office:value-type="float" office:value="0.8728294">
                <text:p>0.8728294</text:p>
              </table:table-cell>
              <table:table-cell office:value-type="float" office:value="0.8191847">
                <text:p>0.819184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.68">
                <text:p>8.68</text:p>
              </table:table-cell>
              <table:table-cell office:value-type="float" office:value="0.8778856">
                <text:p>0.8778856</text:p>
              </table:table-cell>
              <table:table-cell office:value-type="float" office:value="0.832322">
                <text:p>0.83232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.69">
                <text:p>8.69</text:p>
              </table:table-cell>
              <table:table-cell office:value-type="float" office:value="0.8848165">
                <text:p>0.8848165</text:p>
              </table:table-cell>
              <table:table-cell office:value-type="float" office:value="0.8487307">
                <text:p>0.848730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.7">
                <text:p>8.7</text:p>
              </table:table-cell>
              <table:table-cell office:value-type="float" office:value="0.8961189">
                <text:p>0.8961189</text:p>
              </table:table-cell>
              <table:table-cell office:value-type="float" office:value="0.8677806">
                <text:p>0.867780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.71">
                <text:p>8.71</text:p>
              </table:table-cell>
              <table:table-cell office:value-type="float" office:value="0.9127522">
                <text:p>0.9127522</text:p>
              </table:table-cell>
              <table:table-cell office:value-type="float" office:value="0.8868305">
                <text:p>0.886830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.72">
                <text:p>8.72</text:p>
              </table:table-cell>
              <table:table-cell office:value-type="float" office:value="0.9371621">
                <text:p>0.9371621</text:p>
              </table:table-cell>
              <table:table-cell office:value-type="float" office:value="0.9058804">
                <text:p>0.905880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.73">
                <text:p>8.73</text:p>
              </table:table-cell>
              <table:table-cell office:value-type="float" office:value="0.9720478">
                <text:p>0.9720478</text:p>
              </table:table-cell>
              <table:table-cell office:value-type="float" office:value="0.9249302">
                <text:p>0.924930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.74">
                <text:p>8.74</text:p>
              </table:table-cell>
              <table:table-cell office:value-type="float" office:value="0.9837954">
                <text:p>0.9837954</text:p>
              </table:table-cell>
              <table:table-cell office:value-type="float" office:value="0.9322276">
                <text:p>0.932227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.75">
                <text:p>8.75</text:p>
              </table:table-cell>
              <table:table-cell office:value-type="float" office:value="0.9687194">
                <text:p>0.9687194</text:p>
              </table:table-cell>
              <table:table-cell office:value-type="float" office:value="0.9300363">
                <text:p>0.930036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.76">
                <text:p>8.76</text:p>
              </table:table-cell>
              <table:table-cell office:value-type="float" office:value="0.9525569">
                <text:p>0.9525569</text:p>
              </table:table-cell>
              <table:table-cell office:value-type="float" office:value="0.927845">
                <text:p>0.92784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.77">
                <text:p>8.77</text:p>
              </table:table-cell>
              <table:table-cell office:value-type="float" office:value="0.9351744">
                <text:p>0.9351744</text:p>
              </table:table-cell>
              <table:table-cell office:value-type="float" office:value="0.9256537">
                <text:p>0.925653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.78">
                <text:p>8.78</text:p>
              </table:table-cell>
              <table:table-cell office:value-type="float" office:value="0.9164259">
                <text:p>0.9164259</text:p>
              </table:table-cell>
              <table:table-cell office:value-type="float" office:value="0.9234624">
                <text:p>0.923462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.79">
                <text:p>8.79</text:p>
              </table:table-cell>
              <table:table-cell office:value-type="float" office:value="0.9058869">
                <text:p>0.9058869</text:p>
              </table:table-cell>
              <table:table-cell office:value-type="float" office:value="0.9139007">
                <text:p>0.913900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.8">
                <text:p>8.8</text:p>
              </table:table-cell>
              <table:table-cell office:value-type="float" office:value="0.9012285">
                <text:p>0.9012285</text:p>
              </table:table-cell>
              <table:table-cell office:value-type="float" office:value="0.8983885">
                <text:p>0.898388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.81">
                <text:p>8.81</text:p>
              </table:table-cell>
              <table:table-cell office:value-type="float" office:value="0.8941015">
                <text:p>0.8941015</text:p>
              </table:table-cell>
              <table:table-cell office:value-type="float" office:value="0.8828763">
                <text:p>0.882876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.82">
                <text:p>8.82</text:p>
              </table:table-cell>
              <table:table-cell office:value-type="float" office:value="0.8840581">
                <text:p>0.8840581</text:p>
              </table:table-cell>
              <table:table-cell office:value-type="float" office:value="0.8673641">
                <text:p>0.867364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.83">
                <text:p>8.83</text:p>
              </table:table-cell>
              <table:table-cell office:value-type="float" office:value="0.8707108">
                <text:p>0.8707108</text:p>
              </table:table-cell>
              <table:table-cell office:value-type="float" office:value="0.8518519">
                <text:p>0.851851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.84">
                <text:p>8.84</text:p>
              </table:table-cell>
              <table:table-cell office:value-type="float" office:value="0.850868">
                <text:p>0.850868</text:p>
              </table:table-cell>
              <table:table-cell office:value-type="float" office:value="0.8359565">
                <text:p>0.835956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.85">
                <text:p>8.85</text:p>
              </table:table-cell>
              <table:table-cell office:value-type="float" office:value="0.8295192">
                <text:p>0.8295192</text:p>
              </table:table-cell>
              <table:table-cell office:value-type="float" office:value="0.8197518">
                <text:p>0.819751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.86">
                <text:p>8.86</text:p>
              </table:table-cell>
              <table:table-cell office:value-type="float" office:value="0.8096618">
                <text:p>0.8096618</text:p>
              </table:table-cell>
              <table:table-cell office:value-type="float" office:value="0.803547">
                <text:p>0.80354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.87">
                <text:p>8.87</text:p>
              </table:table-cell>
              <table:table-cell office:value-type="float" office:value="0.7906858">
                <text:p>0.7906858</text:p>
              </table:table-cell>
              <table:table-cell office:value-type="float" office:value="0.7873423">
                <text:p>0.787342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.88">
                <text:p>8.88</text:p>
              </table:table-cell>
              <table:table-cell office:value-type="float" office:value="0.7721342">
                <text:p>0.7721342</text:p>
              </table:table-cell>
              <table:table-cell office:value-type="float" office:value="0.7711375">
                <text:p>0.771137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.89">
                <text:p>8.89</text:p>
              </table:table-cell>
              <table:table-cell office:value-type="float" office:value="0.7504559">
                <text:p>0.7504559</text:p>
              </table:table-cell>
              <table:table-cell office:value-type="float" office:value="0.7523939">
                <text:p>0.752393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.9">
                <text:p>8.9</text:p>
              </table:table-cell>
              <table:table-cell office:value-type="float" office:value="0.7261861">
                <text:p>0.7261861</text:p>
              </table:table-cell>
              <table:table-cell office:value-type="float" office:value="0.7316005">
                <text:p>0.731600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.91">
                <text:p>8.91</text:p>
              </table:table-cell>
              <table:table-cell office:value-type="float" office:value="0.7019375">
                <text:p>0.7019375</text:p>
              </table:table-cell>
              <table:table-cell office:value-type="float" office:value="0.710807">
                <text:p>0.71080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.92">
                <text:p>8.92</text:p>
              </table:table-cell>
              <table:table-cell office:value-type="float" office:value="0.6777121">
                <text:p>0.6777121</text:p>
              </table:table-cell>
              <table:table-cell office:value-type="float" office:value="0.6900136">
                <text:p>0.690013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.93">
                <text:p>8.93</text:p>
              </table:table-cell>
              <table:table-cell office:value-type="float" office:value="0.6535135">
                <text:p>0.6535135</text:p>
              </table:table-cell>
              <table:table-cell office:value-type="float" office:value="0.6692202">
                <text:p>0.669220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.94">
                <text:p>8.94</text:p>
              </table:table-cell>
              <table:table-cell office:value-type="float" office:value="0.6371702">
                <text:p>0.6371702</text:p>
              </table:table-cell>
              <table:table-cell office:value-type="float" office:value="0.6528172">
                <text:p>0.652817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.95">
                <text:p>8.95</text:p>
              </table:table-cell>
              <table:table-cell office:value-type="float" office:value="0.6294845">
                <text:p>0.6294845</text:p>
              </table:table-cell>
              <table:table-cell office:value-type="float" office:value="0.6399588">
                <text:p>0.639958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.96">
                <text:p>8.96</text:p>
              </table:table-cell>
              <table:table-cell office:value-type="float" office:value="0.6249151">
                <text:p>0.6249151</text:p>
              </table:table-cell>
              <table:table-cell office:value-type="float" office:value="0.6271005">
                <text:p>0.627100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.97">
                <text:p>8.97</text:p>
              </table:table-cell>
              <table:table-cell office:value-type="float" office:value="0.6235995">
                <text:p>0.6235995</text:p>
              </table:table-cell>
              <table:table-cell office:value-type="float" office:value="0.6142421">
                <text:p>0.614242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.98">
                <text:p>8.98</text:p>
              </table:table-cell>
              <table:table-cell office:value-type="float" office:value="0.6257079">
                <text:p>0.6257079</text:p>
              </table:table-cell>
              <table:table-cell office:value-type="float" office:value="0.6013838">
                <text:p>0.601383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.99">
                <text:p>8.99</text:p>
              </table:table-cell>
              <table:table-cell office:value-type="float" office:value="0.6197275">
                <text:p>0.6197275</text:p>
              </table:table-cell>
              <table:table-cell office:value-type="float" office:value="0.5896631">
                <text:p>0.589663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">
                <text:p>9</text:p>
              </table:table-cell>
              <table:table-cell office:value-type="float" office:value="0.6120532">
                <text:p>0.6120532</text:p>
              </table:table-cell>
              <table:table-cell office:value-type="float" office:value="0.5788609">
                <text:p>0.578860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.01">
                <text:p>9.01</text:p>
              </table:table-cell>
              <table:table-cell office:value-type="float" office:value="0.611416">
                <text:p>0.611416</text:p>
              </table:table-cell>
              <table:table-cell office:value-type="float" office:value="0.5680587">
                <text:p>0.568058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.02">
                <text:p>9.02</text:p>
              </table:table-cell>
              <table:table-cell office:value-type="float" office:value="0.6158785">
                <text:p>0.6158785</text:p>
              </table:table-cell>
              <table:table-cell office:value-type="float" office:value="0.5572565">
                <text:p>0.557256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.03">
                <text:p>9.03</text:p>
              </table:table-cell>
              <table:table-cell office:value-type="float" office:value="0.6238709">
                <text:p>0.6238709</text:p>
              </table:table-cell>
              <table:table-cell office:value-type="float" office:value="0.5464543">
                <text:p>0.546454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.04">
                <text:p>9.04</text:p>
              </table:table-cell>
              <table:table-cell office:value-type="float" office:value="0.6377399">
                <text:p>0.6377399</text:p>
              </table:table-cell>
              <table:table-cell office:value-type="float" office:value="0.5334871">
                <text:p>0.533487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.05">
                <text:p>9.05</text:p>
              </table:table-cell>
              <table:table-cell office:value-type="float" office:value="0.6546602">
                <text:p>0.6546602</text:p>
              </table:table-cell>
              <table:table-cell office:value-type="float" office:value="0.5187722">
                <text:p>0.518772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.06">
                <text:p>9.06</text:p>
              </table:table-cell>
              <table:table-cell office:value-type="float" office:value="0.6711633">
                <text:p>0.6711633</text:p>
              </table:table-cell>
              <table:table-cell office:value-type="float" office:value="0.5040572">
                <text:p>0.504057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.07">
                <text:p>9.07</text:p>
              </table:table-cell>
              <table:table-cell office:value-type="float" office:value="0.6871505">
                <text:p>0.6871505</text:p>
              </table:table-cell>
              <table:table-cell office:value-type="float" office:value="0.4893422">
                <text:p>0.489342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.08">
                <text:p>9.08</text:p>
              </table:table-cell>
              <table:table-cell office:value-type="float" office:value="0.7025556">
                <text:p>0.7025556</text:p>
              </table:table-cell>
              <table:table-cell office:value-type="float" office:value="0.4746272">
                <text:p>0.474627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.09">
                <text:p>9.09</text:p>
              </table:table-cell>
              <table:table-cell office:value-type="float" office:value="0.7166685">
                <text:p>0.7166685</text:p>
              </table:table-cell>
              <table:table-cell office:value-type="float" office:value="0.4630543">
                <text:p>0.463054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.1">
                <text:p>9.1</text:p>
              </table:table-cell>
              <table:table-cell office:value-type="float" office:value="0.7298703">
                <text:p>0.7298703</text:p>
              </table:table-cell>
              <table:table-cell office:value-type="float" office:value="0.4540181">
                <text:p>0.454018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.11">
                <text:p>9.11</text:p>
              </table:table-cell>
              <table:table-cell office:value-type="float" office:value="0.7428116">
                <text:p>0.7428116</text:p>
              </table:table-cell>
              <table:table-cell office:value-type="float" office:value="0.4449819">
                <text:p>0.444981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.12">
                <text:p>9.12</text:p>
              </table:table-cell>
              <table:table-cell office:value-type="float" office:value="0.755534">
                <text:p>0.755534</text:p>
              </table:table-cell>
              <table:table-cell office:value-type="float" office:value="0.4359458">
                <text:p>0.435945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.13">
                <text:p>9.13</text:p>
              </table:table-cell>
              <table:table-cell office:value-type="float" office:value="0.7680838">
                <text:p>0.7680838</text:p>
              </table:table-cell>
              <table:table-cell office:value-type="float" office:value="0.4269096">
                <text:p>0.426909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.14">
                <text:p>9.14</text:p>
              </table:table-cell>
              <table:table-cell office:value-type="float" office:value="0.7575127">
                <text:p>0.7575127</text:p>
              </table:table-cell>
              <table:table-cell office:value-type="float" office:value="0.4199007">
                <text:p>0.419900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.15">
                <text:p>9.15</text:p>
              </table:table-cell>
              <table:table-cell office:value-type="float" office:value="0.7261969">
                <text:p>0.7261969</text:p>
              </table:table-cell>
              <table:table-cell office:value-type="float" office:value="0.4145287">
                <text:p>0.414528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.16">
                <text:p>9.16</text:p>
              </table:table-cell>
              <table:table-cell office:value-type="float" office:value="0.6914854">
                <text:p>0.6914854</text:p>
              </table:table-cell>
              <table:table-cell office:value-type="float" office:value="0.4091566">
                <text:p>0.409156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.17">
                <text:p>9.17</text:p>
              </table:table-cell>
              <table:table-cell office:value-type="float" office:value="0.6526697">
                <text:p>0.6526697</text:p>
              </table:table-cell>
              <table:table-cell office:value-type="float" office:value="0.4037846">
                <text:p>0.403784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.18">
                <text:p>9.18</text:p>
              </table:table-cell>
              <table:table-cell office:value-type="float" office:value="0.6090785">
                <text:p>0.6090785</text:p>
              </table:table-cell>
              <table:table-cell office:value-type="float" office:value="0.3984125">
                <text:p>0.398412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.19">
                <text:p>9.19</text:p>
              </table:table-cell>
              <table:table-cell office:value-type="float" office:value="0.5860044">
                <text:p>0.5860044</text:p>
              </table:table-cell>
              <table:table-cell office:value-type="float" office:value="0.3931188">
                <text:p>0.393118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.2">
                <text:p>9.2</text:p>
              </table:table-cell>
              <table:table-cell office:value-type="float" office:value="0.5827977">
                <text:p>0.5827977</text:p>
              </table:table-cell>
              <table:table-cell office:value-type="float" office:value="0.3878884">
                <text:p>0.387888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.21">
                <text:p>9.21</text:p>
              </table:table-cell>
              <table:table-cell office:value-type="float" office:value="0.5798392">
                <text:p>0.5798392</text:p>
              </table:table-cell>
              <table:table-cell office:value-type="float" office:value="0.3826579">
                <text:p>0.382657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.22">
                <text:p>9.22</text:p>
              </table:table-cell>
              <table:table-cell office:value-type="float" office:value="0.5770932">
                <text:p>0.5770932</text:p>
              </table:table-cell>
              <table:table-cell office:value-type="float" office:value="0.3774275">
                <text:p>0.377427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.23">
                <text:p>9.23</text:p>
              </table:table-cell>
              <table:table-cell office:value-type="float" office:value="0.5745282">
                <text:p>0.5745282</text:p>
              </table:table-cell>
              <table:table-cell office:value-type="float" office:value="0.372197">
                <text:p>0.37219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.24">
                <text:p>9.24</text:p>
              </table:table-cell>
              <table:table-cell office:value-type="float" office:value="0.5780411">
                <text:p>0.5780411</text:p>
              </table:table-cell>
              <table:table-cell office:value-type="float" office:value="0.3671546">
                <text:p>0.367154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.25">
                <text:p>9.25</text:p>
              </table:table-cell>
              <table:table-cell office:value-type="float" office:value="0.5862454">
                <text:p>0.5862454</text:p>
              </table:table-cell>
              <table:table-cell office:value-type="float" office:value="0.362264">
                <text:p>0.36226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.26">
                <text:p>9.26</text:p>
              </table:table-cell>
              <table:table-cell office:value-type="float" office:value="0.594221">
                <text:p>0.594221</text:p>
              </table:table-cell>
              <table:table-cell office:value-type="float" office:value="0.3573734">
                <text:p>0.357373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.27">
                <text:p>9.27</text:p>
              </table:table-cell>
              <table:table-cell office:value-type="float" office:value="0.6018757">
                <text:p>0.6018757</text:p>
              </table:table-cell>
              <table:table-cell office:value-type="float" office:value="0.3524828">
                <text:p>0.352482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.28">
                <text:p>9.28</text:p>
              </table:table-cell>
              <table:table-cell office:value-type="float" office:value="0.6090991">
                <text:p>0.6090991</text:p>
              </table:table-cell>
              <table:table-cell office:value-type="float" office:value="0.3475922">
                <text:p>0.347592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.29">
                <text:p>9.29</text:p>
              </table:table-cell>
              <table:table-cell office:value-type="float" office:value="0.5959502">
                <text:p>0.5959502</text:p>
              </table:table-cell>
              <table:table-cell office:value-type="float" office:value="0.3457883">
                <text:p>0.345788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.3">
                <text:p>9.3</text:p>
              </table:table-cell>
              <table:table-cell office:value-type="float" office:value="0.564366">
                <text:p>0.564366</text:p>
              </table:table-cell>
              <table:table-cell office:value-type="float" office:value="0.3464765">
                <text:p>0.346476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.31">
                <text:p>9.31</text:p>
              </table:table-cell>
              <table:table-cell office:value-type="float" office:value="0.5297407">
                <text:p>0.5297407</text:p>
              </table:table-cell>
              <table:table-cell office:value-type="float" office:value="0.3471647">
                <text:p>0.347164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.32">
                <text:p>9.32</text:p>
              </table:table-cell>
              <table:table-cell office:value-type="float" office:value="0.4920167">
                <text:p>0.4920167</text:p>
              </table:table-cell>
              <table:table-cell office:value-type="float" office:value="0.3478529">
                <text:p>0.347852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.33">
                <text:p>9.33</text:p>
              </table:table-cell>
              <table:table-cell office:value-type="float" office:value="0.4511859">
                <text:p>0.4511859</text:p>
              </table:table-cell>
              <table:table-cell office:value-type="float" office:value="0.3485411">
                <text:p>0.348541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.34">
                <text:p>9.34</text:p>
              </table:table-cell>
              <table:table-cell office:value-type="float" office:value="0.4400761">
                <text:p>0.4400761</text:p>
              </table:table-cell>
              <table:table-cell office:value-type="float" office:value="0.3500028">
                <text:p>0.350002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.35">
                <text:p>9.35</text:p>
              </table:table-cell>
              <table:table-cell office:value-type="float" office:value="0.4544592">
                <text:p>0.4544592</text:p>
              </table:table-cell>
              <table:table-cell office:value-type="float" office:value="0.3520891">
                <text:p>0.352089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.36">
                <text:p>9.36</text:p>
              </table:table-cell>
              <table:table-cell office:value-type="float" office:value="0.4684626">
                <text:p>0.4684626</text:p>
              </table:table-cell>
              <table:table-cell office:value-type="float" office:value="0.3541753">
                <text:p>0.354175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.37">
                <text:p>9.37</text:p>
              </table:table-cell>
              <table:table-cell office:value-type="float" office:value="0.4820881">
                <text:p>0.4820881</text:p>
              </table:table-cell>
              <table:table-cell office:value-type="float" office:value="0.3562616">
                <text:p>0.356261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.38">
                <text:p>9.38</text:p>
              </table:table-cell>
              <table:table-cell office:value-type="float" office:value="0.4953382">
                <text:p>0.4953382</text:p>
              </table:table-cell>
              <table:table-cell office:value-type="float" office:value="0.3583478">
                <text:p>0.358347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.39">
                <text:p>9.39</text:p>
              </table:table-cell>
              <table:table-cell office:value-type="float" office:value="0.5003275">
                <text:p>0.5003275</text:p>
              </table:table-cell>
              <table:table-cell office:value-type="float" office:value="0.3589391">
                <text:p>0.358939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.4">
                <text:p>9.4</text:p>
              </table:table-cell>
              <table:table-cell office:value-type="float" office:value="0.4988889">
                <text:p>0.4988889</text:p>
              </table:table-cell>
              <table:table-cell office:value-type="float" office:value="0.3583236">
                <text:p>0.358323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.41">
                <text:p>9.41</text:p>
              </table:table-cell>
              <table:table-cell office:value-type="float" office:value="0.4974867">
                <text:p>0.4974867</text:p>
              </table:table-cell>
              <table:table-cell office:value-type="float" office:value="0.357708">
                <text:p>0.35770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.42">
                <text:p>9.42</text:p>
              </table:table-cell>
              <table:table-cell office:value-type="float" office:value="0.4961287">
                <text:p>0.4961287</text:p>
              </table:table-cell>
              <table:table-cell office:value-type="float" office:value="0.3570924">
                <text:p>0.357092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.43">
                <text:p>9.43</text:p>
              </table:table-cell>
              <table:table-cell office:value-type="float" office:value="0.4948233">
                <text:p>0.4948233</text:p>
              </table:table-cell>
              <table:table-cell office:value-type="float" office:value="0.3564768">
                <text:p>0.356476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.44">
                <text:p>9.44</text:p>
              </table:table-cell>
              <table:table-cell office:value-type="float" office:value="0.4842304">
                <text:p>0.4842304</text:p>
              </table:table-cell>
              <table:table-cell office:value-type="float" office:value="0.3566665">
                <text:p>0.356666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.45">
                <text:p>9.45</text:p>
              </table:table-cell>
              <table:table-cell office:value-type="float" office:value="0.4656129">
                <text:p>0.4656129</text:p>
              </table:table-cell>
              <table:table-cell office:value-type="float" office:value="0.3575064">
                <text:p>0.357506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.46">
                <text:p>9.46</text:p>
              </table:table-cell>
              <table:table-cell office:value-type="float" office:value="0.446358">
                <text:p>0.446358</text:p>
              </table:table-cell>
              <table:table-cell office:value-type="float" office:value="0.3583463">
                <text:p>0.358346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.47">
                <text:p>9.47</text:p>
              </table:table-cell>
              <table:table-cell office:value-type="float" office:value="0.4264621">
                <text:p>0.4264621</text:p>
              </table:table-cell>
              <table:table-cell office:value-type="float" office:value="0.3591862">
                <text:p>0.359186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.48">
                <text:p>9.48</text:p>
              </table:table-cell>
              <table:table-cell office:value-type="float" office:value="0.4059234">
                <text:p>0.4059234</text:p>
              </table:table-cell>
              <table:table-cell office:value-type="float" office:value="0.3600261">
                <text:p>0.360026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.49">
                <text:p>9.49</text:p>
              </table:table-cell>
              <table:table-cell office:value-type="float" office:value="0.3893294">
                <text:p>0.3893294</text:p>
              </table:table-cell>
              <table:table-cell office:value-type="float" office:value="0.3600316">
                <text:p>0.360031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.5">
                <text:p>9.5</text:p>
              </table:table-cell>
              <table:table-cell office:value-type="float" office:value="0.3761034">
                <text:p>0.3761034</text:p>
              </table:table-cell>
              <table:table-cell office:value-type="float" office:value="0.3593636">
                <text:p>0.35936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